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KR" svg:font-family="'Noto Sans CJK K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2.221cm"/>
    </style:style>
    <style:style style:name="co6" style:family="table-column">
      <style:table-column-properties fo:break-before="auto" style:column-width="1.508cm"/>
    </style:style>
    <style:style style:name="co7" style:family="table-column">
      <style:table-column-properties fo:break-before="auto" style:column-width="1.344cm"/>
    </style:style>
    <style:style style:name="co10" style:family="table-column">
      <style:table-column-properties fo:break-before="auto" style:column-width="1.012cm"/>
    </style:style>
    <style:style style:name="co11" style:family="table-column">
      <style:table-column-properties fo:break-before="auto" style:column-width="0.986cm"/>
    </style:style>
    <style:style style:name="co12" style:family="table-column">
      <style:table-column-properties fo:break-before="auto" style:column-width="0.907cm"/>
    </style:style>
    <style:style style:name="co13" style:family="table-column">
      <style:table-column-properties fo:break-before="auto" style:column-width="2.261cm"/>
    </style:style>
    <style:style style:name="co14" style:family="table-column">
      <style:table-column-properties fo:break-before="auto" style:column-width="3.265cm"/>
    </style:style>
    <style:style style:name="co16" style:family="table-column">
      <style:table-column-properties fo:break-before="auto" style:column-width="1.919cm"/>
    </style:style>
    <style:style style:name="co17" style:family="table-column">
      <style:table-column-properties fo:break-before="auto" style:column-width="4.362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1.124cm"/>
    </style:style>
    <style:style style:name="co20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11_5f_21호기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_5f_2_5f_3_5f_4호기">
      <style:table-properties table:display="true" style:writing-mode="lr-tb"/>
    </style:style>
    <style:style style:name="ta4" style:family="table" style:master-page-name="PageStyle_5f_시트4">
      <style:table-properties table:display="true" style:writing-mode="lr-tb"/>
    </style:style>
    <style:style style:name="ta5" style:family="table" style:master-page-name="PageStyle_5f_1_5f_2_5f_3_5f_4호기10-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5">
      <number:minutes/>
      <number:text>:</number:text>
      <number:seconds number:decimal-places="2"/>
    </number:time-style>
    <number:date-style style:name="N83">
      <number:year/>
      <number:text>-</number:text>
      <number:month/>
      <number:text>-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38">
      <number:hours/>
      <number:text>:</number:text>
      <number:minutes/>
      <number:text>:</number:text>
      <number:seconds/>
    </number:time-style>
    <style:style style:name="ce174" style:family="table-cell" style:parent-style-name="Default" style:data-style-name="N2">
      <style:table-cell-properties style:rotation-align="none"/>
    </style:style>
    <style:style style:name="ce175" style:family="table-cell" style:parent-style-name="Default" style:data-style-name="N2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2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2">
      <style:table-cell-properties style:diagonal-bl-tr="none" style:diagonal-tl-br="none" fo:border="0.06pt solid #000000" style:rotation-align="none"/>
    </style:style>
    <style:style style:name="ce178" style:family="table-cell" style:parent-style-name="Default" style:data-style-name="N2">
      <style:table-cell-properties fo:background-color="#e8f2a1" style:diagonal-bl-tr="none" style:diagonal-tl-br="none" fo:border="0.06pt solid #000000" style:rotation-align="none"/>
    </style:style>
    <style:style style:name="ce179" style:family="table-cell" style:parent-style-name="Default">
      <style:table-cell-properties style:rotation-align="none"/>
    </style:style>
    <style:style style:name="ce180" style:family="table-cell" style:parent-style-name="Default" style:data-style-name="N1">
      <style:table-cell-properties fo:background-color="transparent" style:rotation-align="none"/>
    </style:style>
    <style:style style:name="ce181" style:family="table-cell" style:parent-style-name="Default" style:data-style-name="N1">
      <style:table-cell-properties style:diagonal-bl-tr="none" style:diagonal-tl-br="none" fo:background-color="transparent" fo:border="none" style:rotation-align="none"/>
    </style:style>
    <style:style style:name="ce182" style:family="table-cell" style:parent-style-name="Default" style:data-style-name="N45">
      <style:table-cell-properties fo:background-color="transparent" style:rotation-align="none"/>
    </style:style>
    <style:style style:name="ce183" style:family="table-cell" style:parent-style-name="Default" style:data-style-name="N2">
      <style:table-cell-properties fo:background-color="transparent" style:rotation-align="none"/>
    </style:style>
    <style:style style:name="ce184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style:rotation-align="none"/>
    </style:style>
    <style:style style:name="ce186" style:family="table-cell" style:parent-style-name="Default">
      <style:table-cell-properties fo:background-color="#ffdbb6" fo:border="0.06pt solid #000000"/>
    </style:style>
    <style:style style:name="ce187" style:family="table-cell" style:parent-style-name="Default">
      <style:table-cell-properties fo:background-color="#dddddd" fo:border="0.06pt solid #000000"/>
    </style:style>
    <style:style style:name="ce188" style:family="table-cell" style:parent-style-name="Default">
      <style:table-cell-properties fo:background-color="#ffd8ce" fo:border="0.06pt solid #000000"/>
    </style:style>
    <style:style style:name="ce189" style:family="table-cell" style:parent-style-name="Default">
      <style:table-cell-properties fo:border="0.06pt solid #000000"/>
    </style:style>
    <style:style style:name="ce190" style:family="table-cell" style:parent-style-name="Default" style:data-style-name="N205"/>
    <style:style style:name="ce191" style:family="table-cell" style:parent-style-name="Default" style:data-style-name="N205">
      <style:table-cell-properties fo:background-color="#ffdbb6" fo:border="0.06pt solid #000000"/>
    </style:style>
    <style:style style:name="ce192" style:family="table-cell" style:parent-style-name="Default" style:data-style-name="N205">
      <style:table-cell-properties fo:background-color="#ffd8ce" fo:border="0.06pt solid #000000"/>
    </style:style>
    <style:style style:name="ce193" style:family="table-cell" style:parent-style-name="Default" style:data-style-name="N1">
      <style:table-cell-properties fo:border="0.06pt solid #000000"/>
    </style:style>
    <style:style style:name="ce196" style:family="table-cell" style:parent-style-name="Default">
      <style:table-cell-properties fo:background-color="#bf819e"/>
    </style:style>
    <style:style style:name="ce197" style:family="table-cell" style:parent-style-name="Default" style:data-style-name="N199">
      <style:table-cell-properties style:rotation-align="none"/>
    </style:style>
    <style:style style:name="ce198" style:family="table-cell" style:parent-style-name="Default" style:data-style-name="N199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199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199">
      <style:table-cell-properties style:diagonal-bl-tr="none" style:diagonal-tl-br="none" fo:border="0.06pt solid #000000" style:rotation-align="none"/>
    </style:style>
    <style:style style:name="ce204" style:family="table-cell" style:parent-style-name="Default" style:data-style-name="N199">
      <style:table-cell-properties fo:background-color="#e8f2a1" style:diagonal-bl-tr="none" style:diagonal-tl-br="none" fo:border="0.06pt solid #000000" style:rotation-align="none"/>
    </style:style>
    <style:style style:name="ce205" style:family="table-cell" style:parent-style-name="Default" style:data-style-name="N199">
      <style:table-cell-properties style:diagonal-bl-tr="none" style:diagonal-tl-br="none" fo:border="none" style:rotation-align="none"/>
    </style:style>
    <style:style style:name="ce206" style:family="table-cell" style:parent-style-name="Default" style:data-style-name="N2">
      <style:table-cell-properties style:diagonal-bl-tr="none" style:diagonal-tl-br="none" fo:border="none" style:rotation-align="none"/>
    </style:style>
    <style:style style:name="ce207" style:family="table-cell" style:parent-style-name="Default" style:data-style-name="N1">
      <style:table-cell-properties style:rotation-align="none"/>
    </style:style>
    <style:style style:name="ce208" style:family="table-cell" style:parent-style-name="Default" style:data-style-name="N1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">
      <style:table-cell-properties style:diagonal-bl-tr="none" style:diagonal-tl-br="none" fo:border="0.06pt solid #000000" style:rotation-align="none"/>
    </style:style>
    <style:style style:name="ce210" style:family="table-cell" style:parent-style-name="Default" style:data-style-name="N1">
      <style:table-cell-properties fo:background-color="#e8f2a1" style:diagonal-bl-tr="none" style:diagonal-tl-br="none" fo:border="0.06pt solid #000000" style:rotation-align="none"/>
    </style:style>
    <style:style style:name="ce211" style:family="table-cell" style:parent-style-name="Default" style:data-style-name="N1">
      <style:table-cell-properties style:diagonal-bl-tr="none" style:diagonal-tl-br="none" fo:border="none" style:rotation-align="none"/>
    </style:style>
    <style:style style:name="ce212" style:family="table-cell" style:parent-style-name="Default">
      <style:table-cell-properties fo:background-color="#b7b3ca" fo:border="0.06pt solid #000000"/>
    </style:style>
    <style:style style:name="ce213" style:family="table-cell" style:parent-style-name="Default">
      <style:table-cell-properties fo:background-color="#dedce6" fo:border="0.06pt solid #000000"/>
    </style:style>
    <style:style style:name="ce216" style:family="table-cell" style:parent-style-name="Default">
      <style:table-cell-properties fo:background-color="#d4ea6b" fo:border="0.06pt solid #000000"/>
    </style:style>
    <style:style style:name="ce217" style:family="table-cell" style:parent-style-name="Default">
      <style:table-cell-properties fo:background-color="#5eb91e" fo:border="0.06pt solid #000000"/>
    </style:style>
    <style:style style:name="ce218" style:family="table-cell" style:parent-style-name="Default">
      <style:table-cell-properties fo:background-color="#bf819e" fo:border="0.06pt solid #000000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6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15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61" style:family="table-cell" style:parent-style-name="Default">
      <style:table-cell-properties fo:background-color="#ffbf00" fo:border="0.06pt solid #000000"/>
    </style:style>
    <style:style style:name="ce28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84" style:family="table-cell" style:parent-style-name="Default">
      <style:table-cell-properties fo:background-color="#ffdbb6" style:text-align-source="value-type" style:repeat-content="false" fo:border="0.06pt solid #000000"/>
      <style:paragraph-properties fo:margin-left="0cm"/>
    </style:style>
    <style:style style:name="ce285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cm"/>
    </style:style>
    <style:style style:name="ce286" style:family="table-cell" style:parent-style-name="Default">
      <style:table-cell-properties fo:background-color="#ff0000" style:text-align-source="value-type" style:repeat-content="false" fo:border="0.06pt solid #000000"/>
      <style:paragraph-properties fo:margin-left="0cm"/>
    </style:style>
    <style:style style:name="ce288" style:family="table-cell" style:parent-style-name="Default">
      <style:table-cell-properties fo:background-color="#ea7500" style:text-align-source="fix" style:repeat-content="false" fo:border="0.06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cm"/>
    </style:style>
    <style:style style:name="ce290" style:family="table-cell" style:parent-style-name="Default">
      <style:table-cell-properties fo:background-color="transparent" fo:border="0.06pt solid #000000"/>
    </style:style>
    <style:style style:name="ce291" style:family="table-cell" style:parent-style-name="Default">
      <style:table-cell-properties fo:background-color="#bbe33d" fo:border="0.06pt solid #000000"/>
    </style:style>
    <style:style style:name="ce292" style:family="table-cell" style:parent-style-name="Default">
      <style:table-cell-properties fo:background-color="#ff0000" fo:border="0.06pt solid #000000"/>
    </style:style>
    <style:style style:name="ce293" style:family="table-cell" style:parent-style-name="Default">
      <style:table-cell-properties fo:background-color="#ff6d6d" fo:border="0.06pt solid #000000"/>
    </style:style>
    <style:style style:name="ce295" style:family="table-cell" style:parent-style-name="Default">
      <style:table-cell-properties fo:background-color="#ffff00" fo:border="0.06pt solid #000000"/>
    </style:style>
    <style:style style:name="ce296" style:family="table-cell" style:parent-style-name="Default">
      <style:table-cell-properties fo:background-color="#f6f9d4" fo:border="0.06pt solid #000000"/>
    </style:style>
    <style:style style:name="ce297" style:family="table-cell" style:parent-style-name="Default">
      <style:table-cell-properties fo:background-color="#ffaa95" fo:border="0.06pt solid #000000"/>
    </style:style>
    <style:style style:name="ce2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6" style:family="table-cell" style:parent-style-name="Default" style:data-style-name="N2"/>
    <style:style style:name="ce300" style:family="table-cell" style:parent-style-name="Default" style:data-style-name="N2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301" style:family="table-cell" style:parent-style-name="Default" style:data-style-name="N2">
      <style:table-cell-properties fo:background-color="#ffbf00" fo:border="0.06pt solid #000000"/>
    </style:style>
    <style:style style:name="ce302" style:family="table-cell" style:parent-style-name="Default" style:data-style-name="N2">
      <style:table-cell-properties fo:background-color="#ffaa95" fo:border="0.06pt solid #000000"/>
    </style:style>
    <style:style style:name="ce303" style:family="table-cell" style:parent-style-name="Default" style:data-style-name="N2">
      <style:table-cell-properties fo:background-color="#f6f9d4" fo:border="0.06pt solid #000000"/>
    </style:style>
    <style:style style:name="ce304" style:family="table-cell" style:parent-style-name="Default" style:data-style-name="N2">
      <style:table-cell-properties fo:background-color="#ff0000" fo:border="0.06pt solid #000000"/>
    </style:style>
    <style:style style:name="ce108" style:family="table-cell" style:parent-style-name="Default" style:data-style-name="N2">
      <style:table-cell-properties style:rotation-align="none"/>
    </style:style>
    <style:style style:name="ce109" style:family="table-cell" style:parent-style-name="Default" style:data-style-name="N2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2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2">
      <style:table-cell-properties style:diagonal-bl-tr="none" style:diagonal-tl-br="none" fo:border="0.06pt solid #000000" style:rotation-align="none"/>
    </style:style>
    <style:style style:name="ce112" style:family="table-cell" style:parent-style-name="Default" style:data-style-name="N2">
      <style:table-cell-properties fo:background-color="#e8f2a1" style:diagonal-bl-tr="none" style:diagonal-tl-br="none" fo:border="0.06pt solid #000000" style:rotation-align="none"/>
    </style:style>
    <style:style style:name="ce113" style:family="table-cell" style:parent-style-name="Default">
      <style:table-cell-properties style:rotation-align="none"/>
    </style:style>
    <style:style style:name="ce114" style:family="table-cell" style:parent-style-name="Default" style:data-style-name="N1">
      <style:table-cell-properties fo:background-color="transparent" style:rotation-align="none"/>
    </style:style>
    <style:style style:name="ce115" style:family="table-cell" style:parent-style-name="Default" style:data-style-name="N1">
      <style:table-cell-properties style:diagonal-bl-tr="none" style:diagonal-tl-br="none" fo:background-color="transparent" fo:border="none" style:rotation-align="none"/>
    </style:style>
    <style:style style:name="ce116" style:family="table-cell" style:parent-style-name="Default" style:data-style-name="N45">
      <style:table-cell-properties fo:background-color="transparent" style:rotation-align="none"/>
    </style:style>
    <style:style style:name="ce117" style:family="table-cell" style:parent-style-name="Default" style:data-style-name="N2">
      <style:table-cell-properties fo:background-color="transparent" style:rotation-align="none"/>
    </style:style>
    <style:style style:name="ce118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rotation-align="none"/>
    </style:style>
    <style:style style:name="ce120" style:family="table-cell" style:parent-style-name="Default">
      <style:table-cell-properties fo:background-color="#ffdbb6" fo:border="0.06pt solid #000000"/>
    </style:style>
    <style:style style:name="ce121" style:family="table-cell" style:parent-style-name="Default">
      <style:table-cell-properties fo:background-color="#dddddd" fo:border="0.06pt solid #000000"/>
    </style:style>
    <style:style style:name="ce122" style:family="table-cell" style:parent-style-name="Default">
      <style:table-cell-properties fo:background-color="#ffd8ce" fo:border="0.06pt solid #000000"/>
    </style:style>
    <style:style style:name="ce123" style:family="table-cell" style:parent-style-name="Default">
      <style:table-cell-properties fo:border="0.06pt solid #000000"/>
    </style:style>
    <style:style style:name="ce124" style:family="table-cell" style:parent-style-name="Default" style:data-style-name="N205"/>
    <style:style style:name="ce125" style:family="table-cell" style:parent-style-name="Default" style:data-style-name="N205">
      <style:table-cell-properties fo:background-color="#ffdbb6" fo:border="0.06pt solid #000000"/>
    </style:style>
    <style:style style:name="ce126" style:family="table-cell" style:parent-style-name="Default" style:data-style-name="N205">
      <style:table-cell-properties fo:background-color="#ffd8ce" fo:border="0.06pt solid #000000"/>
    </style:style>
    <style:style style:name="ce127" style:family="table-cell" style:parent-style-name="Default" style:data-style-name="N1">
      <style:table-cell-properties fo:border="0.06pt solid #000000"/>
    </style:style>
    <style:style style:name="ce128" style:family="table-cell" style:parent-style-name="Default">
      <style:table-cell-properties fo:background-color="#bf819e"/>
    </style:style>
    <style:style style:name="ce129" style:family="table-cell" style:parent-style-name="Default" style:data-style-name="N199">
      <style:table-cell-properties style:rotation-align="none"/>
    </style:style>
    <style:style style:name="ce131" style:family="table-cell" style:parent-style-name="Default" style:data-style-name="N199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99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99">
      <style:table-cell-properties style:diagonal-bl-tr="none" style:diagonal-tl-br="none" fo:border="0.06pt solid #000000" style:rotation-align="none"/>
    </style:style>
    <style:style style:name="ce135" style:family="table-cell" style:parent-style-name="Default" style:data-style-name="N199">
      <style:table-cell-properties fo:background-color="#e8f2a1" style:diagonal-bl-tr="none" style:diagonal-tl-br="none" fo:border="0.06pt solid #000000" style:rotation-align="none"/>
    </style:style>
    <style:style style:name="ce136" style:family="table-cell" style:parent-style-name="Default" style:data-style-name="N199">
      <style:table-cell-properties style:diagonal-bl-tr="none" style:diagonal-tl-br="none" fo:border="none" style:rotation-align="none"/>
    </style:style>
    <style:style style:name="ce137" style:family="table-cell" style:parent-style-name="Default" style:data-style-name="N2">
      <style:table-cell-properties style:diagonal-bl-tr="none" style:diagonal-tl-br="none" fo:border="none" style:rotation-align="none"/>
    </style:style>
    <style:style style:name="ce138" style:family="table-cell" style:parent-style-name="Default" style:data-style-name="N1">
      <style:table-cell-properties style:rotation-align="none"/>
    </style:style>
    <style:style style:name="ce139" style:family="table-cell" style:parent-style-name="Default" style:data-style-name="N1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">
      <style:table-cell-properties style:diagonal-bl-tr="none" style:diagonal-tl-br="none" fo:border="0.06pt solid #000000" style:rotation-align="none"/>
    </style:style>
    <style:style style:name="ce141" style:family="table-cell" style:parent-style-name="Default" style:data-style-name="N1">
      <style:table-cell-properties fo:background-color="#e8f2a1" style:diagonal-bl-tr="none" style:diagonal-tl-br="none" fo:border="0.06pt solid #000000" style:rotation-align="none"/>
    </style:style>
    <style:style style:name="ce142" style:family="table-cell" style:parent-style-name="Default" style:data-style-name="N1">
      <style:table-cell-properties style:diagonal-bl-tr="none" style:diagonal-tl-br="none" fo:border="none" style:rotation-align="none"/>
    </style:style>
    <style:style style:name="ce143" style:family="table-cell" style:parent-style-name="Default">
      <style:table-cell-properties fo:background-color="#b7b3ca" fo:border="0.06pt solid #000000"/>
    </style:style>
    <style:style style:name="ce144" style:family="table-cell" style:parent-style-name="Default">
      <style:table-cell-properties fo:background-color="#dedce6" fo:border="0.06pt solid #000000"/>
    </style:style>
    <style:style style:name="ce148" style:family="table-cell" style:parent-style-name="Default">
      <style:table-cell-properties fo:background-color="#d4ea6b" fo:border="0.06pt solid #000000"/>
    </style:style>
    <style:style style:name="ce149" style:family="table-cell" style:parent-style-name="Default">
      <style:table-cell-properties fo:background-color="#5eb91e" fo:border="0.06pt solid #000000"/>
    </style:style>
    <style:style style:name="ce150" style:family="table-cell" style:parent-style-name="Default">
      <style:table-cell-properties fo:background-color="#bf819e" fo:border="0.06pt solid #000000"/>
    </style:style>
    <style:style style:name="ce50" style:family="table-cell" style:parent-style-name="Default" style:data-style-name="N199">
      <style:table-cell-properties fo:background-color="#b4c7dc" style:diagonal-bl-tr="none" style:diagonal-tl-br="none" fo:border="0.06pt solid #000000" style:rotation-align="none"/>
    </style:style>
    <style:style style:name="ce19" style:family="table-cell" style:parent-style-name="Default" style:data-style-name="N199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99">
      <style:table-cell-properties fo:background-color="#ffdbb6" style:diagonal-bl-tr="none" style:diagonal-tl-br="none" fo:border="0.06pt solid #000000" style:rotation-align="none"/>
    </style:style>
    <style:style style:name="ce64" style:family="table-cell" style:parent-style-name="Default" style:data-style-name="N84">
      <style:table-cell-properties fo:background-color="#b3cac7" style:diagonal-bl-tr="none" style:diagonal-tl-br="none" fo:border="none" style:rotation-align="none"/>
    </style:style>
    <style:style style:name="ce65" style:family="table-cell" style:parent-style-name="Default" style:data-style-name="N160">
      <style:table-cell-properties fo:background-color="#b3cac7" style:diagonal-bl-tr="none" style:diagonal-tl-br="none" fo:border="none" style:rotation-align="none"/>
    </style:style>
    <style:style style:name="ce68" style:family="table-cell" style:parent-style-name="Default" style:data-style-name="N199">
      <style:table-cell-properties fo:background-color="#ffdbb6" fo:border="0.06pt solid #000000" style:rotation-align="none"/>
    </style:style>
    <style:style style:name="ce60" style:family="table-cell" style:parent-style-name="Default" style:data-style-name="N1">
      <style:table-cell-properties fo:background-color="#ffdbb6" style:diagonal-bl-tr="none" style:diagonal-tl-br="none" fo:border="0.06pt solid #000000" style:rotation-align="none"/>
    </style:style>
    <style:style style:name="ce71" style:family="table-cell" style:parent-style-name="Default" style:data-style-name="N1">
      <style:table-cell-properties fo:background-color="#ffdbb6" fo:border="0.06pt solid #000000" style:rotation-align="none"/>
    </style:style>
    <style:style style:name="ce72" style:family="table-cell" style:parent-style-name="Default" style:data-style-name="N1">
      <style:table-cell-properties fo:background-color="#ff972f" fo:border="0.06pt solid #000000" style:rotation-align="none"/>
    </style:style>
    <style:style style:name="ce73" style:family="table-cell" style:parent-style-name="Default" style:data-style-name="N1">
      <style:table-cell-properties fo:border="0.06pt solid #000000" style:rotation-align="none"/>
    </style:style>
    <style:style style:name="ce53" style:family="table-cell" style:parent-style-name="Default" style:data-style-name="N2">
      <style:table-cell-properties fo:background-color="#b4c7dc" style:diagonal-bl-tr="none" style:diagonal-tl-br="none" fo:border="0.06pt solid #000000" style:rotation-align="none"/>
    </style:style>
    <style:style style:name="ce20" style:family="table-cell" style:parent-style-name="Default" style:data-style-name="N2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45">
      <style:table-cell-properties fo:background-color="#afd095" style:diagonal-bl-tr="none" style:diagonal-tl-br="none" fo:border="0.06pt solid #000000" style:rotation-align="none"/>
    </style:style>
    <style:style style:name="ce22" style:family="table-cell" style:parent-style-name="Default" style:data-style-name="N45">
      <style:table-cell-properties style:diagonal-bl-tr="none" style:diagonal-tl-br="none" fo:border="none" style:rotation-align="none"/>
    </style:style>
    <style:style style:name="ce23" style:family="table-cell" style:parent-style-name="Default" style:data-style-name="N201">
      <style:table-cell-properties fo:background-color="#ffdbb6" style:diagonal-bl-tr="none" style:diagonal-tl-br="none" fo:border="0.06pt solid #000000" style:rotation-align="none"/>
    </style:style>
    <style:style style:name="ce79" style:family="table-cell" style:parent-style-name="Default" style:data-style-name="N2">
      <style:table-cell-properties fo:background-color="#ffdbb6" style:diagonal-bl-tr="none" style:diagonal-tl-br="none" fo:border="0.06pt solid #000000" style:rotation-align="none"/>
    </style:style>
    <style:style style:name="ce80" style:family="table-cell" style:parent-style-name="Default" style:data-style-name="N2">
      <style:table-cell-properties fo:border-bottom="none" style:diagonal-bl-tr="none" style:diagonal-tl-br="none" fo:background-color="transparent" fo:border-left="none" fo:border-right="none" style:rotation-align="none" fo:border-top="0.06pt solid #000000"/>
    </style:style>
    <style:style style:name="ce81" style:family="table-cell" style:parent-style-name="Default" style:data-style-name="N2">
      <style:table-cell-properties style:diagonal-bl-tr="none" style:diagonal-tl-br="none" fo:background-color="transparent" fo:border="none" style:rotation-align="none"/>
    </style:style>
    <style:style style:name="ce82" style:family="table-cell" style:parent-style-name="Default" style:data-style-name="N83">
      <style:table-cell-properties fo:background-color="#ffff6d" style:diagonal-bl-tr="none" style:diagonal-tl-br="none" fo:border="0.06pt solid #000000" style:rotation-align="none"/>
    </style:style>
    <style:style style:name="ce83" style:family="table-cell" style:parent-style-name="Default" style:data-style-name="N196">
      <style:table-cell-properties fo:background-color="#ffdbb6" style:text-align-source="fix" style:repeat-content="false" fo:border="0.06pt solid #000000" style:rotation-align="none" style:vertical-align="middle"/>
      <style:paragraph-properties fo:text-align="center"/>
    </style:style>
    <style:style style:name="ce84" style:family="table-cell" style:parent-style-name="Default" style:data-style-name="N196">
      <style:table-cell-properties fo:background-color="#ff972f" style:text-align-source="fix" style:repeat-content="false" fo:border="0.06pt solid #000000" style:rotation-align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afd09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202">
      <style:table-cell-properties fo:background-color="#ffdbb6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88" style:family="table-cell" style:parent-style-name="Default" style:data-style-name="N202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0.06pt solid #000000" style:vertical-align="middle"/>
      <style:paragraph-properties fo:text-align="center"/>
    </style:style>
    <style:style style:name="ce89" style:family="table-cell" style:parent-style-name="Default" style:data-style-name="N202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</style:style>
    <style:style style:name="ce90" style:family="table-cell" style:parent-style-name="Default" style:data-style-name="N203">
      <style:table-cell-properties style:diagonal-bl-tr="none" style:diagonal-tl-br="none" fo:background-color="transparent" fo:border="0.06pt solid #000000" style:rotation-align="none"/>
    </style:style>
    <style:style style:name="ce91" style:family="table-cell" style:parent-style-name="Default" style:data-style-name="N161">
      <style:table-cell-properties fo:background-color="#ffdbb6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92" style:family="table-cell" style:parent-style-name="Default" style:data-style-name="N161">
      <style:table-cell-properties fo:background-color="#ff972f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93" style:family="table-cell" style:parent-style-name="Default" style:data-style-name="N138">
      <style:table-cell-properties style:text-align-source="fix" style:repeat-content="false" style:rotation-align="none" style:vertical-align="middle"/>
      <style:paragraph-properties fo:text-align="center"/>
    </style:style>
    <style:style style:name="ce62" style:family="table-cell" style:parent-style-name="Default" style:data-style-name="N1">
      <style:table-cell-properties fo:background-color="#b4c7dc" style:diagonal-bl-tr="none" style:diagonal-tl-br="none" fo:border="0.06pt solid #000000" style:rotation-align="none"/>
    </style:style>
    <style:style style:name="ce27" style:family="table-cell" style:parent-style-name="Default" style:data-style-name="N0">
      <style:table-cell-properties fo:background-color="#afd095" style:diagonal-bl-tr="none" style:diagonal-tl-br="none" fo:border="0.06pt solid #000000" style:rotation-align="none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0">
      <style:table-cell-properties fo:background-color="#ffdbb6" style:diagonal-bl-tr="none" style:diagonal-tl-br="none" fo:border="0.06pt solid #000000" style:rotation-align="none"/>
    </style:style>
    <style:style style:name="ce98" style:family="table-cell" style:parent-style-name="Default" style:data-style-name="N201">
      <style:table-cell-properties fo:border-bottom="none" style:diagonal-bl-tr="none" style:diagonal-tl-br="none" fo:background-color="transparent" fo:border-left="none" fo:border-right="none" style:rotation-align="none" fo:border-top="0.06pt solid #000000"/>
    </style:style>
    <style:style style:name="ce99" style:family="table-cell" style:parent-style-name="Default" style:data-style-name="N201">
      <style:table-cell-properties style:diagonal-bl-tr="none" style:diagonal-tl-br="none" fo:background-color="transparent" fo:border="none" style:rotation-align="none"/>
    </style:style>
    <style:style style:name="ce100" style:family="table-cell" style:parent-style-name="Default" style:data-style-name="N161"/>
    <style:style style:name="ce101" style:family="table-cell" style:parent-style-name="Default" style:data-style-name="N161">
      <style:table-cell-properties fo:background-color="#ff972f"/>
    </style:style>
    <style:style style:name="ce102" style:family="table-cell" style:parent-style-name="Default" style:data-style-name="N161">
      <style:table-cell-properties fo:background-color="#ffdbb6"/>
    </style:style>
    <style:style style:name="ce66" style:family="table-cell" style:parent-style-name="Default" style:data-style-name="N199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67" style:family="table-cell" style:parent-style-name="Default" style:data-style-name="N2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30" style:family="table-cell" style:parent-style-name="Default" style:data-style-name="N45">
      <style:table-cell-properties style:rotation-align="none"/>
    </style:style>
    <style:style style:name="ce130" style:family="table-cell" style:parent-style-name="Default" style:data-style-name="N83">
      <style:table-cell-properties fo:background-color="#ffdbb6" style:diagonal-bl-tr="none" style:diagonal-tl-br="none" fo:border="0.06pt solid #000000" style:rotation-align="none"/>
    </style:style>
    <style:style style:name="ce69" style:family="table-cell" style:parent-style-name="Default" style:data-style-name="N1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194" style:family="table-cell" style:parent-style-name="Default" style:data-style-name="N1">
      <style:table-cell-properties fo:background-color="#ea7500" style:diagonal-bl-tr="none" style:diagonal-tl-br="none" fo:border="0.06pt solid #000000" style:rotation-align="none"/>
    </style:style>
    <style:style style:name="ce195" style:family="table-cell" style:parent-style-name="Default" style:data-style-name="N1">
      <style:table-cell-properties fo:background-color="#ea7500" fo:border="0.06pt solid #000000" style:rotation-align="none"/>
    </style:style>
    <style:style style:name="ce31" style:family="table-cell" style:parent-style-name="Default">
      <style:table-cell-properties style:diagonal-bl-tr="none" style:diagonal-tl-br="none" fo:border="0.06pt solid #000000" style:rotation-align="none"/>
    </style:style>
    <style:style style:name="ce134" style:family="table-cell" style:parent-style-name="Default" style:data-style-name="N1"/>
    <style:style style:name="ce106" style:family="table-cell" style:parent-style-name="Default" style:data-style-name="N83">
      <style:table-cell-properties style:diagonal-bl-tr="none" style:diagonal-tl-br="none" fo:background-color="transparent" fo:border="0.06pt solid #000000" style:rotation-align="none"/>
    </style:style>
    <style:style style:name="ce201" style:family="table-cell" style:parent-style-name="Default" style:data-style-name="N199">
      <style:table-cell-properties fo:background-color="#77bc65" style:diagonal-bl-tr="none" style:diagonal-tl-br="none" fo:border="0.06pt solid #000000" style:rotation-align="none"/>
    </style:style>
    <style:style style:name="ce202" style:family="table-cell" style:parent-style-name="Default" style:data-style-name="N2">
      <style:table-cell-properties fo:background-color="#77bc65" style:diagonal-bl-tr="none" style:diagonal-tl-br="none" fo:border="0.06pt solid #000000" style:rotation-align="none"/>
    </style:style>
    <style:style style:name="ce203" style:family="table-cell" style:parent-style-name="Default" style:data-style-name="N1">
      <style:table-cell-properties fo:background-color="#77bc65" style:diagonal-bl-tr="none" style:diagonal-tl-br="none" fo:border="0.06pt solid #000000" style:rotation-align="none"/>
    </style:style>
    <style:style style:name="ce147" style:family="table-cell" style:parent-style-name="Default" style:data-style-name="N199">
      <style:table-cell-properties fo:background-color="#bbe33d" style:diagonal-bl-tr="none" style:diagonal-tl-br="none" fo:border="0.06pt solid #000000" style:rotation-align="none"/>
    </style:style>
    <style:style style:name="ce167" style:family="table-cell" style:parent-style-name="Default" style:data-style-name="N199">
      <style:table-cell-properties fo:background-color="#bbe33d" style:rotation-align="none"/>
    </style:style>
    <style:style style:name="ce152" style:family="table-cell" style:parent-style-name="Default" style:data-style-name="N2">
      <style:table-cell-properties fo:background-color="#bbe33d" style:diagonal-bl-tr="none" style:diagonal-tl-br="none" fo:border="0.06pt solid #000000" style:rotation-align="none"/>
    </style:style>
    <style:style style:name="ce169" style:family="table-cell" style:parent-style-name="Default" style:data-style-name="N2">
      <style:table-cell-properties fo:background-color="#bbe33d" style:rotation-align="none"/>
    </style:style>
    <style:style style:name="ce170" style:family="table-cell" style:parent-style-name="Default" style:data-style-name="N203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</style:style>
    <style:style style:name="ce158" style:family="table-cell" style:parent-style-name="Default" style:data-style-name="N1">
      <style:table-cell-properties fo:background-color="#bbe33d" style:diagonal-bl-tr="none" style:diagonal-tl-br="none" fo:border="0.06pt solid #000000" style:rotation-align="none"/>
    </style:style>
    <style:style style:name="ce172" style:family="table-cell" style:parent-style-name="Default" style:data-style-name="N1">
      <style:table-cell-properties fo:background-color="#bbe33d" style:rotation-align="none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3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65" style:family="table-cell" style:parent-style-name="Default">
      <style:table-cell-properties fo:background-color="#ffdbb6" style:text-align-source="value-type" style:repeat-content="false" fo:border="0.06pt solid #000000"/>
      <style:paragraph-properties fo:margin-left="0cm"/>
    </style:style>
    <style:style style:name="ce26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cm"/>
    </style:style>
    <style:style style:name="ce267" style:family="table-cell" style:parent-style-name="Default">
      <style:table-cell-properties fo:background-color="#ff0000" style:text-align-source="value-type" style:repeat-content="false" fo:border="0.06pt solid #000000"/>
      <style:paragraph-properties fo:margin-left="0cm"/>
    </style:style>
    <style:style style:name="ce268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69" style:family="table-cell" style:parent-style-name="Default">
      <style:table-cell-properties fo:background-color="#ea7500" style:text-align-source="fix" style:repeat-content="false" fo:border="0.06pt solid #000000" style:vertical-align="middle"/>
      <style:paragraph-properties fo:text-align="center"/>
    </style:style>
    <style:style style:name="ce270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cm"/>
    </style:style>
    <style:style style:name="ce271" style:family="table-cell" style:parent-style-name="Default">
      <style:table-cell-properties fo:background-color="transparent" fo:border="0.06pt solid #000000"/>
    </style:style>
    <style:style style:name="ce272" style:family="table-cell" style:parent-style-name="Default">
      <style:table-cell-properties fo:background-color="#bbe33d" fo:border="0.06pt solid #000000"/>
    </style:style>
    <style:style style:name="ce273" style:family="table-cell" style:parent-style-name="Default">
      <style:table-cell-properties fo:background-color="#ff0000" fo:border="0.06pt solid #000000"/>
    </style:style>
    <style:style style:name="ce274" style:family="table-cell" style:parent-style-name="Default">
      <style:table-cell-properties fo:background-color="#ff6d6d" fo:border="0.06pt solid #000000"/>
    </style:style>
    <style:style style:name="ce275" style:family="table-cell" style:parent-style-name="Default">
      <style:table-cell-properties fo:background-color="#ffbf00" fo:border="0.06pt solid #000000"/>
    </style:style>
    <style:style style:name="ce276" style:family="table-cell" style:parent-style-name="Default">
      <style:table-cell-properties fo:background-color="#ffff00" fo:border="0.06pt solid #000000"/>
    </style:style>
    <style:style style:name="ce277" style:family="table-cell" style:parent-style-name="Default">
      <style:table-cell-properties fo:background-color="#f6f9d4" fo:border="0.06pt solid #000000"/>
    </style:style>
    <style:style style:name="ce278" style:family="table-cell" style:parent-style-name="Default">
      <style:table-cell-properties fo:background-color="#ffaa95" fo:border="0.06pt solid #000000"/>
    </style:style>
    <style:style style:name="ce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80" style:family="table-cell" style:parent-style-name="Default" style:data-style-name="N2"/>
    <style:style style:name="ce281" style:family="table-cell" style:parent-style-name="Default" style:data-style-name="N2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82" style:family="table-cell" style:parent-style-name="Default" style:data-style-name="N2">
      <style:table-cell-properties fo:background-color="#ffbf00" fo:border="0.06pt solid #000000"/>
    </style:style>
    <style:style style:name="ce287" style:family="table-cell" style:parent-style-name="Default" style:data-style-name="N2">
      <style:table-cell-properties fo:background-color="#ffaa95" fo:border="0.06pt solid #000000"/>
    </style:style>
    <style:style style:name="ce294" style:family="table-cell" style:parent-style-name="Default" style:data-style-name="N2">
      <style:table-cell-properties fo:background-color="#f6f9d4" fo:border="0.06pt solid #000000"/>
    </style:style>
    <style:style style:name="ce299" style:family="table-cell" style:parent-style-name="Default" style:data-style-name="N2">
      <style:table-cell-properties fo:background-color="#ff0000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_21호기" table:style-name="ta1">
        <office:forms form:automatic-focus="false" form:apply-design-mode="false"/>
        <table:table-column table:style-name="co1" table:default-cell-style-name="ce108"/>
        <table:table-column table:style-name="co2" table:number-columns-repeated="2" table:default-cell-style-name="ce108"/>
        <table:table-column table:style-name="co3" table:default-cell-style-name="ce108"/>
        <table:table-column table:style-name="co2" table:number-columns-repeated="1014" table:default-cell-style-name="ce108"/>
        <table:table-row table:style-name="ro1" table:number-rows-repeated="3">
          <table:table-cell table:number-columns-repeated="1018"/>
        </table:table-row>
        <table:table-row table:style-name="ro2">
          <table:table-cell/>
          <table:table-cell table:style-name="ce109" office:value-type="string" calcext:value-type="string">
            <text:p>11호기</text:p>
          </table:table-cell>
          <table:table-cell table:number-columns-repeated="2"/>
          <table:table-cell table:style-name="ce109" office:value-type="string" calcext:value-type="string">
            <text:p>21호기</text:p>
          </table:table-cell>
          <table:table-cell table:number-columns-repeated="1013"/>
        </table:table-row>
        <table:table-row table:style-name="ro1">
          <table:table-cell/>
          <table:table-cell table:style-name="ce110" office:value-type="string" calcext:value-type="string">
            <text:p>압출기 회전수</text:p>
          </table:table-cell>
          <table:table-cell table:style-name="ce110" office:value-type="string" calcext:value-type="string">
            <text:p>피더 회전수</text:p>
          </table:table-cell>
          <table:table-cell/>
          <table:table-cell table:style-name="ce110" office:value-type="string" calcext:value-type="string">
            <text:p>압출기회전수</text:p>
          </table:table-cell>
          <table:table-cell table:style-name="ce110" office:value-type="string" calcext:value-type="string">
            <text:p>피더 회전수</text:p>
          </table:table-cell>
          <table:table-cell table:number-columns-repeated="1012"/>
        </table:table-row>
        <table:table-row table:style-name="ro1">
          <table:table-cell/>
          <table:table-cell table:style-name="ce111" table:number-columns-repeated="2"/>
          <table:table-cell/>
          <table:table-cell table:style-name="ce111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]+5" office:value-type="float" office:value="480" calcext:value-type="float">
            <text:p>480.00</text:p>
          </table:table-cell>
          <table:table-cell table:style-name="ce111" table:formula="of:=[.C8]+[.$C$38]/(COUNT([.$B$38:.$B$103])-1)" office:value-type="float" office:value="760.615384615384" calcext:value-type="float">
            <text:p>760.62</text:p>
          </table:table-cell>
          <table:table-cell table:style-name="ce113"/>
          <table:table-cell table:style-name="ce111" table:formula="of:=[.E8]+5" office:value-type="float" office:value="445" calcext:value-type="float">
            <text:p>445.00</text:p>
          </table:table-cell>
          <table:table-cell table:style-name="ce111" table:formula="of:=[.F8]+[.$F$38]/(COUNT([.$E$38:.$E$96])-1)" office:value-type="float" office:value="655.224137931034" calcext:value-type="float">
            <text:p>655.2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]+5" office:value-type="float" office:value="475" calcext:value-type="float">
            <text:p>475.00</text:p>
          </table:table-cell>
          <table:table-cell table:style-name="ce111" table:formula="of:=[.C9]+[.$C$38]/(COUNT([.$B$38:.$B$103])-1)" office:value-type="float" office:value="752.692307692307" calcext:value-type="float">
            <text:p>752.69</text:p>
          </table:table-cell>
          <table:table-cell table:style-name="ce113"/>
          <table:table-cell table:style-name="ce111" table:formula="of:=[.E9]+5" office:value-type="float" office:value="440" calcext:value-type="float">
            <text:p>440.00</text:p>
          </table:table-cell>
          <table:table-cell table:style-name="ce111" table:formula="of:=[.F9]+[.$F$38]/(COUNT([.$E$38:.$E$96])-1)" office:value-type="float" office:value="647.862068965517" calcext:value-type="float">
            <text:p>647.8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0]+5" office:value-type="float" office:value="470" calcext:value-type="float">
            <text:p>470.00</text:p>
          </table:table-cell>
          <table:table-cell table:style-name="ce111" table:formula="of:=[.C10]+[.$C$38]/(COUNT([.$B$38:.$B$103])-1)" office:value-type="float" office:value="744.76923076923" calcext:value-type="float">
            <text:p>744.77</text:p>
          </table:table-cell>
          <table:table-cell table:style-name="ce113"/>
          <table:table-cell table:style-name="ce111" table:formula="of:=[.E10]+5" office:value-type="float" office:value="435" calcext:value-type="float">
            <text:p>435.00</text:p>
          </table:table-cell>
          <table:table-cell table:style-name="ce111" table:formula="of:=[.F10]+[.$F$38]/(COUNT([.$E$38:.$E$96])-1)" office:value-type="float" office:value="640.5" calcext:value-type="float">
            <text:p>640.5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1]+5" office:value-type="float" office:value="465" calcext:value-type="float">
            <text:p>465.00</text:p>
          </table:table-cell>
          <table:table-cell table:style-name="ce111" table:formula="of:=[.C11]+[.$C$38]/(COUNT([.$B$38:.$B$103])-1)" office:value-type="float" office:value="736.846153846153" calcext:value-type="float">
            <text:p>736.85</text:p>
          </table:table-cell>
          <table:table-cell table:style-name="ce113"/>
          <table:table-cell table:style-name="ce111" table:formula="of:=[.E11]+5" office:value-type="float" office:value="430" calcext:value-type="float">
            <text:p>430.00</text:p>
          </table:table-cell>
          <table:table-cell table:style-name="ce111" table:formula="of:=[.F11]+[.$F$38]/(COUNT([.$E$38:.$E$96])-1)" office:value-type="float" office:value="633.137931034483" calcext:value-type="float">
            <text:p>633.1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2]+5" office:value-type="float" office:value="460" calcext:value-type="float">
            <text:p>460.00</text:p>
          </table:table-cell>
          <table:table-cell table:style-name="ce111" table:formula="of:=[.C12]+[.$C$38]/(COUNT([.$B$38:.$B$103])-1)" office:value-type="float" office:value="728.923076923076" calcext:value-type="float">
            <text:p>728.92</text:p>
          </table:table-cell>
          <table:table-cell table:style-name="ce113"/>
          <table:table-cell table:style-name="ce111" table:formula="of:=[.E12]+5" office:value-type="float" office:value="425" calcext:value-type="float">
            <text:p>425.00</text:p>
          </table:table-cell>
          <table:table-cell table:style-name="ce111" table:formula="of:=[.F12]+[.$F$38]/(COUNT([.$E$38:.$E$96])-1)" office:value-type="float" office:value="625.775862068965" calcext:value-type="float">
            <text:p>625.7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3]+5" office:value-type="float" office:value="455" calcext:value-type="float">
            <text:p>455.00</text:p>
          </table:table-cell>
          <table:table-cell table:style-name="ce111" table:formula="of:=[.C13]+[.$C$38]/(COUNT([.$B$38:.$B$103])-1)" office:value-type="float" office:value="721" calcext:value-type="float">
            <text:p>721.00</text:p>
          </table:table-cell>
          <table:table-cell table:style-name="ce113"/>
          <table:table-cell table:style-name="ce111" table:formula="of:=[.E13]+5" office:value-type="float" office:value="420" calcext:value-type="float">
            <text:p>420.00</text:p>
          </table:table-cell>
          <table:table-cell table:style-name="ce111" table:formula="of:=[.F13]+[.$F$38]/(COUNT([.$E$38:.$E$96])-1)" office:value-type="float" office:value="618.413793103448" calcext:value-type="float">
            <text:p>618.4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4]+5" office:value-type="float" office:value="450" calcext:value-type="float">
            <text:p>450.00</text:p>
          </table:table-cell>
          <table:table-cell table:style-name="ce111" table:formula="of:=[.C14]+[.$C$38]/(COUNT([.$B$38:.$B$103])-1)" office:value-type="float" office:value="713.076923076923" calcext:value-type="float">
            <text:p>713.08</text:p>
          </table:table-cell>
          <table:table-cell table:style-name="ce113"/>
          <table:table-cell table:style-name="ce111" table:formula="of:=[.E14]+5" office:value-type="float" office:value="415" calcext:value-type="float">
            <text:p>415.00</text:p>
          </table:table-cell>
          <table:table-cell table:style-name="ce111" table:formula="of:=[.F14]+[.$F$38]/(COUNT([.$E$38:.$E$96])-1)" office:value-type="float" office:value="611.051724137931" calcext:value-type="float">
            <text:p>611.0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5]+5" office:value-type="float" office:value="445" calcext:value-type="float">
            <text:p>445.00</text:p>
          </table:table-cell>
          <table:table-cell table:style-name="ce111" table:formula="of:=[.C15]+[.$C$38]/(COUNT([.$B$38:.$B$103])-1)" office:value-type="float" office:value="705.153846153846" calcext:value-type="float">
            <text:p>705.15</text:p>
          </table:table-cell>
          <table:table-cell table:style-name="ce113"/>
          <table:table-cell table:style-name="ce111" table:formula="of:=[.E15]+5" office:value-type="float" office:value="410" calcext:value-type="float">
            <text:p>410.00</text:p>
          </table:table-cell>
          <table:table-cell table:style-name="ce111" table:formula="of:=[.F15]+[.$F$38]/(COUNT([.$E$38:.$E$96])-1)" office:value-type="float" office:value="603.689655172414" calcext:value-type="float">
            <text:p>603.6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6]+5" office:value-type="float" office:value="440" calcext:value-type="float">
            <text:p>440.00</text:p>
          </table:table-cell>
          <table:table-cell table:style-name="ce111" table:formula="of:=[.C16]+[.$C$38]/(COUNT([.$B$38:.$B$103])-1)" office:value-type="float" office:value="697.230769230769" calcext:value-type="float">
            <text:p>697.23</text:p>
          </table:table-cell>
          <table:table-cell table:style-name="ce113"/>
          <table:table-cell table:style-name="ce111" table:formula="of:=[.E16]+5" office:value-type="float" office:value="405" calcext:value-type="float">
            <text:p>405.00</text:p>
          </table:table-cell>
          <table:table-cell table:style-name="ce111" table:formula="of:=[.F16]+[.$F$38]/(COUNT([.$E$38:.$E$96])-1)" office:value-type="float" office:value="596.327586206897" calcext:value-type="float">
            <text:p>596.3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7]+5" office:value-type="float" office:value="435" calcext:value-type="float">
            <text:p>435.00</text:p>
          </table:table-cell>
          <table:table-cell table:style-name="ce111" table:formula="of:=[.C17]+[.$C$38]/(COUNT([.$B$38:.$B$103])-1)" office:value-type="float" office:value="689.307692307692" calcext:value-type="float">
            <text:p>689.31</text:p>
          </table:table-cell>
          <table:table-cell table:style-name="ce113"/>
          <table:table-cell table:style-name="ce111" table:formula="of:=[.E17]+5" office:value-type="float" office:value="400" calcext:value-type="float">
            <text:p>400.00</text:p>
          </table:table-cell>
          <table:table-cell table:style-name="ce111" table:formula="of:=[.F17]+[.$F$38]/(COUNT([.$E$38:.$E$96])-1)" office:value-type="float" office:value="588.965517241379" calcext:value-type="float">
            <text:p>588.9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8]+5" office:value-type="float" office:value="430" calcext:value-type="float">
            <text:p>430.00</text:p>
          </table:table-cell>
          <table:table-cell table:style-name="ce111" table:formula="of:=[.C18]+[.$C$38]/(COUNT([.$B$38:.$B$103])-1)" office:value-type="float" office:value="681.384615384615" calcext:value-type="float">
            <text:p>681.38</text:p>
          </table:table-cell>
          <table:table-cell table:style-name="ce113"/>
          <table:table-cell table:style-name="ce111" table:formula="of:=[.E18]+5" office:value-type="float" office:value="395" calcext:value-type="float">
            <text:p>395.00</text:p>
          </table:table-cell>
          <table:table-cell table:style-name="ce111" table:formula="of:=[.F18]+[.$F$38]/(COUNT([.$E$38:.$E$96])-1)" office:value-type="float" office:value="581.603448275862" calcext:value-type="float">
            <text:p>581.6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19]+5" office:value-type="float" office:value="425" calcext:value-type="float">
            <text:p>425.00</text:p>
          </table:table-cell>
          <table:table-cell table:style-name="ce111" table:formula="of:=[.C19]+[.$C$38]/(COUNT([.$B$38:.$B$103])-1)" office:value-type="float" office:value="673.461538461538" calcext:value-type="float">
            <text:p>673.46</text:p>
          </table:table-cell>
          <table:table-cell table:style-name="ce113"/>
          <table:table-cell table:style-name="ce111" table:formula="of:=[.E19]+5" office:value-type="float" office:value="390" calcext:value-type="float">
            <text:p>390.00</text:p>
          </table:table-cell>
          <table:table-cell table:style-name="ce111" table:formula="of:=[.F19]+[.$F$38]/(COUNT([.$E$38:.$E$96])-1)" office:value-type="float" office:value="574.241379310345" calcext:value-type="float">
            <text:p>574.2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0]+5" office:value-type="float" office:value="420" calcext:value-type="float">
            <text:p>420.00</text:p>
          </table:table-cell>
          <table:table-cell table:style-name="ce111" table:formula="of:=[.C20]+[.$C$38]/(COUNT([.$B$38:.$B$103])-1)" office:value-type="float" office:value="665.538461538461" calcext:value-type="float">
            <text:p>665.54</text:p>
          </table:table-cell>
          <table:table-cell table:style-name="ce113"/>
          <table:table-cell table:style-name="ce111" table:formula="of:=[.E20]+5" office:value-type="float" office:value="385" calcext:value-type="float">
            <text:p>385.00</text:p>
          </table:table-cell>
          <table:table-cell table:style-name="ce111" table:formula="of:=[.F20]+[.$F$38]/(COUNT([.$E$38:.$E$96])-1)" office:value-type="float" office:value="566.879310344828" calcext:value-type="float">
            <text:p>566.8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1]+5" office:value-type="float" office:value="415" calcext:value-type="float">
            <text:p>415.00</text:p>
          </table:table-cell>
          <table:table-cell table:style-name="ce111" table:formula="of:=[.C21]+[.$C$38]/(COUNT([.$B$38:.$B$103])-1)" office:value-type="float" office:value="657.615384615384" calcext:value-type="float">
            <text:p>657.62</text:p>
          </table:table-cell>
          <table:table-cell table:style-name="ce113"/>
          <table:table-cell table:style-name="ce111" table:formula="of:=[.E21]+5" office:value-type="float" office:value="380" calcext:value-type="float">
            <text:p>380.00</text:p>
          </table:table-cell>
          <table:table-cell table:style-name="ce111" table:formula="of:=[.F21]+[.$F$38]/(COUNT([.$E$38:.$E$96])-1)" office:value-type="float" office:value="559.51724137931" calcext:value-type="float">
            <text:p>559.5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2]+5" office:value-type="float" office:value="410" calcext:value-type="float">
            <text:p>410.00</text:p>
          </table:table-cell>
          <table:table-cell table:style-name="ce111" table:formula="of:=[.C22]+[.$C$38]/(COUNT([.$B$38:.$B$103])-1)" office:value-type="float" office:value="649.692307692307" calcext:value-type="float">
            <text:p>649.69</text:p>
          </table:table-cell>
          <table:table-cell table:style-name="ce113"/>
          <table:table-cell table:style-name="ce111" table:formula="of:=[.E22]+5" office:value-type="float" office:value="375" calcext:value-type="float">
            <text:p>375.00</text:p>
          </table:table-cell>
          <table:table-cell table:style-name="ce111" table:formula="of:=[.F22]+[.$F$38]/(COUNT([.$E$38:.$E$96])-1)" office:value-type="float" office:value="552.155172413793" calcext:value-type="float">
            <text:p>552.1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3]+5" office:value-type="float" office:value="405" calcext:value-type="float">
            <text:p>405.00</text:p>
          </table:table-cell>
          <table:table-cell table:style-name="ce111" table:formula="of:=[.C23]+[.$C$38]/(COUNT([.$B$38:.$B$103])-1)" office:value-type="float" office:value="641.769230769231" calcext:value-type="float">
            <text:p>641.77</text:p>
          </table:table-cell>
          <table:table-cell table:style-name="ce113"/>
          <table:table-cell table:style-name="ce111" table:formula="of:=[.E23]+5" office:value-type="float" office:value="370" calcext:value-type="float">
            <text:p>370.00</text:p>
          </table:table-cell>
          <table:table-cell table:style-name="ce111" table:formula="of:=[.F23]+[.$F$38]/(COUNT([.$E$38:.$E$96])-1)" office:value-type="float" office:value="544.793103448276" calcext:value-type="float">
            <text:p>544.7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4]+5" office:value-type="float" office:value="400" calcext:value-type="float">
            <text:p>400.00</text:p>
          </table:table-cell>
          <table:table-cell table:style-name="ce111" table:formula="of:=[.C24]+[.$C$38]/(COUNT([.$B$38:.$B$103])-1)" office:value-type="float" office:value="633.846153846154" calcext:value-type="float">
            <text:p>633.85</text:p>
          </table:table-cell>
          <table:table-cell table:style-name="ce113"/>
          <table:table-cell table:style-name="ce111" table:formula="of:=[.E24]+5" office:value-type="float" office:value="365" calcext:value-type="float">
            <text:p>365.00</text:p>
          </table:table-cell>
          <table:table-cell table:style-name="ce111" table:formula="of:=[.F24]+[.$F$38]/(COUNT([.$E$38:.$E$96])-1)" office:value-type="float" office:value="537.431034482759" calcext:value-type="float">
            <text:p>537.4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5]+5" office:value-type="float" office:value="395" calcext:value-type="float">
            <text:p>395.00</text:p>
          </table:table-cell>
          <table:table-cell table:style-name="ce111" table:formula="of:=[.C25]+[.$C$38]/(COUNT([.$B$38:.$B$103])-1)" office:value-type="float" office:value="625.923076923077" calcext:value-type="float">
            <text:p>625.92</text:p>
          </table:table-cell>
          <table:table-cell table:style-name="ce113"/>
          <table:table-cell table:style-name="ce111" table:formula="of:=[.E25]+5" office:value-type="float" office:value="360" calcext:value-type="float">
            <text:p>360.00</text:p>
          </table:table-cell>
          <table:table-cell table:style-name="ce111" table:formula="of:=[.F25]+[.$F$38]/(COUNT([.$E$38:.$E$96])-1)" office:value-type="float" office:value="530.068965517242" calcext:value-type="float">
            <text:p>530.0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6]+5" office:value-type="float" office:value="390" calcext:value-type="float">
            <text:p>390.00</text:p>
          </table:table-cell>
          <table:table-cell table:style-name="ce111" table:formula="of:=[.C26]+[.$C$38]/(COUNT([.$B$38:.$B$103])-1)" office:value-type="float" office:value="618" calcext:value-type="float">
            <text:p>618.00</text:p>
          </table:table-cell>
          <table:table-cell table:style-name="ce113"/>
          <table:table-cell table:style-name="ce111" table:formula="of:=[.E26]+5" office:value-type="float" office:value="355" calcext:value-type="float">
            <text:p>355.00</text:p>
          </table:table-cell>
          <table:table-cell table:style-name="ce111" table:formula="of:=[.F26]+[.$F$38]/(COUNT([.$E$38:.$E$96])-1)" office:value-type="float" office:value="522.706896551724" calcext:value-type="float">
            <text:p>522.7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7]+5" office:value-type="float" office:value="385" calcext:value-type="float">
            <text:p>385.00</text:p>
          </table:table-cell>
          <table:table-cell table:style-name="ce111" table:formula="of:=[.C27]+[.$C$38]/(COUNT([.$B$38:.$B$103])-1)" office:value-type="float" office:value="610.076923076923" calcext:value-type="float">
            <text:p>610.08</text:p>
          </table:table-cell>
          <table:table-cell table:style-name="ce113"/>
          <table:table-cell table:style-name="ce111" table:formula="of:=[.E27]+5" office:value-type="float" office:value="350" calcext:value-type="float">
            <text:p>350.00</text:p>
          </table:table-cell>
          <table:table-cell table:style-name="ce111" table:formula="of:=[.F27]+[.$F$38]/(COUNT([.$E$38:.$E$96])-1)" office:value-type="float" office:value="515.344827586207" calcext:value-type="float">
            <text:p>515.3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8]+5" office:value-type="float" office:value="380" calcext:value-type="float">
            <text:p>380.00</text:p>
          </table:table-cell>
          <table:table-cell table:style-name="ce111" table:formula="of:=[.C28]+[.$C$38]/(COUNT([.$B$38:.$B$103])-1)" office:value-type="float" office:value="602.153846153846" calcext:value-type="float">
            <text:p>602.15</text:p>
          </table:table-cell>
          <table:table-cell table:style-name="ce113"/>
          <table:table-cell table:style-name="ce111" table:formula="of:=[.E28]+5" office:value-type="float" office:value="345" calcext:value-type="float">
            <text:p>345.00</text:p>
          </table:table-cell>
          <table:table-cell table:style-name="ce111" table:formula="of:=[.F28]+[.$F$38]/(COUNT([.$E$38:.$E$96])-1)" office:value-type="float" office:value="507.98275862069" calcext:value-type="float">
            <text:p>507.9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29]+5" office:value-type="float" office:value="375" calcext:value-type="float">
            <text:p>375.00</text:p>
          </table:table-cell>
          <table:table-cell table:style-name="ce111" table:formula="of:=[.C29]+[.$C$38]/(COUNT([.$B$38:.$B$103])-1)" office:value-type="float" office:value="594.230769230769" calcext:value-type="float">
            <text:p>594.23</text:p>
          </table:table-cell>
          <table:table-cell table:style-name="ce113"/>
          <table:table-cell table:style-name="ce111" table:formula="of:=[.E29]+5" office:value-type="float" office:value="340" calcext:value-type="float">
            <text:p>340.00</text:p>
          </table:table-cell>
          <table:table-cell table:style-name="ce111" table:formula="of:=[.F29]+[.$F$38]/(COUNT([.$E$38:.$E$96])-1)" office:value-type="float" office:value="500.620689655173" calcext:value-type="float">
            <text:p>500.6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0]+5" office:value-type="float" office:value="370" calcext:value-type="float">
            <text:p>370.00</text:p>
          </table:table-cell>
          <table:table-cell table:style-name="ce111" table:formula="of:=[.C30]+[.$C$38]/(COUNT([.$B$38:.$B$103])-1)" office:value-type="float" office:value="586.307692307692" calcext:value-type="float">
            <text:p>586.31</text:p>
          </table:table-cell>
          <table:table-cell table:style-name="ce113"/>
          <table:table-cell table:style-name="ce111" table:formula="of:=[.E30]+5" office:value-type="float" office:value="335" calcext:value-type="float">
            <text:p>335.00</text:p>
          </table:table-cell>
          <table:table-cell table:style-name="ce111" table:formula="of:=[.F30]+[.$F$38]/(COUNT([.$E$38:.$E$96])-1)" office:value-type="float" office:value="493.258620689655" calcext:value-type="float">
            <text:p>493.2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1]+5" office:value-type="float" office:value="365" calcext:value-type="float">
            <text:p>365.00</text:p>
          </table:table-cell>
          <table:table-cell table:style-name="ce111" table:formula="of:=[.C31]+[.$C$38]/(COUNT([.$B$38:.$B$103])-1)" office:value-type="float" office:value="578.384615384615" calcext:value-type="float">
            <text:p>578.38</text:p>
          </table:table-cell>
          <table:table-cell table:style-name="ce113"/>
          <table:table-cell table:style-name="ce111" table:formula="of:=[.E31]+5" office:value-type="float" office:value="330" calcext:value-type="float">
            <text:p>330.00</text:p>
          </table:table-cell>
          <table:table-cell table:style-name="ce111" table:formula="of:=[.F31]+[.$F$38]/(COUNT([.$E$38:.$E$96])-1)" office:value-type="float" office:value="485.896551724138" calcext:value-type="float">
            <text:p>485.9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2]+5" office:value-type="float" office:value="360" calcext:value-type="float">
            <text:p>360.00</text:p>
          </table:table-cell>
          <table:table-cell table:style-name="ce111" table:formula="of:=[.C32]+[.$C$38]/(COUNT([.$B$38:.$B$103])-1)" office:value-type="float" office:value="570.461538461538" calcext:value-type="float">
            <text:p>570.46</text:p>
          </table:table-cell>
          <table:table-cell table:style-name="ce113"/>
          <table:table-cell table:style-name="ce111" table:formula="of:=[.E32]+5" office:value-type="float" office:value="325" calcext:value-type="float">
            <text:p>325.00</text:p>
          </table:table-cell>
          <table:table-cell table:style-name="ce111" table:formula="of:=[.F32]+[.$F$38]/(COUNT([.$E$38:.$E$96])-1)" office:value-type="float" office:value="478.534482758621" calcext:value-type="float">
            <text:p>478.5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3]+5" office:value-type="float" office:value="355" calcext:value-type="float">
            <text:p>355.00</text:p>
          </table:table-cell>
          <table:table-cell table:style-name="ce111" table:formula="of:=[.C33]+[.$C$38]/(COUNT([.$B$38:.$B$103])-1)" office:value-type="float" office:value="562.538461538462" calcext:value-type="float">
            <text:p>562.54</text:p>
          </table:table-cell>
          <table:table-cell table:style-name="ce113"/>
          <table:table-cell table:style-name="ce111" table:formula="of:=[.E33]+5" office:value-type="float" office:value="320" calcext:value-type="float">
            <text:p>320.00</text:p>
          </table:table-cell>
          <table:table-cell table:style-name="ce111" table:formula="of:=[.F33]+[.$F$38]/(COUNT([.$E$38:.$E$96])-1)" office:value-type="float" office:value="471.172413793104" calcext:value-type="float">
            <text:p>471.1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4]+5" office:value-type="float" office:value="350" calcext:value-type="float">
            <text:p>350.00</text:p>
          </table:table-cell>
          <table:table-cell table:style-name="ce111" table:formula="of:=[.C34]+[.$C$38]/(COUNT([.$B$38:.$B$103])-1)" office:value-type="float" office:value="554.615384615385" calcext:value-type="float">
            <text:p>554.62</text:p>
          </table:table-cell>
          <table:table-cell table:style-name="ce113"/>
          <table:table-cell table:style-name="ce111" table:formula="of:=[.E34]+5" office:value-type="float" office:value="315" calcext:value-type="float">
            <text:p>315.00</text:p>
          </table:table-cell>
          <table:table-cell table:style-name="ce111" table:formula="of:=[.F34]+[.$F$38]/(COUNT([.$E$38:.$E$96])-1)" office:value-type="float" office:value="463.810344827586" calcext:value-type="float">
            <text:p>463.8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5]+5" office:value-type="float" office:value="345" calcext:value-type="float">
            <text:p>345.00</text:p>
          </table:table-cell>
          <table:table-cell table:style-name="ce111" table:formula="of:=[.C35]+[.$C$38]/(COUNT([.$B$38:.$B$103])-1)" office:value-type="float" office:value="546.692307692308" calcext:value-type="float">
            <text:p>546.69</text:p>
          </table:table-cell>
          <table:table-cell/>
          <table:table-cell table:style-name="ce111" table:formula="of:=[.E35]+5" office:value-type="float" office:value="310" calcext:value-type="float">
            <text:p>310.00</text:p>
          </table:table-cell>
          <table:table-cell table:style-name="ce111" table:formula="of:=[.F35]+[.$F$38]/(COUNT([.$E$38:.$E$96])-1)" office:value-type="float" office:value="456.448275862069" calcext:value-type="float">
            <text:p>456.4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6]+5" office:value-type="float" office:value="340" calcext:value-type="float">
            <text:p>340.00</text:p>
          </table:table-cell>
          <table:table-cell table:style-name="ce111" table:formula="of:=[.C36]+[.$C$38]/(COUNT([.$B$38:.$B$103])-1)" office:value-type="float" office:value="538.769230769231" calcext:value-type="float">
            <text:p>538.77</text:p>
          </table:table-cell>
          <table:table-cell/>
          <table:table-cell table:style-name="ce111" table:formula="of:=[.E36]+5" office:value-type="float" office:value="305" calcext:value-type="float">
            <text:p>305.00</text:p>
          </table:table-cell>
          <table:table-cell table:style-name="ce111" table:formula="of:=[.F36]+[.$F$38]/(COUNT([.$E$38:.$E$96])-1)" office:value-type="float" office:value="449.086206896552" calcext:value-type="float">
            <text:p>449.0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7]+5" office:value-type="float" office:value="335" calcext:value-type="float">
            <text:p>335.00</text:p>
          </table:table-cell>
          <table:table-cell table:style-name="ce111" table:formula="of:=[.C37]+[.$C$38]/(COUNT([.$B$38:.$B$103])-1)" office:value-type="float" office:value="530.846153846154" calcext:value-type="float">
            <text:p>530.85</text:p>
          </table:table-cell>
          <table:table-cell/>
          <table:table-cell table:style-name="ce111" table:formula="of:=[.E37]+5" office:value-type="float" office:value="300" calcext:value-type="float">
            <text:p>300.00</text:p>
          </table:table-cell>
          <table:table-cell table:style-name="ce111" table:formula="of:=[.F37]+[.$F$38]/(COUNT([.$E$38:.$E$96])-1)" office:value-type="float" office:value="441.724137931035" calcext:value-type="float">
            <text:p>441.7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8]+5" office:value-type="float" office:value="330" calcext:value-type="float">
            <text:p>330.00</text:p>
          </table:table-cell>
          <table:table-cell table:style-name="ce111" table:formula="of:=[.C38]+[.$C$38]/(COUNT([.$B$38:.$B$103])-1)" office:value-type="float" office:value="522.923076923077" calcext:value-type="float">
            <text:p>522.92</text:p>
          </table:table-cell>
          <table:table-cell/>
          <table:table-cell table:style-name="ce111" table:formula="of:=[.E38]+5" office:value-type="float" office:value="295" calcext:value-type="float">
            <text:p>295.00</text:p>
          </table:table-cell>
          <table:table-cell table:style-name="ce111" table:formula="of:=[.F38]+[.$F$38]/(COUNT([.$E$38:.$E$96])-1)" office:value-type="float" office:value="434.362068965517" calcext:value-type="float">
            <text:p>434.36</text:p>
          </table:table-cell>
          <table:table-cell table:number-columns-repeated="1012"/>
        </table:table-row>
        <table:table-row table:style-name="ro1">
          <table:table-cell/>
          <table:table-cell table:style-name="ce112" office:value-type="float" office:value="325" calcext:value-type="float">
            <text:p>325.00</text:p>
          </table:table-cell>
          <table:table-cell table:style-name="ce112" office:value-type="float" office:value="515" calcext:value-type="float">
            <text:p>515.00</text:p>
          </table:table-cell>
          <table:table-cell/>
          <table:table-cell table:style-name="ce112" office:value-type="float" office:value="290" calcext:value-type="float">
            <text:p>290.00</text:p>
          </table:table-cell>
          <table:table-cell table:style-name="ce112" office:value-type="float" office:value="427" calcext:value-type="float">
            <text:p>427.0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8]-5" office:value-type="float" office:value="320" calcext:value-type="float">
            <text:p>320.00</text:p>
          </table:table-cell>
          <table:table-cell table:style-name="ce111" table:formula="of:=[.C38]-[.$C$38]/(COUNT([.$B$38:.$B$103])-1)" office:value-type="float" office:value="507.076923076923" calcext:value-type="float">
            <text:p>507.08</text:p>
          </table:table-cell>
          <table:table-cell/>
          <table:table-cell table:style-name="ce111" table:formula="of:=[.E38]-5" office:value-type="float" office:value="285" calcext:value-type="float">
            <text:p>285.00</text:p>
          </table:table-cell>
          <table:table-cell table:style-name="ce111" table:formula="of:=[.F38]-[.$F$38]/(COUNT([.$E$38:.$E$96])-1)" office:value-type="float" office:value="419.637931034483" calcext:value-type="float">
            <text:p>419.6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39]-5" office:value-type="float" office:value="315" calcext:value-type="float">
            <text:p>315.00</text:p>
          </table:table-cell>
          <table:table-cell table:style-name="ce111" table:formula="of:=[.C39]-[.$C$38]/(COUNT([.$B$38:.$B$103])-1)" office:value-type="float" office:value="499.153846153846" calcext:value-type="float">
            <text:p>499.15</text:p>
          </table:table-cell>
          <table:table-cell/>
          <table:table-cell table:style-name="ce111" table:formula="of:=[.E39]-5" office:value-type="float" office:value="280" calcext:value-type="float">
            <text:p>280.00</text:p>
          </table:table-cell>
          <table:table-cell table:style-name="ce111" table:formula="of:=[.F39]-[.$F$38]/(COUNT([.$E$38:.$E$96])-1)" office:value-type="float" office:value="412.275862068965" calcext:value-type="float">
            <text:p>412.2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0]-5" office:value-type="float" office:value="310" calcext:value-type="float">
            <text:p>310.00</text:p>
          </table:table-cell>
          <table:table-cell table:style-name="ce111" table:formula="of:=[.C40]-[.$C$38]/(COUNT([.$B$38:.$B$103])-1)" office:value-type="float" office:value="491.230769230769" calcext:value-type="float">
            <text:p>491.23</text:p>
          </table:table-cell>
          <table:table-cell/>
          <table:table-cell table:style-name="ce111" table:formula="of:=[.E40]-5" office:value-type="float" office:value="275" calcext:value-type="float">
            <text:p>275.00</text:p>
          </table:table-cell>
          <table:table-cell table:style-name="ce111" table:formula="of:=[.F40]-[.$F$38]/(COUNT([.$E$38:.$E$96])-1)" office:value-type="float" office:value="404.913793103448" calcext:value-type="float">
            <text:p>404.9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1]-5" office:value-type="float" office:value="305" calcext:value-type="float">
            <text:p>305.00</text:p>
          </table:table-cell>
          <table:table-cell table:style-name="ce111" table:formula="of:=[.C41]-[.$C$38]/(COUNT([.$B$38:.$B$103])-1)" office:value-type="float" office:value="483.307692307692" calcext:value-type="float">
            <text:p>483.31</text:p>
          </table:table-cell>
          <table:table-cell/>
          <table:table-cell table:style-name="ce111" table:formula="of:=[.E41]-5" office:value-type="float" office:value="270" calcext:value-type="float">
            <text:p>270.00</text:p>
          </table:table-cell>
          <table:table-cell table:style-name="ce111" table:formula="of:=[.F41]-[.$F$38]/(COUNT([.$E$38:.$E$96])-1)" office:value-type="float" office:value="397.551724137931" calcext:value-type="float">
            <text:p>397.5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2]-5" office:value-type="float" office:value="300" calcext:value-type="float">
            <text:p>300.00</text:p>
          </table:table-cell>
          <table:table-cell table:style-name="ce111" table:formula="of:=[.C42]-[.$C$38]/(COUNT([.$B$38:.$B$103])-1)" office:value-type="float" office:value="475.384615384616" calcext:value-type="float">
            <text:p>475.38</text:p>
          </table:table-cell>
          <table:table-cell/>
          <table:table-cell table:style-name="ce111" table:formula="of:=[.E42]-5" office:value-type="float" office:value="265" calcext:value-type="float">
            <text:p>265.00</text:p>
          </table:table-cell>
          <table:table-cell table:style-name="ce111" table:formula="of:=[.F42]-[.$F$38]/(COUNT([.$E$38:.$E$96])-1)" office:value-type="float" office:value="390.189655172414" calcext:value-type="float">
            <text:p>390.1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3]-5" office:value-type="float" office:value="295" calcext:value-type="float">
            <text:p>295.00</text:p>
          </table:table-cell>
          <table:table-cell table:style-name="ce111" table:formula="of:=[.C43]-[.$C$38]/(COUNT([.$B$38:.$B$103])-1)" office:value-type="float" office:value="467.461538461539" calcext:value-type="float">
            <text:p>467.46</text:p>
          </table:table-cell>
          <table:table-cell/>
          <table:table-cell table:style-name="ce111" table:formula="of:=[.E43]-5" office:value-type="float" office:value="260" calcext:value-type="float">
            <text:p>260.00</text:p>
          </table:table-cell>
          <table:table-cell table:style-name="ce111" table:formula="of:=[.F43]-[.$F$38]/(COUNT([.$E$38:.$E$96])-1)" office:value-type="float" office:value="382.827586206896" calcext:value-type="float">
            <text:p>382.8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4]-5" office:value-type="float" office:value="290" calcext:value-type="float">
            <text:p>290.00</text:p>
          </table:table-cell>
          <table:table-cell table:style-name="ce111" table:formula="of:=[.C44]-[.$C$38]/(COUNT([.$B$38:.$B$103])-1)" office:value-type="float" office:value="459.538461538462" calcext:value-type="float">
            <text:p>459.54</text:p>
          </table:table-cell>
          <table:table-cell/>
          <table:table-cell table:style-name="ce111" table:formula="of:=[.E44]-5" office:value-type="float" office:value="255" calcext:value-type="float">
            <text:p>255.00</text:p>
          </table:table-cell>
          <table:table-cell table:style-name="ce111" table:formula="of:=[.F44]-[.$F$38]/(COUNT([.$E$38:.$E$96])-1)" office:value-type="float" office:value="375.465517241379" calcext:value-type="float">
            <text:p>375.4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5]-5" office:value-type="float" office:value="285" calcext:value-type="float">
            <text:p>285.00</text:p>
          </table:table-cell>
          <table:table-cell table:style-name="ce111" table:formula="of:=[.C45]-[.$C$38]/(COUNT([.$B$38:.$B$103])-1)" office:value-type="float" office:value="451.615384615385" calcext:value-type="float">
            <text:p>451.62</text:p>
          </table:table-cell>
          <table:table-cell/>
          <table:table-cell table:style-name="ce111" table:formula="of:=[.E45]-5" office:value-type="float" office:value="250" calcext:value-type="float">
            <text:p>250.00</text:p>
          </table:table-cell>
          <table:table-cell table:style-name="ce111" table:formula="of:=[.F45]-[.$F$38]/(COUNT([.$E$38:.$E$96])-1)" office:value-type="float" office:value="368.103448275862" calcext:value-type="float">
            <text:p>368.1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6]-5" office:value-type="float" office:value="280" calcext:value-type="float">
            <text:p>280.00</text:p>
          </table:table-cell>
          <table:table-cell table:style-name="ce111" table:formula="of:=[.C46]-[.$C$38]/(COUNT([.$B$38:.$B$103])-1)" office:value-type="float" office:value="443.692307692308" calcext:value-type="float">
            <text:p>443.69</text:p>
          </table:table-cell>
          <table:table-cell/>
          <table:table-cell table:style-name="ce111" table:formula="of:=[.E46]-5" office:value-type="float" office:value="245" calcext:value-type="float">
            <text:p>245.00</text:p>
          </table:table-cell>
          <table:table-cell table:style-name="ce111" table:formula="of:=[.F46]-[.$F$38]/(COUNT([.$E$38:.$E$96])-1)" office:value-type="float" office:value="360.741379310345" calcext:value-type="float">
            <text:p>360.7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7]-5" office:value-type="float" office:value="275" calcext:value-type="float">
            <text:p>275.00</text:p>
          </table:table-cell>
          <table:table-cell table:style-name="ce111" table:formula="of:=[.C47]-[.$C$38]/(COUNT([.$B$38:.$B$103])-1)" office:value-type="float" office:value="435.769230769231" calcext:value-type="float">
            <text:p>435.77</text:p>
          </table:table-cell>
          <table:table-cell/>
          <table:table-cell table:style-name="ce111" table:formula="of:=[.E47]-5" office:value-type="float" office:value="240" calcext:value-type="float">
            <text:p>240.00</text:p>
          </table:table-cell>
          <table:table-cell table:style-name="ce111" table:formula="of:=[.F47]-[.$F$38]/(COUNT([.$E$38:.$E$96])-1)" office:value-type="float" office:value="353.379310344827" calcext:value-type="float">
            <text:p>353.3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8]-5" office:value-type="float" office:value="270" calcext:value-type="float">
            <text:p>270.00</text:p>
          </table:table-cell>
          <table:table-cell table:style-name="ce111" table:formula="of:=[.C48]-[.$C$38]/(COUNT([.$B$38:.$B$103])-1)" office:value-type="float" office:value="427.846153846154" calcext:value-type="float">
            <text:p>427.85</text:p>
          </table:table-cell>
          <table:table-cell/>
          <table:table-cell table:style-name="ce111" table:formula="of:=[.E48]-5" office:value-type="float" office:value="235" calcext:value-type="float">
            <text:p>235.00</text:p>
          </table:table-cell>
          <table:table-cell table:style-name="ce111" table:formula="of:=[.F48]-[.$F$38]/(COUNT([.$E$38:.$E$96])-1)" office:value-type="float" office:value="346.01724137931" calcext:value-type="float">
            <text:p>346.0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49]-5" office:value-type="float" office:value="265" calcext:value-type="float">
            <text:p>265.00</text:p>
          </table:table-cell>
          <table:table-cell table:style-name="ce111" table:formula="of:=[.C49]-[.$C$38]/(COUNT([.$B$38:.$B$103])-1)" office:value-type="float" office:value="419.923076923077" calcext:value-type="float">
            <text:p>419.92</text:p>
          </table:table-cell>
          <table:table-cell/>
          <table:table-cell table:style-name="ce111" table:formula="of:=[.E49]-5" office:value-type="float" office:value="230" calcext:value-type="float">
            <text:p>230.00</text:p>
          </table:table-cell>
          <table:table-cell table:style-name="ce111" table:formula="of:=[.F49]-[.$F$38]/(COUNT([.$E$38:.$E$96])-1)" office:value-type="float" office:value="338.655172413793" calcext:value-type="float">
            <text:p>338.6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0]-5" office:value-type="float" office:value="260" calcext:value-type="float">
            <text:p>260.00</text:p>
          </table:table-cell>
          <table:table-cell table:style-name="ce111" table:formula="of:=[.C50]-[.$C$38]/(COUNT([.$B$38:.$B$103])-1)" office:value-type="float" office:value="412" calcext:value-type="float">
            <text:p>412.00</text:p>
          </table:table-cell>
          <table:table-cell/>
          <table:table-cell table:style-name="ce111" table:formula="of:=[.E50]-5" office:value-type="float" office:value="225" calcext:value-type="float">
            <text:p>225.00</text:p>
          </table:table-cell>
          <table:table-cell table:style-name="ce111" table:formula="of:=[.F50]-[.$F$38]/(COUNT([.$E$38:.$E$96])-1)" office:value-type="float" office:value="331.293103448276" calcext:value-type="float">
            <text:p>331.2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1]-5" office:value-type="float" office:value="255" calcext:value-type="float">
            <text:p>255.00</text:p>
          </table:table-cell>
          <table:table-cell table:style-name="ce111" table:formula="of:=[.C51]-[.$C$38]/(COUNT([.$B$38:.$B$103])-1)" office:value-type="float" office:value="404.076923076923" calcext:value-type="float">
            <text:p>404.08</text:p>
          </table:table-cell>
          <table:table-cell/>
          <table:table-cell table:style-name="ce111" table:formula="of:=[.E51]-5" office:value-type="float" office:value="220" calcext:value-type="float">
            <text:p>220.00</text:p>
          </table:table-cell>
          <table:table-cell table:style-name="ce111" table:formula="of:=[.F51]-[.$F$38]/(COUNT([.$E$38:.$E$96])-1)" office:value-type="float" office:value="323.931034482758" calcext:value-type="float">
            <text:p>323.9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2]-5" office:value-type="float" office:value="250" calcext:value-type="float">
            <text:p>250.00</text:p>
          </table:table-cell>
          <table:table-cell table:style-name="ce111" table:formula="of:=[.C52]-[.$C$38]/(COUNT([.$B$38:.$B$103])-1)" office:value-type="float" office:value="396.153846153846" calcext:value-type="float">
            <text:p>396.15</text:p>
          </table:table-cell>
          <table:table-cell/>
          <table:table-cell table:style-name="ce111" table:formula="of:=[.E52]-5" office:value-type="float" office:value="215" calcext:value-type="float">
            <text:p>215.00</text:p>
          </table:table-cell>
          <table:table-cell table:style-name="ce111" table:formula="of:=[.F52]-[.$F$38]/(COUNT([.$E$38:.$E$96])-1)" office:value-type="float" office:value="316.568965517241" calcext:value-type="float">
            <text:p>316.5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3]-5" office:value-type="float" office:value="245" calcext:value-type="float">
            <text:p>245.00</text:p>
          </table:table-cell>
          <table:table-cell table:style-name="ce111" table:formula="of:=[.C53]-[.$C$38]/(COUNT([.$B$38:.$B$103])-1)" office:value-type="float" office:value="388.23076923077" calcext:value-type="float">
            <text:p>388.23</text:p>
          </table:table-cell>
          <table:table-cell/>
          <table:table-cell table:style-name="ce111" table:formula="of:=[.E53]-5" office:value-type="float" office:value="210" calcext:value-type="float">
            <text:p>210.00</text:p>
          </table:table-cell>
          <table:table-cell table:style-name="ce111" table:formula="of:=[.F53]-[.$F$38]/(COUNT([.$E$38:.$E$96])-1)" office:value-type="float" office:value="309.206896551724" calcext:value-type="float">
            <text:p>309.2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4]-5" office:value-type="float" office:value="240" calcext:value-type="float">
            <text:p>240.00</text:p>
          </table:table-cell>
          <table:table-cell table:style-name="ce111" table:formula="of:=[.C54]-[.$C$38]/(COUNT([.$B$38:.$B$103])-1)" office:value-type="float" office:value="380.307692307693" calcext:value-type="float">
            <text:p>380.31</text:p>
          </table:table-cell>
          <table:table-cell/>
          <table:table-cell table:style-name="ce111" table:formula="of:=[.E54]-5" office:value-type="float" office:value="205" calcext:value-type="float">
            <text:p>205.00</text:p>
          </table:table-cell>
          <table:table-cell table:style-name="ce111" table:formula="of:=[.F54]-[.$F$38]/(COUNT([.$E$38:.$E$96])-1)" office:value-type="float" office:value="301.844827586206" calcext:value-type="float">
            <text:p>301.8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5]-5" office:value-type="float" office:value="235" calcext:value-type="float">
            <text:p>235.00</text:p>
          </table:table-cell>
          <table:table-cell table:style-name="ce111" table:formula="of:=[.C55]-[.$C$38]/(COUNT([.$B$38:.$B$103])-1)" office:value-type="float" office:value="372.384615384616" calcext:value-type="float">
            <text:p>372.38</text:p>
          </table:table-cell>
          <table:table-cell/>
          <table:table-cell table:style-name="ce111" table:formula="of:=[.E55]-5" office:value-type="float" office:value="200" calcext:value-type="float">
            <text:p>200.00</text:p>
          </table:table-cell>
          <table:table-cell table:style-name="ce111" table:formula="of:=[.F55]-[.$F$38]/(COUNT([.$E$38:.$E$96])-1)" office:value-type="float" office:value="294.482758620689" calcext:value-type="float">
            <text:p>294.4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6]-5" office:value-type="float" office:value="230" calcext:value-type="float">
            <text:p>230.00</text:p>
          </table:table-cell>
          <table:table-cell table:style-name="ce111" table:formula="of:=[.C56]-[.$C$38]/(COUNT([.$B$38:.$B$103])-1)" office:value-type="float" office:value="364.461538461539" calcext:value-type="float">
            <text:p>364.46</text:p>
          </table:table-cell>
          <table:table-cell/>
          <table:table-cell table:style-name="ce111" table:formula="of:=[.E56]-5" office:value-type="float" office:value="195" calcext:value-type="float">
            <text:p>195.00</text:p>
          </table:table-cell>
          <table:table-cell table:style-name="ce111" table:formula="of:=[.F56]-[.$F$38]/(COUNT([.$E$38:.$E$96])-1)" office:value-type="float" office:value="287.120689655172" calcext:value-type="float">
            <text:p>287.1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7]-5" office:value-type="float" office:value="225" calcext:value-type="float">
            <text:p>225.00</text:p>
          </table:table-cell>
          <table:table-cell table:style-name="ce111" table:formula="of:=[.C57]-[.$C$38]/(COUNT([.$B$38:.$B$103])-1)" office:value-type="float" office:value="356.538461538462" calcext:value-type="float">
            <text:p>356.54</text:p>
          </table:table-cell>
          <table:table-cell/>
          <table:table-cell table:style-name="ce111" table:formula="of:=[.E57]-5" office:value-type="float" office:value="190" calcext:value-type="float">
            <text:p>190.00</text:p>
          </table:table-cell>
          <table:table-cell table:style-name="ce111" table:formula="of:=[.F57]-[.$F$38]/(COUNT([.$E$38:.$E$96])-1)" office:value-type="float" office:value="279.758620689655" calcext:value-type="float">
            <text:p>279.7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8]-5" office:value-type="float" office:value="220" calcext:value-type="float">
            <text:p>220.00</text:p>
          </table:table-cell>
          <table:table-cell table:style-name="ce111" table:formula="of:=[.C58]-[.$C$38]/(COUNT([.$B$38:.$B$103])-1)" office:value-type="float" office:value="348.615384615385" calcext:value-type="float">
            <text:p>348.62</text:p>
          </table:table-cell>
          <table:table-cell/>
          <table:table-cell table:style-name="ce111" table:formula="of:=[.E58]-5" office:value-type="float" office:value="185" calcext:value-type="float">
            <text:p>185.00</text:p>
          </table:table-cell>
          <table:table-cell table:style-name="ce111" table:formula="of:=[.F58]-[.$F$38]/(COUNT([.$E$38:.$E$96])-1)" office:value-type="float" office:value="272.396551724137" calcext:value-type="float">
            <text:p>272.4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59]-5" office:value-type="float" office:value="215" calcext:value-type="float">
            <text:p>215.00</text:p>
          </table:table-cell>
          <table:table-cell table:style-name="ce111" table:formula="of:=[.C59]-[.$C$38]/(COUNT([.$B$38:.$B$103])-1)" office:value-type="float" office:value="340.692307692308" calcext:value-type="float">
            <text:p>340.69</text:p>
          </table:table-cell>
          <table:table-cell/>
          <table:table-cell table:style-name="ce111" table:formula="of:=[.E59]-5" office:value-type="float" office:value="180" calcext:value-type="float">
            <text:p>180.00</text:p>
          </table:table-cell>
          <table:table-cell table:style-name="ce111" table:formula="of:=[.F59]-[.$F$38]/(COUNT([.$E$38:.$E$96])-1)" office:value-type="float" office:value="265.03448275862" calcext:value-type="float">
            <text:p>265.0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0]-5" office:value-type="float" office:value="210" calcext:value-type="float">
            <text:p>210.00</text:p>
          </table:table-cell>
          <table:table-cell table:style-name="ce111" table:formula="of:=[.C60]-[.$C$38]/(COUNT([.$B$38:.$B$103])-1)" office:value-type="float" office:value="332.769230769231" calcext:value-type="float">
            <text:p>332.77</text:p>
          </table:table-cell>
          <table:table-cell/>
          <table:table-cell table:style-name="ce111" table:formula="of:=[.E60]-5" office:value-type="float" office:value="175" calcext:value-type="float">
            <text:p>175.00</text:p>
          </table:table-cell>
          <table:table-cell table:style-name="ce111" table:formula="of:=[.F60]-[.$F$38]/(COUNT([.$E$38:.$E$96])-1)" office:value-type="float" office:value="257.672413793103" calcext:value-type="float">
            <text:p>257.6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1]-5" office:value-type="float" office:value="205" calcext:value-type="float">
            <text:p>205.00</text:p>
          </table:table-cell>
          <table:table-cell table:style-name="ce111" table:formula="of:=[.C61]-[.$C$38]/(COUNT([.$B$38:.$B$103])-1)" office:value-type="float" office:value="324.846153846154" calcext:value-type="float">
            <text:p>324.85</text:p>
          </table:table-cell>
          <table:table-cell/>
          <table:table-cell table:style-name="ce111" table:formula="of:=[.E61]-5" office:value-type="float" office:value="170" calcext:value-type="float">
            <text:p>170.00</text:p>
          </table:table-cell>
          <table:table-cell table:style-name="ce111" table:formula="of:=[.F61]-[.$F$38]/(COUNT([.$E$38:.$E$96])-1)" office:value-type="float" office:value="250.310344827586" calcext:value-type="float">
            <text:p>250.3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2]-5" office:value-type="float" office:value="200" calcext:value-type="float">
            <text:p>200.00</text:p>
          </table:table-cell>
          <table:table-cell table:style-name="ce111" table:formula="of:=[.C62]-[.$C$38]/(COUNT([.$B$38:.$B$103])-1)" office:value-type="float" office:value="316.923076923077" calcext:value-type="float">
            <text:p>316.92</text:p>
          </table:table-cell>
          <table:table-cell/>
          <table:table-cell table:style-name="ce111" table:formula="of:=[.E62]-5" office:value-type="float" office:value="165" calcext:value-type="float">
            <text:p>165.00</text:p>
          </table:table-cell>
          <table:table-cell table:style-name="ce111" table:formula="of:=[.F62]-[.$F$38]/(COUNT([.$E$38:.$E$96])-1)" office:value-type="float" office:value="242.948275862068" calcext:value-type="float">
            <text:p>242.9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3]-5" office:value-type="float" office:value="195" calcext:value-type="float">
            <text:p>195.00</text:p>
          </table:table-cell>
          <table:table-cell table:style-name="ce111" table:formula="of:=[.C63]-[.$C$38]/(COUNT([.$B$38:.$B$103])-1)" office:value-type="float" office:value="309" calcext:value-type="float">
            <text:p>309.00</text:p>
          </table:table-cell>
          <table:table-cell/>
          <table:table-cell table:style-name="ce111" table:formula="of:=[.E63]-5" office:value-type="float" office:value="160" calcext:value-type="float">
            <text:p>160.00</text:p>
          </table:table-cell>
          <table:table-cell table:style-name="ce111" table:formula="of:=[.F63]-[.$F$38]/(COUNT([.$E$38:.$E$96])-1)" office:value-type="float" office:value="235.586206896551" calcext:value-type="float">
            <text:p>235.5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4]-5" office:value-type="float" office:value="190" calcext:value-type="float">
            <text:p>190.00</text:p>
          </table:table-cell>
          <table:table-cell table:style-name="ce111" table:formula="of:=[.C64]-[.$C$38]/(COUNT([.$B$38:.$B$103])-1)" office:value-type="float" office:value="301.076923076924" calcext:value-type="float">
            <text:p>301.08</text:p>
          </table:table-cell>
          <table:table-cell/>
          <table:table-cell table:style-name="ce111" table:formula="of:=[.E64]-5" office:value-type="float" office:value="155" calcext:value-type="float">
            <text:p>155.00</text:p>
          </table:table-cell>
          <table:table-cell table:style-name="ce111" table:formula="of:=[.F64]-[.$F$38]/(COUNT([.$E$38:.$E$96])-1)" office:value-type="float" office:value="228.224137931034" calcext:value-type="float">
            <text:p>228.2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5]-5" office:value-type="float" office:value="185" calcext:value-type="float">
            <text:p>185.00</text:p>
          </table:table-cell>
          <table:table-cell table:style-name="ce111" table:formula="of:=[.C65]-[.$C$38]/(COUNT([.$B$38:.$B$103])-1)" office:value-type="float" office:value="293.153846153847" calcext:value-type="float">
            <text:p>293.15</text:p>
          </table:table-cell>
          <table:table-cell/>
          <table:table-cell table:style-name="ce111" table:formula="of:=[.E65]-5" office:value-type="float" office:value="150" calcext:value-type="float">
            <text:p>150.00</text:p>
          </table:table-cell>
          <table:table-cell table:style-name="ce111" table:formula="of:=[.F65]-[.$F$38]/(COUNT([.$E$38:.$E$96])-1)" office:value-type="float" office:value="220.862068965517" calcext:value-type="float">
            <text:p>220.8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6]-5" office:value-type="float" office:value="180" calcext:value-type="float">
            <text:p>180.00</text:p>
          </table:table-cell>
          <table:table-cell table:style-name="ce111" table:formula="of:=[.C66]-[.$C$38]/(COUNT([.$B$38:.$B$103])-1)" office:value-type="float" office:value="285.23076923077" calcext:value-type="float">
            <text:p>285.23</text:p>
          </table:table-cell>
          <table:table-cell/>
          <table:table-cell table:style-name="ce111" table:formula="of:=[.E66]-5" office:value-type="float" office:value="145" calcext:value-type="float">
            <text:p>145.00</text:p>
          </table:table-cell>
          <table:table-cell table:style-name="ce111" table:formula="of:=[.F66]-[.$F$38]/(COUNT([.$E$38:.$E$96])-1)" office:value-type="float" office:value="213.499999999999" calcext:value-type="float">
            <text:p>213.5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7]-5" office:value-type="float" office:value="175" calcext:value-type="float">
            <text:p>175.00</text:p>
          </table:table-cell>
          <table:table-cell table:style-name="ce111" table:formula="of:=[.C67]-[.$C$38]/(COUNT([.$B$38:.$B$103])-1)" office:value-type="float" office:value="277.307692307693" calcext:value-type="float">
            <text:p>277.31</text:p>
          </table:table-cell>
          <table:table-cell/>
          <table:table-cell table:style-name="ce111" table:formula="of:=[.E67]-5" office:value-type="float" office:value="140" calcext:value-type="float">
            <text:p>140.00</text:p>
          </table:table-cell>
          <table:table-cell table:style-name="ce111" table:formula="of:=[.F67]-[.$F$38]/(COUNT([.$E$38:.$E$96])-1)" office:value-type="float" office:value="206.137931034482" calcext:value-type="float">
            <text:p>206.1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8]-5" office:value-type="float" office:value="170" calcext:value-type="float">
            <text:p>170.00</text:p>
          </table:table-cell>
          <table:table-cell table:style-name="ce111" table:formula="of:=[.C68]-[.$C$38]/(COUNT([.$B$38:.$B$103])-1)" office:value-type="float" office:value="269.384615384616" calcext:value-type="float">
            <text:p>269.38</text:p>
          </table:table-cell>
          <table:table-cell/>
          <table:table-cell table:style-name="ce111" table:formula="of:=[.E68]-5" office:value-type="float" office:value="135" calcext:value-type="float">
            <text:p>135.00</text:p>
          </table:table-cell>
          <table:table-cell table:style-name="ce111" table:formula="of:=[.F68]-[.$F$38]/(COUNT([.$E$38:.$E$96])-1)" office:value-type="float" office:value="198.775862068965" calcext:value-type="float">
            <text:p>198.7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69]-5" office:value-type="float" office:value="165" calcext:value-type="float">
            <text:p>165.00</text:p>
          </table:table-cell>
          <table:table-cell table:style-name="ce111" table:formula="of:=[.C69]-[.$C$38]/(COUNT([.$B$38:.$B$103])-1)" office:value-type="float" office:value="261.461538461539" calcext:value-type="float">
            <text:p>261.46</text:p>
          </table:table-cell>
          <table:table-cell/>
          <table:table-cell table:style-name="ce111" table:formula="of:=[.E69]-5" office:value-type="float" office:value="130" calcext:value-type="float">
            <text:p>130.00</text:p>
          </table:table-cell>
          <table:table-cell table:style-name="ce111" table:formula="of:=[.F69]-[.$F$38]/(COUNT([.$E$38:.$E$96])-1)" office:value-type="float" office:value="191.413793103448" calcext:value-type="float">
            <text:p>191.4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0]-5" office:value-type="float" office:value="160" calcext:value-type="float">
            <text:p>160.00</text:p>
          </table:table-cell>
          <table:table-cell table:style-name="ce111" table:formula="of:=[.C70]-[.$C$38]/(COUNT([.$B$38:.$B$103])-1)" office:value-type="float" office:value="253.538461538462" calcext:value-type="float">
            <text:p>253.54</text:p>
          </table:table-cell>
          <table:table-cell/>
          <table:table-cell table:style-name="ce111" table:formula="of:=[.E70]-5" office:value-type="float" office:value="125" calcext:value-type="float">
            <text:p>125.00</text:p>
          </table:table-cell>
          <table:table-cell table:style-name="ce111" table:formula="of:=[.F70]-[.$F$38]/(COUNT([.$E$38:.$E$96])-1)" office:value-type="float" office:value="184.05172413793" calcext:value-type="float">
            <text:p>184.0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1]-5" office:value-type="float" office:value="155" calcext:value-type="float">
            <text:p>155.00</text:p>
          </table:table-cell>
          <table:table-cell table:style-name="ce111" table:formula="of:=[.C71]-[.$C$38]/(COUNT([.$B$38:.$B$103])-1)" office:value-type="float" office:value="245.615384615385" calcext:value-type="float">
            <text:p>245.62</text:p>
          </table:table-cell>
          <table:table-cell/>
          <table:table-cell table:style-name="ce111" table:formula="of:=[.E71]-5" office:value-type="float" office:value="120" calcext:value-type="float">
            <text:p>120.00</text:p>
          </table:table-cell>
          <table:table-cell table:style-name="ce111" table:formula="of:=[.F71]-[.$F$38]/(COUNT([.$E$38:.$E$96])-1)" office:value-type="float" office:value="176.689655172413" calcext:value-type="float">
            <text:p>176.6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2]-5" office:value-type="float" office:value="150" calcext:value-type="float">
            <text:p>150.00</text:p>
          </table:table-cell>
          <table:table-cell table:style-name="ce111" table:formula="of:=[.C72]-[.$C$38]/(COUNT([.$B$38:.$B$103])-1)" office:value-type="float" office:value="237.692307692308" calcext:value-type="float">
            <text:p>237.69</text:p>
          </table:table-cell>
          <table:table-cell/>
          <table:table-cell table:style-name="ce111" table:formula="of:=[.E72]-5" office:value-type="float" office:value="115" calcext:value-type="float">
            <text:p>115.00</text:p>
          </table:table-cell>
          <table:table-cell table:style-name="ce111" table:formula="of:=[.F72]-[.$F$38]/(COUNT([.$E$38:.$E$96])-1)" office:value-type="float" office:value="169.327586206896" calcext:value-type="float">
            <text:p>169.3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3]-5" office:value-type="float" office:value="145" calcext:value-type="float">
            <text:p>145.00</text:p>
          </table:table-cell>
          <table:table-cell table:style-name="ce111" table:formula="of:=[.C73]-[.$C$38]/(COUNT([.$B$38:.$B$103])-1)" office:value-type="float" office:value="229.769230769231" calcext:value-type="float">
            <text:p>229.77</text:p>
          </table:table-cell>
          <table:table-cell/>
          <table:table-cell table:style-name="ce111" table:formula="of:=[.E73]-5" office:value-type="float" office:value="110" calcext:value-type="float">
            <text:p>110.00</text:p>
          </table:table-cell>
          <table:table-cell table:style-name="ce111" table:formula="of:=[.F73]-[.$F$38]/(COUNT([.$E$38:.$E$96])-1)" office:value-type="float" office:value="161.965517241379" calcext:value-type="float">
            <text:p>161.9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4]-5" office:value-type="float" office:value="140" calcext:value-type="float">
            <text:p>140.00</text:p>
          </table:table-cell>
          <table:table-cell table:style-name="ce111" table:formula="of:=[.C74]-[.$C$38]/(COUNT([.$B$38:.$B$103])-1)" office:value-type="float" office:value="221.846153846154" calcext:value-type="float">
            <text:p>221.85</text:p>
          </table:table-cell>
          <table:table-cell/>
          <table:table-cell table:style-name="ce111" table:formula="of:=[.E74]-5" office:value-type="float" office:value="105" calcext:value-type="float">
            <text:p>105.00</text:p>
          </table:table-cell>
          <table:table-cell table:style-name="ce111" table:formula="of:=[.F74]-[.$F$38]/(COUNT([.$E$38:.$E$96])-1)" office:value-type="float" office:value="154.603448275862" calcext:value-type="float">
            <text:p>154.6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5]-5" office:value-type="float" office:value="135" calcext:value-type="float">
            <text:p>135.00</text:p>
          </table:table-cell>
          <table:table-cell table:style-name="ce111" table:formula="of:=[.C75]-[.$C$38]/(COUNT([.$B$38:.$B$103])-1)" office:value-type="float" office:value="213.923076923077" calcext:value-type="float">
            <text:p>213.92</text:p>
          </table:table-cell>
          <table:table-cell/>
          <table:table-cell table:style-name="ce111" table:formula="of:=[.E75]-5" office:value-type="float" office:value="100" calcext:value-type="float">
            <text:p>100.00</text:p>
          </table:table-cell>
          <table:table-cell table:style-name="ce111" table:formula="of:=[.F75]-[.$F$38]/(COUNT([.$E$38:.$E$96])-1)" office:value-type="float" office:value="147.241379310344" calcext:value-type="float">
            <text:p>147.2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6]-5" office:value-type="float" office:value="130" calcext:value-type="float">
            <text:p>130.00</text:p>
          </table:table-cell>
          <table:table-cell table:style-name="ce111" table:formula="of:=[.C76]-[.$C$38]/(COUNT([.$B$38:.$B$103])-1)" office:value-type="float" office:value="206" calcext:value-type="float">
            <text:p>206.00</text:p>
          </table:table-cell>
          <table:table-cell/>
          <table:table-cell table:style-name="ce111" table:formula="of:=[.E76]-5" office:value-type="float" office:value="95" calcext:value-type="float">
            <text:p>95.00</text:p>
          </table:table-cell>
          <table:table-cell table:style-name="ce111" table:formula="of:=[.F76]-[.$F$38]/(COUNT([.$E$38:.$E$96])-1)" office:value-type="float" office:value="139.879310344827" calcext:value-type="float">
            <text:p>139.8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7]-5" office:value-type="float" office:value="125" calcext:value-type="float">
            <text:p>125.00</text:p>
          </table:table-cell>
          <table:table-cell table:style-name="ce111" table:formula="of:=[.C77]-[.$C$38]/(COUNT([.$B$38:.$B$103])-1)" office:value-type="float" office:value="198.076923076924" calcext:value-type="float">
            <text:p>198.08</text:p>
          </table:table-cell>
          <table:table-cell/>
          <table:table-cell table:style-name="ce111" table:formula="of:=[.E77]-5" office:value-type="float" office:value="90" calcext:value-type="float">
            <text:p>90.00</text:p>
          </table:table-cell>
          <table:table-cell table:style-name="ce111" table:formula="of:=[.F77]-[.$F$38]/(COUNT([.$E$38:.$E$96])-1)" office:value-type="float" office:value="132.51724137931" calcext:value-type="float">
            <text:p>132.5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8]-5" office:value-type="float" office:value="120" calcext:value-type="float">
            <text:p>120.00</text:p>
          </table:table-cell>
          <table:table-cell table:style-name="ce111" table:formula="of:=[.C78]-[.$C$38]/(COUNT([.$B$38:.$B$103])-1)" office:value-type="float" office:value="190.153846153847" calcext:value-type="float">
            <text:p>190.15</text:p>
          </table:table-cell>
          <table:table-cell/>
          <table:table-cell table:style-name="ce111" table:formula="of:=[.E78]-5" office:value-type="float" office:value="85" calcext:value-type="float">
            <text:p>85.00</text:p>
          </table:table-cell>
          <table:table-cell table:style-name="ce111" table:formula="of:=[.F78]-[.$F$38]/(COUNT([.$E$38:.$E$96])-1)" office:value-type="float" office:value="125.155172413793" calcext:value-type="float">
            <text:p>125.1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79]-5" office:value-type="float" office:value="115" calcext:value-type="float">
            <text:p>115.00</text:p>
          </table:table-cell>
          <table:table-cell table:style-name="ce111" table:formula="of:=[.C79]-[.$C$38]/(COUNT([.$B$38:.$B$103])-1)" office:value-type="float" office:value="182.23076923077" calcext:value-type="float">
            <text:p>182.23</text:p>
          </table:table-cell>
          <table:table-cell/>
          <table:table-cell table:style-name="ce111" table:formula="of:=[.E79]-5" office:value-type="float" office:value="80" calcext:value-type="float">
            <text:p>80.00</text:p>
          </table:table-cell>
          <table:table-cell table:style-name="ce111" table:formula="of:=[.F79]-[.$F$38]/(COUNT([.$E$38:.$E$96])-1)" office:value-type="float" office:value="117.793103448275" calcext:value-type="float">
            <text:p>117.7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0]-5" office:value-type="float" office:value="110" calcext:value-type="float">
            <text:p>110.00</text:p>
          </table:table-cell>
          <table:table-cell table:style-name="ce111" table:formula="of:=[.C80]-[.$C$38]/(COUNT([.$B$38:.$B$103])-1)" office:value-type="float" office:value="174.307692307693" calcext:value-type="float">
            <text:p>174.31</text:p>
          </table:table-cell>
          <table:table-cell/>
          <table:table-cell table:style-name="ce111" table:formula="of:=[.E80]-5" office:value-type="float" office:value="75" calcext:value-type="float">
            <text:p>75.00</text:p>
          </table:table-cell>
          <table:table-cell table:style-name="ce111" table:formula="of:=[.F80]-[.$F$38]/(COUNT([.$E$38:.$E$96])-1)" office:value-type="float" office:value="110.431034482758" calcext:value-type="float">
            <text:p>110.4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1]-5" office:value-type="float" office:value="105" calcext:value-type="float">
            <text:p>105.00</text:p>
          </table:table-cell>
          <table:table-cell table:style-name="ce111" table:formula="of:=[.C81]-[.$C$38]/(COUNT([.$B$38:.$B$103])-1)" office:value-type="float" office:value="166.384615384616" calcext:value-type="float">
            <text:p>166.38</text:p>
          </table:table-cell>
          <table:table-cell/>
          <table:table-cell table:style-name="ce111" table:formula="of:=[.E81]-5" office:value-type="float" office:value="70" calcext:value-type="float">
            <text:p>70.00</text:p>
          </table:table-cell>
          <table:table-cell table:style-name="ce111" table:formula="of:=[.F81]-[.$F$38]/(COUNT([.$E$38:.$E$96])-1)" office:value-type="float" office:value="103.068965517241" calcext:value-type="float">
            <text:p>103.0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2]-5" office:value-type="float" office:value="100" calcext:value-type="float">
            <text:p>100.00</text:p>
          </table:table-cell>
          <table:table-cell table:style-name="ce111" table:formula="of:=[.C82]-[.$C$38]/(COUNT([.$B$38:.$B$103])-1)" office:value-type="float" office:value="158.461538461539" calcext:value-type="float">
            <text:p>158.46</text:p>
          </table:table-cell>
          <table:table-cell/>
          <table:table-cell table:style-name="ce111" table:formula="of:=[.E82]-5" office:value-type="float" office:value="65" calcext:value-type="float">
            <text:p>65.00</text:p>
          </table:table-cell>
          <table:table-cell table:style-name="ce111" table:formula="of:=[.F82]-[.$F$38]/(COUNT([.$E$38:.$E$96])-1)" office:value-type="float" office:value="95.7068965517236" calcext:value-type="float">
            <text:p>95.7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3]-5" office:value-type="float" office:value="95" calcext:value-type="float">
            <text:p>95.00</text:p>
          </table:table-cell>
          <table:table-cell table:style-name="ce111" table:formula="of:=[.C83]-[.$C$38]/(COUNT([.$B$38:.$B$103])-1)" office:value-type="float" office:value="150.538461538462" calcext:value-type="float">
            <text:p>150.54</text:p>
          </table:table-cell>
          <table:table-cell/>
          <table:table-cell table:style-name="ce111" table:formula="of:=[.E83]-5" office:value-type="float" office:value="60" calcext:value-type="float">
            <text:p>60.00</text:p>
          </table:table-cell>
          <table:table-cell table:style-name="ce111" table:formula="of:=[.F83]-[.$F$38]/(COUNT([.$E$38:.$E$96])-1)" office:value-type="float" office:value="88.3448275862064" calcext:value-type="float">
            <text:p>88.34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4]-5" office:value-type="float" office:value="90" calcext:value-type="float">
            <text:p>90.00</text:p>
          </table:table-cell>
          <table:table-cell table:style-name="ce111" table:formula="of:=[.C84]-[.$C$38]/(COUNT([.$B$38:.$B$103])-1)" office:value-type="float" office:value="142.615384615385" calcext:value-type="float">
            <text:p>142.62</text:p>
          </table:table-cell>
          <table:table-cell/>
          <table:table-cell table:style-name="ce111" table:formula="of:=[.E84]-5" office:value-type="float" office:value="55" calcext:value-type="float">
            <text:p>55.00</text:p>
          </table:table-cell>
          <table:table-cell table:style-name="ce111" table:formula="of:=[.F84]-[.$F$38]/(COUNT([.$E$38:.$E$96])-1)" office:value-type="float" office:value="80.9827586206891" calcext:value-type="float">
            <text:p>80.98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5]-5" office:value-type="float" office:value="85" calcext:value-type="float">
            <text:p>85.00</text:p>
          </table:table-cell>
          <table:table-cell table:style-name="ce111" table:formula="of:=[.C85]-[.$C$38]/(COUNT([.$B$38:.$B$103])-1)" office:value-type="float" office:value="134.692307692308" calcext:value-type="float">
            <text:p>134.69</text:p>
          </table:table-cell>
          <table:table-cell/>
          <table:table-cell table:style-name="ce111" table:formula="of:=[.E85]-5" office:value-type="float" office:value="50" calcext:value-type="float">
            <text:p>50.00</text:p>
          </table:table-cell>
          <table:table-cell table:style-name="ce111" table:formula="of:=[.F85]-[.$F$38]/(COUNT([.$E$38:.$E$96])-1)" office:value-type="float" office:value="73.6206896551719" calcext:value-type="float">
            <text:p>73.6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6]-5" office:value-type="float" office:value="80" calcext:value-type="float">
            <text:p>80.00</text:p>
          </table:table-cell>
          <table:table-cell table:style-name="ce111" table:formula="of:=[.C86]-[.$C$38]/(COUNT([.$B$38:.$B$103])-1)" office:value-type="float" office:value="126.769230769231" calcext:value-type="float">
            <text:p>126.77</text:p>
          </table:table-cell>
          <table:table-cell/>
          <table:table-cell table:style-name="ce111" table:formula="of:=[.E86]-5" office:value-type="float" office:value="45" calcext:value-type="float">
            <text:p>45.00</text:p>
          </table:table-cell>
          <table:table-cell table:style-name="ce111" table:formula="of:=[.F86]-[.$F$38]/(COUNT([.$E$38:.$E$96])-1)" office:value-type="float" office:value="66.2586206896547" calcext:value-type="float">
            <text:p>66.2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7]-5" office:value-type="float" office:value="75" calcext:value-type="float">
            <text:p>75.00</text:p>
          </table:table-cell>
          <table:table-cell table:style-name="ce111" table:formula="of:=[.C87]-[.$C$38]/(COUNT([.$B$38:.$B$103])-1)" office:value-type="float" office:value="118.846153846154" calcext:value-type="float">
            <text:p>118.85</text:p>
          </table:table-cell>
          <table:table-cell/>
          <table:table-cell table:style-name="ce111" table:formula="of:=[.E87]-5" office:value-type="float" office:value="40" calcext:value-type="float">
            <text:p>40.00</text:p>
          </table:table-cell>
          <table:table-cell table:style-name="ce111" table:formula="of:=[.F87]-[.$F$38]/(COUNT([.$E$38:.$E$96])-1)" office:value-type="float" office:value="58.8965517241374" calcext:value-type="float">
            <text:p>58.9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8]-5" office:value-type="float" office:value="70" calcext:value-type="float">
            <text:p>70.00</text:p>
          </table:table-cell>
          <table:table-cell table:style-name="ce111" table:formula="of:=[.C88]-[.$C$38]/(COUNT([.$B$38:.$B$103])-1)" office:value-type="float" office:value="110.923076923077" calcext:value-type="float">
            <text:p>110.92</text:p>
          </table:table-cell>
          <table:table-cell/>
          <table:table-cell table:style-name="ce111" table:formula="of:=[.E88]-5" office:value-type="float" office:value="35" calcext:value-type="float">
            <text:p>35.00</text:p>
          </table:table-cell>
          <table:table-cell table:style-name="ce111" table:formula="of:=[.F88]-[.$F$38]/(COUNT([.$E$38:.$E$96])-1)" office:value-type="float" office:value="51.5344827586202" calcext:value-type="float">
            <text:p>51.53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89]-5" office:value-type="float" office:value="65" calcext:value-type="float">
            <text:p>65.00</text:p>
          </table:table-cell>
          <table:table-cell table:style-name="ce111" table:formula="of:=[.C89]-[.$C$38]/(COUNT([.$B$38:.$B$103])-1)" office:value-type="float" office:value="103" calcext:value-type="float">
            <text:p>103.00</text:p>
          </table:table-cell>
          <table:table-cell/>
          <table:table-cell table:style-name="ce111" table:formula="of:=[.E89]-5" office:value-type="float" office:value="30" calcext:value-type="float">
            <text:p>30.00</text:p>
          </table:table-cell>
          <table:table-cell table:style-name="ce111" table:formula="of:=[.F89]-[.$F$38]/(COUNT([.$E$38:.$E$96])-1)" office:value-type="float" office:value="44.172413793103" calcext:value-type="float">
            <text:p>44.17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0]-5" office:value-type="float" office:value="60" calcext:value-type="float">
            <text:p>60.00</text:p>
          </table:table-cell>
          <table:table-cell table:style-name="ce111" table:formula="of:=[.C90]-[.$C$38]/(COUNT([.$B$38:.$B$103])-1)" office:value-type="float" office:value="95.0769230769235" calcext:value-type="float">
            <text:p>95.08</text:p>
          </table:table-cell>
          <table:table-cell/>
          <table:table-cell table:style-name="ce111" table:formula="of:=[.E90]-5" office:value-type="float" office:value="25" calcext:value-type="float">
            <text:p>25.00</text:p>
          </table:table-cell>
          <table:table-cell table:style-name="ce111" table:formula="of:=[.F90]-[.$F$38]/(COUNT([.$E$38:.$E$96])-1)" office:value-type="float" office:value="36.8103448275857" calcext:value-type="float">
            <text:p>36.81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1]-5" office:value-type="float" office:value="55" calcext:value-type="float">
            <text:p>55.00</text:p>
          </table:table-cell>
          <table:table-cell table:style-name="ce111" table:formula="of:=[.C91]-[.$C$38]/(COUNT([.$B$38:.$B$103])-1)" office:value-type="float" office:value="87.1538461538466" calcext:value-type="float">
            <text:p>87.15</text:p>
          </table:table-cell>
          <table:table-cell/>
          <table:table-cell table:style-name="ce111" table:formula="of:=[.E91]-5" office:value-type="float" office:value="20" calcext:value-type="float">
            <text:p>20.00</text:p>
          </table:table-cell>
          <table:table-cell table:style-name="ce111" table:formula="of:=[.F91]-[.$F$38]/(COUNT([.$E$38:.$E$96])-1)" office:value-type="float" office:value="29.4482758620685" calcext:value-type="float">
            <text:p>29.45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2]-5" office:value-type="float" office:value="50" calcext:value-type="float">
            <text:p>50.00</text:p>
          </table:table-cell>
          <table:table-cell table:style-name="ce111" table:formula="of:=[.C92]-[.$C$38]/(COUNT([.$B$38:.$B$103])-1)" office:value-type="float" office:value="79.2307692307696" calcext:value-type="float">
            <text:p>79.23</text:p>
          </table:table-cell>
          <table:table-cell/>
          <table:table-cell table:style-name="ce111" table:formula="of:=[.E92]-5" office:value-type="float" office:value="15" calcext:value-type="float">
            <text:p>15.00</text:p>
          </table:table-cell>
          <table:table-cell table:style-name="ce111" table:formula="of:=[.F92]-[.$F$38]/(COUNT([.$E$38:.$E$96])-1)" office:value-type="float" office:value="22.0862068965512" calcext:value-type="float">
            <text:p>22.09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3]-5" office:value-type="float" office:value="45" calcext:value-type="float">
            <text:p>45.00</text:p>
          </table:table-cell>
          <table:table-cell table:style-name="ce111" table:formula="of:=[.C93]-[.$C$38]/(COUNT([.$B$38:.$B$103])-1)" office:value-type="float" office:value="71.3076923076927" calcext:value-type="float">
            <text:p>71.31</text:p>
          </table:table-cell>
          <table:table-cell/>
          <table:table-cell table:style-name="ce111" table:formula="of:=[.E93]-5" office:value-type="float" office:value="10" calcext:value-type="float">
            <text:p>10.00</text:p>
          </table:table-cell>
          <table:table-cell table:style-name="ce111" table:formula="of:=[.F93]-[.$F$38]/(COUNT([.$E$38:.$E$96])-1)" office:value-type="float" office:value="14.724137931034" calcext:value-type="float">
            <text:p>14.72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4]-5" office:value-type="float" office:value="40" calcext:value-type="float">
            <text:p>40.00</text:p>
          </table:table-cell>
          <table:table-cell table:style-name="ce111" table:formula="of:=[.C94]-[.$C$38]/(COUNT([.$B$38:.$B$103])-1)" office:value-type="float" office:value="63.3846153846158" calcext:value-type="float">
            <text:p>63.38</text:p>
          </table:table-cell>
          <table:table-cell/>
          <table:table-cell table:style-name="ce111" table:formula="of:=[.E94]-5" office:value-type="float" office:value="5" calcext:value-type="float">
            <text:p>5.00</text:p>
          </table:table-cell>
          <table:table-cell table:style-name="ce111" table:formula="of:=[.F94]-[.$F$38]/(COUNT([.$E$38:.$E$96])-1)" office:value-type="float" office:value="7.36206896551674" calcext:value-type="float">
            <text:p>7.36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5]-5" office:value-type="float" office:value="35" calcext:value-type="float">
            <text:p>35.00</text:p>
          </table:table-cell>
          <table:table-cell table:style-name="ce111" table:formula="of:=[.C95]-[.$C$38]/(COUNT([.$B$38:.$B$103])-1)" office:value-type="float" office:value="55.4615384615389" calcext:value-type="float">
            <text:p>55.46</text:p>
          </table:table-cell>
          <table:table-cell/>
          <table:table-cell table:style-name="ce111" table:formula="of:=[.E95]-5" office:value-type="float" office:value="0" calcext:value-type="float">
            <text:p>0.00</text:p>
          </table:table-cell>
          <table:table-cell table:style-name="ce111" table:formula="of:=[.F95]-[.$F$38]/(COUNT([.$E$38:.$E$96])-1)" office:value-type="float" office:value="-0.00000000000049915627187147" calcext:value-type="float">
            <text:p>0.00</text:p>
          </table:table-cell>
          <table:table-cell table:number-columns-repeated="1012"/>
        </table:table-row>
        <table:table-row table:style-name="ro1">
          <table:table-cell/>
          <table:table-cell table:style-name="ce111" table:formula="of:=[.B96]-5" office:value-type="float" office:value="30" calcext:value-type="float">
            <text:p>30.00</text:p>
          </table:table-cell>
          <table:table-cell table:style-name="ce111" table:formula="of:=[.C96]-[.$C$38]/(COUNT([.$B$38:.$B$103])-1)" office:value-type="float" office:value="47.538461538462" calcext:value-type="float">
            <text:p>47.54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7]-5" office:value-type="float" office:value="25" calcext:value-type="float">
            <text:p>25.00</text:p>
          </table:table-cell>
          <table:table-cell table:style-name="ce111" table:formula="of:=[.C97]-[.$C$38]/(COUNT([.$B$38:.$B$103])-1)" office:value-type="float" office:value="39.615384615385" calcext:value-type="float">
            <text:p>39.62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8]-5" office:value-type="float" office:value="20" calcext:value-type="float">
            <text:p>20.00</text:p>
          </table:table-cell>
          <table:table-cell table:style-name="ce111" table:formula="of:=[.C98]-[.$C$38]/(COUNT([.$B$38:.$B$103])-1)" office:value-type="float" office:value="31.6923076923081" calcext:value-type="float">
            <text:p>31.69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9]-5" office:value-type="float" office:value="15" calcext:value-type="float">
            <text:p>15.00</text:p>
          </table:table-cell>
          <table:table-cell table:style-name="ce111" table:formula="of:=[.C99]-[.$C$38]/(COUNT([.$B$38:.$B$103])-1)" office:value-type="float" office:value="23.7692307692312" calcext:value-type="float">
            <text:p>23.77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0]-5" office:value-type="float" office:value="10" calcext:value-type="float">
            <text:p>10.00</text:p>
          </table:table-cell>
          <table:table-cell table:style-name="ce111" table:formula="of:=[.C100]-[.$C$38]/(COUNT([.$B$38:.$B$103])-1)" office:value-type="float" office:value="15.8461538461543" calcext:value-type="float">
            <text:p>15.85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1]-5" office:value-type="float" office:value="5" calcext:value-type="float">
            <text:p>5.00</text:p>
          </table:table-cell>
          <table:table-cell table:style-name="ce111" table:formula="of:=[.C101]-[.$C$38]/(COUNT([.$B$38:.$B$103])-1)" office:value-type="float" office:value="7.92307692307735" calcext:value-type="float">
            <text:p>7.92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2]-5" office:value-type="float" office:value="0" calcext:value-type="float">
            <text:p>0.00</text:p>
          </table:table-cell>
          <table:table-cell table:style-name="ce111" table:formula="of:=[.C102]-[.$C$38]/(COUNT([.$B$38:.$B$103])-1)" office:value-type="float" office:value="0.00000000000042277292777726" calcext:value-type="float">
            <text:p>0.00</text:p>
          </table:table-cell>
          <table:table-cell table:number-columns-repeated="1015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11호기" table:style-name="ta1">
        <table:table-column table:style-name="co1" table:default-cell-style-name="ce108"/>
        <table:table-column table:style-name="co2" table:number-columns-repeated="2" table:default-cell-style-name="ce108"/>
        <table:table-column table:style-name="co4" table:default-cell-style-name="ce108"/>
        <table:table-column table:style-name="co2" table:number-columns-repeated="2" table:default-cell-style-name="ce114"/>
        <table:table-column table:style-name="co2" table:default-cell-style-name="ce116"/>
        <table:table-column table:style-name="co2" table:number-columns-repeated="2" table:default-cell-style-name="ce117"/>
        <table:table-column table:style-name="co2" table:number-columns-repeated="1009" table:default-cell-style-name="ce108"/>
        <table:table-row table:style-name="ro1"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0"/>
        </table:table-row>
        <table:table-row table:style-name="ro2">
          <table:table-cell/>
          <table:table-cell table:style-name="ce109" office:value-type="string" calcext:value-type="string">
            <text:p>11호기</text:p>
          </table:table-cell>
          <table:table-cell table:number-columns-repeated="2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0" office:value-type="string" calcext:value-type="string">
            <text:p>압출기 회전수</text:p>
          </table:table-cell>
          <table:table-cell table:style-name="ce110" office:value-type="string" calcext:value-type="string">
            <text:p>피더 회전수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number-columns-repeated="2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8]+5" office:value-type="float" office:value="480" calcext:value-type="float">
            <text:p>480.00</text:p>
          </table:table-cell>
          <table:table-cell table:style-name="ce111" table:formula="of:=[.C8]+[.$C$38]/(COUNT([.$B$38:.$B$103])-1)" office:value-type="float" office:value="760.615384615384" calcext:value-type="float">
            <text:p>760.62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9]+5" office:value-type="float" office:value="475" calcext:value-type="float">
            <text:p>475.00</text:p>
          </table:table-cell>
          <table:table-cell table:style-name="ce111" table:formula="of:=[.C9]+[.$C$38]/(COUNT([.$B$38:.$B$103])-1)" office:value-type="float" office:value="752.692307692307" calcext:value-type="float">
            <text:p>752.69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0]+5" office:value-type="float" office:value="470" calcext:value-type="float">
            <text:p>470.00</text:p>
          </table:table-cell>
          <table:table-cell table:style-name="ce111" table:formula="of:=[.C10]+[.$C$38]/(COUNT([.$B$38:.$B$103])-1)" office:value-type="float" office:value="744.76923076923" calcext:value-type="float">
            <text:p>744.77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1]+5" office:value-type="float" office:value="465" calcext:value-type="float">
            <text:p>465.00</text:p>
          </table:table-cell>
          <table:table-cell table:style-name="ce111" table:formula="of:=[.C11]+[.$C$38]/(COUNT([.$B$38:.$B$103])-1)" office:value-type="float" office:value="736.846153846153" calcext:value-type="float">
            <text:p>736.85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2]+5" office:value-type="float" office:value="460" calcext:value-type="float">
            <text:p>460.00</text:p>
          </table:table-cell>
          <table:table-cell table:style-name="ce111" table:formula="of:=[.C12]+[.$C$38]/(COUNT([.$B$38:.$B$103])-1)" office:value-type="float" office:value="728.923076923076" calcext:value-type="float">
            <text:p>728.92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3]+5" office:value-type="float" office:value="455" calcext:value-type="float">
            <text:p>455.00</text:p>
          </table:table-cell>
          <table:table-cell table:style-name="ce111" table:formula="of:=[.C13]+[.$C$38]/(COUNT([.$B$38:.$B$103])-1)" office:value-type="float" office:value="721" calcext:value-type="float">
            <text:p>721.00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4]+5" office:value-type="float" office:value="450" calcext:value-type="float">
            <text:p>450.00</text:p>
          </table:table-cell>
          <table:table-cell table:style-name="ce111" table:formula="of:=[.C14]+[.$C$38]/(COUNT([.$B$38:.$B$103])-1)" office:value-type="float" office:value="713.076923076923" calcext:value-type="float">
            <text:p>713.08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5]+5" office:value-type="float" office:value="445" calcext:value-type="float">
            <text:p>445.00</text:p>
          </table:table-cell>
          <table:table-cell table:style-name="ce111" table:formula="of:=[.C15]+[.$C$38]/(COUNT([.$B$38:.$B$103])-1)" office:value-type="float" office:value="705.153846153846" calcext:value-type="float">
            <text:p>705.15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6]+5" office:value-type="float" office:value="440" calcext:value-type="float">
            <text:p>440.00</text:p>
          </table:table-cell>
          <table:table-cell table:style-name="ce111" table:formula="of:=[.C16]+[.$C$38]/(COUNT([.$B$38:.$B$103])-1)" office:value-type="float" office:value="697.230769230769" calcext:value-type="float">
            <text:p>697.23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7]+5" office:value-type="float" office:value="435" calcext:value-type="float">
            <text:p>435.00</text:p>
          </table:table-cell>
          <table:table-cell table:style-name="ce111" table:formula="of:=[.C17]+[.$C$38]/(COUNT([.$B$38:.$B$103])-1)" office:value-type="float" office:value="689.307692307692" calcext:value-type="float">
            <text:p>689.31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8]+5" office:value-type="float" office:value="430" calcext:value-type="float">
            <text:p>430.00</text:p>
          </table:table-cell>
          <table:table-cell table:style-name="ce111" table:formula="of:=[.C18]+[.$C$38]/(COUNT([.$B$38:.$B$103])-1)" office:value-type="float" office:value="681.384615384615" calcext:value-type="float">
            <text:p>681.38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19]+5" office:value-type="float" office:value="425" calcext:value-type="float">
            <text:p>425.00</text:p>
          </table:table-cell>
          <table:table-cell table:style-name="ce111" table:formula="of:=[.C19]+[.$C$38]/(COUNT([.$B$38:.$B$103])-1)" office:value-type="float" office:value="673.461538461538" calcext:value-type="float">
            <text:p>673.46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0]+5" office:value-type="float" office:value="420" calcext:value-type="float">
            <text:p>420.00</text:p>
          </table:table-cell>
          <table:table-cell table:style-name="ce111" table:formula="of:=[.C20]+[.$C$38]/(COUNT([.$B$38:.$B$103])-1)" office:value-type="float" office:value="665.538461538461" calcext:value-type="float">
            <text:p>665.54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1]+5" office:value-type="float" office:value="415" calcext:value-type="float">
            <text:p>415.00</text:p>
          </table:table-cell>
          <table:table-cell table:style-name="ce111" table:formula="of:=[.C21]+[.$C$38]/(COUNT([.$B$38:.$B$103])-1)" office:value-type="float" office:value="657.615384615384" calcext:value-type="float">
            <text:p>657.62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2]+5" office:value-type="float" office:value="410" calcext:value-type="float">
            <text:p>410.00</text:p>
          </table:table-cell>
          <table:table-cell table:style-name="ce111" table:formula="of:=[.C22]+[.$C$38]/(COUNT([.$B$38:.$B$103])-1)" office:value-type="float" office:value="649.692307692307" calcext:value-type="float">
            <text:p>649.69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3]+5" office:value-type="float" office:value="405" calcext:value-type="float">
            <text:p>405.00</text:p>
          </table:table-cell>
          <table:table-cell table:style-name="ce111" table:formula="of:=[.C23]+[.$C$38]/(COUNT([.$B$38:.$B$103])-1)" office:value-type="float" office:value="641.769230769231" calcext:value-type="float">
            <text:p>641.77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4]+5" office:value-type="float" office:value="400" calcext:value-type="float">
            <text:p>400.00</text:p>
          </table:table-cell>
          <table:table-cell table:style-name="ce111" table:formula="of:=[.C24]+[.$C$38]/(COUNT([.$B$38:.$B$103])-1)" office:value-type="float" office:value="633.846153846154" calcext:value-type="float">
            <text:p>633.85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5]+5" office:value-type="float" office:value="395" calcext:value-type="float">
            <text:p>395.00</text:p>
          </table:table-cell>
          <table:table-cell table:style-name="ce111" table:formula="of:=[.C25]+[.$C$38]/(COUNT([.$B$38:.$B$103])-1)" office:value-type="float" office:value="625.923076923077" calcext:value-type="float">
            <text:p>625.92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6]+5" office:value-type="float" office:value="390" calcext:value-type="float">
            <text:p>390.00</text:p>
          </table:table-cell>
          <table:table-cell table:style-name="ce111" table:formula="of:=[.C26]+[.$C$38]/(COUNT([.$B$38:.$B$103])-1)" office:value-type="float" office:value="618" calcext:value-type="float">
            <text:p>618.00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7]+5" office:value-type="float" office:value="385" calcext:value-type="float">
            <text:p>385.00</text:p>
          </table:table-cell>
          <table:table-cell table:style-name="ce111" table:formula="of:=[.C27]+[.$C$38]/(COUNT([.$B$38:.$B$103])-1)" office:value-type="float" office:value="610.076923076923" calcext:value-type="float">
            <text:p>610.08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8]+5" office:value-type="float" office:value="380" calcext:value-type="float">
            <text:p>380.00</text:p>
          </table:table-cell>
          <table:table-cell table:style-name="ce111" table:formula="of:=[.C28]+[.$C$38]/(COUNT([.$B$38:.$B$103])-1)" office:value-type="float" office:value="602.153846153846" calcext:value-type="float">
            <text:p>602.15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29]+5" office:value-type="float" office:value="375" calcext:value-type="float">
            <text:p>375.00</text:p>
          </table:table-cell>
          <table:table-cell table:style-name="ce111" table:formula="of:=[.C29]+[.$C$38]/(COUNT([.$B$38:.$B$103])-1)" office:value-type="float" office:value="594.230769230769" calcext:value-type="float">
            <text:p>594.23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0]+5" office:value-type="float" office:value="370" calcext:value-type="float">
            <text:p>370.00</text:p>
          </table:table-cell>
          <table:table-cell table:style-name="ce111" table:formula="of:=[.C30]+[.$C$38]/(COUNT([.$B$38:.$B$103])-1)" office:value-type="float" office:value="586.307692307692" calcext:value-type="float">
            <text:p>586.31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1]+5" office:value-type="float" office:value="365" calcext:value-type="float">
            <text:p>365.00</text:p>
          </table:table-cell>
          <table:table-cell table:style-name="ce111" table:formula="of:=[.C31]+[.$C$38]/(COUNT([.$B$38:.$B$103])-1)" office:value-type="float" office:value="578.384615384615" calcext:value-type="float">
            <text:p>578.38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2]+5" office:value-type="float" office:value="360" calcext:value-type="float">
            <text:p>360.00</text:p>
          </table:table-cell>
          <table:table-cell table:style-name="ce111" table:formula="of:=[.C32]+[.$C$38]/(COUNT([.$B$38:.$B$103])-1)" office:value-type="float" office:value="570.461538461538" calcext:value-type="float">
            <text:p>570.46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3]+5" office:value-type="float" office:value="355" calcext:value-type="float">
            <text:p>355.00</text:p>
          </table:table-cell>
          <table:table-cell table:style-name="ce111" table:formula="of:=[.C33]+[.$C$38]/(COUNT([.$B$38:.$B$103])-1)" office:value-type="float" office:value="562.538461538462" calcext:value-type="float">
            <text:p>562.54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4]+5" office:value-type="float" office:value="350" calcext:value-type="float">
            <text:p>350.00</text:p>
          </table:table-cell>
          <table:table-cell table:style-name="ce111" table:formula="of:=[.C34]+[.$C$38]/(COUNT([.$B$38:.$B$103])-1)" office:value-type="float" office:value="554.615384615385" calcext:value-type="float">
            <text:p>554.62</text:p>
          </table:table-cell>
          <table:table-cell table:style-name="ce113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5]+5" office:value-type="float" office:value="345" calcext:value-type="float">
            <text:p>345.00</text:p>
          </table:table-cell>
          <table:table-cell table:style-name="ce111" table:formula="of:=[.C35]+[.$C$38]/(COUNT([.$B$38:.$B$103])-1)" office:value-type="float" office:value="546.692307692308" calcext:value-type="float">
            <text:p>546.69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6]+5" office:value-type="float" office:value="340" calcext:value-type="float">
            <text:p>340.00</text:p>
          </table:table-cell>
          <table:table-cell table:style-name="ce111" table:formula="of:=[.C36]+[.$C$38]/(COUNT([.$B$38:.$B$103])-1)" office:value-type="float" office:value="538.769230769231" calcext:value-type="float">
            <text:p>538.77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7]+5" office:value-type="float" office:value="335" calcext:value-type="float">
            <text:p>335.00</text:p>
          </table:table-cell>
          <table:table-cell table:style-name="ce111" table:formula="of:=[.C37]+[.$C$38]/(COUNT([.$B$38:.$B$103])-1)" office:value-type="float" office:value="530.846153846154" calcext:value-type="float">
            <text:p>530.85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8]+5" office:value-type="float" office:value="330" calcext:value-type="float">
            <text:p>330.00</text:p>
          </table:table-cell>
          <table:table-cell table:style-name="ce111" table:formula="of:=[.C38]+[.$C$38]/(COUNT([.$B$38:.$B$103])-1)" office:value-type="float" office:value="522.923076923077" calcext:value-type="float">
            <text:p>522.92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2" office:value-type="float" office:value="325" calcext:value-type="float">
            <text:p>325.00</text:p>
          </table:table-cell>
          <table:table-cell table:style-name="ce112" office:value-type="float" office:value="515" calcext:value-type="float">
            <text:p>515.00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8]-5" office:value-type="float" office:value="320" calcext:value-type="float">
            <text:p>320.00</text:p>
          </table:table-cell>
          <table:table-cell table:style-name="ce111" table:formula="of:=[.C38]-[.$C$38]/(COUNT([.$B$38:.$B$103])-1)" office:value-type="float" office:value="507.076923076923" calcext:value-type="float">
            <text:p>507.08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39]-5" office:value-type="float" office:value="315" calcext:value-type="float">
            <text:p>315.00</text:p>
          </table:table-cell>
          <table:table-cell table:style-name="ce111" table:formula="of:=[.C39]-[.$C$38]/(COUNT([.$B$38:.$B$103])-1)" office:value-type="float" office:value="499.153846153846" calcext:value-type="float">
            <text:p>499.15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0]-5" office:value-type="float" office:value="310" calcext:value-type="float">
            <text:p>310.00</text:p>
          </table:table-cell>
          <table:table-cell table:style-name="ce111" table:formula="of:=[.C40]-[.$C$38]/(COUNT([.$B$38:.$B$103])-1)" office:value-type="float" office:value="491.230769230769" calcext:value-type="float">
            <text:p>491.23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1]-5" office:value-type="float" office:value="305" calcext:value-type="float">
            <text:p>305.00</text:p>
          </table:table-cell>
          <table:table-cell table:style-name="ce111" table:formula="of:=[.C41]-[.$C$38]/(COUNT([.$B$38:.$B$103])-1)" office:value-type="float" office:value="483.307692307692" calcext:value-type="float">
            <text:p>483.31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2]-5" office:value-type="float" office:value="300" calcext:value-type="float">
            <text:p>300.00</text:p>
          </table:table-cell>
          <table:table-cell table:style-name="ce111" table:formula="of:=[.C42]-[.$C$38]/(COUNT([.$B$38:.$B$103])-1)" office:value-type="float" office:value="475.384615384616" calcext:value-type="float">
            <text:p>475.38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3]-5" office:value-type="float" office:value="295" calcext:value-type="float">
            <text:p>295.00</text:p>
          </table:table-cell>
          <table:table-cell table:style-name="ce111" table:formula="of:=[.C43]-[.$C$38]/(COUNT([.$B$38:.$B$103])-1)" office:value-type="float" office:value="467.461538461539" calcext:value-type="float">
            <text:p>467.46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4]-5" office:value-type="float" office:value="290" calcext:value-type="float">
            <text:p>290.00</text:p>
          </table:table-cell>
          <table:table-cell table:style-name="ce111" table:formula="of:=[.C44]-[.$C$38]/(COUNT([.$B$38:.$B$103])-1)" office:value-type="float" office:value="459.538461538462" calcext:value-type="float">
            <text:p>459.54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11" table:formula="of:=[.B45]-5" office:value-type="float" office:value="285" calcext:value-type="float">
            <text:p>285.00</text:p>
          </table:table-cell>
          <table:table-cell table:style-name="ce111" table:formula="of:=[.C45]-[.$C$38]/(COUNT([.$B$38:.$B$103])-1)" office:value-type="float" office:value="451.615384615385" calcext:value-type="float">
            <text:p>451.6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46]-5" office:value-type="float" office:value="280" calcext:value-type="float">
            <text:p>280.00</text:p>
          </table:table-cell>
          <table:table-cell table:style-name="ce111" table:formula="of:=[.C46]-[.$C$38]/(COUNT([.$B$38:.$B$103])-1)" office:value-type="float" office:value="443.692307692308" calcext:value-type="float">
            <text:p>443.69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47]-5" office:value-type="float" office:value="275" calcext:value-type="float">
            <text:p>275.00</text:p>
          </table:table-cell>
          <table:table-cell table:style-name="ce111" table:formula="of:=[.C47]-[.$C$38]/(COUNT([.$B$38:.$B$103])-1)" office:value-type="float" office:value="435.769230769231" calcext:value-type="float">
            <text:p>435.77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48]-5" office:value-type="float" office:value="270" calcext:value-type="float">
            <text:p>270.00</text:p>
          </table:table-cell>
          <table:table-cell table:style-name="ce111" table:formula="of:=[.C48]-[.$C$38]/(COUNT([.$B$38:.$B$103])-1)" office:value-type="float" office:value="427.846153846154" calcext:value-type="float">
            <text:p>427.8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49]-5" office:value-type="float" office:value="265" calcext:value-type="float">
            <text:p>265.00</text:p>
          </table:table-cell>
          <table:table-cell table:style-name="ce111" table:formula="of:=[.C49]-[.$C$38]/(COUNT([.$B$38:.$B$103])-1)" office:value-type="float" office:value="419.923076923077" calcext:value-type="float">
            <text:p>419.9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0]-5" office:value-type="float" office:value="260" calcext:value-type="float">
            <text:p>260.00</text:p>
          </table:table-cell>
          <table:table-cell table:style-name="ce111" table:formula="of:=[.C50]-[.$C$38]/(COUNT([.$B$38:.$B$103])-1)" office:value-type="float" office:value="412" calcext:value-type="float">
            <text:p>412.00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1]-5" office:value-type="float" office:value="255" calcext:value-type="float">
            <text:p>255.00</text:p>
          </table:table-cell>
          <table:table-cell table:style-name="ce111" table:formula="of:=[.C51]-[.$C$38]/(COUNT([.$B$38:.$B$103])-1)" office:value-type="float" office:value="404.076923076923" calcext:value-type="float">
            <text:p>404.0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2]-5" office:value-type="float" office:value="250" calcext:value-type="float">
            <text:p>250.00</text:p>
          </table:table-cell>
          <table:table-cell table:style-name="ce111" table:formula="of:=[.C52]-[.$C$38]/(COUNT([.$B$38:.$B$103])-1)" office:value-type="float" office:value="396.153846153846" calcext:value-type="float">
            <text:p>396.1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3]-5" office:value-type="float" office:value="245" calcext:value-type="float">
            <text:p>245.00</text:p>
          </table:table-cell>
          <table:table-cell table:style-name="ce111" table:formula="of:=[.C53]-[.$C$38]/(COUNT([.$B$38:.$B$103])-1)" office:value-type="float" office:value="388.23076923077" calcext:value-type="float">
            <text:p>388.23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4]-5" office:value-type="float" office:value="240" calcext:value-type="float">
            <text:p>240.00</text:p>
          </table:table-cell>
          <table:table-cell table:style-name="ce111" table:formula="of:=[.C54]-[.$C$38]/(COUNT([.$B$38:.$B$103])-1)" office:value-type="float" office:value="380.307692307693" calcext:value-type="float">
            <text:p>380.31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5]-5" office:value-type="float" office:value="235" calcext:value-type="float">
            <text:p>235.00</text:p>
          </table:table-cell>
          <table:table-cell table:style-name="ce111" table:formula="of:=[.C55]-[.$C$38]/(COUNT([.$B$38:.$B$103])-1)" office:value-type="float" office:value="372.384615384616" calcext:value-type="float">
            <text:p>372.3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6]-5" office:value-type="float" office:value="230" calcext:value-type="float">
            <text:p>230.00</text:p>
          </table:table-cell>
          <table:table-cell table:style-name="ce111" table:formula="of:=[.C56]-[.$C$38]/(COUNT([.$B$38:.$B$103])-1)" office:value-type="float" office:value="364.461538461539" calcext:value-type="float">
            <text:p>364.46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7]-5" office:value-type="float" office:value="225" calcext:value-type="float">
            <text:p>225.00</text:p>
          </table:table-cell>
          <table:table-cell table:style-name="ce111" table:formula="of:=[.C57]-[.$C$38]/(COUNT([.$B$38:.$B$103])-1)" office:value-type="float" office:value="356.538461538462" calcext:value-type="float">
            <text:p>356.54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8]-5" office:value-type="float" office:value="220" calcext:value-type="float">
            <text:p>220.00</text:p>
          </table:table-cell>
          <table:table-cell table:style-name="ce111" table:formula="of:=[.C58]-[.$C$38]/(COUNT([.$B$38:.$B$103])-1)" office:value-type="float" office:value="348.615384615385" calcext:value-type="float">
            <text:p>348.6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59]-5" office:value-type="float" office:value="215" calcext:value-type="float">
            <text:p>215.00</text:p>
          </table:table-cell>
          <table:table-cell table:style-name="ce111" table:formula="of:=[.C59]-[.$C$38]/(COUNT([.$B$38:.$B$103])-1)" office:value-type="float" office:value="340.692307692308" calcext:value-type="float">
            <text:p>340.69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0]-5" office:value-type="float" office:value="210" calcext:value-type="float">
            <text:p>210.00</text:p>
          </table:table-cell>
          <table:table-cell table:style-name="ce111" table:formula="of:=[.C60]-[.$C$38]/(COUNT([.$B$38:.$B$103])-1)" office:value-type="float" office:value="332.769230769231" calcext:value-type="float">
            <text:p>332.77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1]-5" office:value-type="float" office:value="205" calcext:value-type="float">
            <text:p>205.00</text:p>
          </table:table-cell>
          <table:table-cell table:style-name="ce111" table:formula="of:=[.C61]-[.$C$38]/(COUNT([.$B$38:.$B$103])-1)" office:value-type="float" office:value="324.846153846154" calcext:value-type="float">
            <text:p>324.8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2]-5" office:value-type="float" office:value="200" calcext:value-type="float">
            <text:p>200.00</text:p>
          </table:table-cell>
          <table:table-cell table:style-name="ce111" table:formula="of:=[.C62]-[.$C$38]/(COUNT([.$B$38:.$B$103])-1)" office:value-type="float" office:value="316.923076923077" calcext:value-type="float">
            <text:p>316.9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3]-5" office:value-type="float" office:value="195" calcext:value-type="float">
            <text:p>195.00</text:p>
          </table:table-cell>
          <table:table-cell table:style-name="ce111" table:formula="of:=[.C63]-[.$C$38]/(COUNT([.$B$38:.$B$103])-1)" office:value-type="float" office:value="309" calcext:value-type="float">
            <text:p>309.00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4]-5" office:value-type="float" office:value="190" calcext:value-type="float">
            <text:p>190.00</text:p>
          </table:table-cell>
          <table:table-cell table:style-name="ce111" table:formula="of:=[.C64]-[.$C$38]/(COUNT([.$B$38:.$B$103])-1)" office:value-type="float" office:value="301.076923076924" calcext:value-type="float">
            <text:p>301.0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5]-5" office:value-type="float" office:value="185" calcext:value-type="float">
            <text:p>185.00</text:p>
          </table:table-cell>
          <table:table-cell table:style-name="ce111" table:formula="of:=[.C65]-[.$C$38]/(COUNT([.$B$38:.$B$103])-1)" office:value-type="float" office:value="293.153846153847" calcext:value-type="float">
            <text:p>293.1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6]-5" office:value-type="float" office:value="180" calcext:value-type="float">
            <text:p>180.00</text:p>
          </table:table-cell>
          <table:table-cell table:style-name="ce111" table:formula="of:=[.C66]-[.$C$38]/(COUNT([.$B$38:.$B$103])-1)" office:value-type="float" office:value="285.23076923077" calcext:value-type="float">
            <text:p>285.23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7]-5" office:value-type="float" office:value="175" calcext:value-type="float">
            <text:p>175.00</text:p>
          </table:table-cell>
          <table:table-cell table:style-name="ce111" table:formula="of:=[.C67]-[.$C$38]/(COUNT([.$B$38:.$B$103])-1)" office:value-type="float" office:value="277.307692307693" calcext:value-type="float">
            <text:p>277.31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8]-5" office:value-type="float" office:value="170" calcext:value-type="float">
            <text:p>170.00</text:p>
          </table:table-cell>
          <table:table-cell table:style-name="ce111" table:formula="of:=[.C68]-[.$C$38]/(COUNT([.$B$38:.$B$103])-1)" office:value-type="float" office:value="269.384615384616" calcext:value-type="float">
            <text:p>269.3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69]-5" office:value-type="float" office:value="165" calcext:value-type="float">
            <text:p>165.00</text:p>
          </table:table-cell>
          <table:table-cell table:style-name="ce111" table:formula="of:=[.C69]-[.$C$38]/(COUNT([.$B$38:.$B$103])-1)" office:value-type="float" office:value="261.461538461539" calcext:value-type="float">
            <text:p>261.46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0]-5" office:value-type="float" office:value="160" calcext:value-type="float">
            <text:p>160.00</text:p>
          </table:table-cell>
          <table:table-cell table:style-name="ce111" table:formula="of:=[.C70]-[.$C$38]/(COUNT([.$B$38:.$B$103])-1)" office:value-type="float" office:value="253.538461538462" calcext:value-type="float">
            <text:p>253.54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1]-5" office:value-type="float" office:value="155" calcext:value-type="float">
            <text:p>155.00</text:p>
          </table:table-cell>
          <table:table-cell table:style-name="ce111" table:formula="of:=[.C71]-[.$C$38]/(COUNT([.$B$38:.$B$103])-1)" office:value-type="float" office:value="245.615384615385" calcext:value-type="float">
            <text:p>245.6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2]-5" office:value-type="float" office:value="150" calcext:value-type="float">
            <text:p>150.00</text:p>
          </table:table-cell>
          <table:table-cell table:style-name="ce111" table:formula="of:=[.C72]-[.$C$38]/(COUNT([.$B$38:.$B$103])-1)" office:value-type="float" office:value="237.692307692308" calcext:value-type="float">
            <text:p>237.69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3]-5" office:value-type="float" office:value="145" calcext:value-type="float">
            <text:p>145.00</text:p>
          </table:table-cell>
          <table:table-cell table:style-name="ce111" table:formula="of:=[.C73]-[.$C$38]/(COUNT([.$B$38:.$B$103])-1)" office:value-type="float" office:value="229.769230769231" calcext:value-type="float">
            <text:p>229.77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4]-5" office:value-type="float" office:value="140" calcext:value-type="float">
            <text:p>140.00</text:p>
          </table:table-cell>
          <table:table-cell table:style-name="ce111" table:formula="of:=[.C74]-[.$C$38]/(COUNT([.$B$38:.$B$103])-1)" office:value-type="float" office:value="221.846153846154" calcext:value-type="float">
            <text:p>221.8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5]-5" office:value-type="float" office:value="135" calcext:value-type="float">
            <text:p>135.00</text:p>
          </table:table-cell>
          <table:table-cell table:style-name="ce111" table:formula="of:=[.C75]-[.$C$38]/(COUNT([.$B$38:.$B$103])-1)" office:value-type="float" office:value="213.923076923077" calcext:value-type="float">
            <text:p>213.9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6]-5" office:value-type="float" office:value="130" calcext:value-type="float">
            <text:p>130.00</text:p>
          </table:table-cell>
          <table:table-cell table:style-name="ce111" table:formula="of:=[.C76]-[.$C$38]/(COUNT([.$B$38:.$B$103])-1)" office:value-type="float" office:value="206" calcext:value-type="float">
            <text:p>206.00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7]-5" office:value-type="float" office:value="125" calcext:value-type="float">
            <text:p>125.00</text:p>
          </table:table-cell>
          <table:table-cell table:style-name="ce111" table:formula="of:=[.C77]-[.$C$38]/(COUNT([.$B$38:.$B$103])-1)" office:value-type="float" office:value="198.076923076924" calcext:value-type="float">
            <text:p>198.0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8]-5" office:value-type="float" office:value="120" calcext:value-type="float">
            <text:p>120.00</text:p>
          </table:table-cell>
          <table:table-cell table:style-name="ce111" table:formula="of:=[.C78]-[.$C$38]/(COUNT([.$B$38:.$B$103])-1)" office:value-type="float" office:value="190.153846153847" calcext:value-type="float">
            <text:p>190.1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79]-5" office:value-type="float" office:value="115" calcext:value-type="float">
            <text:p>115.00</text:p>
          </table:table-cell>
          <table:table-cell table:style-name="ce111" table:formula="of:=[.C79]-[.$C$38]/(COUNT([.$B$38:.$B$103])-1)" office:value-type="float" office:value="182.23076923077" calcext:value-type="float">
            <text:p>182.23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0]-5" office:value-type="float" office:value="110" calcext:value-type="float">
            <text:p>110.00</text:p>
          </table:table-cell>
          <table:table-cell table:style-name="ce111" table:formula="of:=[.C80]-[.$C$38]/(COUNT([.$B$38:.$B$103])-1)" office:value-type="float" office:value="174.307692307693" calcext:value-type="float">
            <text:p>174.31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1]-5" office:value-type="float" office:value="105" calcext:value-type="float">
            <text:p>105.00</text:p>
          </table:table-cell>
          <table:table-cell table:style-name="ce111" table:formula="of:=[.C81]-[.$C$38]/(COUNT([.$B$38:.$B$103])-1)" office:value-type="float" office:value="166.384615384616" calcext:value-type="float">
            <text:p>166.3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2]-5" office:value-type="float" office:value="100" calcext:value-type="float">
            <text:p>100.00</text:p>
          </table:table-cell>
          <table:table-cell table:style-name="ce111" table:formula="of:=[.C82]-[.$C$38]/(COUNT([.$B$38:.$B$103])-1)" office:value-type="float" office:value="158.461538461539" calcext:value-type="float">
            <text:p>158.46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3]-5" office:value-type="float" office:value="95" calcext:value-type="float">
            <text:p>95.00</text:p>
          </table:table-cell>
          <table:table-cell table:style-name="ce111" table:formula="of:=[.C83]-[.$C$38]/(COUNT([.$B$38:.$B$103])-1)" office:value-type="float" office:value="150.538461538462" calcext:value-type="float">
            <text:p>150.54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4]-5" office:value-type="float" office:value="90" calcext:value-type="float">
            <text:p>90.00</text:p>
          </table:table-cell>
          <table:table-cell table:style-name="ce111" table:formula="of:=[.C84]-[.$C$38]/(COUNT([.$B$38:.$B$103])-1)" office:value-type="float" office:value="142.615384615385" calcext:value-type="float">
            <text:p>142.6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5]-5" office:value-type="float" office:value="85" calcext:value-type="float">
            <text:p>85.00</text:p>
          </table:table-cell>
          <table:table-cell table:style-name="ce111" table:formula="of:=[.C85]-[.$C$38]/(COUNT([.$B$38:.$B$103])-1)" office:value-type="float" office:value="134.692307692308" calcext:value-type="float">
            <text:p>134.69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6]-5" office:value-type="float" office:value="80" calcext:value-type="float">
            <text:p>80.00</text:p>
          </table:table-cell>
          <table:table-cell table:style-name="ce111" table:formula="of:=[.C86]-[.$C$38]/(COUNT([.$B$38:.$B$103])-1)" office:value-type="float" office:value="126.769230769231" calcext:value-type="float">
            <text:p>126.77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7]-5" office:value-type="float" office:value="75" calcext:value-type="float">
            <text:p>75.00</text:p>
          </table:table-cell>
          <table:table-cell table:style-name="ce111" table:formula="of:=[.C87]-[.$C$38]/(COUNT([.$B$38:.$B$103])-1)" office:value-type="float" office:value="118.846153846154" calcext:value-type="float">
            <text:p>118.8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8]-5" office:value-type="float" office:value="70" calcext:value-type="float">
            <text:p>70.00</text:p>
          </table:table-cell>
          <table:table-cell table:style-name="ce111" table:formula="of:=[.C88]-[.$C$38]/(COUNT([.$B$38:.$B$103])-1)" office:value-type="float" office:value="110.923076923077" calcext:value-type="float">
            <text:p>110.92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89]-5" office:value-type="float" office:value="65" calcext:value-type="float">
            <text:p>65.00</text:p>
          </table:table-cell>
          <table:table-cell table:style-name="ce111" table:formula="of:=[.C89]-[.$C$38]/(COUNT([.$B$38:.$B$103])-1)" office:value-type="float" office:value="103" calcext:value-type="float">
            <text:p>103.00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0]-5" office:value-type="float" office:value="60" calcext:value-type="float">
            <text:p>60.00</text:p>
          </table:table-cell>
          <table:table-cell table:style-name="ce111" table:formula="of:=[.C90]-[.$C$38]/(COUNT([.$B$38:.$B$103])-1)" office:value-type="float" office:value="95.0769230769235" calcext:value-type="float">
            <text:p>95.0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1]-5" office:value-type="float" office:value="55" calcext:value-type="float">
            <text:p>55.00</text:p>
          </table:table-cell>
          <table:table-cell table:style-name="ce111" table:formula="of:=[.C91]-[.$C$38]/(COUNT([.$B$38:.$B$103])-1)" office:value-type="float" office:value="87.1538461538466" calcext:value-type="float">
            <text:p>87.15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2]-5" office:value-type="float" office:value="50" calcext:value-type="float">
            <text:p>50.00</text:p>
          </table:table-cell>
          <table:table-cell table:style-name="ce111" table:formula="of:=[.C92]-[.$C$38]/(COUNT([.$B$38:.$B$103])-1)" office:value-type="float" office:value="79.2307692307696" calcext:value-type="float">
            <text:p>79.23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3]-5" office:value-type="float" office:value="45" calcext:value-type="float">
            <text:p>45.00</text:p>
          </table:table-cell>
          <table:table-cell table:style-name="ce111" table:formula="of:=[.C93]-[.$C$38]/(COUNT([.$B$38:.$B$103])-1)" office:value-type="float" office:value="71.3076923076927" calcext:value-type="float">
            <text:p>71.31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4]-5" office:value-type="float" office:value="40" calcext:value-type="float">
            <text:p>40.00</text:p>
          </table:table-cell>
          <table:table-cell table:style-name="ce111" table:formula="of:=[.C94]-[.$C$38]/(COUNT([.$B$38:.$B$103])-1)" office:value-type="float" office:value="63.3846153846158" calcext:value-type="float">
            <text:p>63.38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5]-5" office:value-type="float" office:value="35" calcext:value-type="float">
            <text:p>35.00</text:p>
          </table:table-cell>
          <table:table-cell table:style-name="ce111" table:formula="of:=[.C95]-[.$C$38]/(COUNT([.$B$38:.$B$103])-1)" office:value-type="float" office:value="55.4615384615389" calcext:value-type="float">
            <text:p>55.46</text:p>
          </table:table-cell>
          <table:table-cell/>
          <table:table-cell table:style-name="ce115" table:number-columns-repeated="2"/>
          <table:table-cell table:number-columns-repeated="1012"/>
        </table:table-row>
        <table:table-row table:style-name="ro1">
          <table:table-cell/>
          <table:table-cell table:style-name="ce111" table:formula="of:=[.B96]-5" office:value-type="float" office:value="30" calcext:value-type="float">
            <text:p>30.00</text:p>
          </table:table-cell>
          <table:table-cell table:style-name="ce111" table:formula="of:=[.C96]-[.$C$38]/(COUNT([.$B$38:.$B$103])-1)" office:value-type="float" office:value="47.538461538462" calcext:value-type="float">
            <text:p>47.54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7]-5" office:value-type="float" office:value="25" calcext:value-type="float">
            <text:p>25.00</text:p>
          </table:table-cell>
          <table:table-cell table:style-name="ce111" table:formula="of:=[.C97]-[.$C$38]/(COUNT([.$B$38:.$B$103])-1)" office:value-type="float" office:value="39.615384615385" calcext:value-type="float">
            <text:p>39.62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8]-5" office:value-type="float" office:value="20" calcext:value-type="float">
            <text:p>20.00</text:p>
          </table:table-cell>
          <table:table-cell table:style-name="ce111" table:formula="of:=[.C98]-[.$C$38]/(COUNT([.$B$38:.$B$103])-1)" office:value-type="float" office:value="31.6923076923081" calcext:value-type="float">
            <text:p>31.69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99]-5" office:value-type="float" office:value="15" calcext:value-type="float">
            <text:p>15.00</text:p>
          </table:table-cell>
          <table:table-cell table:style-name="ce111" table:formula="of:=[.C99]-[.$C$38]/(COUNT([.$B$38:.$B$103])-1)" office:value-type="float" office:value="23.7692307692312" calcext:value-type="float">
            <text:p>23.77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0]-5" office:value-type="float" office:value="10" calcext:value-type="float">
            <text:p>10.00</text:p>
          </table:table-cell>
          <table:table-cell table:style-name="ce111" table:formula="of:=[.C100]-[.$C$38]/(COUNT([.$B$38:.$B$103])-1)" office:value-type="float" office:value="15.8461538461543" calcext:value-type="float">
            <text:p>15.85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1]-5" office:value-type="float" office:value="5" calcext:value-type="float">
            <text:p>5.00</text:p>
          </table:table-cell>
          <table:table-cell table:style-name="ce111" table:formula="of:=[.C101]-[.$C$38]/(COUNT([.$B$38:.$B$103])-1)" office:value-type="float" office:value="7.92307692307735" calcext:value-type="float">
            <text:p>7.92</text:p>
          </table:table-cell>
          <table:table-cell table:number-columns-repeated="1015"/>
        </table:table-row>
        <table:table-row table:style-name="ro1">
          <table:table-cell/>
          <table:table-cell table:style-name="ce111" table:formula="of:=[.B102]-5" office:value-type="float" office:value="0" calcext:value-type="float">
            <text:p>0.00</text:p>
          </table:table-cell>
          <table:table-cell table:style-name="ce111" table:formula="of:=[.C102]-[.$C$38]/(COUNT([.$B$38:.$B$103])-1)" office:value-type="float" office:value="0.00000000000042277292777726" calcext:value-type="float">
            <text:p>0.00</text:p>
          </table:table-cell>
          <table:table-cell table:number-columns-repeated="1015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1호기" table:style-name="ta1">
        <table:table-column table:style-name="co5" table:default-cell-style-name="ce108"/>
        <table:table-column table:style-name="co2" table:number-columns-repeated="2" table:default-cell-style-name="ce108"/>
        <table:table-column table:style-name="co6" table:default-cell-style-name="ce108"/>
        <table:table-column table:style-name="co2" table:number-columns-repeated="1010" table:default-cell-style-name="ce108"/>
        <table:table-row table:style-name="ro1"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style-name="ce114"/>
          <table:table-cell table:style-name="ce116"/>
          <table:table-cell table:style-name="ce117"/>
          <table:table-cell table:number-columns-repeated="1006"/>
        </table:table-row>
        <table:table-row table:style-name="ro1">
          <table:table-cell table:number-columns-repeated="4"/>
          <table:table-cell table:style-name="ce114" office:value-type="string" calcext:value-type="string">
            <text:p>60~70</text:p>
          </table:table-cell>
          <table:table-cell table:style-name="ce114"/>
          <table:table-cell table:style-name="ce116"/>
          <table:table-cell table:style-name="ce117"/>
          <table:table-cell table:number-columns-repeated="1006"/>
        </table:table-row>
        <table:table-row table:style-name="ro2">
          <table:table-cell/>
          <table:table-cell table:style-name="ce109" office:value-type="string" calcext:value-type="string">
            <text:p>21호기</text:p>
          </table:table-cell>
          <table:table-cell office:value-type="string" calcext:value-type="string">
            <text:p>솔리드</text:p>
          </table:table-cell>
          <table:table-cell/>
          <table:table-cell table:style-name="ce114" table:number-columns-repeated="2"/>
          <table:table-cell table:style-name="ce116"/>
          <table:table-cell table:style-name="ce117"/>
          <table:table-cell table:number-columns-repeated="1006"/>
        </table:table-row>
        <table:table-row table:style-name="ro2">
          <table:table-cell/>
          <table:table-cell table:style-name="ce110" office:value-type="string" calcext:value-type="string">
            <text:p>압출기회전수</text:p>
          </table:table-cell>
          <table:table-cell table:style-name="ce110" office:value-type="string" calcext:value-type="string">
            <text:p>피더 회전수</text:p>
          </table:table-cell>
          <table:table-cell/>
          <table:table-cell table:style-name="ce118" office:value-type="string" calcext:value-type="string">
            <text:p>압출기</text:p>
          </table:table-cell>
          <table:table-cell table:style-name="ce118" office:value-type="string" calcext:value-type="string">
            <text:p>피더</text:p>
          </table:table-cell>
          <table:table-cell table:style-name="ce116" office:value-type="string" calcext:value-type="string">
            <text:p>1본시간</text:p>
          </table:table-cell>
          <table:table-cell table:style-name="ce117" office:value-type="string" calcext:value-type="string">
            <text:p>길이</text:p>
          </table:table-cell>
          <table:table-cell table:number-columns-repeated="1006"/>
        </table:table-row>
        <table:table-row table:style-name="ro1">
          <table:table-cell/>
          <table:table-cell table:style-name="ce111" table:number-columns-repeated="2"/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8]+5" office:value-type="float" office:value="445" calcext:value-type="float">
            <text:p>445.00</text:p>
          </table:table-cell>
          <table:table-cell table:style-name="ce111" table:formula="of:=[.C8]+[.$C$38]/(COUNT([.$B$38:.$B$96])-1)" office:value-type="float" office:value="655.224137931034" calcext:value-type="float">
            <text:p>655.22</text:p>
          </table:table-cell>
          <table:table-cell/>
          <table:table-cell table:style-name="ce115" office:value-type="float" office:value="250" calcext:value-type="float">
            <text:p>250</text:p>
          </table:table-cell>
          <table:table-cell table:style-name="ce115" office:value-type="float" office:value="425" calcext:value-type="float">
            <text:p>425</text:p>
          </table:table-cell>
          <table:table-cell table:style-name="ce116" office:value-type="time" office:time-value="PT00H06M25S" calcext:value-type="time">
            <text:p>6:25.00</text:p>
          </table:table-cell>
          <table:table-cell table:style-name="ce114" office:value-type="float" office:value="2790" calcext:value-type="float">
            <text:p>2790</text:p>
          </table:table-cell>
          <table:table-cell table:number-columns-repeated="1006"/>
        </table:table-row>
        <table:table-row table:style-name="ro1">
          <table:table-cell/>
          <table:table-cell table:style-name="ce111" table:formula="of:=[.B9]+5" office:value-type="float" office:value="440" calcext:value-type="float">
            <text:p>440.00</text:p>
          </table:table-cell>
          <table:table-cell table:style-name="ce111" table:formula="of:=[.C9]+[.$C$38]/(COUNT([.$B$38:.$B$96])-1)" office:value-type="float" office:value="647.862068965517" calcext:value-type="float">
            <text:p>647.86</text:p>
          </table:table-cell>
          <table:table-cell/>
          <table:table-cell table:style-name="ce115" table:number-columns-repeated="2"/>
          <table:table-cell table:style-name="ce116" office:value-type="time" office:time-value="PT00H06M35S" calcext:value-type="time">
            <text:p>6:35.00</text:p>
          </table:table-cell>
          <table:table-cell table:style-name="ce114" office:value-type="float" office:value="3000" calcext:value-type="float">
            <text:p>3000</text:p>
          </table:table-cell>
          <table:table-cell table:number-columns-repeated="1006"/>
        </table:table-row>
        <table:table-row table:style-name="ro1">
          <table:table-cell/>
          <table:table-cell table:style-name="ce111" table:formula="of:=[.B10]+5" office:value-type="float" office:value="435" calcext:value-type="float">
            <text:p>435.00</text:p>
          </table:table-cell>
          <table:table-cell table:style-name="ce111" table:formula="of:=[.C10]+[.$C$38]/(COUNT([.$B$38:.$B$96])-1)" office:value-type="float" office:value="640.5" calcext:value-type="float">
            <text:p>640.50</text:p>
          </table:table-cell>
          <table:table-cell/>
          <table:table-cell table:style-name="ce115" table:number-columns-repeated="2"/>
          <table:table-cell table:style-name="ce116" office:value-type="time" office:time-value="PT00H05M18S" calcext:value-type="time">
            <text:p>5:18.00</text:p>
          </table:table-cell>
          <table:table-cell table:style-name="ce114" office:value-type="float" office:value="2400" calcext:value-type="float">
            <text:p>2400</text:p>
          </table:table-cell>
          <table:table-cell/>
          <table:table-cell office:value-type="float" office:value="60" calcext:value-type="float">
            <text:p>60.00</text:p>
          </table:table-cell>
          <table:table-cell table:style-name="ce119" office:value-type="string" calcext:value-type="string">
            <text:p>1:27</text:p>
          </table:table-cell>
          <table:table-cell table:number-columns-repeated="1003"/>
        </table:table-row>
        <table:table-row table:style-name="ro1">
          <table:table-cell/>
          <table:table-cell table:style-name="ce111" table:formula="of:=[.B11]+5" office:value-type="float" office:value="430" calcext:value-type="float">
            <text:p>430.00</text:p>
          </table:table-cell>
          <table:table-cell table:style-name="ce111" table:formula="of:=[.C11]+[.$C$38]/(COUNT([.$B$38:.$B$96])-1)" office:value-type="float" office:value="633.137931034483" calcext:value-type="float">
            <text:p>633.14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2]+5" office:value-type="float" office:value="425" calcext:value-type="float">
            <text:p>425.00</text:p>
          </table:table-cell>
          <table:table-cell table:style-name="ce111" table:formula="of:=[.C12]+[.$C$38]/(COUNT([.$B$38:.$B$96])-1)" office:value-type="float" office:value="625.775862068965" calcext:value-type="float">
            <text:p>625.78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3]+5" office:value-type="float" office:value="420" calcext:value-type="float">
            <text:p>420.00</text:p>
          </table:table-cell>
          <table:table-cell table:style-name="ce111" table:formula="of:=[.C13]+[.$C$38]/(COUNT([.$B$38:.$B$96])-1)" office:value-type="float" office:value="618.413793103448" calcext:value-type="float">
            <text:p>618.41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4]+5" office:value-type="float" office:value="415" calcext:value-type="float">
            <text:p>415.00</text:p>
          </table:table-cell>
          <table:table-cell table:style-name="ce111" table:formula="of:=[.C14]+[.$C$38]/(COUNT([.$B$38:.$B$96])-1)" office:value-type="float" office:value="611.051724137931" calcext:value-type="float">
            <text:p>611.05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5]+5" office:value-type="float" office:value="410" calcext:value-type="float">
            <text:p>410.00</text:p>
          </table:table-cell>
          <table:table-cell table:style-name="ce111" table:formula="of:=[.C15]+[.$C$38]/(COUNT([.$B$38:.$B$96])-1)" office:value-type="float" office:value="603.689655172414" calcext:value-type="float">
            <text:p>603.69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6]+5" office:value-type="float" office:value="405" calcext:value-type="float">
            <text:p>405.00</text:p>
          </table:table-cell>
          <table:table-cell table:style-name="ce111" table:formula="of:=[.C16]+[.$C$38]/(COUNT([.$B$38:.$B$96])-1)" office:value-type="float" office:value="596.327586206897" calcext:value-type="float">
            <text:p>596.33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7]+5" office:value-type="float" office:value="400" calcext:value-type="float">
            <text:p>400.00</text:p>
          </table:table-cell>
          <table:table-cell table:style-name="ce111" table:formula="of:=[.C17]+[.$C$38]/(COUNT([.$B$38:.$B$96])-1)" office:value-type="float" office:value="588.965517241379" calcext:value-type="float">
            <text:p>588.97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8]+5" office:value-type="float" office:value="395" calcext:value-type="float">
            <text:p>395.00</text:p>
          </table:table-cell>
          <table:table-cell table:style-name="ce111" table:formula="of:=[.C18]+[.$C$38]/(COUNT([.$B$38:.$B$96])-1)" office:value-type="float" office:value="581.603448275862" calcext:value-type="float">
            <text:p>581.60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19]+5" office:value-type="float" office:value="390" calcext:value-type="float">
            <text:p>390.00</text:p>
          </table:table-cell>
          <table:table-cell table:style-name="ce111" table:formula="of:=[.C19]+[.$C$38]/(COUNT([.$B$38:.$B$96])-1)" office:value-type="float" office:value="574.241379310345" calcext:value-type="float">
            <text:p>574.24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0]+5" office:value-type="float" office:value="385" calcext:value-type="float">
            <text:p>385.00</text:p>
          </table:table-cell>
          <table:table-cell table:style-name="ce111" table:formula="of:=[.C20]+[.$C$38]/(COUNT([.$B$38:.$B$96])-1)" office:value-type="float" office:value="566.879310344828" calcext:value-type="float">
            <text:p>566.88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1]+5" office:value-type="float" office:value="380" calcext:value-type="float">
            <text:p>380.00</text:p>
          </table:table-cell>
          <table:table-cell table:style-name="ce111" table:formula="of:=[.C21]+[.$C$38]/(COUNT([.$B$38:.$B$96])-1)" office:value-type="float" office:value="559.51724137931" calcext:value-type="float">
            <text:p>559.52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2]+5" office:value-type="float" office:value="375" calcext:value-type="float">
            <text:p>375.00</text:p>
          </table:table-cell>
          <table:table-cell table:style-name="ce111" table:formula="of:=[.C22]+[.$C$38]/(COUNT([.$B$38:.$B$96])-1)" office:value-type="float" office:value="552.155172413793" calcext:value-type="float">
            <text:p>552.16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3]+5" office:value-type="float" office:value="370" calcext:value-type="float">
            <text:p>370.00</text:p>
          </table:table-cell>
          <table:table-cell table:style-name="ce111" table:formula="of:=[.C23]+[.$C$38]/(COUNT([.$B$38:.$B$96])-1)" office:value-type="float" office:value="544.793103448276" calcext:value-type="float">
            <text:p>544.79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4]+5" office:value-type="float" office:value="365" calcext:value-type="float">
            <text:p>365.00</text:p>
          </table:table-cell>
          <table:table-cell table:style-name="ce111" table:formula="of:=[.C24]+[.$C$38]/(COUNT([.$B$38:.$B$96])-1)" office:value-type="float" office:value="537.431034482759" calcext:value-type="float">
            <text:p>537.43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5]+5" office:value-type="float" office:value="360" calcext:value-type="float">
            <text:p>360.00</text:p>
          </table:table-cell>
          <table:table-cell table:style-name="ce111" table:formula="of:=[.C25]+[.$C$38]/(COUNT([.$B$38:.$B$96])-1)" office:value-type="float" office:value="530.068965517242" calcext:value-type="float">
            <text:p>530.07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6]+5" office:value-type="float" office:value="355" calcext:value-type="float">
            <text:p>355.00</text:p>
          </table:table-cell>
          <table:table-cell table:style-name="ce111" table:formula="of:=[.C26]+[.$C$38]/(COUNT([.$B$38:.$B$96])-1)" office:value-type="float" office:value="522.706896551724" calcext:value-type="float">
            <text:p>522.71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7]+5" office:value-type="float" office:value="350" calcext:value-type="float">
            <text:p>350.00</text:p>
          </table:table-cell>
          <table:table-cell table:style-name="ce111" table:formula="of:=[.C27]+[.$C$38]/(COUNT([.$B$38:.$B$96])-1)" office:value-type="float" office:value="515.344827586207" calcext:value-type="float">
            <text:p>515.34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8]+5" office:value-type="float" office:value="345" calcext:value-type="float">
            <text:p>345.00</text:p>
          </table:table-cell>
          <table:table-cell table:style-name="ce111" table:formula="of:=[.C28]+[.$C$38]/(COUNT([.$B$38:.$B$96])-1)" office:value-type="float" office:value="507.98275862069" calcext:value-type="float">
            <text:p>507.98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29]+5" office:value-type="float" office:value="340" calcext:value-type="float">
            <text:p>340.00</text:p>
          </table:table-cell>
          <table:table-cell table:style-name="ce111" table:formula="of:=[.C29]+[.$C$38]/(COUNT([.$B$38:.$B$96])-1)" office:value-type="float" office:value="500.620689655173" calcext:value-type="float">
            <text:p>500.62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0]+5" office:value-type="float" office:value="335" calcext:value-type="float">
            <text:p>335.00</text:p>
          </table:table-cell>
          <table:table-cell table:style-name="ce111" table:formula="of:=[.C30]+[.$C$38]/(COUNT([.$B$38:.$B$96])-1)" office:value-type="float" office:value="493.258620689655" calcext:value-type="float">
            <text:p>493.26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1]+5" office:value-type="float" office:value="330" calcext:value-type="float">
            <text:p>330.00</text:p>
          </table:table-cell>
          <table:table-cell table:style-name="ce111" table:formula="of:=[.C31]+[.$C$38]/(COUNT([.$B$38:.$B$96])-1)" office:value-type="float" office:value="485.896551724138" calcext:value-type="float">
            <text:p>485.90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2]+5" office:value-type="float" office:value="325" calcext:value-type="float">
            <text:p>325.00</text:p>
          </table:table-cell>
          <table:table-cell table:style-name="ce111" table:formula="of:=[.C32]+[.$C$38]/(COUNT([.$B$38:.$B$96])-1)" office:value-type="float" office:value="478.534482758621" calcext:value-type="float">
            <text:p>478.53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3]+5" office:value-type="float" office:value="320" calcext:value-type="float">
            <text:p>320.00</text:p>
          </table:table-cell>
          <table:table-cell table:style-name="ce111" table:formula="of:=[.C33]+[.$C$38]/(COUNT([.$B$38:.$B$96])-1)" office:value-type="float" office:value="471.172413793104" calcext:value-type="float">
            <text:p>471.17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4]+5" office:value-type="float" office:value="315" calcext:value-type="float">
            <text:p>315.00</text:p>
          </table:table-cell>
          <table:table-cell table:style-name="ce111" table:formula="of:=[.C34]+[.$C$38]/(COUNT([.$B$38:.$B$96])-1)" office:value-type="float" office:value="463.810344827586" calcext:value-type="float">
            <text:p>463.81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5]+5" office:value-type="float" office:value="310" calcext:value-type="float">
            <text:p>310.00</text:p>
          </table:table-cell>
          <table:table-cell table:style-name="ce111" table:formula="of:=[.C35]+[.$C$38]/(COUNT([.$B$38:.$B$96])-1)" office:value-type="float" office:value="456.448275862069" calcext:value-type="float">
            <text:p>456.45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6]+5" office:value-type="float" office:value="305" calcext:value-type="float">
            <text:p>305.00</text:p>
          </table:table-cell>
          <table:table-cell table:style-name="ce111" table:formula="of:=[.C36]+[.$C$38]/(COUNT([.$B$38:.$B$96])-1)" office:value-type="float" office:value="449.086206896552" calcext:value-type="float">
            <text:p>449.09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7]+5" office:value-type="float" office:value="300" calcext:value-type="float">
            <text:p>300.00</text:p>
          </table:table-cell>
          <table:table-cell table:style-name="ce111" table:formula="of:=[.C37]+[.$C$38]/(COUNT([.$B$38:.$B$96])-1)" office:value-type="float" office:value="441.724137931035" calcext:value-type="float">
            <text:p>441.72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8]+5" office:value-type="float" office:value="295" calcext:value-type="float">
            <text:p>295.00</text:p>
          </table:table-cell>
          <table:table-cell table:style-name="ce111" table:formula="of:=[.C38]+[.$C$38]/(COUNT([.$B$38:.$B$96])-1)" office:value-type="float" office:value="434.362068965517" calcext:value-type="float">
            <text:p>434.36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2" office:value-type="float" office:value="290" calcext:value-type="float">
            <text:p>290.00</text:p>
          </table:table-cell>
          <table:table-cell table:style-name="ce112" office:value-type="float" office:value="427" calcext:value-type="float">
            <text:p>427.00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8]-5" office:value-type="float" office:value="285" calcext:value-type="float">
            <text:p>285.00</text:p>
          </table:table-cell>
          <table:table-cell table:style-name="ce111" table:formula="of:=[.C38]-[.$C$38]/(COUNT([.$B$38:.$B$96])-1)" office:value-type="float" office:value="419.637931034483" calcext:value-type="float">
            <text:p>419.64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39]-5" office:value-type="float" office:value="280" calcext:value-type="float">
            <text:p>280.00</text:p>
          </table:table-cell>
          <table:table-cell table:style-name="ce111" table:formula="of:=[.C39]-[.$C$38]/(COUNT([.$B$38:.$B$96])-1)" office:value-type="float" office:value="412.275862068965" calcext:value-type="float">
            <text:p>412.28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40]-5" office:value-type="float" office:value="275" calcext:value-type="float">
            <text:p>275.00</text:p>
          </table:table-cell>
          <table:table-cell table:style-name="ce111" table:formula="of:=[.C40]-[.$C$38]/(COUNT([.$B$38:.$B$96])-1)" office:value-type="float" office:value="404.913793103448" calcext:value-type="float">
            <text:p>404.91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41]-5" office:value-type="float" office:value="270" calcext:value-type="float">
            <text:p>270.00</text:p>
          </table:table-cell>
          <table:table-cell table:style-name="ce111" table:formula="of:=[.C41]-[.$C$38]/(COUNT([.$B$38:.$B$96])-1)" office:value-type="float" office:value="397.551724137931" calcext:value-type="float">
            <text:p>397.55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42]-5" office:value-type="float" office:value="265" calcext:value-type="float">
            <text:p>265.00</text:p>
          </table:table-cell>
          <table:table-cell table:style-name="ce111" table:formula="of:=[.C42]-[.$C$38]/(COUNT([.$B$38:.$B$96])-1)" office:value-type="float" office:value="390.189655172414" calcext:value-type="float">
            <text:p>390.19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43]-5" office:value-type="float" office:value="260" calcext:value-type="float">
            <text:p>260.00</text:p>
          </table:table-cell>
          <table:table-cell table:style-name="ce111" table:formula="of:=[.C43]-[.$C$38]/(COUNT([.$B$38:.$B$96])-1)" office:value-type="float" office:value="382.827586206896" calcext:value-type="float">
            <text:p>382.83</text:p>
          </table:table-cell>
          <table:table-cell/>
          <table:table-cell table:style-name="ce115" table:number-columns-repeated="2"/>
          <table:table-cell table:style-name="ce116"/>
          <table:table-cell table:style-name="ce114"/>
          <table:table-cell table:number-columns-repeated="1006"/>
        </table:table-row>
        <table:table-row table:style-name="ro1">
          <table:table-cell/>
          <table:table-cell table:style-name="ce111" table:formula="of:=[.B44]-5" office:value-type="float" office:value="255" calcext:value-type="float">
            <text:p>255.00</text:p>
          </table:table-cell>
          <table:table-cell table:style-name="ce111" table:formula="of:=[.C44]-[.$C$38]/(COUNT([.$B$38:.$B$96])-1)" office:value-type="float" office:value="375.465517241379" calcext:value-type="float">
            <text:p>375.47</text:p>
          </table:table-cell>
          <table:table-cell/>
          <table:table-cell table:style-name="ce115" table:number-columns-repeated="2"/>
          <table:table-cell table:style-name="ce116"/>
          <table:table-cell table:style-name="ce117"/>
          <table:table-cell table:number-columns-repeated="1006"/>
        </table:table-row>
        <table:table-row table:style-name="ro1">
          <table:table-cell/>
          <table:table-cell table:style-name="ce111" table:formula="of:=[.B45]-5" office:value-type="float" office:value="250" calcext:value-type="float">
            <text:p>250.00</text:p>
          </table:table-cell>
          <table:table-cell table:style-name="ce111" table:formula="of:=[.C45]-[.$C$38]/(COUNT([.$B$38:.$B$96])-1)" office:value-type="float" office:value="368.103448275862" calcext:value-type="float">
            <text:p>368.10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11" table:formula="of:=[.B46]-5" office:value-type="float" office:value="245" calcext:value-type="float">
            <text:p>245.00</text:p>
          </table:table-cell>
          <table:table-cell table:style-name="ce111" table:formula="of:=[.C46]-[.$C$38]/(COUNT([.$B$38:.$B$96])-1)" office:value-type="float" office:value="360.741379310345" calcext:value-type="float">
            <text:p>360.74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11" table:formula="of:=[.B47]-5" office:value-type="float" office:value="240" calcext:value-type="float">
            <text:p>240.00</text:p>
          </table:table-cell>
          <table:table-cell table:style-name="ce111" table:formula="of:=[.C47]-[.$C$38]/(COUNT([.$B$38:.$B$96])-1)" office:value-type="float" office:value="353.379310344827" calcext:value-type="float">
            <text:p>353.3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11" table:formula="of:=[.B48]-5" office:value-type="float" office:value="235" calcext:value-type="float">
            <text:p>235.00</text:p>
          </table:table-cell>
          <table:table-cell table:style-name="ce111" table:formula="of:=[.C48]-[.$C$38]/(COUNT([.$B$38:.$B$96])-1)" office:value-type="float" office:value="346.01724137931" calcext:value-type="float">
            <text:p>346.0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49]-5" office:value-type="float" office:value="230" calcext:value-type="float">
            <text:p>230.00</text:p>
          </table:table-cell>
          <table:table-cell table:style-name="ce111" table:formula="of:=[.C49]-[.$C$38]/(COUNT([.$B$38:.$B$96])-1)" office:value-type="float" office:value="338.655172413793" calcext:value-type="float">
            <text:p>338.6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0]-5" office:value-type="float" office:value="225" calcext:value-type="float">
            <text:p>225.00</text:p>
          </table:table-cell>
          <table:table-cell table:style-name="ce111" table:formula="of:=[.C50]-[.$C$38]/(COUNT([.$B$38:.$B$96])-1)" office:value-type="float" office:value="331.293103448276" calcext:value-type="float">
            <text:p>331.29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1]-5" office:value-type="float" office:value="220" calcext:value-type="float">
            <text:p>220.00</text:p>
          </table:table-cell>
          <table:table-cell table:style-name="ce111" table:formula="of:=[.C51]-[.$C$38]/(COUNT([.$B$38:.$B$96])-1)" office:value-type="float" office:value="323.931034482758" calcext:value-type="float">
            <text:p>323.93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2]-5" office:value-type="float" office:value="215" calcext:value-type="float">
            <text:p>215.00</text:p>
          </table:table-cell>
          <table:table-cell table:style-name="ce111" table:formula="of:=[.C52]-[.$C$38]/(COUNT([.$B$38:.$B$96])-1)" office:value-type="float" office:value="316.568965517241" calcext:value-type="float">
            <text:p>316.57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3]-5" office:value-type="float" office:value="210" calcext:value-type="float">
            <text:p>210.00</text:p>
          </table:table-cell>
          <table:table-cell table:style-name="ce111" table:formula="of:=[.C53]-[.$C$38]/(COUNT([.$B$38:.$B$96])-1)" office:value-type="float" office:value="309.206896551724" calcext:value-type="float">
            <text:p>309.21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4]-5" office:value-type="float" office:value="205" calcext:value-type="float">
            <text:p>205.00</text:p>
          </table:table-cell>
          <table:table-cell table:style-name="ce111" table:formula="of:=[.C54]-[.$C$38]/(COUNT([.$B$38:.$B$96])-1)" office:value-type="float" office:value="301.844827586206" calcext:value-type="float">
            <text:p>301.84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5]-5" office:value-type="float" office:value="200" calcext:value-type="float">
            <text:p>200.00</text:p>
          </table:table-cell>
          <table:table-cell table:style-name="ce111" table:formula="of:=[.C55]-[.$C$38]/(COUNT([.$B$38:.$B$96])-1)" office:value-type="float" office:value="294.482758620689" calcext:value-type="float">
            <text:p>294.48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6]-5" office:value-type="float" office:value="195" calcext:value-type="float">
            <text:p>195.00</text:p>
          </table:table-cell>
          <table:table-cell table:style-name="ce111" table:formula="of:=[.C56]-[.$C$38]/(COUNT([.$B$38:.$B$96])-1)" office:value-type="float" office:value="287.120689655172" calcext:value-type="float">
            <text:p>287.1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7]-5" office:value-type="float" office:value="190" calcext:value-type="float">
            <text:p>190.00</text:p>
          </table:table-cell>
          <table:table-cell table:style-name="ce111" table:formula="of:=[.C57]-[.$C$38]/(COUNT([.$B$38:.$B$96])-1)" office:value-type="float" office:value="279.758620689655" calcext:value-type="float">
            <text:p>279.7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8]-5" office:value-type="float" office:value="185" calcext:value-type="float">
            <text:p>185.00</text:p>
          </table:table-cell>
          <table:table-cell table:style-name="ce111" table:formula="of:=[.C58]-[.$C$38]/(COUNT([.$B$38:.$B$96])-1)" office:value-type="float" office:value="272.396551724137" calcext:value-type="float">
            <text:p>272.40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59]-5" office:value-type="float" office:value="180" calcext:value-type="float">
            <text:p>180.00</text:p>
          </table:table-cell>
          <table:table-cell table:style-name="ce111" table:formula="of:=[.C59]-[.$C$38]/(COUNT([.$B$38:.$B$96])-1)" office:value-type="float" office:value="265.03448275862" calcext:value-type="float">
            <text:p>265.03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0]-5" office:value-type="float" office:value="175" calcext:value-type="float">
            <text:p>175.00</text:p>
          </table:table-cell>
          <table:table-cell table:style-name="ce111" table:formula="of:=[.C60]-[.$C$38]/(COUNT([.$B$38:.$B$96])-1)" office:value-type="float" office:value="257.672413793103" calcext:value-type="float">
            <text:p>257.67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1]-5" office:value-type="float" office:value="170" calcext:value-type="float">
            <text:p>170.00</text:p>
          </table:table-cell>
          <table:table-cell table:style-name="ce111" table:formula="of:=[.C61]-[.$C$38]/(COUNT([.$B$38:.$B$96])-1)" office:value-type="float" office:value="250.310344827586" calcext:value-type="float">
            <text:p>250.31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2]-5" office:value-type="float" office:value="165" calcext:value-type="float">
            <text:p>165.00</text:p>
          </table:table-cell>
          <table:table-cell table:style-name="ce111" table:formula="of:=[.C62]-[.$C$38]/(COUNT([.$B$38:.$B$96])-1)" office:value-type="float" office:value="242.948275862068" calcext:value-type="float">
            <text:p>242.95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3]-5" office:value-type="float" office:value="160" calcext:value-type="float">
            <text:p>160.00</text:p>
          </table:table-cell>
          <table:table-cell table:style-name="ce111" table:formula="of:=[.C63]-[.$C$38]/(COUNT([.$B$38:.$B$96])-1)" office:value-type="float" office:value="235.586206896551" calcext:value-type="float">
            <text:p>235.59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4]-5" office:value-type="float" office:value="155" calcext:value-type="float">
            <text:p>155.00</text:p>
          </table:table-cell>
          <table:table-cell table:style-name="ce111" table:formula="of:=[.C64]-[.$C$38]/(COUNT([.$B$38:.$B$96])-1)" office:value-type="float" office:value="228.224137931034" calcext:value-type="float">
            <text:p>228.2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5]-5" office:value-type="float" office:value="150" calcext:value-type="float">
            <text:p>150.00</text:p>
          </table:table-cell>
          <table:table-cell table:style-name="ce111" table:formula="of:=[.C65]-[.$C$38]/(COUNT([.$B$38:.$B$96])-1)" office:value-type="float" office:value="220.862068965517" calcext:value-type="float">
            <text:p>220.8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6]-5" office:value-type="float" office:value="145" calcext:value-type="float">
            <text:p>145.00</text:p>
          </table:table-cell>
          <table:table-cell table:style-name="ce111" table:formula="of:=[.C66]-[.$C$38]/(COUNT([.$B$38:.$B$96])-1)" office:value-type="float" office:value="213.499999999999" calcext:value-type="float">
            <text:p>213.50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7]-5" office:value-type="float" office:value="140" calcext:value-type="float">
            <text:p>140.00</text:p>
          </table:table-cell>
          <table:table-cell table:style-name="ce111" table:formula="of:=[.C67]-[.$C$38]/(COUNT([.$B$38:.$B$96])-1)" office:value-type="float" office:value="206.137931034482" calcext:value-type="float">
            <text:p>206.14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8]-5" office:value-type="float" office:value="135" calcext:value-type="float">
            <text:p>135.00</text:p>
          </table:table-cell>
          <table:table-cell table:style-name="ce111" table:formula="of:=[.C68]-[.$C$38]/(COUNT([.$B$38:.$B$96])-1)" office:value-type="float" office:value="198.775862068965" calcext:value-type="float">
            <text:p>198.78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69]-5" office:value-type="float" office:value="130" calcext:value-type="float">
            <text:p>130.00</text:p>
          </table:table-cell>
          <table:table-cell table:style-name="ce111" table:formula="of:=[.C69]-[.$C$38]/(COUNT([.$B$38:.$B$96])-1)" office:value-type="float" office:value="191.413793103448" calcext:value-type="float">
            <text:p>191.41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0]-5" office:value-type="float" office:value="125" calcext:value-type="float">
            <text:p>125.00</text:p>
          </table:table-cell>
          <table:table-cell table:style-name="ce111" table:formula="of:=[.C70]-[.$C$38]/(COUNT([.$B$38:.$B$96])-1)" office:value-type="float" office:value="184.05172413793" calcext:value-type="float">
            <text:p>184.05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1]-5" office:value-type="float" office:value="120" calcext:value-type="float">
            <text:p>120.00</text:p>
          </table:table-cell>
          <table:table-cell table:style-name="ce111" table:formula="of:=[.C71]-[.$C$38]/(COUNT([.$B$38:.$B$96])-1)" office:value-type="float" office:value="176.689655172413" calcext:value-type="float">
            <text:p>176.69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2]-5" office:value-type="float" office:value="115" calcext:value-type="float">
            <text:p>115.00</text:p>
          </table:table-cell>
          <table:table-cell table:style-name="ce111" table:formula="of:=[.C72]-[.$C$38]/(COUNT([.$B$38:.$B$96])-1)" office:value-type="float" office:value="169.327586206896" calcext:value-type="float">
            <text:p>169.33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3]-5" office:value-type="float" office:value="110" calcext:value-type="float">
            <text:p>110.00</text:p>
          </table:table-cell>
          <table:table-cell table:style-name="ce111" table:formula="of:=[.C73]-[.$C$38]/(COUNT([.$B$38:.$B$96])-1)" office:value-type="float" office:value="161.965517241379" calcext:value-type="float">
            <text:p>161.97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4]-5" office:value-type="float" office:value="105" calcext:value-type="float">
            <text:p>105.00</text:p>
          </table:table-cell>
          <table:table-cell table:style-name="ce111" table:formula="of:=[.C74]-[.$C$38]/(COUNT([.$B$38:.$B$96])-1)" office:value-type="float" office:value="154.603448275862" calcext:value-type="float">
            <text:p>154.60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5]-5" office:value-type="float" office:value="100" calcext:value-type="float">
            <text:p>100.00</text:p>
          </table:table-cell>
          <table:table-cell table:style-name="ce111" table:formula="of:=[.C75]-[.$C$38]/(COUNT([.$B$38:.$B$96])-1)" office:value-type="float" office:value="147.241379310344" calcext:value-type="float">
            <text:p>147.24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6]-5" office:value-type="float" office:value="95" calcext:value-type="float">
            <text:p>95.00</text:p>
          </table:table-cell>
          <table:table-cell table:style-name="ce111" table:formula="of:=[.C76]-[.$C$38]/(COUNT([.$B$38:.$B$96])-1)" office:value-type="float" office:value="139.879310344827" calcext:value-type="float">
            <text:p>139.88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7]-5" office:value-type="float" office:value="90" calcext:value-type="float">
            <text:p>90.00</text:p>
          </table:table-cell>
          <table:table-cell table:style-name="ce111" table:formula="of:=[.C77]-[.$C$38]/(COUNT([.$B$38:.$B$96])-1)" office:value-type="float" office:value="132.51724137931" calcext:value-type="float">
            <text:p>132.5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8]-5" office:value-type="float" office:value="85" calcext:value-type="float">
            <text:p>85.00</text:p>
          </table:table-cell>
          <table:table-cell table:style-name="ce111" table:formula="of:=[.C78]-[.$C$38]/(COUNT([.$B$38:.$B$96])-1)" office:value-type="float" office:value="125.155172413793" calcext:value-type="float">
            <text:p>125.1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79]-5" office:value-type="float" office:value="80" calcext:value-type="float">
            <text:p>80.00</text:p>
          </table:table-cell>
          <table:table-cell table:style-name="ce111" table:formula="of:=[.C79]-[.$C$38]/(COUNT([.$B$38:.$B$96])-1)" office:value-type="float" office:value="117.793103448275" calcext:value-type="float">
            <text:p>117.79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0]-5" office:value-type="float" office:value="75" calcext:value-type="float">
            <text:p>75.00</text:p>
          </table:table-cell>
          <table:table-cell table:style-name="ce111" table:formula="of:=[.C80]-[.$C$38]/(COUNT([.$B$38:.$B$96])-1)" office:value-type="float" office:value="110.431034482758" calcext:value-type="float">
            <text:p>110.43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1]-5" office:value-type="float" office:value="70" calcext:value-type="float">
            <text:p>70.00</text:p>
          </table:table-cell>
          <table:table-cell table:style-name="ce111" table:formula="of:=[.C81]-[.$C$38]/(COUNT([.$B$38:.$B$96])-1)" office:value-type="float" office:value="103.068965517241" calcext:value-type="float">
            <text:p>103.07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2]-5" office:value-type="float" office:value="65" calcext:value-type="float">
            <text:p>65.00</text:p>
          </table:table-cell>
          <table:table-cell table:style-name="ce111" table:formula="of:=[.C82]-[.$C$38]/(COUNT([.$B$38:.$B$96])-1)" office:value-type="float" office:value="95.7068965517236" calcext:value-type="float">
            <text:p>95.71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3]-5" office:value-type="float" office:value="60" calcext:value-type="float">
            <text:p>60.00</text:p>
          </table:table-cell>
          <table:table-cell table:style-name="ce111" table:formula="of:=[.C83]-[.$C$38]/(COUNT([.$B$38:.$B$96])-1)" office:value-type="float" office:value="88.3448275862064" calcext:value-type="float">
            <text:p>88.34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4]-5" office:value-type="float" office:value="55" calcext:value-type="float">
            <text:p>55.00</text:p>
          </table:table-cell>
          <table:table-cell table:style-name="ce111" table:formula="of:=[.C84]-[.$C$38]/(COUNT([.$B$38:.$B$96])-1)" office:value-type="float" office:value="80.9827586206891" calcext:value-type="float">
            <text:p>80.98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5]-5" office:value-type="float" office:value="50" calcext:value-type="float">
            <text:p>50.00</text:p>
          </table:table-cell>
          <table:table-cell table:style-name="ce111" table:formula="of:=[.C85]-[.$C$38]/(COUNT([.$B$38:.$B$96])-1)" office:value-type="float" office:value="73.6206896551719" calcext:value-type="float">
            <text:p>73.6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6]-5" office:value-type="float" office:value="45" calcext:value-type="float">
            <text:p>45.00</text:p>
          </table:table-cell>
          <table:table-cell table:style-name="ce111" table:formula="of:=[.C86]-[.$C$38]/(COUNT([.$B$38:.$B$96])-1)" office:value-type="float" office:value="66.2586206896547" calcext:value-type="float">
            <text:p>66.2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7]-5" office:value-type="float" office:value="40" calcext:value-type="float">
            <text:p>40.00</text:p>
          </table:table-cell>
          <table:table-cell table:style-name="ce111" table:formula="of:=[.C87]-[.$C$38]/(COUNT([.$B$38:.$B$96])-1)" office:value-type="float" office:value="58.8965517241374" calcext:value-type="float">
            <text:p>58.90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8]-5" office:value-type="float" office:value="35" calcext:value-type="float">
            <text:p>35.00</text:p>
          </table:table-cell>
          <table:table-cell table:style-name="ce111" table:formula="of:=[.C88]-[.$C$38]/(COUNT([.$B$38:.$B$96])-1)" office:value-type="float" office:value="51.5344827586202" calcext:value-type="float">
            <text:p>51.53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89]-5" office:value-type="float" office:value="30" calcext:value-type="float">
            <text:p>30.00</text:p>
          </table:table-cell>
          <table:table-cell table:style-name="ce111" table:formula="of:=[.C89]-[.$C$38]/(COUNT([.$B$38:.$B$96])-1)" office:value-type="float" office:value="44.172413793103" calcext:value-type="float">
            <text:p>44.17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0]-5" office:value-type="float" office:value="25" calcext:value-type="float">
            <text:p>25.00</text:p>
          </table:table-cell>
          <table:table-cell table:style-name="ce111" table:formula="of:=[.C90]-[.$C$38]/(COUNT([.$B$38:.$B$96])-1)" office:value-type="float" office:value="36.8103448275857" calcext:value-type="float">
            <text:p>36.81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1]-5" office:value-type="float" office:value="20" calcext:value-type="float">
            <text:p>20.00</text:p>
          </table:table-cell>
          <table:table-cell table:style-name="ce111" table:formula="of:=[.C91]-[.$C$38]/(COUNT([.$B$38:.$B$96])-1)" office:value-type="float" office:value="29.4482758620685" calcext:value-type="float">
            <text:p>29.45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2]-5" office:value-type="float" office:value="15" calcext:value-type="float">
            <text:p>15.00</text:p>
          </table:table-cell>
          <table:table-cell table:style-name="ce111" table:formula="of:=[.C92]-[.$C$38]/(COUNT([.$B$38:.$B$96])-1)" office:value-type="float" office:value="22.0862068965512" calcext:value-type="float">
            <text:p>22.09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3]-5" office:value-type="float" office:value="10" calcext:value-type="float">
            <text:p>10.00</text:p>
          </table:table-cell>
          <table:table-cell table:style-name="ce111" table:formula="of:=[.C93]-[.$C$38]/(COUNT([.$B$38:.$B$96])-1)" office:value-type="float" office:value="14.724137931034" calcext:value-type="float">
            <text:p>14.72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4]-5" office:value-type="float" office:value="5" calcext:value-type="float">
            <text:p>5.00</text:p>
          </table:table-cell>
          <table:table-cell table:style-name="ce111" table:formula="of:=[.C94]-[.$C$38]/(COUNT([.$B$38:.$B$96])-1)" office:value-type="float" office:value="7.36206896551674" calcext:value-type="float">
            <text:p>7.36</text:p>
          </table:table-cell>
          <table:table-cell table:number-columns-repeated="1011"/>
        </table:table-row>
        <table:table-row table:style-name="ro1">
          <table:table-cell/>
          <table:table-cell table:style-name="ce111" table:formula="of:=[.B95]-5" office:value-type="float" office:value="0" calcext:value-type="float">
            <text:p>0.00</text:p>
          </table:table-cell>
          <table:table-cell table:style-name="ce111" table:formula="of:=[.C95]-[.$C$38]/(COUNT([.$B$38:.$B$96])-1)" office:value-type="float" office:value="-0.00000000000049915627187147" calcext:value-type="float">
            <text:p>0.00</text:p>
          </table:table-cell>
          <table:table-cell table:number-columns-repeated="1011"/>
        </table:table-row>
        <table:table-row table:style-name="ro1" table:number-rows-repeated="104847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중량" table:style-name="ta2">
        <office:forms form:automatic-focus="false" form:apply-design-mode="false"/>
        <table:table-column table:style-name="co2" table:number-columns-repeated="4" table:default-cell-style-name="Default"/>
        <table:table-column table:style-name="co2" table:default-cell-style-name="ce124"/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124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22"/>
        </table:table-row>
        <table:table-row table:style-name="ro2">
          <table:table-cell/>
          <table:table-cell office:value-type="string" calcext:value-type="string">
            <text:p>21호기</text:p>
          </table:table-cell>
          <table:table-cell office:value-type="string" calcext:value-type="string">
            <text:p>60~70</text:p>
          </table:table-cell>
          <table:table-cell table:number-columns-repeated="3"/>
          <table:table-cell office:value-type="string" calcext:value-type="string">
            <text:p>11호기</text:p>
          </table:table-cell>
          <table:table-cell office:value-type="string" calcext:value-type="string">
            <text:p>75~85</text:p>
          </table:table-cell>
          <table:table-cell table:number-columns-repeated="3"/>
          <table:table-cell office:value-type="string" calcext:value-type="string">
            <text:p>성형실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클립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3"/>
          <table:table-cell office:value-type="string" calcext:value-type="string">
            <text:p>난간</text:p>
          </table:table-cell>
          <table:table-cell table:number-columns-repeated="3"/>
          <table:table-cell office:value-type="string" calcext:value-type="string">
            <text:p>기둥</text:p>
          </table:table-cell>
          <table:table-cell table:number-columns-repeated="2"/>
        </table:table-row>
        <table:table-row table:style-name="ro2">
          <table:table-cell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팩원료(kg)</text:p>
          </table:table-cell>
          <table:table-cell table:style-name="ce120" office:value-type="string" calcext:value-type="string">
            <text:p>중량(kg)</text:p>
          </table:table-cell>
          <table:table-cell table:style-name="ce125" office:value-type="string" calcext:value-type="string">
            <text:p>수량</text:p>
          </table:table-cell>
          <table:table-cell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팩원료(kg)</text:p>
          </table:table-cell>
          <table:table-cell table:style-name="ce120" office:value-type="string" calcext:value-type="string">
            <text:p>중량(kg)</text:p>
          </table:table-cell>
          <table:table-cell table:style-name="ce125" office:value-type="string" calcext:value-type="string">
            <text:p>수량</text:p>
          </table:table-cell>
          <table:table-cell/>
          <table:table-cell table:style-name="ce120"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중량(kg)</text:p>
          </table:table-cell>
          <table:table-cell/>
          <table:table-cell table:style-name="ce120"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중량(kg)</text:p>
          </table:table-cell>
          <table:table-cell/>
          <table:table-cell table:style-name="ce120"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중량(kg)</text:p>
          </table:table-cell>
        </table:table-row>
        <table:table-row table:style-name="ro1">
          <table:table-cell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6" table:formula="of:=[.C6]/[.D6]" office:value-type="float" office:value="29.585798816568" calcext:value-type="float">
            <text:p>29.586</text:p>
          </table:table-cell>
          <table:table-cell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6" table:formula="of:=[.H6]/[.I6]" office:value-type="float" office:value="29.585798816568" calcext:value-type="float">
            <text:p>29.586</text:p>
          </table:table-cell>
          <table:table-cell/>
          <table:table-cell table:style-name="ce123" office:value-type="string" calcext:value-type="string">
            <text:p>25T</text:p>
          </table:table-cell>
          <table:table-cell table:style-name="ce123" office:value-type="float" office:value="3000" calcext:value-type="float">
            <text:p>3000</text:p>
          </table:table-cell>
          <table:table-cell table:style-name="ce123" office:value-type="float" office:value="13.3" calcext:value-type="float">
            <text:p>13.3</text:p>
          </table:table-cell>
          <table:table-cell/>
          <table:table-cell table:style-name="ce123" office:value-type="string" calcext:value-type="string">
            <text:p>40*85</text:p>
          </table:table-cell>
          <table:table-cell table:style-name="ce123" office:value-type="float" office:value="2800" calcext:value-type="float">
            <text:p>2800</text:p>
          </table:table-cell>
          <table:table-cell table:style-name="ce123" office:value-type="float" office:value="11.7" calcext:value-type="float">
            <text:p>11.7</text:p>
          </table:table-cell>
          <table:table-cell/>
          <table:table-cell table:style-name="ce123" office:value-type="string" calcext:value-type="string">
            <text:p>100*100</text:p>
          </table:table-cell>
          <table:table-cell table:style-name="ce123" office:value-type="float" office:value="2400" calcext:value-type="float">
            <text:p>2400</text:p>
          </table:table-cell>
          <table:table-cell table:style-name="ce123" office:value-type="float" office:value="8.1" calcext:value-type="float">
            <text:p>8.1</text:p>
          </table:table-cell>
        </table:table-row>
        <table:table-row table:style-name="ro1">
          <table:table-cell/>
          <table:table-cell table:style-name="ce121" office:value-type="float" office:value="2790" calcext:value-type="float">
            <text:p>279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2.58" calcext:value-type="float">
            <text:p>12.58</text:p>
          </table:table-cell>
          <table:table-cell table:style-name="ce126" table:formula="of:=[.C7]/[.D7]" office:value-type="float" office:value="31.7965023847377" calcext:value-type="float">
            <text:p>31.797</text:p>
          </table:table-cell>
          <table:table-cell/>
          <table:table-cell table:style-name="ce121" office:value-type="float" office:value="2790" calcext:value-type="float">
            <text:p>279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7]/[.I7]" office:value-type="float" office:value="400" calcext:value-type="float">
            <text:p>400.000</text:p>
          </table:table-cell>
          <table:table-cell/>
          <table:table-cell table:style-name="ce123"/>
          <table:table-cell table:style-name="ce123" office:value-type="float" office:value="2400" calcext:value-type="float">
            <text:p>2400</text:p>
          </table:table-cell>
          <table:table-cell table:style-name="ce123" office:value-type="float" office:value="10.6" calcext:value-type="float">
            <text:p>10.6</text:p>
          </table:table-cell>
          <table:table-cell/>
          <table:table-cell table:style-name="ce123" table:number-columns-repeated="3"/>
          <table:table-cell/>
          <table:table-cell table:style-name="ce123" office:value-type="string" calcext:value-type="string">
            <text:p>120*120</text:p>
          </table:table-cell>
          <table:table-cell table:style-name="ce123" office:value-type="float" office:value="2400" calcext:value-type="float">
            <text:p>2400</text:p>
          </table:table-cell>
          <table:table-cell table:style-name="ce123"/>
        </table:table-row>
        <table:table-row table:style-name="ro1">
          <table:table-cell/>
          <table:table-cell table:style-name="ce121" office:value-type="float" office:value="2400" calcext:value-type="float">
            <text:p>240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0.82" calcext:value-type="float">
            <text:p>10.82</text:p>
          </table:table-cell>
          <table:table-cell table:style-name="ce126" table:formula="of:=[.C8]/[.D8]" office:value-type="float" office:value="36.9685767097967" calcext:value-type="float">
            <text:p>36.969</text:p>
          </table:table-cell>
          <table:table-cell/>
          <table:table-cell table:style-name="ce121" office:value-type="float" office:value="2400" calcext:value-type="float">
            <text:p>240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8]/[.I8]" office:value-type="float" office:value="400" calcext:value-type="float">
            <text:p>400.000</text:p>
          </table:table-cell>
          <table:table-cell/>
          <table:table-cell table:style-name="ce123" office:value-type="string" calcext:value-type="string">
            <text:p>30T</text:p>
          </table:table-cell>
          <table:table-cell table:style-name="ce123" office:value-type="float" office:value="3000" calcext:value-type="float">
            <text:p>3000</text:p>
          </table:table-cell>
          <table:table-cell table:style-name="ce123" office:value-type="float" office:value="16.4" calcext:value-type="float">
            <text:p>16.4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9]/[.D9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9]/[.I9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0]/[.D10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0]/[.I10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1]/[.D11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1]/[.I11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2]/[.D12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2]/[.I12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3]/[.D13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3]/[.I13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4]/[.D14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4]/[.I14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5]/[.D15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5]/[.I15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6]/[.D16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6]/[.I16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7]/[.D17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7]/[.I17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8]/[.D18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8]/[.I18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9]/[.D19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9]/[.I19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0]/[.D20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0]/[.I20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1]/[.D21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1]/[.I21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2]/[.D22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2]/[.I22]" office:value-type="float" office:value="400" calcext:value-type="float">
            <text:p>400.000</text:p>
          </table:table-cell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3]/[.D23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3]/[.I23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4]/[.D24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4]/[.I24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5]/[.D25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5]/[.I25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6]/[.D26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6]/[.I26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7]/[.D27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7]/[.I27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8]/[.D28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8]/[.I28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9]/[.D29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9]/[.I29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0]/[.D30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0]/[.I30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1]/[.D31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1]/[.I31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2]/[.D32]" office:value-type="float" office:value="400" calcext:value-type="float">
            <text:p>400.000</text:p>
          </table:table-cell>
          <table:table-cell/>
          <table:table-cell table:style-name="ce121"/>
          <table:table-cell table:style-name="ce121" office:value-type="float" office:value="400" calcext:value-type="float">
            <text:p>4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2]/[.I32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122" table:formula="of:=SUM([.C36:.C40])" office:value-type="float" office:value="13.52" calcext:value-type="float">
            <text:p>13.52</text:p>
          </table:table-cell>
          <table:table-cell table:number-columns-repeated="4"/>
          <table:table-cell table:style-name="ce122" table:formula="of:=SUM([.H36:.H40])" office:value-type="float" office:value="13.52" calcext:value-type="float">
            <text:p>13.52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122" office:value-type="string" calcext:value-type="string">
            <text:p>총중량</text:p>
          </table:table-cell>
          <table:table-cell table:style-name="ce122" office:value-type="string" calcext:value-type="string">
            <text:p>중량(kg)</text:p>
          </table:table-cell>
          <table:table-cell table:style-name="ce126" office:value-type="string" calcext:value-type="string">
            <text:p>수량</text:p>
          </table:table-cell>
          <table:table-cell table:number-columns-repeated="2"/>
          <table:table-cell table:style-name="ce122" office:value-type="string" calcext:value-type="string">
            <text:p>총중량</text:p>
          </table:table-cell>
          <table:table-cell table:style-name="ce122" office:value-type="string" calcext:value-type="string">
            <text:p>중량(kg)</text:p>
          </table:table-cell>
          <table:table-cell table:style-name="ce126" office:value-type="string" calcext:value-type="string">
            <text:p>수량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2" table:formula="of:=[.D36]*[.E36]" office:value-type="float" office:value="13.52" calcext:value-type="float">
            <text:p>13.52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/>
          <table:table-cell table:style-name="ce122" table:formula="of:=[.I36]*[.J36]" office:value-type="float" office:value="13.52" calcext:value-type="float">
            <text:p>13.52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5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중량_도일에코텍" table:style-name="ta2">
        <table:table-column table:style-name="co2" table:number-columns-repeated="4" table:default-cell-style-name="Default"/>
        <table:table-column table:style-name="co2" table:default-cell-style-name="ce124"/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124"/>
        <table:table-column table:style-name="co2" table:number-columns-repeated="6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table:style-name="ce128" office:value-type="string" calcext:value-type="string">
            <text:p>21호기</text:p>
          </table:table-cell>
          <table:table-cell office:value-type="string" calcext:value-type="string">
            <text:p>60~70</text:p>
          </table:table-cell>
          <table:table-cell table:number-columns-repeated="3"/>
          <table:table-cell table:style-name="ce128" office:value-type="string" calcext:value-type="string">
            <text:p>11호기</text:p>
          </table:table-cell>
          <table:table-cell office:value-type="string" calcext:value-type="string">
            <text:p>75~85</text:p>
          </table:table-cell>
          <table:table-cell table:number-columns-repeated="3"/>
          <table:table-cell table:style-name="ce128" office:value-type="string" calcext:value-type="string">
            <text:p>성형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클립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2"/>
          <table:table-cell office:value-type="string" calcext:value-type="string">
            <text:p>난간</text:p>
          </table:table-cell>
          <table:table-cell/>
        </table:table-row>
        <table:table-row table:style-name="ro2">
          <table:table-cell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원료(kg)</text:p>
          </table:table-cell>
          <table:table-cell table:style-name="ce120" office:value-type="string" calcext:value-type="string">
            <text:p>중량(kg)</text:p>
          </table:table-cell>
          <table:table-cell table:style-name="ce125" office:value-type="string" calcext:value-type="string">
            <text:p>수량</text:p>
          </table:table-cell>
          <table:table-cell/>
          <table:table-cell table:style-name="ce120" office:value-type="string" calcext:value-type="string">
            <text:p>길이(mm)</text:p>
          </table:table-cell>
          <table:table-cell table:style-name="ce120" office:value-type="string" calcext:value-type="string">
            <text:p>원료(kg)</text:p>
          </table:table-cell>
          <table:table-cell table:style-name="ce120" office:value-type="string" calcext:value-type="string">
            <text:p>중량(kg)</text:p>
          </table:table-cell>
          <table:table-cell table:style-name="ce125" office:value-type="string" calcext:value-type="string">
            <text:p>수량</text:p>
          </table:table-cell>
          <table:table-cell/>
          <table:table-cell office:value-type="string" calcext:value-type="string">
            <text:p>길이(mm)</text:p>
          </table:table-cell>
          <table:table-cell office:value-type="string" calcext:value-type="string">
            <text:p>중량(kg)</text:p>
          </table:table-cell>
          <table:table-cell/>
          <table:table-cell office:value-type="string" calcext:value-type="string">
            <text:p>길이(mm)</text:p>
          </table:table-cell>
          <table:table-cell office:value-type="string" calcext:value-type="string">
            <text:p>중량(kg)</text:p>
          </table:table-cell>
        </table:table-row>
        <table:table-row table:style-name="ro1">
          <table:table-cell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6" table:formula="of:=[.C6]/[.D6]" office:value-type="float" office:value="36.9822485207101" calcext:value-type="float">
            <text:p>36.982</text:p>
          </table:table-cell>
          <table:table-cell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6]/[.I6]" office:value-type="float" office:value="500" calcext:value-type="float">
            <text:p>500.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/>
          <table:table-cell table:style-name="ce121" office:value-type="float" office:value="2790" calcext:value-type="float">
            <text:p>279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2.58" calcext:value-type="float">
            <text:p>12.58</text:p>
          </table:table-cell>
          <table:table-cell table:style-name="ce126" table:formula="of:=[.C7]/[.D7]" office:value-type="float" office:value="39.7456279809221" calcext:value-type="float">
            <text:p>39.746</text:p>
          </table:table-cell>
          <table:table-cell/>
          <table:table-cell table:style-name="ce121" office:value-type="float" office:value="2790" calcext:value-type="float">
            <text:p>279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7]/[.I7]" office:value-type="float" office:value="500" calcext:value-type="float">
            <text:p>500.00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0.6" calcext:value-type="float">
            <text:p>10.6</text:p>
          </table:table-cell>
          <table:table-cell table:number-columns-repeated="3"/>
        </table:table-row>
        <table:table-row table:style-name="ro1">
          <table:table-cell/>
          <table:table-cell table:style-name="ce121" office:value-type="float" office:value="2400" calcext:value-type="float">
            <text:p>24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0.82" calcext:value-type="float">
            <text:p>10.82</text:p>
          </table:table-cell>
          <table:table-cell table:style-name="ce126" table:formula="of:=[.C8]/[.D8]" office:value-type="float" office:value="46.2107208872458" calcext:value-type="float">
            <text:p>46.211</text:p>
          </table:table-cell>
          <table:table-cell/>
          <table:table-cell table:style-name="ce121" office:value-type="float" office:value="2400" calcext:value-type="float">
            <text:p>24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8]/[.I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9]/[.D9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9]/[.I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0]/[.D10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0]/[.I1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1]/[.D11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1]/[.I1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2]/[.D12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2]/[.I1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3]/[.D13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3]/[.I13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4]/[.D14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4]/[.I14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5]/[.D15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5]/[.I15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6]/[.D16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6]/[.I16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7]/[.D17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7]/[.I17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8]/[.D18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8]/[.I1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19]/[.D19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19]/[.I1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0]/[.D20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0]/[.I2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1]/[.D21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1]/[.I2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2]/[.D22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2]/[.I2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3]/[.D23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3]/[.I23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4]/[.D24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4]/[.I24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5]/[.D25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5]/[.I25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6]/[.D26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6]/[.I26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7]/[.D27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7]/[.I27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8]/[.D28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8]/[.I2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29]/[.D29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29]/[.I2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0]/[.D30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0]/[.I3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1]/[.D31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1]/[.I3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C32]/[.D32]" office:value-type="float" office:value="500" calcext:value-type="float">
            <text:p>500.000</text:p>
          </table:table-cell>
          <table:table-cell/>
          <table:table-cell table:style-name="ce121"/>
          <table:table-cell table:style-name="ce121" office:value-type="float" office:value="500" calcext:value-type="float">
            <text:p>500</text:p>
          </table:table-cell>
          <table:table-cell table:style-name="ce123" office:value-type="float" office:value="1" calcext:value-type="float">
            <text:p>1</text:p>
          </table:table-cell>
          <table:table-cell table:style-name="ce126" table:formula="of:=[.H32]/[.I3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22" table:formula="of:=SUM([.C36:.C40])" office:value-type="float" office:value="13.52" calcext:value-type="float">
            <text:p>13.52</text:p>
          </table:table-cell>
          <table:table-cell table:number-columns-repeated="4"/>
          <table:table-cell table:style-name="ce122" table:formula="of:=SUM([.H36:.H40])" office:value-type="float" office:value="13.52" calcext:value-type="float">
            <text:p>13.52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22" office:value-type="string" calcext:value-type="string">
            <text:p>총중량</text:p>
          </table:table-cell>
          <table:table-cell table:style-name="ce122" office:value-type="string" calcext:value-type="string">
            <text:p>중량(kg)</text:p>
          </table:table-cell>
          <table:table-cell table:style-name="ce126" office:value-type="string" calcext:value-type="string">
            <text:p>수량</text:p>
          </table:table-cell>
          <table:table-cell table:number-columns-repeated="2"/>
          <table:table-cell table:style-name="ce122" office:value-type="string" calcext:value-type="string">
            <text:p>총중량</text:p>
          </table:table-cell>
          <table:table-cell table:style-name="ce122" office:value-type="string" calcext:value-type="string">
            <text:p>중량(kg)</text:p>
          </table:table-cell>
          <table:table-cell table:style-name="ce126" office:value-type="string" calcext:value-type="string">
            <text:p>수량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2" table:formula="of:=[.D36]*[.E36]" office:value-type="float" office:value="13.52" calcext:value-type="float">
            <text:p>13.52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/>
          <table:table-cell table:style-name="ce122" table:formula="of:=[.I36]*[.J36]" office:value-type="float" office:value="13.52" calcext:value-type="float">
            <text:p>13.52</text:p>
          </table:table-cell>
          <table:table-cell table:style-name="ce123" office:value-type="float" office:value="13.52" calcext:value-type="float">
            <text:p>13.52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3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1_2_3_4호기" table:style-name="ta3"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1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2" table:number-columns-repeated="998" table:default-cell-style-name="ce108"/>
        <table:table-row table:style-name="ro1" table:number-rows-repeated="3">
          <table:table-cell table:number-columns-repeated="1018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난간40*85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0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998"/>
        </table:table-row>
        <table:table-row table:style-name="ro1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</table:table-row>
        <table:table-row table:style-name="ro1">
          <table:table-cell/>
          <table:table-cell table:style-name="ce135" office:value-type="float" office:value="12.5" calcext:value-type="float">
            <text:p>12.5</text:p>
          </table:table-cell>
          <table:table-cell table:style-name="ce112" office:value-type="float" office:value="17" calcext:value-type="float">
            <text:p>17.00</text:p>
          </table:table-cell>
          <table:table-cell table:style-name="ce135" office:value-type="float" office:value="23" calcext:value-type="float">
            <text:p>23.0</text:p>
          </table:table-cell>
          <table:table-cell table:style-name="ce141" office:value-type="float" office:value="685" calcext:value-type="float">
            <text:p>685</text:p>
          </table:table-cell>
          <table:table-cell/>
          <table:table-cell table:style-name="ce133" table:formula="of:=[.G8]+0.5" office:value-type="float" office:value="12.5" calcext:value-type="float">
            <text:p>12.5</text:p>
          </table:table-cell>
          <table:table-cell table:style-name="ce111" table:formula="of:=[.H8]+[.$H$8]/25" office:value-type="float" office:value="15.912" calcext:value-type="float">
            <text:p>15.91</text:p>
          </table:table-cell>
          <table:table-cell table:style-name="ce133" table:formula="of:=[.I8]+[.$I$8]/25" office:value-type="float" office:value="22.88" calcext:value-type="float">
            <text:p>22.9</text:p>
          </table:table-cell>
          <table:table-cell table:style-name="ce140" table:formula="of:=[.J8]+[.$J$8]/25" office:value-type="float" office:value="687.44" calcext:value-type="float">
            <text:p>687</text:p>
          </table:table-cell>
          <table:table-cell/>
          <table:table-cell table:style-name="ce133" table:formula="of:=[.L8]+0.5" office:value-type="float" office:value="12.5" calcext:value-type="float">
            <text:p>12.5</text:p>
          </table:table-cell>
          <table:table-cell table:style-name="ce111" table:formula="of:=[.M8]+[.$M$8]/25" office:value-type="float" office:value="17.68" calcext:value-type="float">
            <text:p>17.68</text:p>
          </table:table-cell>
          <table:table-cell table:style-name="ce133" table:formula="of:=[.N8]+[.$N$8]/25" office:value-type="float" office:value="12.48" calcext:value-type="float">
            <text:p>12.5</text:p>
          </table:table-cell>
          <table:table-cell table:style-name="ce140" table:formula="of:=[.O8]+[.$O$8]/25" office:value-type="float" office:value="680.16" calcext:value-type="float">
            <text:p>680</text:p>
          </table:table-cell>
          <table:table-cell/>
          <table:table-cell table:style-name="ce135" office:value-type="float" office:value="12.5" calcext:value-type="float">
            <text:p>12.5</text:p>
          </table:table-cell>
          <table:table-cell table:style-name="ce112" office:value-type="float" office:value="15.6" calcext:value-type="float">
            <text:p>15.60</text:p>
          </table:table-cell>
          <table:table-cell table:style-name="ce135" office:value-type="float" office:value="21.8" calcext:value-type="float">
            <text:p>21.8</text:p>
          </table:table-cell>
          <table:table-cell table:style-name="ce141" office:value-type="float" office:value="684" calcext:value-type="float">
            <text:p>684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7]-0.5" office:value-type="float" office:value="12" calcext:value-type="float">
            <text:p>12.0</text:p>
          </table:table-cell>
          <table:table-cell table:style-name="ce111" table:formula="of:=[.C7]-[.$C$7]/25" office:value-type="float" office:value="16.32" calcext:value-type="float">
            <text:p>16.32</text:p>
          </table:table-cell>
          <table:table-cell table:style-name="ce133" table:formula="of:=[.D7]-[.$D$7]/25" office:value-type="float" office:value="22.08" calcext:value-type="float">
            <text:p>22.1</text:p>
          </table:table-cell>
          <table:table-cell table:style-name="ce140" table:formula="of:=[.E7]-[.$E$7]/25" office:value-type="float" office:value="657.6" calcext:value-type="float">
            <text:p>658</text:p>
          </table:table-cell>
          <table:table-cell/>
          <table:table-cell table:style-name="ce135" office:value-type="float" office:value="12" calcext:value-type="float">
            <text:p>12.0</text:p>
          </table:table-cell>
          <table:table-cell table:style-name="ce112" office:value-type="float" office:value="15.3" calcext:value-type="float">
            <text:p>15.30</text:p>
          </table:table-cell>
          <table:table-cell table:style-name="ce135" office:value-type="float" office:value="22" calcext:value-type="float">
            <text:p>22.0</text:p>
          </table:table-cell>
          <table:table-cell table:style-name="ce141" office:value-type="float" office:value="661" calcext:value-type="float">
            <text:p>661</text:p>
          </table:table-cell>
          <table:table-cell/>
          <table:table-cell table:style-name="ce135" office:value-type="float" office:value="12" calcext:value-type="float">
            <text:p>12.0</text:p>
          </table:table-cell>
          <table:table-cell table:style-name="ce112" office:value-type="float" office:value="17" calcext:value-type="float">
            <text:p>17.00</text:p>
          </table:table-cell>
          <table:table-cell table:style-name="ce135" office:value-type="float" office:value="12" calcext:value-type="float">
            <text:p>12.0</text:p>
          </table:table-cell>
          <table:table-cell table:style-name="ce141" office:value-type="float" office:value="654" calcext:value-type="float">
            <text:p>654</text:p>
          </table:table-cell>
          <table:table-cell/>
          <table:table-cell table:style-name="ce133" table:formula="of:=[.Q7]-0.5" office:value-type="float" office:value="12" calcext:value-type="float">
            <text:p>12.0</text:p>
          </table:table-cell>
          <table:table-cell table:style-name="ce111" table:formula="of:=[.R7]-[.$R$7]/25" office:value-type="float" office:value="14.976" calcext:value-type="float">
            <text:p>14.98</text:p>
          </table:table-cell>
          <table:table-cell table:style-name="ce133" table:formula="of:=[.S7]-[.$S$7]/25" office:value-type="float" office:value="20.928" calcext:value-type="float">
            <text:p>20.9</text:p>
          </table:table-cell>
          <table:table-cell table:style-name="ce140" table:formula="of:=[.T7]-[.$T$7]/25" office:value-type="float" office:value="656.64" calcext:value-type="float">
            <text:p>657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8]-0.5" office:value-type="float" office:value="11.5" calcext:value-type="float">
            <text:p>11.5</text:p>
          </table:table-cell>
          <table:table-cell table:style-name="ce111" table:formula="of:=[.C8]-[.$C$7]/25" office:value-type="float" office:value="15.64" calcext:value-type="float">
            <text:p>15.64</text:p>
          </table:table-cell>
          <table:table-cell table:style-name="ce133" table:formula="of:=[.D8]-[.$D$7]/25" office:value-type="float" office:value="21.16" calcext:value-type="float">
            <text:p>21.2</text:p>
          </table:table-cell>
          <table:table-cell table:style-name="ce140" table:formula="of:=[.E8]-[.$E$7]/25" office:value-type="float" office:value="630.2" calcext:value-type="float">
            <text:p>630</text:p>
          </table:table-cell>
          <table:table-cell/>
          <table:table-cell table:style-name="ce133" table:formula="of:=[.G8]-0.5" office:value-type="float" office:value="11.5" calcext:value-type="float">
            <text:p>11.5</text:p>
          </table:table-cell>
          <table:table-cell table:style-name="ce111" table:formula="of:=[.H8]-[.$H$8]/24" office:value-type="float" office:value="14.6625" calcext:value-type="float">
            <text:p>14.66</text:p>
          </table:table-cell>
          <table:table-cell table:style-name="ce133" table:formula="of:=[.I8]-[.$I$8]/24" office:value-type="float" office:value="21.0833333333333" calcext:value-type="float">
            <text:p>21.1</text:p>
          </table:table-cell>
          <table:table-cell table:style-name="ce140" table:formula="of:=[.J8]-[.$J$8]/24" office:value-type="float" office:value="633.458333333333" calcext:value-type="float">
            <text:p>633</text:p>
          </table:table-cell>
          <table:table-cell/>
          <table:table-cell table:style-name="ce133" table:formula="of:=[.L8]-0.5" office:value-type="float" office:value="11.5" calcext:value-type="float">
            <text:p>11.5</text:p>
          </table:table-cell>
          <table:table-cell table:style-name="ce111" table:formula="of:=[.M8]-[.$M$8]/24" office:value-type="float" office:value="16.2916666666667" calcext:value-type="float">
            <text:p>16.29</text:p>
          </table:table-cell>
          <table:table-cell table:style-name="ce133" table:formula="of:=[.N8]-[.$N$8]/24" office:value-type="float" office:value="11.5" calcext:value-type="float">
            <text:p>11.5</text:p>
          </table:table-cell>
          <table:table-cell table:style-name="ce140" table:formula="of:=[.O8]-[.$O$8]/24" office:value-type="float" office:value="626.75" calcext:value-type="float">
            <text:p>627</text:p>
          </table:table-cell>
          <table:table-cell/>
          <table:table-cell table:style-name="ce133" table:formula="of:=[.Q8]-0.5" office:value-type="float" office:value="11.5" calcext:value-type="float">
            <text:p>11.5</text:p>
          </table:table-cell>
          <table:table-cell table:style-name="ce111" table:formula="of:=[.R8]-[.$R$7]/25" office:value-type="float" office:value="14.352" calcext:value-type="float">
            <text:p>14.35</text:p>
          </table:table-cell>
          <table:table-cell table:style-name="ce133" table:formula="of:=[.S8]-[.$S$7]/25" office:value-type="float" office:value="20.056" calcext:value-type="float">
            <text:p>20.1</text:p>
          </table:table-cell>
          <table:table-cell table:style-name="ce140" table:formula="of:=[.T8]-[.$T$7]/25" office:value-type="float" office:value="629.28" calcext:value-type="float">
            <text:p>629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9]-0.5" office:value-type="float" office:value="11" calcext:value-type="float">
            <text:p>11.0</text:p>
          </table:table-cell>
          <table:table-cell table:style-name="ce111" table:formula="of:=[.C9]-[.$C$7]/25" office:value-type="float" office:value="14.96" calcext:value-type="float">
            <text:p>14.96</text:p>
          </table:table-cell>
          <table:table-cell table:style-name="ce133" table:formula="of:=[.D9]-[.$D$7]/25" office:value-type="float" office:value="20.24" calcext:value-type="float">
            <text:p>20.2</text:p>
          </table:table-cell>
          <table:table-cell table:style-name="ce140" table:formula="of:=[.E9]-[.$E$7]/25" office:value-type="float" office:value="602.8" calcext:value-type="float">
            <text:p>603</text:p>
          </table:table-cell>
          <table:table-cell/>
          <table:table-cell table:style-name="ce133" table:formula="of:=[.G9]-0.5" office:value-type="float" office:value="11" calcext:value-type="float">
            <text:p>11.0</text:p>
          </table:table-cell>
          <table:table-cell table:style-name="ce111" table:formula="of:=[.H9]-[.$H$8]/24" office:value-type="float" office:value="14.025" calcext:value-type="float">
            <text:p>14.03</text:p>
          </table:table-cell>
          <table:table-cell table:style-name="ce133" table:formula="of:=[.I9]-[.$I$8]/24" office:value-type="float" office:value="20.1666666666667" calcext:value-type="float">
            <text:p>20.2</text:p>
          </table:table-cell>
          <table:table-cell table:style-name="ce140" table:formula="of:=[.J9]-[.$J$8]/24" office:value-type="float" office:value="605.916666666667" calcext:value-type="float">
            <text:p>606</text:p>
          </table:table-cell>
          <table:table-cell/>
          <table:table-cell table:style-name="ce133" table:formula="of:=[.L9]-0.5" office:value-type="float" office:value="11" calcext:value-type="float">
            <text:p>11.0</text:p>
          </table:table-cell>
          <table:table-cell table:style-name="ce111" table:formula="of:=[.M9]-[.$M$8]/24" office:value-type="float" office:value="15.5833333333333" calcext:value-type="float">
            <text:p>15.58</text:p>
          </table:table-cell>
          <table:table-cell table:style-name="ce133" table:formula="of:=[.N9]-[.$N$8]/24" office:value-type="float" office:value="11" calcext:value-type="float">
            <text:p>11.0</text:p>
          </table:table-cell>
          <table:table-cell table:style-name="ce140" table:formula="of:=[.O9]-[.$O$8]/24" office:value-type="float" office:value="599.5" calcext:value-type="float">
            <text:p>600</text:p>
          </table:table-cell>
          <table:table-cell/>
          <table:table-cell table:style-name="ce133" table:formula="of:=[.Q9]-0.5" office:value-type="float" office:value="11" calcext:value-type="float">
            <text:p>11.0</text:p>
          </table:table-cell>
          <table:table-cell table:style-name="ce111" table:formula="of:=[.R9]-[.$R$7]/25" office:value-type="float" office:value="13.728" calcext:value-type="float">
            <text:p>13.73</text:p>
          </table:table-cell>
          <table:table-cell table:style-name="ce133" table:formula="of:=[.S9]-[.$S$7]/25" office:value-type="float" office:value="19.184" calcext:value-type="float">
            <text:p>19.2</text:p>
          </table:table-cell>
          <table:table-cell table:style-name="ce140" table:formula="of:=[.T9]-[.$T$7]/25" office:value-type="float" office:value="601.92" calcext:value-type="float">
            <text:p>602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0]-0.5" office:value-type="float" office:value="10.5" calcext:value-type="float">
            <text:p>10.5</text:p>
          </table:table-cell>
          <table:table-cell table:style-name="ce111" table:formula="of:=[.C10]-[.$C$7]/25" office:value-type="float" office:value="14.28" calcext:value-type="float">
            <text:p>14.28</text:p>
          </table:table-cell>
          <table:table-cell table:style-name="ce133" table:formula="of:=[.D10]-[.$D$7]/25" office:value-type="float" office:value="19.32" calcext:value-type="float">
            <text:p>19.3</text:p>
          </table:table-cell>
          <table:table-cell table:style-name="ce140" table:formula="of:=[.E10]-[.$E$7]/25" office:value-type="float" office:value="575.4" calcext:value-type="float">
            <text:p>575</text:p>
          </table:table-cell>
          <table:table-cell/>
          <table:table-cell table:style-name="ce133" table:formula="of:=[.G10]-0.5" office:value-type="float" office:value="10.5" calcext:value-type="float">
            <text:p>10.5</text:p>
          </table:table-cell>
          <table:table-cell table:style-name="ce111" table:formula="of:=[.H10]-[.$H$8]/24" office:value-type="float" office:value="13.3875" calcext:value-type="float">
            <text:p>13.39</text:p>
          </table:table-cell>
          <table:table-cell table:style-name="ce133" table:formula="of:=[.I10]-[.$I$8]/24" office:value-type="float" office:value="19.25" calcext:value-type="float">
            <text:p>19.3</text:p>
          </table:table-cell>
          <table:table-cell table:style-name="ce140" table:formula="of:=[.J10]-[.$J$8]/24" office:value-type="float" office:value="578.375" calcext:value-type="float">
            <text:p>578</text:p>
          </table:table-cell>
          <table:table-cell/>
          <table:table-cell table:style-name="ce133" table:formula="of:=[.L10]-0.5" office:value-type="float" office:value="10.5" calcext:value-type="float">
            <text:p>10.5</text:p>
          </table:table-cell>
          <table:table-cell table:style-name="ce111" table:formula="of:=[.M10]-[.$M$8]/24" office:value-type="float" office:value="14.875" calcext:value-type="float">
            <text:p>14.88</text:p>
          </table:table-cell>
          <table:table-cell table:style-name="ce133" table:formula="of:=[.N10]-[.$N$8]/24" office:value-type="float" office:value="10.5" calcext:value-type="float">
            <text:p>10.5</text:p>
          </table:table-cell>
          <table:table-cell table:style-name="ce140" table:formula="of:=[.O10]-[.$O$8]/24" office:value-type="float" office:value="572.25" calcext:value-type="float">
            <text:p>572</text:p>
          </table:table-cell>
          <table:table-cell/>
          <table:table-cell table:style-name="ce133" table:formula="of:=[.Q10]-0.5" office:value-type="float" office:value="10.5" calcext:value-type="float">
            <text:p>10.5</text:p>
          </table:table-cell>
          <table:table-cell table:style-name="ce111" table:formula="of:=[.R10]-[.$R$7]/25" office:value-type="float" office:value="13.104" calcext:value-type="float">
            <text:p>13.10</text:p>
          </table:table-cell>
          <table:table-cell table:style-name="ce133" table:formula="of:=[.S10]-[.$S$7]/25" office:value-type="float" office:value="18.312" calcext:value-type="float">
            <text:p>18.3</text:p>
          </table:table-cell>
          <table:table-cell table:style-name="ce140" table:formula="of:=[.T10]-[.$T$7]/25" office:value-type="float" office:value="574.56" calcext:value-type="float">
            <text:p>575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1]-0.5" office:value-type="float" office:value="10" calcext:value-type="float">
            <text:p>10.0</text:p>
          </table:table-cell>
          <table:table-cell table:style-name="ce111" table:formula="of:=[.C11]-[.$C$7]/25" office:value-type="float" office:value="13.6" calcext:value-type="float">
            <text:p>13.60</text:p>
          </table:table-cell>
          <table:table-cell table:style-name="ce133" table:formula="of:=[.D11]-[.$D$7]/25" office:value-type="float" office:value="18.4" calcext:value-type="float">
            <text:p>18.4</text:p>
          </table:table-cell>
          <table:table-cell table:style-name="ce140" table:formula="of:=[.E11]-[.$E$7]/25" office:value-type="float" office:value="548" calcext:value-type="float">
            <text:p>548</text:p>
          </table:table-cell>
          <table:table-cell/>
          <table:table-cell table:style-name="ce133" table:formula="of:=[.G11]-0.5" office:value-type="float" office:value="10" calcext:value-type="float">
            <text:p>10.0</text:p>
          </table:table-cell>
          <table:table-cell table:style-name="ce111" table:formula="of:=[.H11]-[.$H$8]/24" office:value-type="float" office:value="12.75" calcext:value-type="float">
            <text:p>12.75</text:p>
          </table:table-cell>
          <table:table-cell table:style-name="ce133" table:formula="of:=[.I11]-[.$I$8]/24" office:value-type="float" office:value="18.3333333333333" calcext:value-type="float">
            <text:p>18.3</text:p>
          </table:table-cell>
          <table:table-cell table:style-name="ce140" table:formula="of:=[.J11]-[.$J$8]/24" office:value-type="float" office:value="550.833333333333" calcext:value-type="float">
            <text:p>551</text:p>
          </table:table-cell>
          <table:table-cell/>
          <table:table-cell table:style-name="ce133" table:formula="of:=[.L11]-0.5" office:value-type="float" office:value="10" calcext:value-type="float">
            <text:p>10.0</text:p>
          </table:table-cell>
          <table:table-cell table:style-name="ce111" table:formula="of:=[.M11]-[.$M$8]/24" office:value-type="float" office:value="14.1666666666667" calcext:value-type="float">
            <text:p>14.17</text:p>
          </table:table-cell>
          <table:table-cell table:style-name="ce133" table:formula="of:=[.N11]-[.$N$8]/24" office:value-type="float" office:value="10" calcext:value-type="float">
            <text:p>10.0</text:p>
          </table:table-cell>
          <table:table-cell table:style-name="ce140" table:formula="of:=[.O11]-[.$O$8]/24" office:value-type="float" office:value="545" calcext:value-type="float">
            <text:p>545</text:p>
          </table:table-cell>
          <table:table-cell/>
          <table:table-cell table:style-name="ce133" table:formula="of:=[.Q11]-0.5" office:value-type="float" office:value="10" calcext:value-type="float">
            <text:p>10.0</text:p>
          </table:table-cell>
          <table:table-cell table:style-name="ce111" table:formula="of:=[.R11]-[.$R$7]/25" office:value-type="float" office:value="12.48" calcext:value-type="float">
            <text:p>12.48</text:p>
          </table:table-cell>
          <table:table-cell table:style-name="ce133" table:formula="of:=[.S11]-[.$S$7]/25" office:value-type="float" office:value="17.44" calcext:value-type="float">
            <text:p>17.4</text:p>
          </table:table-cell>
          <table:table-cell table:style-name="ce140" table:formula="of:=[.T11]-[.$T$7]/25" office:value-type="float" office:value="547.2" calcext:value-type="float">
            <text:p>547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2]-0.5" office:value-type="float" office:value="9.5" calcext:value-type="float">
            <text:p>9.5</text:p>
          </table:table-cell>
          <table:table-cell table:style-name="ce111" table:formula="of:=[.C12]-[.$C$7]/25" office:value-type="float" office:value="12.92" calcext:value-type="float">
            <text:p>12.92</text:p>
          </table:table-cell>
          <table:table-cell table:style-name="ce133" table:formula="of:=[.D12]-[.$D$7]/25" office:value-type="float" office:value="17.48" calcext:value-type="float">
            <text:p>17.5</text:p>
          </table:table-cell>
          <table:table-cell table:style-name="ce140" table:formula="of:=[.E12]-[.$E$7]/25" office:value-type="float" office:value="520.6" calcext:value-type="float">
            <text:p>521</text:p>
          </table:table-cell>
          <table:table-cell/>
          <table:table-cell table:style-name="ce133" table:formula="of:=[.G12]-0.5" office:value-type="float" office:value="9.5" calcext:value-type="float">
            <text:p>9.5</text:p>
          </table:table-cell>
          <table:table-cell table:style-name="ce111" table:formula="of:=[.H12]-[.$H$8]/24" office:value-type="float" office:value="12.1125" calcext:value-type="float">
            <text:p>12.11</text:p>
          </table:table-cell>
          <table:table-cell table:style-name="ce133" table:formula="of:=[.I12]-[.$I$8]/24" office:value-type="float" office:value="17.4166666666667" calcext:value-type="float">
            <text:p>17.4</text:p>
          </table:table-cell>
          <table:table-cell table:style-name="ce140" table:formula="of:=[.J12]-[.$J$8]/24" office:value-type="float" office:value="523.291666666667" calcext:value-type="float">
            <text:p>523</text:p>
          </table:table-cell>
          <table:table-cell/>
          <table:table-cell table:style-name="ce133" table:formula="of:=[.L12]-0.5" office:value-type="float" office:value="9.5" calcext:value-type="float">
            <text:p>9.5</text:p>
          </table:table-cell>
          <table:table-cell table:style-name="ce111" table:formula="of:=[.M12]-[.$M$8]/24" office:value-type="float" office:value="13.4583333333333" calcext:value-type="float">
            <text:p>13.46</text:p>
          </table:table-cell>
          <table:table-cell table:style-name="ce133" table:formula="of:=[.N12]-[.$N$8]/24" office:value-type="float" office:value="9.5" calcext:value-type="float">
            <text:p>9.5</text:p>
          </table:table-cell>
          <table:table-cell table:style-name="ce140" table:formula="of:=[.O12]-[.$O$8]/24" office:value-type="float" office:value="517.75" calcext:value-type="float">
            <text:p>518</text:p>
          </table:table-cell>
          <table:table-cell/>
          <table:table-cell table:style-name="ce133" table:formula="of:=[.Q12]-0.5" office:value-type="float" office:value="9.5" calcext:value-type="float">
            <text:p>9.5</text:p>
          </table:table-cell>
          <table:table-cell table:style-name="ce111" table:formula="of:=[.R12]-[.$R$7]/25" office:value-type="float" office:value="11.856" calcext:value-type="float">
            <text:p>11.86</text:p>
          </table:table-cell>
          <table:table-cell table:style-name="ce133" table:formula="of:=[.S12]-[.$S$7]/25" office:value-type="float" office:value="16.568" calcext:value-type="float">
            <text:p>16.6</text:p>
          </table:table-cell>
          <table:table-cell table:style-name="ce140" table:formula="of:=[.T12]-[.$T$7]/25" office:value-type="float" office:value="519.84" calcext:value-type="float">
            <text:p>520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3]-0.5" office:value-type="float" office:value="9" calcext:value-type="float">
            <text:p>9.0</text:p>
          </table:table-cell>
          <table:table-cell table:style-name="ce111" table:formula="of:=[.C13]-[.$C$7]/25" office:value-type="float" office:value="12.24" calcext:value-type="float">
            <text:p>12.24</text:p>
          </table:table-cell>
          <table:table-cell table:style-name="ce133" table:formula="of:=[.D13]-[.$D$7]/25" office:value-type="float" office:value="16.56" calcext:value-type="float">
            <text:p>16.6</text:p>
          </table:table-cell>
          <table:table-cell table:style-name="ce140" table:formula="of:=[.E13]-[.$E$7]/25" office:value-type="float" office:value="493.2" calcext:value-type="float">
            <text:p>493</text:p>
          </table:table-cell>
          <table:table-cell/>
          <table:table-cell table:style-name="ce133" table:formula="of:=[.G13]-0.5" office:value-type="float" office:value="9" calcext:value-type="float">
            <text:p>9.0</text:p>
          </table:table-cell>
          <table:table-cell table:style-name="ce111" table:formula="of:=[.H13]-[.$H$8]/24" office:value-type="float" office:value="11.475" calcext:value-type="float">
            <text:p>11.48</text:p>
          </table:table-cell>
          <table:table-cell table:style-name="ce133" table:formula="of:=[.I13]-[.$I$8]/24" office:value-type="float" office:value="16.5" calcext:value-type="float">
            <text:p>16.5</text:p>
          </table:table-cell>
          <table:table-cell table:style-name="ce140" table:formula="of:=[.J13]-[.$J$8]/24" office:value-type="float" office:value="495.75" calcext:value-type="float">
            <text:p>496</text:p>
          </table:table-cell>
          <table:table-cell/>
          <table:table-cell table:style-name="ce133" table:formula="of:=[.L13]-0.5" office:value-type="float" office:value="9" calcext:value-type="float">
            <text:p>9.0</text:p>
          </table:table-cell>
          <table:table-cell table:style-name="ce111" table:formula="of:=[.M13]-[.$M$8]/24" office:value-type="float" office:value="12.75" calcext:value-type="float">
            <text:p>12.75</text:p>
          </table:table-cell>
          <table:table-cell table:style-name="ce133" table:formula="of:=[.N13]-[.$N$8]/24" office:value-type="float" office:value="9" calcext:value-type="float">
            <text:p>9.0</text:p>
          </table:table-cell>
          <table:table-cell table:style-name="ce140" table:formula="of:=[.O13]-[.$O$8]/24" office:value-type="float" office:value="490.5" calcext:value-type="float">
            <text:p>491</text:p>
          </table:table-cell>
          <table:table-cell/>
          <table:table-cell table:style-name="ce133" table:formula="of:=[.Q13]-0.5" office:value-type="float" office:value="9" calcext:value-type="float">
            <text:p>9.0</text:p>
          </table:table-cell>
          <table:table-cell table:style-name="ce111" table:formula="of:=[.R13]-[.$R$7]/25" office:value-type="float" office:value="11.232" calcext:value-type="float">
            <text:p>11.23</text:p>
          </table:table-cell>
          <table:table-cell table:style-name="ce133" table:formula="of:=[.S13]-[.$S$7]/25" office:value-type="float" office:value="15.696" calcext:value-type="float">
            <text:p>15.7</text:p>
          </table:table-cell>
          <table:table-cell table:style-name="ce140" table:formula="of:=[.T13]-[.$T$7]/25" office:value-type="float" office:value="492.48" calcext:value-type="float">
            <text:p>492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4]-0.5" office:value-type="float" office:value="8.5" calcext:value-type="float">
            <text:p>8.5</text:p>
          </table:table-cell>
          <table:table-cell table:style-name="ce111" table:formula="of:=[.C14]-[.$C$7]/25" office:value-type="float" office:value="11.56" calcext:value-type="float">
            <text:p>11.56</text:p>
          </table:table-cell>
          <table:table-cell table:style-name="ce133" table:formula="of:=[.D14]-[.$D$7]/25" office:value-type="float" office:value="15.64" calcext:value-type="float">
            <text:p>15.6</text:p>
          </table:table-cell>
          <table:table-cell table:style-name="ce140" table:formula="of:=[.E14]-[.$E$7]/25" office:value-type="float" office:value="465.8" calcext:value-type="float">
            <text:p>466</text:p>
          </table:table-cell>
          <table:table-cell/>
          <table:table-cell table:style-name="ce133" table:formula="of:=[.G14]-0.5" office:value-type="float" office:value="8.5" calcext:value-type="float">
            <text:p>8.5</text:p>
          </table:table-cell>
          <table:table-cell table:style-name="ce111" table:formula="of:=[.H14]-[.$H$8]/24" office:value-type="float" office:value="10.8375" calcext:value-type="float">
            <text:p>10.84</text:p>
          </table:table-cell>
          <table:table-cell table:style-name="ce133" table:formula="of:=[.I14]-[.$I$8]/24" office:value-type="float" office:value="15.5833333333333" calcext:value-type="float">
            <text:p>15.6</text:p>
          </table:table-cell>
          <table:table-cell table:style-name="ce140" table:formula="of:=[.J14]-[.$J$8]/24" office:value-type="float" office:value="468.208333333334" calcext:value-type="float">
            <text:p>468</text:p>
          </table:table-cell>
          <table:table-cell/>
          <table:table-cell table:style-name="ce133" table:formula="of:=[.L14]-0.5" office:value-type="float" office:value="8.5" calcext:value-type="float">
            <text:p>8.5</text:p>
          </table:table-cell>
          <table:table-cell table:style-name="ce111" table:formula="of:=[.M14]-[.$M$8]/24" office:value-type="float" office:value="12.0416666666667" calcext:value-type="float">
            <text:p>12.04</text:p>
          </table:table-cell>
          <table:table-cell table:style-name="ce133" table:formula="of:=[.N14]-[.$N$8]/24" office:value-type="float" office:value="8.5" calcext:value-type="float">
            <text:p>8.5</text:p>
          </table:table-cell>
          <table:table-cell table:style-name="ce140" table:formula="of:=[.O14]-[.$O$8]/24" office:value-type="float" office:value="463.25" calcext:value-type="float">
            <text:p>463</text:p>
          </table:table-cell>
          <table:table-cell/>
          <table:table-cell table:style-name="ce133" table:formula="of:=[.Q14]-0.5" office:value-type="float" office:value="8.5" calcext:value-type="float">
            <text:p>8.5</text:p>
          </table:table-cell>
          <table:table-cell table:style-name="ce111" table:formula="of:=[.R14]-[.$R$7]/25" office:value-type="float" office:value="10.608" calcext:value-type="float">
            <text:p>10.61</text:p>
          </table:table-cell>
          <table:table-cell table:style-name="ce133" table:formula="of:=[.S14]-[.$S$7]/25" office:value-type="float" office:value="14.824" calcext:value-type="float">
            <text:p>14.8</text:p>
          </table:table-cell>
          <table:table-cell table:style-name="ce140" table:formula="of:=[.T14]-[.$T$7]/25" office:value-type="float" office:value="465.12" calcext:value-type="float">
            <text:p>465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5]-0.5" office:value-type="float" office:value="8" calcext:value-type="float">
            <text:p>8.0</text:p>
          </table:table-cell>
          <table:table-cell table:style-name="ce111" table:formula="of:=[.C15]-[.$C$7]/25" office:value-type="float" office:value="10.88" calcext:value-type="float">
            <text:p>10.88</text:p>
          </table:table-cell>
          <table:table-cell table:style-name="ce133" table:formula="of:=[.D15]-[.$D$7]/25" office:value-type="float" office:value="14.72" calcext:value-type="float">
            <text:p>14.7</text:p>
          </table:table-cell>
          <table:table-cell table:style-name="ce140" table:formula="of:=[.E15]-[.$E$7]/25" office:value-type="float" office:value="438.4" calcext:value-type="float">
            <text:p>438</text:p>
          </table:table-cell>
          <table:table-cell/>
          <table:table-cell table:style-name="ce133" table:formula="of:=[.G15]-0.5" office:value-type="float" office:value="8" calcext:value-type="float">
            <text:p>8.0</text:p>
          </table:table-cell>
          <table:table-cell table:style-name="ce111" table:formula="of:=[.H15]-[.$H$8]/24" office:value-type="float" office:value="10.2" calcext:value-type="float">
            <text:p>10.20</text:p>
          </table:table-cell>
          <table:table-cell table:style-name="ce133" table:formula="of:=[.I15]-[.$I$8]/24" office:value-type="float" office:value="14.6666666666667" calcext:value-type="float">
            <text:p>14.7</text:p>
          </table:table-cell>
          <table:table-cell table:style-name="ce140" table:formula="of:=[.J15]-[.$J$8]/24" office:value-type="float" office:value="440.666666666667" calcext:value-type="float">
            <text:p>441</text:p>
          </table:table-cell>
          <table:table-cell/>
          <table:table-cell table:style-name="ce133" table:formula="of:=[.L15]-0.5" office:value-type="float" office:value="8" calcext:value-type="float">
            <text:p>8.0</text:p>
          </table:table-cell>
          <table:table-cell table:style-name="ce111" table:formula="of:=[.M15]-[.$M$8]/24" office:value-type="float" office:value="11.3333333333333" calcext:value-type="float">
            <text:p>11.33</text:p>
          </table:table-cell>
          <table:table-cell table:style-name="ce133" table:formula="of:=[.N15]-[.$N$8]/24" office:value-type="float" office:value="8" calcext:value-type="float">
            <text:p>8.0</text:p>
          </table:table-cell>
          <table:table-cell table:style-name="ce140" table:formula="of:=[.O15]-[.$O$8]/24" office:value-type="float" office:value="436" calcext:value-type="float">
            <text:p>436</text:p>
          </table:table-cell>
          <table:table-cell/>
          <table:table-cell table:style-name="ce133" table:formula="of:=[.Q15]-0.5" office:value-type="float" office:value="8" calcext:value-type="float">
            <text:p>8.0</text:p>
          </table:table-cell>
          <table:table-cell table:style-name="ce111" table:formula="of:=[.R15]-[.$R$7]/25" office:value-type="float" office:value="9.98399999999999" calcext:value-type="float">
            <text:p>9.98</text:p>
          </table:table-cell>
          <table:table-cell table:style-name="ce133" table:formula="of:=[.S15]-[.$S$7]/25" office:value-type="float" office:value="13.952" calcext:value-type="float">
            <text:p>14.0</text:p>
          </table:table-cell>
          <table:table-cell table:style-name="ce140" table:formula="of:=[.T15]-[.$T$7]/25" office:value-type="float" office:value="437.76" calcext:value-type="float">
            <text:p>438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6]-0.5" office:value-type="float" office:value="7.5" calcext:value-type="float">
            <text:p>7.5</text:p>
          </table:table-cell>
          <table:table-cell table:style-name="ce111" table:formula="of:=[.C16]-[.$C$7]/25" office:value-type="float" office:value="10.2" calcext:value-type="float">
            <text:p>10.20</text:p>
          </table:table-cell>
          <table:table-cell table:style-name="ce133" table:formula="of:=[.D16]-[.$D$7]/25" office:value-type="float" office:value="13.8" calcext:value-type="float">
            <text:p>13.8</text:p>
          </table:table-cell>
          <table:table-cell table:style-name="ce140" table:formula="of:=[.E16]-[.$E$7]/25" office:value-type="float" office:value="411" calcext:value-type="float">
            <text:p>411</text:p>
          </table:table-cell>
          <table:table-cell/>
          <table:table-cell table:style-name="ce133" table:formula="of:=[.G16]-0.5" office:value-type="float" office:value="7.5" calcext:value-type="float">
            <text:p>7.5</text:p>
          </table:table-cell>
          <table:table-cell table:style-name="ce111" table:formula="of:=[.H16]-[.$H$8]/24" office:value-type="float" office:value="9.56250000000001" calcext:value-type="float">
            <text:p>9.56</text:p>
          </table:table-cell>
          <table:table-cell table:style-name="ce133" table:formula="of:=[.I16]-[.$I$8]/24" office:value-type="float" office:value="13.75" calcext:value-type="float">
            <text:p>13.8</text:p>
          </table:table-cell>
          <table:table-cell table:style-name="ce140" table:formula="of:=[.J16]-[.$J$8]/24" office:value-type="float" office:value="413.125" calcext:value-type="float">
            <text:p>413</text:p>
          </table:table-cell>
          <table:table-cell/>
          <table:table-cell table:style-name="ce133" table:formula="of:=[.L16]-0.5" office:value-type="float" office:value="7.5" calcext:value-type="float">
            <text:p>7.5</text:p>
          </table:table-cell>
          <table:table-cell table:style-name="ce111" table:formula="of:=[.M16]-[.$M$8]/24" office:value-type="float" office:value="10.625" calcext:value-type="float">
            <text:p>10.63</text:p>
          </table:table-cell>
          <table:table-cell table:style-name="ce133" table:formula="of:=[.N16]-[.$N$8]/24" office:value-type="float" office:value="7.5" calcext:value-type="float">
            <text:p>7.5</text:p>
          </table:table-cell>
          <table:table-cell table:style-name="ce140" table:formula="of:=[.O16]-[.$O$8]/24" office:value-type="float" office:value="408.75" calcext:value-type="float">
            <text:p>409</text:p>
          </table:table-cell>
          <table:table-cell/>
          <table:table-cell table:style-name="ce133" table:formula="of:=[.Q16]-0.5" office:value-type="float" office:value="7.5" calcext:value-type="float">
            <text:p>7.5</text:p>
          </table:table-cell>
          <table:table-cell table:style-name="ce111" table:formula="of:=[.R16]-[.$R$7]/25" office:value-type="float" office:value="9.35999999999999" calcext:value-type="float">
            <text:p>9.36</text:p>
          </table:table-cell>
          <table:table-cell table:style-name="ce133" table:formula="of:=[.S16]-[.$S$7]/25" office:value-type="float" office:value="13.08" calcext:value-type="float">
            <text:p>13.1</text:p>
          </table:table-cell>
          <table:table-cell table:style-name="ce140" table:formula="of:=[.T16]-[.$T$7]/25" office:value-type="float" office:value="410.4" calcext:value-type="float">
            <text:p>410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7]-0.5" office:value-type="float" office:value="7" calcext:value-type="float">
            <text:p>7.0</text:p>
          </table:table-cell>
          <table:table-cell table:style-name="ce111" table:formula="of:=[.C17]-[.$C$7]/25" office:value-type="float" office:value="9.52" calcext:value-type="float">
            <text:p>9.52</text:p>
          </table:table-cell>
          <table:table-cell table:style-name="ce133" table:formula="of:=[.D17]-[.$D$7]/25" office:value-type="float" office:value="12.88" calcext:value-type="float">
            <text:p>12.9</text:p>
          </table:table-cell>
          <table:table-cell table:style-name="ce140" table:formula="of:=[.E17]-[.$E$7]/25" office:value-type="float" office:value="383.6" calcext:value-type="float">
            <text:p>384</text:p>
          </table:table-cell>
          <table:table-cell/>
          <table:table-cell table:style-name="ce133" table:formula="of:=[.G17]-0.5" office:value-type="float" office:value="7" calcext:value-type="float">
            <text:p>7.0</text:p>
          </table:table-cell>
          <table:table-cell table:style-name="ce111" table:formula="of:=[.H17]-[.$H$8]/24" office:value-type="float" office:value="8.92500000000001" calcext:value-type="float">
            <text:p>8.93</text:p>
          </table:table-cell>
          <table:table-cell table:style-name="ce133" table:formula="of:=[.I17]-[.$I$8]/24" office:value-type="float" office:value="12.8333333333333" calcext:value-type="float">
            <text:p>12.8</text:p>
          </table:table-cell>
          <table:table-cell table:style-name="ce140" table:formula="of:=[.J17]-[.$J$8]/24" office:value-type="float" office:value="385.583333333333" calcext:value-type="float">
            <text:p>386</text:p>
          </table:table-cell>
          <table:table-cell/>
          <table:table-cell table:style-name="ce133" table:formula="of:=[.L17]-0.5" office:value-type="float" office:value="7" calcext:value-type="float">
            <text:p>7.0</text:p>
          </table:table-cell>
          <table:table-cell table:style-name="ce111" table:formula="of:=[.M17]-[.$M$8]/24" office:value-type="float" office:value="9.91666666666666" calcext:value-type="float">
            <text:p>9.92</text:p>
          </table:table-cell>
          <table:table-cell table:style-name="ce133" table:formula="of:=[.N17]-[.$N$8]/24" office:value-type="float" office:value="7" calcext:value-type="float">
            <text:p>7.0</text:p>
          </table:table-cell>
          <table:table-cell table:style-name="ce140" table:formula="of:=[.O17]-[.$O$8]/24" office:value-type="float" office:value="381.5" calcext:value-type="float">
            <text:p>382</text:p>
          </table:table-cell>
          <table:table-cell/>
          <table:table-cell table:style-name="ce133" table:formula="of:=[.Q17]-0.5" office:value-type="float" office:value="7" calcext:value-type="float">
            <text:p>7.0</text:p>
          </table:table-cell>
          <table:table-cell table:style-name="ce111" table:formula="of:=[.R17]-[.$R$7]/25" office:value-type="float" office:value="8.73599999999999" calcext:value-type="float">
            <text:p>8.74</text:p>
          </table:table-cell>
          <table:table-cell table:style-name="ce133" table:formula="of:=[.S17]-[.$S$7]/25" office:value-type="float" office:value="12.208" calcext:value-type="float">
            <text:p>12.2</text:p>
          </table:table-cell>
          <table:table-cell table:style-name="ce140" table:formula="of:=[.T17]-[.$T$7]/25" office:value-type="float" office:value="383.04" calcext:value-type="float">
            <text:p>383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8]-0.5" office:value-type="float" office:value="6.5" calcext:value-type="float">
            <text:p>6.5</text:p>
          </table:table-cell>
          <table:table-cell table:style-name="ce111" table:formula="of:=[.C18]-[.$C$7]/25" office:value-type="float" office:value="8.84" calcext:value-type="float">
            <text:p>8.84</text:p>
          </table:table-cell>
          <table:table-cell table:style-name="ce133" table:formula="of:=[.D18]-[.$D$7]/25" office:value-type="float" office:value="11.96" calcext:value-type="float">
            <text:p>12.0</text:p>
          </table:table-cell>
          <table:table-cell table:style-name="ce140" table:formula="of:=[.E18]-[.$E$7]/25" office:value-type="float" office:value="356.2" calcext:value-type="float">
            <text:p>356</text:p>
          </table:table-cell>
          <table:table-cell/>
          <table:table-cell table:style-name="ce133" table:formula="of:=[.G18]-0.5" office:value-type="float" office:value="6.5" calcext:value-type="float">
            <text:p>6.5</text:p>
          </table:table-cell>
          <table:table-cell table:style-name="ce111" table:formula="of:=[.H18]-[.$H$8]/24" office:value-type="float" office:value="8.28750000000001" calcext:value-type="float">
            <text:p>8.29</text:p>
          </table:table-cell>
          <table:table-cell table:style-name="ce133" table:formula="of:=[.I18]-[.$I$8]/24" office:value-type="float" office:value="11.9166666666667" calcext:value-type="float">
            <text:p>11.9</text:p>
          </table:table-cell>
          <table:table-cell table:style-name="ce140" table:formula="of:=[.J18]-[.$J$8]/24" office:value-type="float" office:value="358.041666666667" calcext:value-type="float">
            <text:p>358</text:p>
          </table:table-cell>
          <table:table-cell/>
          <table:table-cell table:style-name="ce133" table:formula="of:=[.L18]-0.5" office:value-type="float" office:value="6.5" calcext:value-type="float">
            <text:p>6.5</text:p>
          </table:table-cell>
          <table:table-cell table:style-name="ce111" table:formula="of:=[.M18]-[.$M$8]/24" office:value-type="float" office:value="9.20833333333333" calcext:value-type="float">
            <text:p>9.21</text:p>
          </table:table-cell>
          <table:table-cell table:style-name="ce133" table:formula="of:=[.N18]-[.$N$8]/24" office:value-type="float" office:value="6.5" calcext:value-type="float">
            <text:p>6.5</text:p>
          </table:table-cell>
          <table:table-cell table:style-name="ce140" table:formula="of:=[.O18]-[.$O$8]/24" office:value-type="float" office:value="354.25" calcext:value-type="float">
            <text:p>354</text:p>
          </table:table-cell>
          <table:table-cell/>
          <table:table-cell table:style-name="ce133" table:formula="of:=[.Q18]-0.5" office:value-type="float" office:value="6.5" calcext:value-type="float">
            <text:p>6.5</text:p>
          </table:table-cell>
          <table:table-cell table:style-name="ce111" table:formula="of:=[.R18]-[.$R$7]/25" office:value-type="float" office:value="8.11199999999999" calcext:value-type="float">
            <text:p>8.11</text:p>
          </table:table-cell>
          <table:table-cell table:style-name="ce133" table:formula="of:=[.S18]-[.$S$7]/25" office:value-type="float" office:value="11.336" calcext:value-type="float">
            <text:p>11.3</text:p>
          </table:table-cell>
          <table:table-cell table:style-name="ce140" table:formula="of:=[.T18]-[.$T$7]/25" office:value-type="float" office:value="355.68" calcext:value-type="float">
            <text:p>356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19]-0.5" office:value-type="float" office:value="6" calcext:value-type="float">
            <text:p>6.0</text:p>
          </table:table-cell>
          <table:table-cell table:style-name="ce111" table:formula="of:=[.C19]-[.$C$7]/25" office:value-type="float" office:value="8.16" calcext:value-type="float">
            <text:p>8.16</text:p>
          </table:table-cell>
          <table:table-cell table:style-name="ce133" table:formula="of:=[.D19]-[.$D$7]/25" office:value-type="float" office:value="11.04" calcext:value-type="float">
            <text:p>11.0</text:p>
          </table:table-cell>
          <table:table-cell table:style-name="ce140" table:formula="of:=[.E19]-[.$E$7]/25" office:value-type="float" office:value="328.8" calcext:value-type="float">
            <text:p>329</text:p>
          </table:table-cell>
          <table:table-cell/>
          <table:table-cell table:style-name="ce133" table:formula="of:=[.G19]-0.5" office:value-type="float" office:value="6" calcext:value-type="float">
            <text:p>6.0</text:p>
          </table:table-cell>
          <table:table-cell table:style-name="ce111" table:formula="of:=[.H19]-[.$H$8]/24" office:value-type="float" office:value="7.65000000000001" calcext:value-type="float">
            <text:p>7.65</text:p>
          </table:table-cell>
          <table:table-cell table:style-name="ce133" table:formula="of:=[.I19]-[.$I$8]/24" office:value-type="float" office:value="11" calcext:value-type="float">
            <text:p>11.0</text:p>
          </table:table-cell>
          <table:table-cell table:style-name="ce140" table:formula="of:=[.J19]-[.$J$8]/24" office:value-type="float" office:value="330.5" calcext:value-type="float">
            <text:p>331</text:p>
          </table:table-cell>
          <table:table-cell/>
          <table:table-cell table:style-name="ce133" table:formula="of:=[.L19]-0.5" office:value-type="float" office:value="6" calcext:value-type="float">
            <text:p>6.0</text:p>
          </table:table-cell>
          <table:table-cell table:style-name="ce111" table:formula="of:=[.M19]-[.$M$8]/24" office:value-type="float" office:value="8.5" calcext:value-type="float">
            <text:p>8.50</text:p>
          </table:table-cell>
          <table:table-cell table:style-name="ce133" table:formula="of:=[.N19]-[.$N$8]/24" office:value-type="float" office:value="6" calcext:value-type="float">
            <text:p>6.0</text:p>
          </table:table-cell>
          <table:table-cell table:style-name="ce140" table:formula="of:=[.O19]-[.$O$8]/24" office:value-type="float" office:value="327" calcext:value-type="float">
            <text:p>327</text:p>
          </table:table-cell>
          <table:table-cell/>
          <table:table-cell table:style-name="ce133" table:formula="of:=[.Q19]-0.5" office:value-type="float" office:value="6" calcext:value-type="float">
            <text:p>6.0</text:p>
          </table:table-cell>
          <table:table-cell table:style-name="ce111" table:formula="of:=[.R19]-[.$R$7]/25" office:value-type="float" office:value="7.48799999999999" calcext:value-type="float">
            <text:p>7.49</text:p>
          </table:table-cell>
          <table:table-cell table:style-name="ce133" table:formula="of:=[.S19]-[.$S$7]/25" office:value-type="float" office:value="10.464" calcext:value-type="float">
            <text:p>10.5</text:p>
          </table:table-cell>
          <table:table-cell table:style-name="ce140" table:formula="of:=[.T19]-[.$T$7]/25" office:value-type="float" office:value="328.32" calcext:value-type="float">
            <text:p>328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0]-0.5" office:value-type="float" office:value="5.5" calcext:value-type="float">
            <text:p>5.5</text:p>
          </table:table-cell>
          <table:table-cell table:style-name="ce111" table:formula="of:=[.C20]-[.$C$7]/25" office:value-type="float" office:value="7.48" calcext:value-type="float">
            <text:p>7.48</text:p>
          </table:table-cell>
          <table:table-cell table:style-name="ce133" table:formula="of:=[.D20]-[.$D$7]/25" office:value-type="float" office:value="10.12" calcext:value-type="float">
            <text:p>10.1</text:p>
          </table:table-cell>
          <table:table-cell table:style-name="ce140" table:formula="of:=[.E20]-[.$E$7]/25" office:value-type="float" office:value="301.4" calcext:value-type="float">
            <text:p>301</text:p>
          </table:table-cell>
          <table:table-cell/>
          <table:table-cell table:style-name="ce133" table:formula="of:=[.G20]-0.5" office:value-type="float" office:value="5.5" calcext:value-type="float">
            <text:p>5.5</text:p>
          </table:table-cell>
          <table:table-cell table:style-name="ce111" table:formula="of:=[.H20]-[.$H$8]/24" office:value-type="float" office:value="7.01250000000001" calcext:value-type="float">
            <text:p>7.01</text:p>
          </table:table-cell>
          <table:table-cell table:style-name="ce133" table:formula="of:=[.I20]-[.$I$8]/24" office:value-type="float" office:value="10.0833333333333" calcext:value-type="float">
            <text:p>10.1</text:p>
          </table:table-cell>
          <table:table-cell table:style-name="ce140" table:formula="of:=[.J20]-[.$J$8]/24" office:value-type="float" office:value="302.958333333333" calcext:value-type="float">
            <text:p>303</text:p>
          </table:table-cell>
          <table:table-cell/>
          <table:table-cell table:style-name="ce133" table:formula="of:=[.L20]-0.5" office:value-type="float" office:value="5.5" calcext:value-type="float">
            <text:p>5.5</text:p>
          </table:table-cell>
          <table:table-cell table:style-name="ce111" table:formula="of:=[.M20]-[.$M$8]/24" office:value-type="float" office:value="7.79166666666666" calcext:value-type="float">
            <text:p>7.79</text:p>
          </table:table-cell>
          <table:table-cell table:style-name="ce133" table:formula="of:=[.N20]-[.$N$8]/24" office:value-type="float" office:value="5.5" calcext:value-type="float">
            <text:p>5.5</text:p>
          </table:table-cell>
          <table:table-cell table:style-name="ce140" table:formula="of:=[.O20]-[.$O$8]/24" office:value-type="float" office:value="299.75" calcext:value-type="float">
            <text:p>300</text:p>
          </table:table-cell>
          <table:table-cell/>
          <table:table-cell table:style-name="ce133" table:formula="of:=[.Q20]-0.5" office:value-type="float" office:value="5.5" calcext:value-type="float">
            <text:p>5.5</text:p>
          </table:table-cell>
          <table:table-cell table:style-name="ce111" table:formula="of:=[.R20]-[.$R$7]/25" office:value-type="float" office:value="6.86399999999999" calcext:value-type="float">
            <text:p>6.86</text:p>
          </table:table-cell>
          <table:table-cell table:style-name="ce133" table:formula="of:=[.S20]-[.$S$7]/25" office:value-type="float" office:value="9.592" calcext:value-type="float">
            <text:p>9.6</text:p>
          </table:table-cell>
          <table:table-cell table:style-name="ce140" table:formula="of:=[.T20]-[.$T$7]/25" office:value-type="float" office:value="300.96" calcext:value-type="float">
            <text:p>301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1]-0.5" office:value-type="float" office:value="5" calcext:value-type="float">
            <text:p>5.0</text:p>
          </table:table-cell>
          <table:table-cell table:style-name="ce111" table:formula="of:=[.C21]-[.$C$7]/25" office:value-type="float" office:value="6.8" calcext:value-type="float">
            <text:p>6.80</text:p>
          </table:table-cell>
          <table:table-cell table:style-name="ce133" table:formula="of:=[.D21]-[.$D$7]/25" office:value-type="float" office:value="9.19999999999999" calcext:value-type="float">
            <text:p>9.2</text:p>
          </table:table-cell>
          <table:table-cell table:style-name="ce140" table:formula="of:=[.E21]-[.$E$7]/25" office:value-type="float" office:value="274" calcext:value-type="float">
            <text:p>274</text:p>
          </table:table-cell>
          <table:table-cell/>
          <table:table-cell table:style-name="ce133" table:formula="of:=[.G21]-0.5" office:value-type="float" office:value="5" calcext:value-type="float">
            <text:p>5.0</text:p>
          </table:table-cell>
          <table:table-cell table:style-name="ce111" table:formula="of:=[.H21]-[.$H$8]/24" office:value-type="float" office:value="6.37500000000001" calcext:value-type="float">
            <text:p>6.38</text:p>
          </table:table-cell>
          <table:table-cell table:style-name="ce133" table:formula="of:=[.I21]-[.$I$8]/24" office:value-type="float" office:value="9.16666666666666" calcext:value-type="float">
            <text:p>9.2</text:p>
          </table:table-cell>
          <table:table-cell table:style-name="ce140" table:formula="of:=[.J21]-[.$J$8]/24" office:value-type="float" office:value="275.416666666667" calcext:value-type="float">
            <text:p>275</text:p>
          </table:table-cell>
          <table:table-cell/>
          <table:table-cell table:style-name="ce133" table:formula="of:=[.L21]-0.5" office:value-type="float" office:value="5" calcext:value-type="float">
            <text:p>5.0</text:p>
          </table:table-cell>
          <table:table-cell table:style-name="ce111" table:formula="of:=[.M21]-[.$M$8]/24" office:value-type="float" office:value="7.08333333333333" calcext:value-type="float">
            <text:p>7.08</text:p>
          </table:table-cell>
          <table:table-cell table:style-name="ce133" table:formula="of:=[.N21]-[.$N$8]/24" office:value-type="float" office:value="5" calcext:value-type="float">
            <text:p>5.0</text:p>
          </table:table-cell>
          <table:table-cell table:style-name="ce140" table:formula="of:=[.O21]-[.$O$8]/24" office:value-type="float" office:value="272.5" calcext:value-type="float">
            <text:p>273</text:p>
          </table:table-cell>
          <table:table-cell/>
          <table:table-cell table:style-name="ce133" table:formula="of:=[.Q21]-0.5" office:value-type="float" office:value="5" calcext:value-type="float">
            <text:p>5.0</text:p>
          </table:table-cell>
          <table:table-cell table:style-name="ce111" table:formula="of:=[.R21]-[.$R$7]/25" office:value-type="float" office:value="6.23999999999999" calcext:value-type="float">
            <text:p>6.24</text:p>
          </table:table-cell>
          <table:table-cell table:style-name="ce133" table:formula="of:=[.S21]-[.$S$7]/25" office:value-type="float" office:value="8.72" calcext:value-type="float">
            <text:p>8.7</text:p>
          </table:table-cell>
          <table:table-cell table:style-name="ce140" table:formula="of:=[.T21]-[.$T$7]/25" office:value-type="float" office:value="273.6" calcext:value-type="float">
            <text:p>274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2]-0.5" office:value-type="float" office:value="4.5" calcext:value-type="float">
            <text:p>4.5</text:p>
          </table:table-cell>
          <table:table-cell table:style-name="ce111" table:formula="of:=[.C22]-[.$C$7]/25" office:value-type="float" office:value="6.12" calcext:value-type="float">
            <text:p>6.12</text:p>
          </table:table-cell>
          <table:table-cell table:style-name="ce133" table:formula="of:=[.D22]-[.$D$7]/25" office:value-type="float" office:value="8.27999999999999" calcext:value-type="float">
            <text:p>8.3</text:p>
          </table:table-cell>
          <table:table-cell table:style-name="ce140" table:formula="of:=[.E22]-[.$E$7]/25" office:value-type="float" office:value="246.6" calcext:value-type="float">
            <text:p>247</text:p>
          </table:table-cell>
          <table:table-cell/>
          <table:table-cell table:style-name="ce133" table:formula="of:=[.G22]-0.5" office:value-type="float" office:value="4.5" calcext:value-type="float">
            <text:p>4.5</text:p>
          </table:table-cell>
          <table:table-cell table:style-name="ce111" table:formula="of:=[.H22]-[.$H$8]/24" office:value-type="float" office:value="5.73750000000001" calcext:value-type="float">
            <text:p>5.74</text:p>
          </table:table-cell>
          <table:table-cell table:style-name="ce133" table:formula="of:=[.I22]-[.$I$8]/24" office:value-type="float" office:value="8.25" calcext:value-type="float">
            <text:p>8.3</text:p>
          </table:table-cell>
          <table:table-cell table:style-name="ce140" table:formula="of:=[.J22]-[.$J$8]/24" office:value-type="float" office:value="247.875" calcext:value-type="float">
            <text:p>248</text:p>
          </table:table-cell>
          <table:table-cell/>
          <table:table-cell table:style-name="ce133" table:formula="of:=[.L22]-0.5" office:value-type="float" office:value="4.5" calcext:value-type="float">
            <text:p>4.5</text:p>
          </table:table-cell>
          <table:table-cell table:style-name="ce111" table:formula="of:=[.M22]-[.$M$8]/24" office:value-type="float" office:value="6.375" calcext:value-type="float">
            <text:p>6.38</text:p>
          </table:table-cell>
          <table:table-cell table:style-name="ce133" table:formula="of:=[.N22]-[.$N$8]/24" office:value-type="float" office:value="4.5" calcext:value-type="float">
            <text:p>4.5</text:p>
          </table:table-cell>
          <table:table-cell table:style-name="ce140" table:formula="of:=[.O22]-[.$O$8]/24" office:value-type="float" office:value="245.25" calcext:value-type="float">
            <text:p>245</text:p>
          </table:table-cell>
          <table:table-cell/>
          <table:table-cell table:style-name="ce133" table:formula="of:=[.Q22]-0.5" office:value-type="float" office:value="4.5" calcext:value-type="float">
            <text:p>4.5</text:p>
          </table:table-cell>
          <table:table-cell table:style-name="ce111" table:formula="of:=[.R22]-[.$R$7]/25" office:value-type="float" office:value="5.61599999999999" calcext:value-type="float">
            <text:p>5.62</text:p>
          </table:table-cell>
          <table:table-cell table:style-name="ce133" table:formula="of:=[.S22]-[.$S$7]/25" office:value-type="float" office:value="7.848" calcext:value-type="float">
            <text:p>7.8</text:p>
          </table:table-cell>
          <table:table-cell table:style-name="ce140" table:formula="of:=[.T22]-[.$T$7]/25" office:value-type="float" office:value="246.24" calcext:value-type="float">
            <text:p>246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3]-0.5" office:value-type="float" office:value="4" calcext:value-type="float">
            <text:p>4.0</text:p>
          </table:table-cell>
          <table:table-cell table:style-name="ce111" table:formula="of:=[.C23]-[.$C$7]/25" office:value-type="float" office:value="5.44000000000001" calcext:value-type="float">
            <text:p>5.44</text:p>
          </table:table-cell>
          <table:table-cell table:style-name="ce133" table:formula="of:=[.D23]-[.$D$7]/25" office:value-type="float" office:value="7.35999999999999" calcext:value-type="float">
            <text:p>7.4</text:p>
          </table:table-cell>
          <table:table-cell table:style-name="ce140" table:formula="of:=[.E23]-[.$E$7]/25" office:value-type="float" office:value="219.2" calcext:value-type="float">
            <text:p>219</text:p>
          </table:table-cell>
          <table:table-cell/>
          <table:table-cell table:style-name="ce133" table:formula="of:=[.G23]-0.5" office:value-type="float" office:value="4" calcext:value-type="float">
            <text:p>4.0</text:p>
          </table:table-cell>
          <table:table-cell table:style-name="ce111" table:formula="of:=[.H23]-[.$H$8]/24" office:value-type="float" office:value="5.10000000000001" calcext:value-type="float">
            <text:p>5.10</text:p>
          </table:table-cell>
          <table:table-cell table:style-name="ce133" table:formula="of:=[.I23]-[.$I$8]/24" office:value-type="float" office:value="7.33333333333333" calcext:value-type="float">
            <text:p>7.3</text:p>
          </table:table-cell>
          <table:table-cell table:style-name="ce140" table:formula="of:=[.J23]-[.$J$8]/24" office:value-type="float" office:value="220.333333333333" calcext:value-type="float">
            <text:p>220</text:p>
          </table:table-cell>
          <table:table-cell/>
          <table:table-cell table:style-name="ce133" table:formula="of:=[.L23]-0.5" office:value-type="float" office:value="4" calcext:value-type="float">
            <text:p>4.0</text:p>
          </table:table-cell>
          <table:table-cell table:style-name="ce111" table:formula="of:=[.M23]-[.$M$8]/24" office:value-type="float" office:value="5.66666666666666" calcext:value-type="float">
            <text:p>5.67</text:p>
          </table:table-cell>
          <table:table-cell table:style-name="ce133" table:formula="of:=[.N23]-[.$N$8]/24" office:value-type="float" office:value="4" calcext:value-type="float">
            <text:p>4.0</text:p>
          </table:table-cell>
          <table:table-cell table:style-name="ce140" table:formula="of:=[.O23]-[.$O$8]/24" office:value-type="float" office:value="218" calcext:value-type="float">
            <text:p>218</text:p>
          </table:table-cell>
          <table:table-cell/>
          <table:table-cell table:style-name="ce133" table:formula="of:=[.Q23]-0.5" office:value-type="float" office:value="4" calcext:value-type="float">
            <text:p>4.0</text:p>
          </table:table-cell>
          <table:table-cell table:style-name="ce111" table:formula="of:=[.R23]-[.$R$7]/25" office:value-type="float" office:value="4.99199999999999" calcext:value-type="float">
            <text:p>4.99</text:p>
          </table:table-cell>
          <table:table-cell table:style-name="ce133" table:formula="of:=[.S23]-[.$S$7]/25" office:value-type="float" office:value="6.976" calcext:value-type="float">
            <text:p>7.0</text:p>
          </table:table-cell>
          <table:table-cell table:style-name="ce140" table:formula="of:=[.T23]-[.$T$7]/25" office:value-type="float" office:value="218.88" calcext:value-type="float">
            <text:p>219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4]-0.5" office:value-type="float" office:value="3.5" calcext:value-type="float">
            <text:p>3.5</text:p>
          </table:table-cell>
          <table:table-cell table:style-name="ce111" table:formula="of:=[.C24]-[.$C$7]/25" office:value-type="float" office:value="4.76000000000001" calcext:value-type="float">
            <text:p>4.76</text:p>
          </table:table-cell>
          <table:table-cell table:style-name="ce133" table:formula="of:=[.D24]-[.$D$7]/25" office:value-type="float" office:value="6.43999999999999" calcext:value-type="float">
            <text:p>6.4</text:p>
          </table:table-cell>
          <table:table-cell table:style-name="ce140" table:formula="of:=[.E24]-[.$E$7]/25" office:value-type="float" office:value="191.8" calcext:value-type="float">
            <text:p>192</text:p>
          </table:table-cell>
          <table:table-cell/>
          <table:table-cell table:style-name="ce133" table:formula="of:=[.G24]-0.5" office:value-type="float" office:value="3.5" calcext:value-type="float">
            <text:p>3.5</text:p>
          </table:table-cell>
          <table:table-cell table:style-name="ce111" table:formula="of:=[.H24]-[.$H$8]/24" office:value-type="float" office:value="4.46250000000001" calcext:value-type="float">
            <text:p>4.46</text:p>
          </table:table-cell>
          <table:table-cell table:style-name="ce133" table:formula="of:=[.I24]-[.$I$8]/24" office:value-type="float" office:value="6.41666666666666" calcext:value-type="float">
            <text:p>6.4</text:p>
          </table:table-cell>
          <table:table-cell table:style-name="ce140" table:formula="of:=[.J24]-[.$J$8]/24" office:value-type="float" office:value="192.791666666667" calcext:value-type="float">
            <text:p>193</text:p>
          </table:table-cell>
          <table:table-cell/>
          <table:table-cell table:style-name="ce133" table:formula="of:=[.L24]-0.5" office:value-type="float" office:value="3.5" calcext:value-type="float">
            <text:p>3.5</text:p>
          </table:table-cell>
          <table:table-cell table:style-name="ce111" table:formula="of:=[.M24]-[.$M$8]/24" office:value-type="float" office:value="4.95833333333333" calcext:value-type="float">
            <text:p>4.96</text:p>
          </table:table-cell>
          <table:table-cell table:style-name="ce133" table:formula="of:=[.N24]-[.$N$8]/24" office:value-type="float" office:value="3.5" calcext:value-type="float">
            <text:p>3.5</text:p>
          </table:table-cell>
          <table:table-cell table:style-name="ce140" table:formula="of:=[.O24]-[.$O$8]/24" office:value-type="float" office:value="190.75" calcext:value-type="float">
            <text:p>191</text:p>
          </table:table-cell>
          <table:table-cell/>
          <table:table-cell table:style-name="ce133" table:formula="of:=[.Q24]-0.5" office:value-type="float" office:value="3.5" calcext:value-type="float">
            <text:p>3.5</text:p>
          </table:table-cell>
          <table:table-cell table:style-name="ce111" table:formula="of:=[.R24]-[.$R$7]/25" office:value-type="float" office:value="4.368" calcext:value-type="float">
            <text:p>4.37</text:p>
          </table:table-cell>
          <table:table-cell table:style-name="ce133" table:formula="of:=[.S24]-[.$S$7]/25" office:value-type="float" office:value="6.104" calcext:value-type="float">
            <text:p>6.1</text:p>
          </table:table-cell>
          <table:table-cell table:style-name="ce140" table:formula="of:=[.T24]-[.$T$7]/25" office:value-type="float" office:value="191.52" calcext:value-type="float">
            <text:p>192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5]-0.5" office:value-type="float" office:value="3" calcext:value-type="float">
            <text:p>3.0</text:p>
          </table:table-cell>
          <table:table-cell table:style-name="ce111" table:formula="of:=[.C25]-[.$C$7]/25" office:value-type="float" office:value="4.08000000000001" calcext:value-type="float">
            <text:p>4.08</text:p>
          </table:table-cell>
          <table:table-cell table:style-name="ce133" table:formula="of:=[.D25]-[.$D$7]/25" office:value-type="float" office:value="5.51999999999999" calcext:value-type="float">
            <text:p>5.5</text:p>
          </table:table-cell>
          <table:table-cell table:style-name="ce140" table:formula="of:=[.E25]-[.$E$7]/25" office:value-type="float" office:value="164.4" calcext:value-type="float">
            <text:p>164</text:p>
          </table:table-cell>
          <table:table-cell/>
          <table:table-cell table:style-name="ce133" table:formula="of:=[.G25]-0.5" office:value-type="float" office:value="3" calcext:value-type="float">
            <text:p>3.0</text:p>
          </table:table-cell>
          <table:table-cell table:style-name="ce111" table:formula="of:=[.H25]-[.$H$8]/24" office:value-type="float" office:value="3.82500000000001" calcext:value-type="float">
            <text:p>3.83</text:p>
          </table:table-cell>
          <table:table-cell table:style-name="ce133" table:formula="of:=[.I25]-[.$I$8]/24" office:value-type="float" office:value="5.5" calcext:value-type="float">
            <text:p>5.5</text:p>
          </table:table-cell>
          <table:table-cell table:style-name="ce140" table:formula="of:=[.J25]-[.$J$8]/24" office:value-type="float" office:value="165.25" calcext:value-type="float">
            <text:p>165</text:p>
          </table:table-cell>
          <table:table-cell/>
          <table:table-cell table:style-name="ce133" table:formula="of:=[.L25]-0.5" office:value-type="float" office:value="3" calcext:value-type="float">
            <text:p>3.0</text:p>
          </table:table-cell>
          <table:table-cell table:style-name="ce111" table:formula="of:=[.M25]-[.$M$8]/24" office:value-type="float" office:value="4.25" calcext:value-type="float">
            <text:p>4.25</text:p>
          </table:table-cell>
          <table:table-cell table:style-name="ce133" table:formula="of:=[.N25]-[.$N$8]/24" office:value-type="float" office:value="3" calcext:value-type="float">
            <text:p>3.0</text:p>
          </table:table-cell>
          <table:table-cell table:style-name="ce140" table:formula="of:=[.O25]-[.$O$8]/24" office:value-type="float" office:value="163.5" calcext:value-type="float">
            <text:p>164</text:p>
          </table:table-cell>
          <table:table-cell/>
          <table:table-cell table:style-name="ce133" table:formula="of:=[.Q25]-0.5" office:value-type="float" office:value="3" calcext:value-type="float">
            <text:p>3.0</text:p>
          </table:table-cell>
          <table:table-cell table:style-name="ce111" table:formula="of:=[.R25]-[.$R$7]/25" office:value-type="float" office:value="3.74399999999999" calcext:value-type="float">
            <text:p>3.74</text:p>
          </table:table-cell>
          <table:table-cell table:style-name="ce133" table:formula="of:=[.S25]-[.$S$7]/25" office:value-type="float" office:value="5.232" calcext:value-type="float">
            <text:p>5.2</text:p>
          </table:table-cell>
          <table:table-cell table:style-name="ce140" table:formula="of:=[.T25]-[.$T$7]/25" office:value-type="float" office:value="164.16" calcext:value-type="float">
            <text:p>164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6]-0.5" office:value-type="float" office:value="2.5" calcext:value-type="float">
            <text:p>2.5</text:p>
          </table:table-cell>
          <table:table-cell table:style-name="ce111" table:formula="of:=[.C26]-[.$C$7]/25" office:value-type="float" office:value="3.40000000000001" calcext:value-type="float">
            <text:p>3.40</text:p>
          </table:table-cell>
          <table:table-cell table:style-name="ce133" table:formula="of:=[.D26]-[.$D$7]/25" office:value-type="float" office:value="4.59999999999999" calcext:value-type="float">
            <text:p>4.6</text:p>
          </table:table-cell>
          <table:table-cell table:style-name="ce140" table:formula="of:=[.E26]-[.$E$7]/25" office:value-type="float" office:value="137" calcext:value-type="float">
            <text:p>137</text:p>
          </table:table-cell>
          <table:table-cell/>
          <table:table-cell table:style-name="ce133" table:formula="of:=[.G26]-0.5" office:value-type="float" office:value="2.5" calcext:value-type="float">
            <text:p>2.5</text:p>
          </table:table-cell>
          <table:table-cell table:style-name="ce111" table:formula="of:=[.H26]-[.$H$8]/24" office:value-type="float" office:value="3.18750000000001" calcext:value-type="float">
            <text:p>3.19</text:p>
          </table:table-cell>
          <table:table-cell table:style-name="ce133" table:formula="of:=[.I26]-[.$I$8]/24" office:value-type="float" office:value="4.58333333333333" calcext:value-type="float">
            <text:p>4.6</text:p>
          </table:table-cell>
          <table:table-cell table:style-name="ce140" table:formula="of:=[.J26]-[.$J$8]/24" office:value-type="float" office:value="137.708333333333" calcext:value-type="float">
            <text:p>138</text:p>
          </table:table-cell>
          <table:table-cell/>
          <table:table-cell table:style-name="ce133" table:formula="of:=[.L26]-0.5" office:value-type="float" office:value="2.5" calcext:value-type="float">
            <text:p>2.5</text:p>
          </table:table-cell>
          <table:table-cell table:style-name="ce111" table:formula="of:=[.M26]-[.$M$8]/24" office:value-type="float" office:value="3.54166666666666" calcext:value-type="float">
            <text:p>3.54</text:p>
          </table:table-cell>
          <table:table-cell table:style-name="ce133" table:formula="of:=[.N26]-[.$N$8]/24" office:value-type="float" office:value="2.5" calcext:value-type="float">
            <text:p>2.5</text:p>
          </table:table-cell>
          <table:table-cell table:style-name="ce140" table:formula="of:=[.O26]-[.$O$8]/24" office:value-type="float" office:value="136.25" calcext:value-type="float">
            <text:p>136</text:p>
          </table:table-cell>
          <table:table-cell/>
          <table:table-cell table:style-name="ce133" table:formula="of:=[.Q26]-0.5" office:value-type="float" office:value="2.5" calcext:value-type="float">
            <text:p>2.5</text:p>
          </table:table-cell>
          <table:table-cell table:style-name="ce111" table:formula="of:=[.R26]-[.$R$7]/25" office:value-type="float" office:value="3.11999999999999" calcext:value-type="float">
            <text:p>3.12</text:p>
          </table:table-cell>
          <table:table-cell table:style-name="ce133" table:formula="of:=[.S26]-[.$S$7]/25" office:value-type="float" office:value="4.36" calcext:value-type="float">
            <text:p>4.4</text:p>
          </table:table-cell>
          <table:table-cell table:style-name="ce140" table:formula="of:=[.T26]-[.$T$7]/25" office:value-type="float" office:value="136.8" calcext:value-type="float">
            <text:p>137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7]-0.5" office:value-type="float" office:value="2" calcext:value-type="float">
            <text:p>2.0</text:p>
          </table:table-cell>
          <table:table-cell table:style-name="ce111" table:formula="of:=[.C27]-[.$C$7]/25" office:value-type="float" office:value="2.72" calcext:value-type="float">
            <text:p>2.72</text:p>
          </table:table-cell>
          <table:table-cell table:style-name="ce133" table:formula="of:=[.D27]-[.$D$7]/25" office:value-type="float" office:value="3.67999999999999" calcext:value-type="float">
            <text:p>3.7</text:p>
          </table:table-cell>
          <table:table-cell table:style-name="ce140" table:formula="of:=[.E27]-[.$E$7]/25" office:value-type="float" office:value="109.6" calcext:value-type="float">
            <text:p>110</text:p>
          </table:table-cell>
          <table:table-cell/>
          <table:table-cell table:style-name="ce133" table:formula="of:=[.G27]-0.5" office:value-type="float" office:value="2" calcext:value-type="float">
            <text:p>2.0</text:p>
          </table:table-cell>
          <table:table-cell table:style-name="ce111" table:formula="of:=[.H27]-[.$H$8]/24" office:value-type="float" office:value="2.55000000000001" calcext:value-type="float">
            <text:p>2.55</text:p>
          </table:table-cell>
          <table:table-cell table:style-name="ce133" table:formula="of:=[.I27]-[.$I$8]/24" office:value-type="float" office:value="3.66666666666666" calcext:value-type="float">
            <text:p>3.7</text:p>
          </table:table-cell>
          <table:table-cell table:style-name="ce140" table:formula="of:=[.J27]-[.$J$8]/24" office:value-type="float" office:value="110.166666666667" calcext:value-type="float">
            <text:p>110</text:p>
          </table:table-cell>
          <table:table-cell/>
          <table:table-cell table:style-name="ce133" table:formula="of:=[.L27]-0.5" office:value-type="float" office:value="2" calcext:value-type="float">
            <text:p>2.0</text:p>
          </table:table-cell>
          <table:table-cell table:style-name="ce111" table:formula="of:=[.M27]-[.$M$8]/24" office:value-type="float" office:value="2.83333333333333" calcext:value-type="float">
            <text:p>2.83</text:p>
          </table:table-cell>
          <table:table-cell table:style-name="ce133" table:formula="of:=[.N27]-[.$N$8]/24" office:value-type="float" office:value="2" calcext:value-type="float">
            <text:p>2.0</text:p>
          </table:table-cell>
          <table:table-cell table:style-name="ce140" table:formula="of:=[.O27]-[.$O$8]/24" office:value-type="float" office:value="109" calcext:value-type="float">
            <text:p>109</text:p>
          </table:table-cell>
          <table:table-cell/>
          <table:table-cell table:style-name="ce133" table:formula="of:=[.Q27]-0.5" office:value-type="float" office:value="2" calcext:value-type="float">
            <text:p>2.0</text:p>
          </table:table-cell>
          <table:table-cell table:style-name="ce111" table:formula="of:=[.R27]-[.$R$7]/25" office:value-type="float" office:value="2.49599999999999" calcext:value-type="float">
            <text:p>2.50</text:p>
          </table:table-cell>
          <table:table-cell table:style-name="ce133" table:formula="of:=[.S27]-[.$S$7]/25" office:value-type="float" office:value="3.488" calcext:value-type="float">
            <text:p>3.5</text:p>
          </table:table-cell>
          <table:table-cell table:style-name="ce140" table:formula="of:=[.T27]-[.$T$7]/25" office:value-type="float" office:value="109.44" calcext:value-type="float">
            <text:p>109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8]-0.5" office:value-type="float" office:value="1.5" calcext:value-type="float">
            <text:p>1.5</text:p>
          </table:table-cell>
          <table:table-cell table:style-name="ce111" table:formula="of:=[.C28]-[.$C$7]/25" office:value-type="float" office:value="2.04" calcext:value-type="float">
            <text:p>2.04</text:p>
          </table:table-cell>
          <table:table-cell table:style-name="ce133" table:formula="of:=[.D28]-[.$D$7]/25" office:value-type="float" office:value="2.75999999999999" calcext:value-type="float">
            <text:p>2.8</text:p>
          </table:table-cell>
          <table:table-cell table:style-name="ce140" table:formula="of:=[.E28]-[.$E$7]/25" office:value-type="float" office:value="82.2000000000003" calcext:value-type="float">
            <text:p>82</text:p>
          </table:table-cell>
          <table:table-cell/>
          <table:table-cell table:style-name="ce133" table:formula="of:=[.G28]-0.5" office:value-type="float" office:value="1.5" calcext:value-type="float">
            <text:p>1.5</text:p>
          </table:table-cell>
          <table:table-cell table:style-name="ce111" table:formula="of:=[.H28]-[.$H$8]/24" office:value-type="float" office:value="1.91250000000001" calcext:value-type="float">
            <text:p>1.91</text:p>
          </table:table-cell>
          <table:table-cell table:style-name="ce133" table:formula="of:=[.I28]-[.$I$8]/24" office:value-type="float" office:value="2.75" calcext:value-type="float">
            <text:p>2.8</text:p>
          </table:table-cell>
          <table:table-cell table:style-name="ce140" table:formula="of:=[.J28]-[.$J$8]/24" office:value-type="float" office:value="82.6250000000001" calcext:value-type="float">
            <text:p>83</text:p>
          </table:table-cell>
          <table:table-cell/>
          <table:table-cell table:style-name="ce133" table:formula="of:=[.L28]-0.5" office:value-type="float" office:value="1.5" calcext:value-type="float">
            <text:p>1.5</text:p>
          </table:table-cell>
          <table:table-cell table:style-name="ce111" table:formula="of:=[.M28]-[.$M$8]/24" office:value-type="float" office:value="2.125" calcext:value-type="float">
            <text:p>2.13</text:p>
          </table:table-cell>
          <table:table-cell table:style-name="ce133" table:formula="of:=[.N28]-[.$N$8]/24" office:value-type="float" office:value="1.5" calcext:value-type="float">
            <text:p>1.5</text:p>
          </table:table-cell>
          <table:table-cell table:style-name="ce140" table:formula="of:=[.O28]-[.$O$8]/24" office:value-type="float" office:value="81.75" calcext:value-type="float">
            <text:p>82</text:p>
          </table:table-cell>
          <table:table-cell/>
          <table:table-cell table:style-name="ce133" table:formula="of:=[.Q28]-0.5" office:value-type="float" office:value="1.5" calcext:value-type="float">
            <text:p>1.5</text:p>
          </table:table-cell>
          <table:table-cell table:style-name="ce111" table:formula="of:=[.R28]-[.$R$7]/25" office:value-type="float" office:value="1.87199999999999" calcext:value-type="float">
            <text:p>1.87</text:p>
          </table:table-cell>
          <table:table-cell table:style-name="ce133" table:formula="of:=[.S28]-[.$S$7]/25" office:value-type="float" office:value="2.616" calcext:value-type="float">
            <text:p>2.6</text:p>
          </table:table-cell>
          <table:table-cell table:style-name="ce140" table:formula="of:=[.T28]-[.$T$7]/25" office:value-type="float" office:value="82.0799999999997" calcext:value-type="float">
            <text:p>82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29]-0.5" office:value-type="float" office:value="1" calcext:value-type="float">
            <text:p>1.0</text:p>
          </table:table-cell>
          <table:table-cell table:style-name="ce111" table:formula="of:=[.C29]-[.$C$7]/25" office:value-type="float" office:value="1.36" calcext:value-type="float">
            <text:p>1.36</text:p>
          </table:table-cell>
          <table:table-cell table:style-name="ce133" table:formula="of:=[.D29]-[.$D$7]/25" office:value-type="float" office:value="1.83999999999999" calcext:value-type="float">
            <text:p>1.8</text:p>
          </table:table-cell>
          <table:table-cell table:style-name="ce140" table:formula="of:=[.E29]-[.$E$7]/25" office:value-type="float" office:value="54.8000000000003" calcext:value-type="float">
            <text:p>55</text:p>
          </table:table-cell>
          <table:table-cell/>
          <table:table-cell table:style-name="ce133" table:formula="of:=[.G29]-0.5" office:value-type="float" office:value="1" calcext:value-type="float">
            <text:p>1.0</text:p>
          </table:table-cell>
          <table:table-cell table:style-name="ce111" table:formula="of:=[.H29]-[.$H$8]/24" office:value-type="float" office:value="1.27500000000001" calcext:value-type="float">
            <text:p>1.28</text:p>
          </table:table-cell>
          <table:table-cell table:style-name="ce133" table:formula="of:=[.I29]-[.$I$8]/24" office:value-type="float" office:value="1.83333333333333" calcext:value-type="float">
            <text:p>1.8</text:p>
          </table:table-cell>
          <table:table-cell table:style-name="ce140" table:formula="of:=[.J29]-[.$J$8]/24" office:value-type="float" office:value="55.0833333333334" calcext:value-type="float">
            <text:p>55</text:p>
          </table:table-cell>
          <table:table-cell/>
          <table:table-cell table:style-name="ce133" table:formula="of:=[.L29]-0.5" office:value-type="float" office:value="1" calcext:value-type="float">
            <text:p>1.0</text:p>
          </table:table-cell>
          <table:table-cell table:style-name="ce111" table:formula="of:=[.M29]-[.$M$8]/24" office:value-type="float" office:value="1.41666666666666" calcext:value-type="float">
            <text:p>1.42</text:p>
          </table:table-cell>
          <table:table-cell table:style-name="ce133" table:formula="of:=[.N29]-[.$N$8]/24" office:value-type="float" office:value="1" calcext:value-type="float">
            <text:p>1.0</text:p>
          </table:table-cell>
          <table:table-cell table:style-name="ce140" table:formula="of:=[.O29]-[.$O$8]/24" office:value-type="float" office:value="54.5" calcext:value-type="float">
            <text:p>55</text:p>
          </table:table-cell>
          <table:table-cell/>
          <table:table-cell table:style-name="ce133" table:formula="of:=[.Q29]-0.5" office:value-type="float" office:value="1" calcext:value-type="float">
            <text:p>1.0</text:p>
          </table:table-cell>
          <table:table-cell table:style-name="ce111" table:formula="of:=[.R29]-[.$R$7]/25" office:value-type="float" office:value="1.24799999999999" calcext:value-type="float">
            <text:p>1.25</text:p>
          </table:table-cell>
          <table:table-cell table:style-name="ce133" table:formula="of:=[.S29]-[.$S$7]/25" office:value-type="float" office:value="1.744" calcext:value-type="float">
            <text:p>1.7</text:p>
          </table:table-cell>
          <table:table-cell table:style-name="ce140" table:formula="of:=[.T29]-[.$T$7]/25" office:value-type="float" office:value="54.7199999999997" calcext:value-type="float">
            <text:p>55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30]-0.5" office:value-type="float" office:value="0.5" calcext:value-type="float">
            <text:p>0.5</text:p>
          </table:table-cell>
          <table:table-cell table:style-name="ce111" table:formula="of:=[.C30]-[.$C$7]/25" office:value-type="float" office:value="0.680000000000005" calcext:value-type="float">
            <text:p>0.68</text:p>
          </table:table-cell>
          <table:table-cell table:style-name="ce133" table:formula="of:=[.D30]-[.$D$7]/25" office:value-type="float" office:value="0.919999999999989" calcext:value-type="float">
            <text:p>0.9</text:p>
          </table:table-cell>
          <table:table-cell table:style-name="ce140" table:formula="of:=[.E30]-[.$E$7]/25" office:value-type="float" office:value="27.4000000000003" calcext:value-type="float">
            <text:p>27</text:p>
          </table:table-cell>
          <table:table-cell/>
          <table:table-cell table:style-name="ce133" table:formula="of:=[.G30]-0.5" office:value-type="float" office:value="0.5" calcext:value-type="float">
            <text:p>0.5</text:p>
          </table:table-cell>
          <table:table-cell table:style-name="ce111" table:formula="of:=[.H30]-[.$H$8]/24" office:value-type="float" office:value="0.637500000000007" calcext:value-type="float">
            <text:p>0.64</text:p>
          </table:table-cell>
          <table:table-cell table:style-name="ce133" table:formula="of:=[.I30]-[.$I$8]/24" office:value-type="float" office:value="0.916666666666664" calcext:value-type="float">
            <text:p>0.9</text:p>
          </table:table-cell>
          <table:table-cell table:style-name="ce140" table:formula="of:=[.J30]-[.$J$8]/24" office:value-type="float" office:value="27.5416666666667" calcext:value-type="float">
            <text:p>28</text:p>
          </table:table-cell>
          <table:table-cell/>
          <table:table-cell table:style-name="ce133" table:formula="of:=[.L30]-0.5" office:value-type="float" office:value="0.5" calcext:value-type="float">
            <text:p>0.5</text:p>
          </table:table-cell>
          <table:table-cell table:style-name="ce111" table:formula="of:=[.M30]-[.$M$8]/24" office:value-type="float" office:value="0.708333333333329" calcext:value-type="float">
            <text:p>0.71</text:p>
          </table:table-cell>
          <table:table-cell table:style-name="ce133" table:formula="of:=[.N30]-[.$N$8]/24" office:value-type="float" office:value="0.5" calcext:value-type="float">
            <text:p>0.5</text:p>
          </table:table-cell>
          <table:table-cell table:style-name="ce140" table:formula="of:=[.O30]-[.$O$8]/24" office:value-type="float" office:value="27.25" calcext:value-type="float">
            <text:p>27</text:p>
          </table:table-cell>
          <table:table-cell/>
          <table:table-cell table:style-name="ce133" table:formula="of:=[.Q30]-0.5" office:value-type="float" office:value="0.5" calcext:value-type="float">
            <text:p>0.5</text:p>
          </table:table-cell>
          <table:table-cell table:style-name="ce111" table:formula="of:=[.R30]-[.$R$7]/25" office:value-type="float" office:value="0.623999999999994" calcext:value-type="float">
            <text:p>0.62</text:p>
          </table:table-cell>
          <table:table-cell table:style-name="ce133" table:formula="of:=[.S30]-[.$S$7]/25" office:value-type="float" office:value="0.872000000000003" calcext:value-type="float">
            <text:p>0.9</text:p>
          </table:table-cell>
          <table:table-cell table:style-name="ce140" table:formula="of:=[.T30]-[.$T$7]/25" office:value-type="float" office:value="27.3599999999997" calcext:value-type="float">
            <text:p>27</text:p>
          </table:table-cell>
          <table:table-cell table:number-columns-repeated="998"/>
        </table:table-row>
        <table:table-row table:style-name="ro1">
          <table:table-cell/>
          <table:table-cell table:style-name="ce133" table:formula="of:=[.B31]-0.5" office:value-type="float" office:value="0" calcext:value-type="float">
            <text:p>0.0</text:p>
          </table:table-cell>
          <table:table-cell table:style-name="ce111" table:formula="of:=[.C31]-[.$C$7]/25" office:value-type="float" office:value="4.66293670342566E-015" calcext:value-type="float">
            <text:p>0.00</text:p>
          </table:table-cell>
          <table:table-cell table:style-name="ce133" table:formula="of:=[.D31]-[.$D$7]/25" office:value-type="float" office:value="-0.0000000000000108801856413265" calcext:value-type="float">
            <text:p>0.0</text:p>
          </table:table-cell>
          <table:table-cell table:style-name="ce140" table:formula="of:=[.E31]-[.$E$7]/25" office:value-type="float" office:value="0.000000000000305533376376843" calcext:value-type="float">
            <text:p>0</text:p>
          </table:table-cell>
          <table:table-cell/>
          <table:table-cell table:style-name="ce133" table:formula="of:=[.G31]-0.5" office:value-type="float" office:value="0" calcext:value-type="float">
            <text:p>0.0</text:p>
          </table:table-cell>
          <table:table-cell table:style-name="ce111" table:formula="of:=[.H31]-[.$H$8]/24" office:value-type="float" office:value="6.43929354282591E-015" calcext:value-type="float">
            <text:p>0.00</text:p>
          </table:table-cell>
          <table:table-cell table:style-name="ce133" table:formula="of:=[.I31]-[.$I$8]/24" office:value-type="float" office:value="0" calcext:value-type="float">
            <text:p>0.0</text:p>
          </table:table-cell>
          <table:table-cell table:style-name="ce140" table:formula="of:=[.J31]-[.$J$8]/24" office:value-type="float" office:value="0" calcext:value-type="float">
            <text:p>0</text:p>
          </table:table-cell>
          <table:table-cell/>
          <table:table-cell table:style-name="ce133" table:formula="of:=[.L31]-0.5" office:value-type="float" office:value="0" calcext:value-type="float">
            <text:p>0.0</text:p>
          </table:table-cell>
          <table:table-cell table:style-name="ce111" table:formula="of:=[.M31]-[.$M$8]/24" office:value-type="float" office:value="-4.2188474935756E-015" calcext:value-type="float">
            <text:p>0.00</text:p>
          </table:table-cell>
          <table:table-cell table:style-name="ce133" table:formula="of:=[.N31]-[.$N$8]/24" office:value-type="float" office:value="0" calcext:value-type="float">
            <text:p>0.0</text:p>
          </table:table-cell>
          <table:table-cell table:style-name="ce140" table:formula="of:=[.O31]-[.$O$8]/24" office:value-type="float" office:value="0" calcext:value-type="float">
            <text:p>0</text:p>
          </table:table-cell>
          <table:table-cell/>
          <table:table-cell table:style-name="ce133" table:formula="of:=[.Q31]-0.5" office:value-type="float" office:value="0" calcext:value-type="float">
            <text:p>0.0</text:p>
          </table:table-cell>
          <table:table-cell table:style-name="ce111" table:formula="of:=[.R31]-[.$R$7]/25" office:value-type="float" office:value="-5.55111512312578E-015" calcext:value-type="float">
            <text:p>0.00</text:p>
          </table:table-cell>
          <table:table-cell table:style-name="ce133" table:formula="of:=[.S31]-[.$S$7]/25" office:value-type="float" office:value="3.33066907387547E-015" calcext:value-type="float">
            <text:p>0.0</text:p>
          </table:table-cell>
          <table:table-cell table:style-name="ce140" table:formula="of:=[.T31]-[.$T$7]/25" office:value-type="float" office:value="-0.000000000000270006239588838" calcext:value-type="float">
            <text:p>0</text:p>
          </table:table-cell>
          <table:table-cell table:number-columns-repeated="998"/>
        </table:table-row>
        <table:table-row table:style-name="ro1" table:number-rows-repeated="7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3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회배계산" table:style-name="ta4">
        <table:table-column table:style-name="co13" table:default-cell-style-name="Default"/>
        <table:table-column table:style-name="co13" table:default-cell-style-name="ce144"/>
        <table:table-column table:style-name="co13" table:number-columns-repeated="3" table:default-cell-style-name="ce123"/>
        <table:table-column table:style-name="co13" table:number-columns-repeated="2" table:default-cell-style-name="ce148"/>
        <table:table-column table:style-name="co13" table:default-cell-style-name="ce149"/>
        <table:table-column table:style-name="co14" table:default-cell-style-name="ce150"/>
        <table:table-column table:style-name="co13" table:number-columns-repeated="55" table:default-cell-style-name="Default"/>
        <table:table-row table:style-name="ro1" table:number-rows-repeated="3">
          <table:table-cell/>
          <table:table-cell table:style-name="Default" table:number-columns-repeated="8"/>
          <table:table-cell table:number-columns-repeated="55"/>
        </table:table-row>
        <table:table-row table:style-name="ro2">
          <table:table-cell/>
          <table:table-cell table:style-name="ce143" office:value-type="string" calcext:value-type="string">
            <text:p>두께</text:p>
          </table:table-cell>
          <table:table-cell table:style-name="ce143" office:value-type="string" calcext:value-type="string">
            <text:p>넓이</text:p>
          </table:table-cell>
          <table:table-cell table:style-name="ce143" office:value-type="string" calcext:value-type="string">
            <text:p>길이</text:p>
          </table:table-cell>
          <table:table-cell table:style-name="ce143" office:value-type="string" calcext:value-type="string">
            <text:p>회배(m2)</text:p>
          </table:table-cell>
          <table:table-cell table:style-name="ce143" office:value-type="string" calcext:value-type="string">
            <text:p>넓이/1000</text:p>
          </table:table-cell>
          <table:table-cell table:style-name="ce143" office:value-type="string" calcext:value-type="string">
            <text:p>길이/1000</text:p>
          </table:table-cell>
          <table:table-cell table:style-name="ce143" office:value-type="string" calcext:value-type="string">
            <text:p>면적</text:p>
          </table:table-cell>
          <table:table-cell table:style-name="ce143" office:value-type="string" calcext:value-type="string">
            <text:p>수량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5]/1000" office:value-type="float" office:value="0.15" calcext:value-type="float">
            <text:p>0.15</text:p>
          </table:table-cell>
          <table:table-cell table:formula="of:=[.D5]/1000" office:value-type="float" office:value="2.7" calcext:value-type="float">
            <text:p>2.7</text:p>
          </table:table-cell>
          <table:table-cell table:formula="of:=[.F5]*[.G5]" office:value-type="float" office:value="0.405" calcext:value-type="float">
            <text:p>0.405</text:p>
          </table:table-cell>
          <table:table-cell table:formula="of:=[.E5]/[.H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6]/1000" office:value-type="float" office:value="0.15" calcext:value-type="float">
            <text:p>0.15</text:p>
          </table:table-cell>
          <table:table-cell table:formula="of:=[.D6]/1000" office:value-type="float" office:value="2.7" calcext:value-type="float">
            <text:p>2.7</text:p>
          </table:table-cell>
          <table:table-cell table:formula="of:=[.F6]*[.G6]" office:value-type="float" office:value="0.405" calcext:value-type="float">
            <text:p>0.405</text:p>
          </table:table-cell>
          <table:table-cell table:formula="of:=[.E6]/[.H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7]/1000" office:value-type="float" office:value="0.15" calcext:value-type="float">
            <text:p>0.15</text:p>
          </table:table-cell>
          <table:table-cell table:formula="of:=[.D7]/1000" office:value-type="float" office:value="2.7" calcext:value-type="float">
            <text:p>2.7</text:p>
          </table:table-cell>
          <table:table-cell table:formula="of:=[.F7]*[.G7]" office:value-type="float" office:value="0.405" calcext:value-type="float">
            <text:p>0.405</text:p>
          </table:table-cell>
          <table:table-cell table:formula="of:=[.E7]/[.H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8]/1000" office:value-type="float" office:value="0.15" calcext:value-type="float">
            <text:p>0.15</text:p>
          </table:table-cell>
          <table:table-cell table:formula="of:=[.D8]/1000" office:value-type="float" office:value="2.7" calcext:value-type="float">
            <text:p>2.7</text:p>
          </table:table-cell>
          <table:table-cell table:formula="of:=[.F8]*[.G8]" office:value-type="float" office:value="0.405" calcext:value-type="float">
            <text:p>0.405</text:p>
          </table:table-cell>
          <table:table-cell table:formula="of:=[.E8]/[.H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9]/1000" office:value-type="float" office:value="0.15" calcext:value-type="float">
            <text:p>0.15</text:p>
          </table:table-cell>
          <table:table-cell table:formula="of:=[.D9]/1000" office:value-type="float" office:value="2.7" calcext:value-type="float">
            <text:p>2.7</text:p>
          </table:table-cell>
          <table:table-cell table:formula="of:=[.F9]*[.G9]" office:value-type="float" office:value="0.405" calcext:value-type="float">
            <text:p>0.405</text:p>
          </table:table-cell>
          <table:table-cell table:formula="of:=[.E9]/[.H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0]/1000" office:value-type="float" office:value="0.15" calcext:value-type="float">
            <text:p>0.15</text:p>
          </table:table-cell>
          <table:table-cell table:formula="of:=[.D10]/1000" office:value-type="float" office:value="2.7" calcext:value-type="float">
            <text:p>2.7</text:p>
          </table:table-cell>
          <table:table-cell table:formula="of:=[.F10]*[.G10]" office:value-type="float" office:value="0.405" calcext:value-type="float">
            <text:p>0.405</text:p>
          </table:table-cell>
          <table:table-cell table:formula="of:=[.E10]/[.H1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1]/1000" office:value-type="float" office:value="0.15" calcext:value-type="float">
            <text:p>0.15</text:p>
          </table:table-cell>
          <table:table-cell table:formula="of:=[.D11]/1000" office:value-type="float" office:value="2.7" calcext:value-type="float">
            <text:p>2.7</text:p>
          </table:table-cell>
          <table:table-cell table:formula="of:=[.F11]*[.G11]" office:value-type="float" office:value="0.405" calcext:value-type="float">
            <text:p>0.405</text:p>
          </table:table-cell>
          <table:table-cell table:formula="of:=[.E11]/[.H1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2]/1000" office:value-type="float" office:value="0.15" calcext:value-type="float">
            <text:p>0.15</text:p>
          </table:table-cell>
          <table:table-cell table:formula="of:=[.D12]/1000" office:value-type="float" office:value="2.7" calcext:value-type="float">
            <text:p>2.7</text:p>
          </table:table-cell>
          <table:table-cell table:formula="of:=[.F12]*[.G12]" office:value-type="float" office:value="0.405" calcext:value-type="float">
            <text:p>0.405</text:p>
          </table:table-cell>
          <table:table-cell table:formula="of:=[.E12]/[.H1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3]/1000" office:value-type="float" office:value="0.15" calcext:value-type="float">
            <text:p>0.15</text:p>
          </table:table-cell>
          <table:table-cell table:formula="of:=[.D13]/1000" office:value-type="float" office:value="2.7" calcext:value-type="float">
            <text:p>2.7</text:p>
          </table:table-cell>
          <table:table-cell table:formula="of:=[.F13]*[.G13]" office:value-type="float" office:value="0.405" calcext:value-type="float">
            <text:p>0.405</text:p>
          </table:table-cell>
          <table:table-cell table:formula="of:=[.E13]/[.H1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4]/1000" office:value-type="float" office:value="0.15" calcext:value-type="float">
            <text:p>0.15</text:p>
          </table:table-cell>
          <table:table-cell table:formula="of:=[.D14]/1000" office:value-type="float" office:value="2.7" calcext:value-type="float">
            <text:p>2.7</text:p>
          </table:table-cell>
          <table:table-cell table:formula="of:=[.F14]*[.G14]" office:value-type="float" office:value="0.405" calcext:value-type="float">
            <text:p>0.405</text:p>
          </table:table-cell>
          <table:table-cell table:formula="of:=[.E14]/[.H1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5]/1000" office:value-type="float" office:value="0.15" calcext:value-type="float">
            <text:p>0.15</text:p>
          </table:table-cell>
          <table:table-cell table:formula="of:=[.D15]/1000" office:value-type="float" office:value="2.7" calcext:value-type="float">
            <text:p>2.7</text:p>
          </table:table-cell>
          <table:table-cell table:formula="of:=[.F15]*[.G15]" office:value-type="float" office:value="0.405" calcext:value-type="float">
            <text:p>0.405</text:p>
          </table:table-cell>
          <table:table-cell table:formula="of:=[.E15]/[.H1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6]/1000" office:value-type="float" office:value="0.15" calcext:value-type="float">
            <text:p>0.15</text:p>
          </table:table-cell>
          <table:table-cell table:formula="of:=[.D16]/1000" office:value-type="float" office:value="2.7" calcext:value-type="float">
            <text:p>2.7</text:p>
          </table:table-cell>
          <table:table-cell table:formula="of:=[.F16]*[.G16]" office:value-type="float" office:value="0.405" calcext:value-type="float">
            <text:p>0.405</text:p>
          </table:table-cell>
          <table:table-cell table:formula="of:=[.E16]/[.H1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7]/1000" office:value-type="float" office:value="0.15" calcext:value-type="float">
            <text:p>0.15</text:p>
          </table:table-cell>
          <table:table-cell table:formula="of:=[.D17]/1000" office:value-type="float" office:value="2.7" calcext:value-type="float">
            <text:p>2.7</text:p>
          </table:table-cell>
          <table:table-cell table:formula="of:=[.F17]*[.G17]" office:value-type="float" office:value="0.405" calcext:value-type="float">
            <text:p>0.405</text:p>
          </table:table-cell>
          <table:table-cell table:formula="of:=[.E17]/[.H1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8]/1000" office:value-type="float" office:value="0.15" calcext:value-type="float">
            <text:p>0.15</text:p>
          </table:table-cell>
          <table:table-cell table:formula="of:=[.D18]/1000" office:value-type="float" office:value="2.7" calcext:value-type="float">
            <text:p>2.7</text:p>
          </table:table-cell>
          <table:table-cell table:formula="of:=[.F18]*[.G18]" office:value-type="float" office:value="0.405" calcext:value-type="float">
            <text:p>0.405</text:p>
          </table:table-cell>
          <table:table-cell table:formula="of:=[.E18]/[.H1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9]/1000" office:value-type="float" office:value="0.15" calcext:value-type="float">
            <text:p>0.15</text:p>
          </table:table-cell>
          <table:table-cell table:formula="of:=[.D19]/1000" office:value-type="float" office:value="2.7" calcext:value-type="float">
            <text:p>2.7</text:p>
          </table:table-cell>
          <table:table-cell table:formula="of:=[.F19]*[.G19]" office:value-type="float" office:value="0.405" calcext:value-type="float">
            <text:p>0.405</text:p>
          </table:table-cell>
          <table:table-cell table:formula="of:=[.E19]/[.H1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0]/1000" office:value-type="float" office:value="0.15" calcext:value-type="float">
            <text:p>0.15</text:p>
          </table:table-cell>
          <table:table-cell table:formula="of:=[.D20]/1000" office:value-type="float" office:value="2.7" calcext:value-type="float">
            <text:p>2.7</text:p>
          </table:table-cell>
          <table:table-cell table:formula="of:=[.F20]*[.G20]" office:value-type="float" office:value="0.405" calcext:value-type="float">
            <text:p>0.405</text:p>
          </table:table-cell>
          <table:table-cell table:formula="of:=[.E20]/[.H2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1]/1000" office:value-type="float" office:value="0.15" calcext:value-type="float">
            <text:p>0.15</text:p>
          </table:table-cell>
          <table:table-cell table:formula="of:=[.D21]/1000" office:value-type="float" office:value="2.7" calcext:value-type="float">
            <text:p>2.7</text:p>
          </table:table-cell>
          <table:table-cell table:formula="of:=[.F21]*[.G21]" office:value-type="float" office:value="0.405" calcext:value-type="float">
            <text:p>0.405</text:p>
          </table:table-cell>
          <table:table-cell table:formula="of:=[.E21]/[.H2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2]/1000" office:value-type="float" office:value="0.15" calcext:value-type="float">
            <text:p>0.15</text:p>
          </table:table-cell>
          <table:table-cell table:formula="of:=[.D22]/1000" office:value-type="float" office:value="2.7" calcext:value-type="float">
            <text:p>2.7</text:p>
          </table:table-cell>
          <table:table-cell table:formula="of:=[.F22]*[.G22]" office:value-type="float" office:value="0.405" calcext:value-type="float">
            <text:p>0.405</text:p>
          </table:table-cell>
          <table:table-cell table:formula="of:=[.E22]/[.H2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3]/1000" office:value-type="float" office:value="0.15" calcext:value-type="float">
            <text:p>0.15</text:p>
          </table:table-cell>
          <table:table-cell table:formula="of:=[.D23]/1000" office:value-type="float" office:value="2.7" calcext:value-type="float">
            <text:p>2.7</text:p>
          </table:table-cell>
          <table:table-cell table:formula="of:=[.F23]*[.G23]" office:value-type="float" office:value="0.405" calcext:value-type="float">
            <text:p>0.405</text:p>
          </table:table-cell>
          <table:table-cell table:formula="of:=[.E23]/[.H2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4]/1000" office:value-type="float" office:value="0.15" calcext:value-type="float">
            <text:p>0.15</text:p>
          </table:table-cell>
          <table:table-cell table:formula="of:=[.D24]/1000" office:value-type="float" office:value="2.7" calcext:value-type="float">
            <text:p>2.7</text:p>
          </table:table-cell>
          <table:table-cell table:formula="of:=[.F24]*[.G24]" office:value-type="float" office:value="0.405" calcext:value-type="float">
            <text:p>0.405</text:p>
          </table:table-cell>
          <table:table-cell table:formula="of:=[.E24]/[.H2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5]/1000" office:value-type="float" office:value="0.15" calcext:value-type="float">
            <text:p>0.15</text:p>
          </table:table-cell>
          <table:table-cell table:formula="of:=[.D25]/1000" office:value-type="float" office:value="2.7" calcext:value-type="float">
            <text:p>2.7</text:p>
          </table:table-cell>
          <table:table-cell table:formula="of:=[.F25]*[.G25]" office:value-type="float" office:value="0.405" calcext:value-type="float">
            <text:p>0.405</text:p>
          </table:table-cell>
          <table:table-cell table:formula="of:=[.E25]/[.H2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6]/1000" office:value-type="float" office:value="0.15" calcext:value-type="float">
            <text:p>0.15</text:p>
          </table:table-cell>
          <table:table-cell table:formula="of:=[.D26]/1000" office:value-type="float" office:value="2.7" calcext:value-type="float">
            <text:p>2.7</text:p>
          </table:table-cell>
          <table:table-cell table:formula="of:=[.F26]*[.G26]" office:value-type="float" office:value="0.405" calcext:value-type="float">
            <text:p>0.405</text:p>
          </table:table-cell>
          <table:table-cell table:formula="of:=[.E26]/[.H2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7]/1000" office:value-type="float" office:value="0.15" calcext:value-type="float">
            <text:p>0.15</text:p>
          </table:table-cell>
          <table:table-cell table:formula="of:=[.D27]/1000" office:value-type="float" office:value="2.7" calcext:value-type="float">
            <text:p>2.7</text:p>
          </table:table-cell>
          <table:table-cell table:formula="of:=[.F27]*[.G27]" office:value-type="float" office:value="0.405" calcext:value-type="float">
            <text:p>0.405</text:p>
          </table:table-cell>
          <table:table-cell table:formula="of:=[.E27]/[.H2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8]/1000" office:value-type="float" office:value="0.15" calcext:value-type="float">
            <text:p>0.15</text:p>
          </table:table-cell>
          <table:table-cell table:formula="of:=[.D28]/1000" office:value-type="float" office:value="2.7" calcext:value-type="float">
            <text:p>2.7</text:p>
          </table:table-cell>
          <table:table-cell table:formula="of:=[.F28]*[.G28]" office:value-type="float" office:value="0.405" calcext:value-type="float">
            <text:p>0.405</text:p>
          </table:table-cell>
          <table:table-cell table:formula="of:=[.E28]/[.H2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9]/1000" office:value-type="float" office:value="0.15" calcext:value-type="float">
            <text:p>0.15</text:p>
          </table:table-cell>
          <table:table-cell table:formula="of:=[.D29]/1000" office:value-type="float" office:value="2.7" calcext:value-type="float">
            <text:p>2.7</text:p>
          </table:table-cell>
          <table:table-cell table:formula="of:=[.F29]*[.G29]" office:value-type="float" office:value="0.405" calcext:value-type="float">
            <text:p>0.405</text:p>
          </table:table-cell>
          <table:table-cell table:formula="of:=[.E29]/[.H2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0]/1000" office:value-type="float" office:value="0.15" calcext:value-type="float">
            <text:p>0.15</text:p>
          </table:table-cell>
          <table:table-cell table:formula="of:=[.D30]/1000" office:value-type="float" office:value="2.7" calcext:value-type="float">
            <text:p>2.7</text:p>
          </table:table-cell>
          <table:table-cell table:formula="of:=[.F30]*[.G30]" office:value-type="float" office:value="0.405" calcext:value-type="float">
            <text:p>0.405</text:p>
          </table:table-cell>
          <table:table-cell table:formula="of:=[.E30]/[.H3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1]/1000" office:value-type="float" office:value="0.15" calcext:value-type="float">
            <text:p>0.15</text:p>
          </table:table-cell>
          <table:table-cell table:formula="of:=[.D31]/1000" office:value-type="float" office:value="2.7" calcext:value-type="float">
            <text:p>2.7</text:p>
          </table:table-cell>
          <table:table-cell table:formula="of:=[.F31]*[.G31]" office:value-type="float" office:value="0.405" calcext:value-type="float">
            <text:p>0.405</text:p>
          </table:table-cell>
          <table:table-cell table:formula="of:=[.E31]/[.H3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2]/1000" office:value-type="float" office:value="0.15" calcext:value-type="float">
            <text:p>0.15</text:p>
          </table:table-cell>
          <table:table-cell table:formula="of:=[.D32]/1000" office:value-type="float" office:value="2.7" calcext:value-type="float">
            <text:p>2.7</text:p>
          </table:table-cell>
          <table:table-cell table:formula="of:=[.F32]*[.G32]" office:value-type="float" office:value="0.405" calcext:value-type="float">
            <text:p>0.405</text:p>
          </table:table-cell>
          <table:table-cell table:formula="of:=[.E32]/[.H3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3]/1000" office:value-type="float" office:value="0.15" calcext:value-type="float">
            <text:p>0.15</text:p>
          </table:table-cell>
          <table:table-cell table:formula="of:=[.D33]/1000" office:value-type="float" office:value="2.7" calcext:value-type="float">
            <text:p>2.7</text:p>
          </table:table-cell>
          <table:table-cell table:formula="of:=[.F33]*[.G33]" office:value-type="float" office:value="0.405" calcext:value-type="float">
            <text:p>0.405</text:p>
          </table:table-cell>
          <table:table-cell table:formula="of:=[.E33]/[.H3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4]/1000" office:value-type="float" office:value="0.15" calcext:value-type="float">
            <text:p>0.15</text:p>
          </table:table-cell>
          <table:table-cell table:formula="of:=[.D34]/1000" office:value-type="float" office:value="2.7" calcext:value-type="float">
            <text:p>2.7</text:p>
          </table:table-cell>
          <table:table-cell table:formula="of:=[.F34]*[.G34]" office:value-type="float" office:value="0.405" calcext:value-type="float">
            <text:p>0.405</text:p>
          </table:table-cell>
          <table:table-cell table:formula="of:=[.E34]/[.H3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5]/1000" office:value-type="float" office:value="0.15" calcext:value-type="float">
            <text:p>0.15</text:p>
          </table:table-cell>
          <table:table-cell table:formula="of:=[.D35]/1000" office:value-type="float" office:value="2.7" calcext:value-type="float">
            <text:p>2.7</text:p>
          </table:table-cell>
          <table:table-cell table:formula="of:=[.F35]*[.G35]" office:value-type="float" office:value="0.405" calcext:value-type="float">
            <text:p>0.405</text:p>
          </table:table-cell>
          <table:table-cell table:formula="of:=[.E35]/[.H35]" office:value-type="float" office:value="571.012345679012" calcext:value-type="float">
            <text:p>571.012345679012</text:p>
          </table:table-cell>
          <table:table-cell table:number-columns-repeated="55"/>
        </table:table-row>
      </table:table>
      <table:table table:name="1_2_3_4호기10-3-3호기난간" table:style-name="ta5"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1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8" table:default-cell-style-name="ce108"/>
        <table:table-column table:style-name="co2" table:number-columns-repeated="997" table:default-cell-style-name="ce108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40*85난간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  <table:table-cell table:style-name="ce113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33" table:formula="of:=[.G9]+0.5" office:value-type="float" office:value="12.5" calcext:value-type="float">
            <text:p>12.5</text:p>
          </table:table-cell>
          <table:table-cell table:style-name="ce111" table:formula="of:=[.H9]+[.$H$11]/(COUNT([.$G$11:.$G$33])-1)" office:value-type="float" office:value="17.1590909090909" calcext:value-type="float">
            <text:p>17.16</text:p>
          </table:table-cell>
          <table:table-cell table:style-name="ce133" table:formula="of:=[.I9]+[.$I$11]/(COUNT([.$G$11:.$G$33])-1)" office:value-type="float" office:value="23.8636363636364" calcext:value-type="float">
            <text:p>23.9</text:p>
          </table:table-cell>
          <table:table-cell table:style-name="ce140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133" table:formula="of:=[.L9]+0.5" office:value-type="float" office:value="12.5" calcext:value-type="float">
            <text:p>12.5</text:p>
          </table:table-cell>
          <table:table-cell table:style-name="ce111" table:formula="of:=[.M9]+[.$M$9]/(COUNT([.$L$9:.$L$33])-1)" office:value-type="float" office:value="17.7083333333333" calcext:value-type="float">
            <text:p>17.71</text:p>
          </table:table-cell>
          <table:table-cell table:style-name="ce133" table:formula="of:=[.N9]+[.$N$9]/(COUNT([.$L$9:.$L$33])-1)" office:value-type="float" office:value="12.5" calcext:value-type="float">
            <text:p>12.5</text:p>
          </table:table-cell>
          <table:table-cell table:style-name="ce140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8]-0.5" office:value-type="float" office:value="12" calcext:value-type="float">
            <text:p>12.0</text:p>
          </table:table-cell>
          <table:table-cell table:style-name="ce111" table:formula="of:=[.C8]-[.$C$8]/(COUNT([.$B$8:.$B$33])-1)" office:value-type="float" office:value="16.32" calcext:value-type="float">
            <text:p>16.32</text:p>
          </table:table-cell>
          <table:table-cell table:style-name="ce133" table:formula="of:=[.D8]-[.$D$8]/(COUNT([.$B$8:.$B$33])-1)" office:value-type="float" office:value="22.08" calcext:value-type="float">
            <text:p>22.1</text:p>
          </table:table-cell>
          <table:table-cell table:style-name="ce140" table:formula="of:=[.E8]-[.$E$8]/(COUNT([.$B$8:.$B$33])-1)" office:value-type="float" office:value="657.6" calcext:value-type="float">
            <text:p>658</text:p>
          </table:table-cell>
          <table:table-cell/>
          <table:table-cell table:style-name="ce133" table:formula="of:=[.G10]+0.5" office:value-type="float" office:value="12" calcext:value-type="float">
            <text:p>12.0</text:p>
          </table:table-cell>
          <table:table-cell table:style-name="ce111" table:formula="of:=[.H10]+[.$H$11]/(COUNT([.$G$11:.$G$33])-1)" office:value-type="float" office:value="16.4727272727273" calcext:value-type="float">
            <text:p>16.47</text:p>
          </table:table-cell>
          <table:table-cell table:style-name="ce133" table:formula="of:=[.I10]+[.$I$11]/(COUNT([.$G$11:.$G$33])-1)" office:value-type="float" office:value="22.9090909090909" calcext:value-type="float">
            <text:p>22.9</text:p>
          </table:table-cell>
          <table:table-cell table:style-name="ce140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33" table:formula="of:=[.Q8]-0.5" office:value-type="float" office:value="12" calcext:value-type="float">
            <text:p>12.0</text:p>
          </table:table-cell>
          <table:table-cell table:style-name="ce111" table:formula="of:=[.R8]-[.$R$8]/(COUNT([.$Q$8:.$Q$33])-1)" office:value-type="float" office:value="15.072" calcext:value-type="float">
            <text:p>15.07</text:p>
          </table:table-cell>
          <table:table-cell table:style-name="ce133" table:formula="of:=[.S8]-[.$S$8]/(COUNT([.$Q$8:.$Q$33])-1)" office:value-type="float" office:value="21.312" calcext:value-type="float">
            <text:p>21.3</text:p>
          </table:table-cell>
          <table:table-cell table:style-name="ce140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9]-0.5" office:value-type="float" office:value="11.5" calcext:value-type="float">
            <text:p>11.5</text:p>
          </table:table-cell>
          <table:table-cell table:style-name="ce111" table:formula="of:=[.C9]-[.$C$8]/(COUNT([.$B$8:.$B$33])-1)" office:value-type="float" office:value="15.64" calcext:value-type="float">
            <text:p>15.64</text:p>
          </table:table-cell>
          <table:table-cell table:style-name="ce133" table:formula="of:=[.D9]-[.$D$8]/(COUNT([.$B$8:.$B$33])-1)" office:value-type="float" office:value="21.16" calcext:value-type="float">
            <text:p>21.2</text:p>
          </table:table-cell>
          <table:table-cell table:style-name="ce140" table:formula="of:=[.E9]-[.$E$8]/(COUNT([.$B$8:.$B$33])-1)" office:value-type="float" office:value="630.2" calcext:value-type="float">
            <text:p>630</text:p>
          </table:table-cell>
          <table:table-cell/>
          <table:table-cell table:style-name="ce133" table:formula="of:=[.G11]+0.5" office:value-type="float" office:value="11.5" calcext:value-type="float">
            <text:p>11.5</text:p>
          </table:table-cell>
          <table:table-cell table:style-name="ce111" table:formula="of:=[.H11]+[.$H$11]/(COUNT([.$G$11:.$G$33])-1)" office:value-type="float" office:value="15.7863636363636" calcext:value-type="float">
            <text:p>15.79</text:p>
          </table:table-cell>
          <table:table-cell table:style-name="ce133" table:formula="of:=[.I11]+[.$I$11]/(COUNT([.$G$11:.$G$33])-1)" office:value-type="float" office:value="21.9545454545455" calcext:value-type="float">
            <text:p>22.0</text:p>
          </table:table-cell>
          <table:table-cell table:style-name="ce140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133" table:formula="of:=[.L9]-0.5" office:value-type="float" office:value="11.5" calcext:value-type="float">
            <text:p>11.5</text:p>
          </table:table-cell>
          <table:table-cell table:style-name="ce111" table:formula="of:=[.M9]-[.$M$9]/(COUNT([.$L$9:.$L$33])-1)" office:value-type="float" office:value="16.2916666666667" calcext:value-type="float">
            <text:p>16.29</text:p>
          </table:table-cell>
          <table:table-cell table:style-name="ce133" table:formula="of:=[.N9]-[.$N$9]/(COUNT([.$L$9:.$L$33])-1)" office:value-type="float" office:value="11.5" calcext:value-type="float">
            <text:p>11.5</text:p>
          </table:table-cell>
          <table:table-cell table:style-name="ce140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33" table:formula="of:=[.Q9]-0.5" office:value-type="float" office:value="11.5" calcext:value-type="float">
            <text:p>11.5</text:p>
          </table:table-cell>
          <table:table-cell table:style-name="ce111" table:formula="of:=[.R9]-[.$R$8]/(COUNT([.$Q$8:.$Q$33])-1)" office:value-type="float" office:value="14.444" calcext:value-type="float">
            <text:p>14.44</text:p>
          </table:table-cell>
          <table:table-cell table:style-name="ce133" table:formula="of:=[.S9]-[.$S$8]/(COUNT([.$Q$8:.$Q$33])-1)" office:value-type="float" office:value="20.424" calcext:value-type="float">
            <text:p>20.4</text:p>
          </table:table-cell>
          <table:table-cell table:style-name="ce140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0]-0.5" office:value-type="float" office:value="11" calcext:value-type="float">
            <text:p>11.0</text:p>
          </table:table-cell>
          <table:table-cell table:style-name="ce111" table:formula="of:=[.C10]-[.$C$8]/(COUNT([.$B$8:.$B$33])-1)" office:value-type="float" office:value="14.96" calcext:value-type="float">
            <text:p>14.96</text:p>
          </table:table-cell>
          <table:table-cell table:style-name="ce133" table:formula="of:=[.D10]-[.$D$8]/(COUNT([.$B$8:.$B$33])-1)" office:value-type="float" office:value="20.24" calcext:value-type="float">
            <text:p>20.2</text:p>
          </table:table-cell>
          <table:table-cell table:style-name="ce140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133" table:formula="of:=[.L10]-0.5" office:value-type="float" office:value="11" calcext:value-type="float">
            <text:p>11.0</text:p>
          </table:table-cell>
          <table:table-cell table:style-name="ce111" table:formula="of:=[.M10]-[.$M$9]/(COUNT([.$L$9:.$L$33])-1)" office:value-type="float" office:value="15.5833333333333" calcext:value-type="float">
            <text:p>15.58</text:p>
          </table:table-cell>
          <table:table-cell table:style-name="ce133" table:formula="of:=[.N10]-[.$N$9]/(COUNT([.$L$9:.$L$33])-1)" office:value-type="float" office:value="11" calcext:value-type="float">
            <text:p>11.0</text:p>
          </table:table-cell>
          <table:table-cell table:style-name="ce140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33" table:formula="of:=[.Q10]-0.5" office:value-type="float" office:value="11" calcext:value-type="float">
            <text:p>11.0</text:p>
          </table:table-cell>
          <table:table-cell table:style-name="ce111" table:formula="of:=[.R10]-[.$R$8]/(COUNT([.$Q$8:.$Q$33])-1)" office:value-type="float" office:value="13.816" calcext:value-type="float">
            <text:p>13.82</text:p>
          </table:table-cell>
          <table:table-cell table:style-name="ce133" table:formula="of:=[.S10]-[.$S$8]/(COUNT([.$Q$8:.$Q$33])-1)" office:value-type="float" office:value="19.536" calcext:value-type="float">
            <text:p>19.5</text:p>
          </table:table-cell>
          <table:table-cell table:style-name="ce140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1]-0.5" office:value-type="float" office:value="10.5" calcext:value-type="float">
            <text:p>10.5</text:p>
          </table:table-cell>
          <table:table-cell table:style-name="ce111" table:formula="of:=[.C11]-[.$C$8]/(COUNT([.$B$8:.$B$33])-1)" office:value-type="float" office:value="14.28" calcext:value-type="float">
            <text:p>14.28</text:p>
          </table:table-cell>
          <table:table-cell table:style-name="ce133" table:formula="of:=[.D11]-[.$D$8]/(COUNT([.$B$8:.$B$33])-1)" office:value-type="float" office:value="19.32" calcext:value-type="float">
            <text:p>19.3</text:p>
          </table:table-cell>
          <table:table-cell table:style-name="ce140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33" table:formula="of:=[.G11]-0.5" office:value-type="float" office:value="10.5" calcext:value-type="float">
            <text:p>10.5</text:p>
          </table:table-cell>
          <table:table-cell table:style-name="ce111" table:formula="of:=[.H11]-[.$H$11]/(COUNT([.$G$11:.$G$33])-1)" office:value-type="float" office:value="14.4136363636364" calcext:value-type="float">
            <text:p>14.41</text:p>
          </table:table-cell>
          <table:table-cell table:style-name="ce133" table:formula="of:=[.I11]-[.$I$11]/(COUNT([.$G$11:.$G$33])-1)" office:value-type="float" office:value="20.0454545454545" calcext:value-type="float">
            <text:p>20.0</text:p>
          </table:table-cell>
          <table:table-cell table:style-name="ce140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133" table:formula="of:=[.L11]-0.5" office:value-type="float" office:value="10.5" calcext:value-type="float">
            <text:p>10.5</text:p>
          </table:table-cell>
          <table:table-cell table:style-name="ce111" table:formula="of:=[.M11]-[.$M$9]/(COUNT([.$L$9:.$L$33])-1)" office:value-type="float" office:value="14.875" calcext:value-type="float">
            <text:p>14.88</text:p>
          </table:table-cell>
          <table:table-cell table:style-name="ce133" table:formula="of:=[.N11]-[.$N$9]/(COUNT([.$L$9:.$L$33])-1)" office:value-type="float" office:value="10.5" calcext:value-type="float">
            <text:p>10.5</text:p>
          </table:table-cell>
          <table:table-cell table:style-name="ce140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33" table:formula="of:=[.Q11]-0.5" office:value-type="float" office:value="10.5" calcext:value-type="float">
            <text:p>10.5</text:p>
          </table:table-cell>
          <table:table-cell table:style-name="ce111" table:formula="of:=[.R11]-[.$R$8]/(COUNT([.$Q$8:.$Q$33])-1)" office:value-type="float" office:value="13.188" calcext:value-type="float">
            <text:p>13.19</text:p>
          </table:table-cell>
          <table:table-cell table:style-name="ce133" table:formula="of:=[.S11]-[.$S$8]/(COUNT([.$Q$8:.$Q$33])-1)" office:value-type="float" office:value="18.648" calcext:value-type="float">
            <text:p>18.6</text:p>
          </table:table-cell>
          <table:table-cell table:style-name="ce140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2]-0.5" office:value-type="float" office:value="10" calcext:value-type="float">
            <text:p>10.0</text:p>
          </table:table-cell>
          <table:table-cell table:style-name="ce111" table:formula="of:=[.C12]-[.$C$8]/(COUNT([.$B$8:.$B$33])-1)" office:value-type="float" office:value="13.6" calcext:value-type="float">
            <text:p>13.60</text:p>
          </table:table-cell>
          <table:table-cell table:style-name="ce133" table:formula="of:=[.D12]-[.$D$8]/(COUNT([.$B$8:.$B$33])-1)" office:value-type="float" office:value="18.4" calcext:value-type="float">
            <text:p>18.4</text:p>
          </table:table-cell>
          <table:table-cell table:style-name="ce140" table:formula="of:=[.E12]-[.$E$8]/(COUNT([.$B$8:.$B$33])-1)" office:value-type="float" office:value="548" calcext:value-type="float">
            <text:p>548</text:p>
          </table:table-cell>
          <table:table-cell/>
          <table:table-cell table:style-name="ce133" table:formula="of:=[.G12]-0.5" office:value-type="float" office:value="10" calcext:value-type="float">
            <text:p>10.0</text:p>
          </table:table-cell>
          <table:table-cell table:style-name="ce111" table:formula="of:=[.H12]-[.$H$11]/(COUNT([.$G$11:.$G$33])-1)" office:value-type="float" office:value="13.7272727272727" calcext:value-type="float">
            <text:p>13.73</text:p>
          </table:table-cell>
          <table:table-cell table:style-name="ce133" table:formula="of:=[.I12]-[.$I$11]/(COUNT([.$G$11:.$G$33])-1)" office:value-type="float" office:value="19.0909090909091" calcext:value-type="float">
            <text:p>19.1</text:p>
          </table:table-cell>
          <table:table-cell table:style-name="ce140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133" table:formula="of:=[.L12]-0.5" office:value-type="float" office:value="10" calcext:value-type="float">
            <text:p>10.0</text:p>
          </table:table-cell>
          <table:table-cell table:style-name="ce111" table:formula="of:=[.M12]-[.$M$9]/(COUNT([.$L$9:.$L$33])-1)" office:value-type="float" office:value="14.1666666666667" calcext:value-type="float">
            <text:p>14.17</text:p>
          </table:table-cell>
          <table:table-cell table:style-name="ce133" table:formula="of:=[.N12]-[.$N$9]/(COUNT([.$L$9:.$L$33])-1)" office:value-type="float" office:value="10" calcext:value-type="float">
            <text:p>10.0</text:p>
          </table:table-cell>
          <table:table-cell table:style-name="ce140" table:formula="of:=[.O12]-[.$O$9]/(COUNT([.$L$9:.$L$33])-1)" office:value-type="float" office:value="545" calcext:value-type="float">
            <text:p>545</text:p>
          </table:table-cell>
          <table:table-cell/>
          <table:table-cell table:style-name="ce133" table:formula="of:=[.Q12]-0.5" office:value-type="float" office:value="10" calcext:value-type="float">
            <text:p>10.0</text:p>
          </table:table-cell>
          <table:table-cell table:style-name="ce111" table:formula="of:=[.R12]-[.$R$8]/(COUNT([.$Q$8:.$Q$33])-1)" office:value-type="float" office:value="12.56" calcext:value-type="float">
            <text:p>12.56</text:p>
          </table:table-cell>
          <table:table-cell table:style-name="ce133" table:formula="of:=[.S12]-[.$S$8]/(COUNT([.$Q$8:.$Q$33])-1)" office:value-type="float" office:value="17.76" calcext:value-type="float">
            <text:p>17.8</text:p>
          </table:table-cell>
          <table:table-cell table:style-name="ce140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3]-0.5" office:value-type="float" office:value="9.5" calcext:value-type="float">
            <text:p>9.5</text:p>
          </table:table-cell>
          <table:table-cell table:style-name="ce111" table:formula="of:=[.C13]-[.$C$8]/(COUNT([.$B$8:.$B$33])-1)" office:value-type="float" office:value="12.92" calcext:value-type="float">
            <text:p>12.92</text:p>
          </table:table-cell>
          <table:table-cell table:style-name="ce133" table:formula="of:=[.D13]-[.$D$8]/(COUNT([.$B$8:.$B$33])-1)" office:value-type="float" office:value="17.48" calcext:value-type="float">
            <text:p>17.5</text:p>
          </table:table-cell>
          <table:table-cell table:style-name="ce140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33" table:formula="of:=[.G13]-0.5" office:value-type="float" office:value="9.5" calcext:value-type="float">
            <text:p>9.5</text:p>
          </table:table-cell>
          <table:table-cell table:style-name="ce111" table:formula="of:=[.H13]-[.$H$11]/(COUNT([.$G$11:.$G$33])-1)" office:value-type="float" office:value="13.0409090909091" calcext:value-type="float">
            <text:p>13.04</text:p>
          </table:table-cell>
          <table:table-cell table:style-name="ce133" table:formula="of:=[.I13]-[.$I$11]/(COUNT([.$G$11:.$G$33])-1)" office:value-type="float" office:value="18.1363636363636" calcext:value-type="float">
            <text:p>18.1</text:p>
          </table:table-cell>
          <table:table-cell table:style-name="ce140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133" table:formula="of:=[.L13]-0.5" office:value-type="float" office:value="9.5" calcext:value-type="float">
            <text:p>9.5</text:p>
          </table:table-cell>
          <table:table-cell table:style-name="ce111" table:formula="of:=[.M13]-[.$M$9]/(COUNT([.$L$9:.$L$33])-1)" office:value-type="float" office:value="13.4583333333333" calcext:value-type="float">
            <text:p>13.46</text:p>
          </table:table-cell>
          <table:table-cell table:style-name="ce133" table:formula="of:=[.N13]-[.$N$9]/(COUNT([.$L$9:.$L$33])-1)" office:value-type="float" office:value="9.5" calcext:value-type="float">
            <text:p>9.5</text:p>
          </table:table-cell>
          <table:table-cell table:style-name="ce140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33" table:formula="of:=[.Q13]-0.5" office:value-type="float" office:value="9.5" calcext:value-type="float">
            <text:p>9.5</text:p>
          </table:table-cell>
          <table:table-cell table:style-name="ce111" table:formula="of:=[.R13]-[.$R$8]/(COUNT([.$Q$8:.$Q$33])-1)" office:value-type="float" office:value="11.932" calcext:value-type="float">
            <text:p>11.93</text:p>
          </table:table-cell>
          <table:table-cell table:style-name="ce133" table:formula="of:=[.S13]-[.$S$8]/(COUNT([.$Q$8:.$Q$33])-1)" office:value-type="float" office:value="16.872" calcext:value-type="float">
            <text:p>16.9</text:p>
          </table:table-cell>
          <table:table-cell table:style-name="ce140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4]-0.5" office:value-type="float" office:value="9" calcext:value-type="float">
            <text:p>9.0</text:p>
          </table:table-cell>
          <table:table-cell table:style-name="ce111" table:formula="of:=[.C14]-[.$C$8]/(COUNT([.$B$8:.$B$33])-1)" office:value-type="float" office:value="12.24" calcext:value-type="float">
            <text:p>12.24</text:p>
          </table:table-cell>
          <table:table-cell table:style-name="ce133" table:formula="of:=[.D14]-[.$D$8]/(COUNT([.$B$8:.$B$33])-1)" office:value-type="float" office:value="16.56" calcext:value-type="float">
            <text:p>16.6</text:p>
          </table:table-cell>
          <table:table-cell table:style-name="ce140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33" table:formula="of:=[.G14]-0.5" office:value-type="float" office:value="9" calcext:value-type="float">
            <text:p>9.0</text:p>
          </table:table-cell>
          <table:table-cell table:style-name="ce111" table:formula="of:=[.H14]-[.$H$11]/(COUNT([.$G$11:.$G$33])-1)" office:value-type="float" office:value="12.3545454545455" calcext:value-type="float">
            <text:p>12.35</text:p>
          </table:table-cell>
          <table:table-cell table:style-name="ce133" table:formula="of:=[.I14]-[.$I$11]/(COUNT([.$G$11:.$G$33])-1)" office:value-type="float" office:value="17.1818181818182" calcext:value-type="float">
            <text:p>17.2</text:p>
          </table:table-cell>
          <table:table-cell table:style-name="ce140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133" table:formula="of:=[.L14]-0.5" office:value-type="float" office:value="9" calcext:value-type="float">
            <text:p>9.0</text:p>
          </table:table-cell>
          <table:table-cell table:style-name="ce111" table:formula="of:=[.M14]-[.$M$9]/(COUNT([.$L$9:.$L$33])-1)" office:value-type="float" office:value="12.75" calcext:value-type="float">
            <text:p>12.75</text:p>
          </table:table-cell>
          <table:table-cell table:style-name="ce133" table:formula="of:=[.N14]-[.$N$9]/(COUNT([.$L$9:.$L$33])-1)" office:value-type="float" office:value="9" calcext:value-type="float">
            <text:p>9.0</text:p>
          </table:table-cell>
          <table:table-cell table:style-name="ce140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33" table:formula="of:=[.Q14]-0.5" office:value-type="float" office:value="9" calcext:value-type="float">
            <text:p>9.0</text:p>
          </table:table-cell>
          <table:table-cell table:style-name="ce111" table:formula="of:=[.R14]-[.$R$8]/(COUNT([.$Q$8:.$Q$33])-1)" office:value-type="float" office:value="11.304" calcext:value-type="float">
            <text:p>11.30</text:p>
          </table:table-cell>
          <table:table-cell table:style-name="ce133" table:formula="of:=[.S14]-[.$S$8]/(COUNT([.$Q$8:.$Q$33])-1)" office:value-type="float" office:value="15.984" calcext:value-type="float">
            <text:p>16.0</text:p>
          </table:table-cell>
          <table:table-cell table:style-name="ce140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5]-0.5" office:value-type="float" office:value="8.5" calcext:value-type="float">
            <text:p>8.5</text:p>
          </table:table-cell>
          <table:table-cell table:style-name="ce111" table:formula="of:=[.C15]-[.$C$8]/(COUNT([.$B$8:.$B$33])-1)" office:value-type="float" office:value="11.56" calcext:value-type="float">
            <text:p>11.56</text:p>
          </table:table-cell>
          <table:table-cell table:style-name="ce133" table:formula="of:=[.D15]-[.$D$8]/(COUNT([.$B$8:.$B$33])-1)" office:value-type="float" office:value="15.64" calcext:value-type="float">
            <text:p>15.6</text:p>
          </table:table-cell>
          <table:table-cell table:style-name="ce140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33" table:formula="of:=[.G15]-0.5" office:value-type="float" office:value="8.5" calcext:value-type="float">
            <text:p>8.5</text:p>
          </table:table-cell>
          <table:table-cell table:style-name="ce111" table:formula="of:=[.H15]-[.$H$11]/(COUNT([.$G$11:.$G$33])-1)" office:value-type="float" office:value="11.6681818181818" calcext:value-type="float">
            <text:p>11.67</text:p>
          </table:table-cell>
          <table:table-cell table:style-name="ce133" table:formula="of:=[.I15]-[.$I$11]/(COUNT([.$G$11:.$G$33])-1)" office:value-type="float" office:value="16.2272727272727" calcext:value-type="float">
            <text:p>16.2</text:p>
          </table:table-cell>
          <table:table-cell table:style-name="ce140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133" table:formula="of:=[.L15]-0.5" office:value-type="float" office:value="8.5" calcext:value-type="float">
            <text:p>8.5</text:p>
          </table:table-cell>
          <table:table-cell table:style-name="ce111" table:formula="of:=[.M15]-[.$M$9]/(COUNT([.$L$9:.$L$33])-1)" office:value-type="float" office:value="12.0416666666667" calcext:value-type="float">
            <text:p>12.04</text:p>
          </table:table-cell>
          <table:table-cell table:style-name="ce133" table:formula="of:=[.N15]-[.$N$9]/(COUNT([.$L$9:.$L$33])-1)" office:value-type="float" office:value="8.5" calcext:value-type="float">
            <text:p>8.5</text:p>
          </table:table-cell>
          <table:table-cell table:style-name="ce140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33" table:formula="of:=[.Q15]-0.5" office:value-type="float" office:value="8.5" calcext:value-type="float">
            <text:p>8.5</text:p>
          </table:table-cell>
          <table:table-cell table:style-name="ce111" table:formula="of:=[.R15]-[.$R$8]/(COUNT([.$Q$8:.$Q$33])-1)" office:value-type="float" office:value="10.676" calcext:value-type="float">
            <text:p>10.68</text:p>
          </table:table-cell>
          <table:table-cell table:style-name="ce133" table:formula="of:=[.S15]-[.$S$8]/(COUNT([.$Q$8:.$Q$33])-1)" office:value-type="float" office:value="15.096" calcext:value-type="float">
            <text:p>15.1</text:p>
          </table:table-cell>
          <table:table-cell table:style-name="ce140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6]-0.5" office:value-type="float" office:value="8" calcext:value-type="float">
            <text:p>8.0</text:p>
          </table:table-cell>
          <table:table-cell table:style-name="ce111" table:formula="of:=[.C16]-[.$C$8]/(COUNT([.$B$8:.$B$33])-1)" office:value-type="float" office:value="10.88" calcext:value-type="float">
            <text:p>10.88</text:p>
          </table:table-cell>
          <table:table-cell table:style-name="ce133" table:formula="of:=[.D16]-[.$D$8]/(COUNT([.$B$8:.$B$33])-1)" office:value-type="float" office:value="14.72" calcext:value-type="float">
            <text:p>14.7</text:p>
          </table:table-cell>
          <table:table-cell table:style-name="ce140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33" table:formula="of:=[.G16]-0.5" office:value-type="float" office:value="8" calcext:value-type="float">
            <text:p>8.0</text:p>
          </table:table-cell>
          <table:table-cell table:style-name="ce111" table:formula="of:=[.H16]-[.$H$11]/(COUNT([.$G$11:.$G$33])-1)" office:value-type="float" office:value="10.9818181818182" calcext:value-type="float">
            <text:p>10.98</text:p>
          </table:table-cell>
          <table:table-cell table:style-name="ce133" table:formula="of:=[.I16]-[.$I$11]/(COUNT([.$G$11:.$G$33])-1)" office:value-type="float" office:value="15.2727272727273" calcext:value-type="float">
            <text:p>15.3</text:p>
          </table:table-cell>
          <table:table-cell table:style-name="ce140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133" table:formula="of:=[.L16]-0.5" office:value-type="float" office:value="8" calcext:value-type="float">
            <text:p>8.0</text:p>
          </table:table-cell>
          <table:table-cell table:style-name="ce111" table:formula="of:=[.M16]-[.$M$9]/(COUNT([.$L$9:.$L$33])-1)" office:value-type="float" office:value="11.3333333333333" calcext:value-type="float">
            <text:p>11.33</text:p>
          </table:table-cell>
          <table:table-cell table:style-name="ce133" table:formula="of:=[.N16]-[.$N$9]/(COUNT([.$L$9:.$L$33])-1)" office:value-type="float" office:value="8" calcext:value-type="float">
            <text:p>8.0</text:p>
          </table:table-cell>
          <table:table-cell table:style-name="ce140" table:formula="of:=[.O16]-[.$O$9]/(COUNT([.$L$9:.$L$33])-1)" office:value-type="float" office:value="436" calcext:value-type="float">
            <text:p>436</text:p>
          </table:table-cell>
          <table:table-cell/>
          <table:table-cell table:style-name="ce133" table:formula="of:=[.Q16]-0.5" office:value-type="float" office:value="8" calcext:value-type="float">
            <text:p>8.0</text:p>
          </table:table-cell>
          <table:table-cell table:style-name="ce111" table:formula="of:=[.R16]-[.$R$8]/(COUNT([.$Q$8:.$Q$33])-1)" office:value-type="float" office:value="10.048" calcext:value-type="float">
            <text:p>10.05</text:p>
          </table:table-cell>
          <table:table-cell table:style-name="ce133" table:formula="of:=[.S16]-[.$S$8]/(COUNT([.$Q$8:.$Q$33])-1)" office:value-type="float" office:value="14.208" calcext:value-type="float">
            <text:p>14.2</text:p>
          </table:table-cell>
          <table:table-cell table:style-name="ce140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7]-0.5" office:value-type="float" office:value="7.5" calcext:value-type="float">
            <text:p>7.5</text:p>
          </table:table-cell>
          <table:table-cell table:style-name="ce111" table:formula="of:=[.C17]-[.$C$8]/(COUNT([.$B$8:.$B$33])-1)" office:value-type="float" office:value="10.2" calcext:value-type="float">
            <text:p>10.20</text:p>
          </table:table-cell>
          <table:table-cell table:style-name="ce133" table:formula="of:=[.D17]-[.$D$8]/(COUNT([.$B$8:.$B$33])-1)" office:value-type="float" office:value="13.8" calcext:value-type="float">
            <text:p>13.8</text:p>
          </table:table-cell>
          <table:table-cell table:style-name="ce140" table:formula="of:=[.E17]-[.$E$8]/(COUNT([.$B$8:.$B$33])-1)" office:value-type="float" office:value="411" calcext:value-type="float">
            <text:p>411</text:p>
          </table:table-cell>
          <table:table-cell/>
          <table:table-cell table:style-name="ce133" table:formula="of:=[.G17]-0.5" office:value-type="float" office:value="7.5" calcext:value-type="float">
            <text:p>7.5</text:p>
          </table:table-cell>
          <table:table-cell table:style-name="ce111" table:formula="of:=[.H17]-[.$H$11]/(COUNT([.$G$11:.$G$33])-1)" office:value-type="float" office:value="10.2954545454546" calcext:value-type="float">
            <text:p>10.30</text:p>
          </table:table-cell>
          <table:table-cell table:style-name="ce133" table:formula="of:=[.I17]-[.$I$11]/(COUNT([.$G$11:.$G$33])-1)" office:value-type="float" office:value="14.3181818181818" calcext:value-type="float">
            <text:p>14.3</text:p>
          </table:table-cell>
          <table:table-cell table:style-name="ce140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133" table:formula="of:=[.L17]-0.5" office:value-type="float" office:value="7.5" calcext:value-type="float">
            <text:p>7.5</text:p>
          </table:table-cell>
          <table:table-cell table:style-name="ce111" table:formula="of:=[.M17]-[.$M$9]/(COUNT([.$L$9:.$L$33])-1)" office:value-type="float" office:value="10.625" calcext:value-type="float">
            <text:p>10.63</text:p>
          </table:table-cell>
          <table:table-cell table:style-name="ce133" table:formula="of:=[.N17]-[.$N$9]/(COUNT([.$L$9:.$L$33])-1)" office:value-type="float" office:value="7.5" calcext:value-type="float">
            <text:p>7.5</text:p>
          </table:table-cell>
          <table:table-cell table:style-name="ce140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33" table:formula="of:=[.Q17]-0.5" office:value-type="float" office:value="7.5" calcext:value-type="float">
            <text:p>7.5</text:p>
          </table:table-cell>
          <table:table-cell table:style-name="ce111" table:formula="of:=[.R17]-[.$R$8]/(COUNT([.$Q$8:.$Q$33])-1)" office:value-type="float" office:value="9.42" calcext:value-type="float">
            <text:p>9.42</text:p>
          </table:table-cell>
          <table:table-cell table:style-name="ce133" table:formula="of:=[.S17]-[.$S$8]/(COUNT([.$Q$8:.$Q$33])-1)" office:value-type="float" office:value="13.32" calcext:value-type="float">
            <text:p>13.3</text:p>
          </table:table-cell>
          <table:table-cell table:style-name="ce140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8]-0.5" office:value-type="float" office:value="7" calcext:value-type="float">
            <text:p>7.0</text:p>
          </table:table-cell>
          <table:table-cell table:style-name="ce111" table:formula="of:=[.C18]-[.$C$8]/(COUNT([.$B$8:.$B$33])-1)" office:value-type="float" office:value="9.52" calcext:value-type="float">
            <text:p>9.52</text:p>
          </table:table-cell>
          <table:table-cell table:style-name="ce133" table:formula="of:=[.D18]-[.$D$8]/(COUNT([.$B$8:.$B$33])-1)" office:value-type="float" office:value="12.88" calcext:value-type="float">
            <text:p>12.9</text:p>
          </table:table-cell>
          <table:table-cell table:style-name="ce140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33" table:formula="of:=[.G18]-0.5" office:value-type="float" office:value="7" calcext:value-type="float">
            <text:p>7.0</text:p>
          </table:table-cell>
          <table:table-cell table:style-name="ce111" table:formula="of:=[.H18]-[.$H$11]/(COUNT([.$G$11:.$G$33])-1)" office:value-type="float" office:value="9.60909090909092" calcext:value-type="float">
            <text:p>9.61</text:p>
          </table:table-cell>
          <table:table-cell table:style-name="ce133" table:formula="of:=[.I18]-[.$I$11]/(COUNT([.$G$11:.$G$33])-1)" office:value-type="float" office:value="13.3636363636364" calcext:value-type="float">
            <text:p>13.4</text:p>
          </table:table-cell>
          <table:table-cell table:style-name="ce140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133" table:formula="of:=[.L18]-0.5" office:value-type="float" office:value="7" calcext:value-type="float">
            <text:p>7.0</text:p>
          </table:table-cell>
          <table:table-cell table:style-name="ce111" table:formula="of:=[.M18]-[.$M$9]/(COUNT([.$L$9:.$L$33])-1)" office:value-type="float" office:value="9.91666666666666" calcext:value-type="float">
            <text:p>9.92</text:p>
          </table:table-cell>
          <table:table-cell table:style-name="ce133" table:formula="of:=[.N18]-[.$N$9]/(COUNT([.$L$9:.$L$33])-1)" office:value-type="float" office:value="7" calcext:value-type="float">
            <text:p>7.0</text:p>
          </table:table-cell>
          <table:table-cell table:style-name="ce140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33" table:formula="of:=[.Q18]-0.5" office:value-type="float" office:value="7" calcext:value-type="float">
            <text:p>7.0</text:p>
          </table:table-cell>
          <table:table-cell table:style-name="ce111" table:formula="of:=[.R18]-[.$R$8]/(COUNT([.$Q$8:.$Q$33])-1)" office:value-type="float" office:value="8.792" calcext:value-type="float">
            <text:p>8.79</text:p>
          </table:table-cell>
          <table:table-cell table:style-name="ce133" table:formula="of:=[.S18]-[.$S$8]/(COUNT([.$Q$8:.$Q$33])-1)" office:value-type="float" office:value="12.432" calcext:value-type="float">
            <text:p>12.4</text:p>
          </table:table-cell>
          <table:table-cell table:style-name="ce140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9]-0.5" office:value-type="float" office:value="6.5" calcext:value-type="float">
            <text:p>6.5</text:p>
          </table:table-cell>
          <table:table-cell table:style-name="ce111" table:formula="of:=[.C19]-[.$C$8]/(COUNT([.$B$8:.$B$33])-1)" office:value-type="float" office:value="8.84" calcext:value-type="float">
            <text:p>8.84</text:p>
          </table:table-cell>
          <table:table-cell table:style-name="ce133" table:formula="of:=[.D19]-[.$D$8]/(COUNT([.$B$8:.$B$33])-1)" office:value-type="float" office:value="11.96" calcext:value-type="float">
            <text:p>12.0</text:p>
          </table:table-cell>
          <table:table-cell table:style-name="ce140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33" table:formula="of:=[.G19]-0.5" office:value-type="float" office:value="6.5" calcext:value-type="float">
            <text:p>6.5</text:p>
          </table:table-cell>
          <table:table-cell table:style-name="ce111" table:formula="of:=[.H19]-[.$H$11]/(COUNT([.$G$11:.$G$33])-1)" office:value-type="float" office:value="8.92272727272728" calcext:value-type="float">
            <text:p>8.92</text:p>
          </table:table-cell>
          <table:table-cell table:style-name="ce133" table:formula="of:=[.I19]-[.$I$11]/(COUNT([.$G$11:.$G$33])-1)" office:value-type="float" office:value="12.4090909090909" calcext:value-type="float">
            <text:p>12.4</text:p>
          </table:table-cell>
          <table:table-cell table:style-name="ce140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133" table:formula="of:=[.L19]-0.5" office:value-type="float" office:value="6.5" calcext:value-type="float">
            <text:p>6.5</text:p>
          </table:table-cell>
          <table:table-cell table:style-name="ce111" table:formula="of:=[.M19]-[.$M$9]/(COUNT([.$L$9:.$L$33])-1)" office:value-type="float" office:value="9.20833333333333" calcext:value-type="float">
            <text:p>9.21</text:p>
          </table:table-cell>
          <table:table-cell table:style-name="ce133" table:formula="of:=[.N19]-[.$N$9]/(COUNT([.$L$9:.$L$33])-1)" office:value-type="float" office:value="6.5" calcext:value-type="float">
            <text:p>6.5</text:p>
          </table:table-cell>
          <table:table-cell table:style-name="ce140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33" table:formula="of:=[.Q19]-0.5" office:value-type="float" office:value="6.5" calcext:value-type="float">
            <text:p>6.5</text:p>
          </table:table-cell>
          <table:table-cell table:style-name="ce111" table:formula="of:=[.R19]-[.$R$8]/(COUNT([.$Q$8:.$Q$33])-1)" office:value-type="float" office:value="8.164" calcext:value-type="float">
            <text:p>8.16</text:p>
          </table:table-cell>
          <table:table-cell table:style-name="ce133" table:formula="of:=[.S19]-[.$S$8]/(COUNT([.$Q$8:.$Q$33])-1)" office:value-type="float" office:value="11.544" calcext:value-type="float">
            <text:p>11.5</text:p>
          </table:table-cell>
          <table:table-cell table:style-name="ce140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0]-0.5" office:value-type="float" office:value="6" calcext:value-type="float">
            <text:p>6.0</text:p>
          </table:table-cell>
          <table:table-cell table:style-name="ce111" table:formula="of:=[.C20]-[.$C$8]/(COUNT([.$B$8:.$B$33])-1)" office:value-type="float" office:value="8.16" calcext:value-type="float">
            <text:p>8.16</text:p>
          </table:table-cell>
          <table:table-cell table:style-name="ce133" table:formula="of:=[.D20]-[.$D$8]/(COUNT([.$B$8:.$B$33])-1)" office:value-type="float" office:value="11.04" calcext:value-type="float">
            <text:p>11.0</text:p>
          </table:table-cell>
          <table:table-cell table:style-name="ce140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33" table:formula="of:=[.G20]-0.5" office:value-type="float" office:value="6" calcext:value-type="float">
            <text:p>6.0</text:p>
          </table:table-cell>
          <table:table-cell table:style-name="ce111" table:formula="of:=[.H20]-[.$H$11]/(COUNT([.$G$11:.$G$33])-1)" office:value-type="float" office:value="8.23636363636364" calcext:value-type="float">
            <text:p>8.24</text:p>
          </table:table-cell>
          <table:table-cell table:style-name="ce133" table:formula="of:=[.I20]-[.$I$11]/(COUNT([.$G$11:.$G$33])-1)" office:value-type="float" office:value="11.4545454545455" calcext:value-type="float">
            <text:p>11.5</text:p>
          </table:table-cell>
          <table:table-cell table:style-name="ce140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133" table:formula="of:=[.L20]-0.5" office:value-type="float" office:value="6" calcext:value-type="float">
            <text:p>6.0</text:p>
          </table:table-cell>
          <table:table-cell table:style-name="ce111" table:formula="of:=[.M20]-[.$M$9]/(COUNT([.$L$9:.$L$33])-1)" office:value-type="float" office:value="8.5" calcext:value-type="float">
            <text:p>8.50</text:p>
          </table:table-cell>
          <table:table-cell table:style-name="ce133" table:formula="of:=[.N20]-[.$N$9]/(COUNT([.$L$9:.$L$33])-1)" office:value-type="float" office:value="6" calcext:value-type="float">
            <text:p>6.0</text:p>
          </table:table-cell>
          <table:table-cell table:style-name="ce140" table:formula="of:=[.O20]-[.$O$9]/(COUNT([.$L$9:.$L$33])-1)" office:value-type="float" office:value="327" calcext:value-type="float">
            <text:p>327</text:p>
          </table:table-cell>
          <table:table-cell/>
          <table:table-cell table:style-name="ce133" table:formula="of:=[.Q20]-0.5" office:value-type="float" office:value="6" calcext:value-type="float">
            <text:p>6.0</text:p>
          </table:table-cell>
          <table:table-cell table:style-name="ce111" table:formula="of:=[.R20]-[.$R$8]/(COUNT([.$Q$8:.$Q$33])-1)" office:value-type="float" office:value="7.536" calcext:value-type="float">
            <text:p>7.54</text:p>
          </table:table-cell>
          <table:table-cell table:style-name="ce133" table:formula="of:=[.S20]-[.$S$8]/(COUNT([.$Q$8:.$Q$33])-1)" office:value-type="float" office:value="10.656" calcext:value-type="float">
            <text:p>10.7</text:p>
          </table:table-cell>
          <table:table-cell table:style-name="ce140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1]-0.5" office:value-type="float" office:value="5.5" calcext:value-type="float">
            <text:p>5.5</text:p>
          </table:table-cell>
          <table:table-cell table:style-name="ce111" table:formula="of:=[.C21]-[.$C$8]/(COUNT([.$B$8:.$B$33])-1)" office:value-type="float" office:value="7.48" calcext:value-type="float">
            <text:p>7.48</text:p>
          </table:table-cell>
          <table:table-cell table:style-name="ce133" table:formula="of:=[.D21]-[.$D$8]/(COUNT([.$B$8:.$B$33])-1)" office:value-type="float" office:value="10.12" calcext:value-type="float">
            <text:p>10.1</text:p>
          </table:table-cell>
          <table:table-cell table:style-name="ce140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33" table:formula="of:=[.G21]-0.5" office:value-type="float" office:value="5.5" calcext:value-type="float">
            <text:p>5.5</text:p>
          </table:table-cell>
          <table:table-cell table:style-name="ce111" table:formula="of:=[.H21]-[.$H$11]/(COUNT([.$G$11:.$G$33])-1)" office:value-type="float" office:value="7.55000000000001" calcext:value-type="float">
            <text:p>7.55</text:p>
          </table:table-cell>
          <table:table-cell table:style-name="ce133" table:formula="of:=[.I21]-[.$I$11]/(COUNT([.$G$11:.$G$33])-1)" office:value-type="float" office:value="10.5" calcext:value-type="float">
            <text:p>10.5</text:p>
          </table:table-cell>
          <table:table-cell table:style-name="ce140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133" table:formula="of:=[.L21]-0.5" office:value-type="float" office:value="5.5" calcext:value-type="float">
            <text:p>5.5</text:p>
          </table:table-cell>
          <table:table-cell table:style-name="ce111" table:formula="of:=[.M21]-[.$M$9]/(COUNT([.$L$9:.$L$33])-1)" office:value-type="float" office:value="7.79166666666666" calcext:value-type="float">
            <text:p>7.79</text:p>
          </table:table-cell>
          <table:table-cell table:style-name="ce133" table:formula="of:=[.N21]-[.$N$9]/(COUNT([.$L$9:.$L$33])-1)" office:value-type="float" office:value="5.5" calcext:value-type="float">
            <text:p>5.5</text:p>
          </table:table-cell>
          <table:table-cell table:style-name="ce140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33" table:formula="of:=[.Q21]-0.5" office:value-type="float" office:value="5.5" calcext:value-type="float">
            <text:p>5.5</text:p>
          </table:table-cell>
          <table:table-cell table:style-name="ce111" table:formula="of:=[.R21]-[.$R$8]/(COUNT([.$Q$8:.$Q$33])-1)" office:value-type="float" office:value="6.908" calcext:value-type="float">
            <text:p>6.91</text:p>
          </table:table-cell>
          <table:table-cell table:style-name="ce133" table:formula="of:=[.S21]-[.$S$8]/(COUNT([.$Q$8:.$Q$33])-1)" office:value-type="float" office:value="9.76799999999999" calcext:value-type="float">
            <text:p>9.8</text:p>
          </table:table-cell>
          <table:table-cell table:style-name="ce140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2]-0.5" office:value-type="float" office:value="5" calcext:value-type="float">
            <text:p>5.0</text:p>
          </table:table-cell>
          <table:table-cell table:style-name="ce111" table:formula="of:=[.C22]-[.$C$8]/(COUNT([.$B$8:.$B$33])-1)" office:value-type="float" office:value="6.8" calcext:value-type="float">
            <text:p>6.80</text:p>
          </table:table-cell>
          <table:table-cell table:style-name="ce133" table:formula="of:=[.D22]-[.$D$8]/(COUNT([.$B$8:.$B$33])-1)" office:value-type="float" office:value="9.19999999999999" calcext:value-type="float">
            <text:p>9.2</text:p>
          </table:table-cell>
          <table:table-cell table:style-name="ce140" table:formula="of:=[.E22]-[.$E$8]/(COUNT([.$B$8:.$B$33])-1)" office:value-type="float" office:value="274" calcext:value-type="float">
            <text:p>274</text:p>
          </table:table-cell>
          <table:table-cell/>
          <table:table-cell table:style-name="ce133" table:formula="of:=[.G22]-0.5" office:value-type="float" office:value="5" calcext:value-type="float">
            <text:p>5.0</text:p>
          </table:table-cell>
          <table:table-cell table:style-name="ce111" table:formula="of:=[.H22]-[.$H$11]/(COUNT([.$G$11:.$G$33])-1)" office:value-type="float" office:value="6.86363636363637" calcext:value-type="float">
            <text:p>6.86</text:p>
          </table:table-cell>
          <table:table-cell table:style-name="ce133" table:formula="of:=[.I22]-[.$I$11]/(COUNT([.$G$11:.$G$33])-1)" office:value-type="float" office:value="9.54545454545455" calcext:value-type="float">
            <text:p>9.5</text:p>
          </table:table-cell>
          <table:table-cell table:style-name="ce140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133" table:formula="of:=[.L22]-0.5" office:value-type="float" office:value="5" calcext:value-type="float">
            <text:p>5.0</text:p>
          </table:table-cell>
          <table:table-cell table:style-name="ce111" table:formula="of:=[.M22]-[.$M$9]/(COUNT([.$L$9:.$L$33])-1)" office:value-type="float" office:value="7.08333333333333" calcext:value-type="float">
            <text:p>7.08</text:p>
          </table:table-cell>
          <table:table-cell table:style-name="ce133" table:formula="of:=[.N22]-[.$N$9]/(COUNT([.$L$9:.$L$33])-1)" office:value-type="float" office:value="5" calcext:value-type="float">
            <text:p>5.0</text:p>
          </table:table-cell>
          <table:table-cell table:style-name="ce140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33" table:formula="of:=[.Q22]-0.5" office:value-type="float" office:value="5" calcext:value-type="float">
            <text:p>5.0</text:p>
          </table:table-cell>
          <table:table-cell table:style-name="ce111" table:formula="of:=[.R22]-[.$R$8]/(COUNT([.$Q$8:.$Q$33])-1)" office:value-type="float" office:value="6.28" calcext:value-type="float">
            <text:p>6.28</text:p>
          </table:table-cell>
          <table:table-cell table:style-name="ce133" table:formula="of:=[.S22]-[.$S$8]/(COUNT([.$Q$8:.$Q$33])-1)" office:value-type="float" office:value="8.87999999999999" calcext:value-type="float">
            <text:p>8.9</text:p>
          </table:table-cell>
          <table:table-cell table:style-name="ce140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3]-0.5" office:value-type="float" office:value="4.5" calcext:value-type="float">
            <text:p>4.5</text:p>
          </table:table-cell>
          <table:table-cell table:style-name="ce111" table:formula="of:=[.C23]-[.$C$8]/(COUNT([.$B$8:.$B$33])-1)" office:value-type="float" office:value="6.12" calcext:value-type="float">
            <text:p>6.12</text:p>
          </table:table-cell>
          <table:table-cell table:style-name="ce133" table:formula="of:=[.D23]-[.$D$8]/(COUNT([.$B$8:.$B$33])-1)" office:value-type="float" office:value="8.27999999999999" calcext:value-type="float">
            <text:p>8.3</text:p>
          </table:table-cell>
          <table:table-cell table:style-name="ce140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33" table:formula="of:=[.G23]-0.5" office:value-type="float" office:value="4.5" calcext:value-type="float">
            <text:p>4.5</text:p>
          </table:table-cell>
          <table:table-cell table:style-name="ce111" table:formula="of:=[.H23]-[.$H$11]/(COUNT([.$G$11:.$G$33])-1)" office:value-type="float" office:value="6.17727272727273" calcext:value-type="float">
            <text:p>6.18</text:p>
          </table:table-cell>
          <table:table-cell table:style-name="ce133" table:formula="of:=[.I23]-[.$I$11]/(COUNT([.$G$11:.$G$33])-1)" office:value-type="float" office:value="8.59090909090909" calcext:value-type="float">
            <text:p>8.6</text:p>
          </table:table-cell>
          <table:table-cell table:style-name="ce140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133" table:formula="of:=[.L23]-0.5" office:value-type="float" office:value="4.5" calcext:value-type="float">
            <text:p>4.5</text:p>
          </table:table-cell>
          <table:table-cell table:style-name="ce111" table:formula="of:=[.M23]-[.$M$9]/(COUNT([.$L$9:.$L$33])-1)" office:value-type="float" office:value="6.375" calcext:value-type="float">
            <text:p>6.38</text:p>
          </table:table-cell>
          <table:table-cell table:style-name="ce133" table:formula="of:=[.N23]-[.$N$9]/(COUNT([.$L$9:.$L$33])-1)" office:value-type="float" office:value="4.5" calcext:value-type="float">
            <text:p>4.5</text:p>
          </table:table-cell>
          <table:table-cell table:style-name="ce140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33" table:formula="of:=[.Q23]-0.5" office:value-type="float" office:value="4.5" calcext:value-type="float">
            <text:p>4.5</text:p>
          </table:table-cell>
          <table:table-cell table:style-name="ce111" table:formula="of:=[.R23]-[.$R$8]/(COUNT([.$Q$8:.$Q$33])-1)" office:value-type="float" office:value="5.652" calcext:value-type="float">
            <text:p>5.65</text:p>
          </table:table-cell>
          <table:table-cell table:style-name="ce133" table:formula="of:=[.S23]-[.$S$8]/(COUNT([.$Q$8:.$Q$33])-1)" office:value-type="float" office:value="7.99199999999999" calcext:value-type="float">
            <text:p>8.0</text:p>
          </table:table-cell>
          <table:table-cell table:style-name="ce140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4]-0.5" office:value-type="float" office:value="4" calcext:value-type="float">
            <text:p>4.0</text:p>
          </table:table-cell>
          <table:table-cell table:style-name="ce111" table:formula="of:=[.C24]-[.$C$8]/(COUNT([.$B$8:.$B$33])-1)" office:value-type="float" office:value="5.44000000000001" calcext:value-type="float">
            <text:p>5.44</text:p>
          </table:table-cell>
          <table:table-cell table:style-name="ce133" table:formula="of:=[.D24]-[.$D$8]/(COUNT([.$B$8:.$B$33])-1)" office:value-type="float" office:value="7.35999999999999" calcext:value-type="float">
            <text:p>7.4</text:p>
          </table:table-cell>
          <table:table-cell table:style-name="ce140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33" table:formula="of:=[.G24]-0.5" office:value-type="float" office:value="4" calcext:value-type="float">
            <text:p>4.0</text:p>
          </table:table-cell>
          <table:table-cell table:style-name="ce111" table:formula="of:=[.H24]-[.$H$11]/(COUNT([.$G$11:.$G$33])-1)" office:value-type="float" office:value="5.4909090909091" calcext:value-type="float">
            <text:p>5.49</text:p>
          </table:table-cell>
          <table:table-cell table:style-name="ce133" table:formula="of:=[.I24]-[.$I$11]/(COUNT([.$G$11:.$G$33])-1)" office:value-type="float" office:value="7.63636363636364" calcext:value-type="float">
            <text:p>7.6</text:p>
          </table:table-cell>
          <table:table-cell table:style-name="ce140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133" table:formula="of:=[.L24]-0.5" office:value-type="float" office:value="4" calcext:value-type="float">
            <text:p>4.0</text:p>
          </table:table-cell>
          <table:table-cell table:style-name="ce111" table:formula="of:=[.M24]-[.$M$9]/(COUNT([.$L$9:.$L$33])-1)" office:value-type="float" office:value="5.66666666666666" calcext:value-type="float">
            <text:p>5.67</text:p>
          </table:table-cell>
          <table:table-cell table:style-name="ce133" table:formula="of:=[.N24]-[.$N$9]/(COUNT([.$L$9:.$L$33])-1)" office:value-type="float" office:value="4" calcext:value-type="float">
            <text:p>4.0</text:p>
          </table:table-cell>
          <table:table-cell table:style-name="ce140" table:formula="of:=[.O24]-[.$O$9]/(COUNT([.$L$9:.$L$33])-1)" office:value-type="float" office:value="218" calcext:value-type="float">
            <text:p>218</text:p>
          </table:table-cell>
          <table:table-cell/>
          <table:table-cell table:style-name="ce133" table:formula="of:=[.Q24]-0.5" office:value-type="float" office:value="4" calcext:value-type="float">
            <text:p>4.0</text:p>
          </table:table-cell>
          <table:table-cell table:style-name="ce111" table:formula="of:=[.R24]-[.$R$8]/(COUNT([.$Q$8:.$Q$33])-1)" office:value-type="float" office:value="5.024" calcext:value-type="float">
            <text:p>5.02</text:p>
          </table:table-cell>
          <table:table-cell table:style-name="ce133" table:formula="of:=[.S24]-[.$S$8]/(COUNT([.$Q$8:.$Q$33])-1)" office:value-type="float" office:value="7.10399999999999" calcext:value-type="float">
            <text:p>7.1</text:p>
          </table:table-cell>
          <table:table-cell table:style-name="ce140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5]-0.5" office:value-type="float" office:value="3.5" calcext:value-type="float">
            <text:p>3.5</text:p>
          </table:table-cell>
          <table:table-cell table:style-name="ce111" table:formula="of:=[.C25]-[.$C$8]/(COUNT([.$B$8:.$B$33])-1)" office:value-type="float" office:value="4.76000000000001" calcext:value-type="float">
            <text:p>4.76</text:p>
          </table:table-cell>
          <table:table-cell table:style-name="ce133" table:formula="of:=[.D25]-[.$D$8]/(COUNT([.$B$8:.$B$33])-1)" office:value-type="float" office:value="6.43999999999999" calcext:value-type="float">
            <text:p>6.4</text:p>
          </table:table-cell>
          <table:table-cell table:style-name="ce140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33" table:formula="of:=[.G25]-0.5" office:value-type="float" office:value="3.5" calcext:value-type="float">
            <text:p>3.5</text:p>
          </table:table-cell>
          <table:table-cell table:style-name="ce111" table:formula="of:=[.H25]-[.$H$11]/(COUNT([.$G$11:.$G$33])-1)" office:value-type="float" office:value="4.80454545454546" calcext:value-type="float">
            <text:p>4.80</text:p>
          </table:table-cell>
          <table:table-cell table:style-name="ce133" table:formula="of:=[.I25]-[.$I$11]/(COUNT([.$G$11:.$G$33])-1)" office:value-type="float" office:value="6.68181818181818" calcext:value-type="float">
            <text:p>6.7</text:p>
          </table:table-cell>
          <table:table-cell table:style-name="ce140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133" table:formula="of:=[.L25]-0.5" office:value-type="float" office:value="3.5" calcext:value-type="float">
            <text:p>3.5</text:p>
          </table:table-cell>
          <table:table-cell table:style-name="ce111" table:formula="of:=[.M25]-[.$M$9]/(COUNT([.$L$9:.$L$33])-1)" office:value-type="float" office:value="4.95833333333333" calcext:value-type="float">
            <text:p>4.96</text:p>
          </table:table-cell>
          <table:table-cell table:style-name="ce133" table:formula="of:=[.N25]-[.$N$9]/(COUNT([.$L$9:.$L$33])-1)" office:value-type="float" office:value="3.5" calcext:value-type="float">
            <text:p>3.5</text:p>
          </table:table-cell>
          <table:table-cell table:style-name="ce140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33" table:formula="of:=[.Q25]-0.5" office:value-type="float" office:value="3.5" calcext:value-type="float">
            <text:p>3.5</text:p>
          </table:table-cell>
          <table:table-cell table:style-name="ce111" table:formula="of:=[.R25]-[.$R$8]/(COUNT([.$Q$8:.$Q$33])-1)" office:value-type="float" office:value="4.396" calcext:value-type="float">
            <text:p>4.40</text:p>
          </table:table-cell>
          <table:table-cell table:style-name="ce133" table:formula="of:=[.S25]-[.$S$8]/(COUNT([.$Q$8:.$Q$33])-1)" office:value-type="float" office:value="6.21599999999999" calcext:value-type="float">
            <text:p>6.2</text:p>
          </table:table-cell>
          <table:table-cell table:style-name="ce140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6]-0.5" office:value-type="float" office:value="3" calcext:value-type="float">
            <text:p>3.0</text:p>
          </table:table-cell>
          <table:table-cell table:style-name="ce111" table:formula="of:=[.C26]-[.$C$8]/(COUNT([.$B$8:.$B$33])-1)" office:value-type="float" office:value="4.08000000000001" calcext:value-type="float">
            <text:p>4.08</text:p>
          </table:table-cell>
          <table:table-cell table:style-name="ce133" table:formula="of:=[.D26]-[.$D$8]/(COUNT([.$B$8:.$B$33])-1)" office:value-type="float" office:value="5.51999999999999" calcext:value-type="float">
            <text:p>5.5</text:p>
          </table:table-cell>
          <table:table-cell table:style-name="ce140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33" table:formula="of:=[.G26]-0.5" office:value-type="float" office:value="3" calcext:value-type="float">
            <text:p>3.0</text:p>
          </table:table-cell>
          <table:table-cell table:style-name="ce111" table:formula="of:=[.H26]-[.$H$11]/(COUNT([.$G$11:.$G$33])-1)" office:value-type="float" office:value="4.11818181818182" calcext:value-type="float">
            <text:p>4.12</text:p>
          </table:table-cell>
          <table:table-cell table:style-name="ce133" table:formula="of:=[.I26]-[.$I$11]/(COUNT([.$G$11:.$G$33])-1)" office:value-type="float" office:value="5.72727272727273" calcext:value-type="float">
            <text:p>5.7</text:p>
          </table:table-cell>
          <table:table-cell table:style-name="ce140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133" table:formula="of:=[.L26]-0.5" office:value-type="float" office:value="3" calcext:value-type="float">
            <text:p>3.0</text:p>
          </table:table-cell>
          <table:table-cell table:style-name="ce111" table:formula="of:=[.M26]-[.$M$9]/(COUNT([.$L$9:.$L$33])-1)" office:value-type="float" office:value="4.25" calcext:value-type="float">
            <text:p>4.25</text:p>
          </table:table-cell>
          <table:table-cell table:style-name="ce133" table:formula="of:=[.N26]-[.$N$9]/(COUNT([.$L$9:.$L$33])-1)" office:value-type="float" office:value="3" calcext:value-type="float">
            <text:p>3.0</text:p>
          </table:table-cell>
          <table:table-cell table:style-name="ce140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33" table:formula="of:=[.Q26]-0.5" office:value-type="float" office:value="3" calcext:value-type="float">
            <text:p>3.0</text:p>
          </table:table-cell>
          <table:table-cell table:style-name="ce111" table:formula="of:=[.R26]-[.$R$8]/(COUNT([.$Q$8:.$Q$33])-1)" office:value-type="float" office:value="3.768" calcext:value-type="float">
            <text:p>3.77</text:p>
          </table:table-cell>
          <table:table-cell table:style-name="ce133" table:formula="of:=[.S26]-[.$S$8]/(COUNT([.$Q$8:.$Q$33])-1)" office:value-type="float" office:value="5.32799999999999" calcext:value-type="float">
            <text:p>5.3</text:p>
          </table:table-cell>
          <table:table-cell table:style-name="ce140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7]-0.5" office:value-type="float" office:value="2.5" calcext:value-type="float">
            <text:p>2.5</text:p>
          </table:table-cell>
          <table:table-cell table:style-name="ce111" table:formula="of:=[.C27]-[.$C$8]/(COUNT([.$B$8:.$B$33])-1)" office:value-type="float" office:value="3.40000000000001" calcext:value-type="float">
            <text:p>3.40</text:p>
          </table:table-cell>
          <table:table-cell table:style-name="ce133" table:formula="of:=[.D27]-[.$D$8]/(COUNT([.$B$8:.$B$33])-1)" office:value-type="float" office:value="4.59999999999999" calcext:value-type="float">
            <text:p>4.6</text:p>
          </table:table-cell>
          <table:table-cell table:style-name="ce140" table:formula="of:=[.E27]-[.$E$8]/(COUNT([.$B$8:.$B$33])-1)" office:value-type="float" office:value="137" calcext:value-type="float">
            <text:p>137</text:p>
          </table:table-cell>
          <table:table-cell/>
          <table:table-cell table:style-name="ce133" table:formula="of:=[.G27]-0.5" office:value-type="float" office:value="2.5" calcext:value-type="float">
            <text:p>2.5</text:p>
          </table:table-cell>
          <table:table-cell table:style-name="ce111" table:formula="of:=[.H27]-[.$H$11]/(COUNT([.$G$11:.$G$33])-1)" office:value-type="float" office:value="3.43181818181819" calcext:value-type="float">
            <text:p>3.43</text:p>
          </table:table-cell>
          <table:table-cell table:style-name="ce133" table:formula="of:=[.I27]-[.$I$11]/(COUNT([.$G$11:.$G$33])-1)" office:value-type="float" office:value="4.77272727272727" calcext:value-type="float">
            <text:p>4.8</text:p>
          </table:table-cell>
          <table:table-cell table:style-name="ce140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133" table:formula="of:=[.L27]-0.5" office:value-type="float" office:value="2.5" calcext:value-type="float">
            <text:p>2.5</text:p>
          </table:table-cell>
          <table:table-cell table:style-name="ce111" table:formula="of:=[.M27]-[.$M$9]/(COUNT([.$L$9:.$L$33])-1)" office:value-type="float" office:value="3.54166666666666" calcext:value-type="float">
            <text:p>3.54</text:p>
          </table:table-cell>
          <table:table-cell table:style-name="ce133" table:formula="of:=[.N27]-[.$N$9]/(COUNT([.$L$9:.$L$33])-1)" office:value-type="float" office:value="2.5" calcext:value-type="float">
            <text:p>2.5</text:p>
          </table:table-cell>
          <table:table-cell table:style-name="ce140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33" table:formula="of:=[.Q27]-0.5" office:value-type="float" office:value="2.5" calcext:value-type="float">
            <text:p>2.5</text:p>
          </table:table-cell>
          <table:table-cell table:style-name="ce111" table:formula="of:=[.R27]-[.$R$8]/(COUNT([.$Q$8:.$Q$33])-1)" office:value-type="float" office:value="3.14" calcext:value-type="float">
            <text:p>3.14</text:p>
          </table:table-cell>
          <table:table-cell table:style-name="ce133" table:formula="of:=[.S27]-[.$S$8]/(COUNT([.$Q$8:.$Q$33])-1)" office:value-type="float" office:value="4.43999999999999" calcext:value-type="float">
            <text:p>4.4</text:p>
          </table:table-cell>
          <table:table-cell table:style-name="ce140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8]-0.5" office:value-type="float" office:value="2" calcext:value-type="float">
            <text:p>2.0</text:p>
          </table:table-cell>
          <table:table-cell table:style-name="ce111" table:formula="of:=[.C28]-[.$C$8]/(COUNT([.$B$8:.$B$33])-1)" office:value-type="float" office:value="2.72" calcext:value-type="float">
            <text:p>2.72</text:p>
          </table:table-cell>
          <table:table-cell table:style-name="ce133" table:formula="of:=[.D28]-[.$D$8]/(COUNT([.$B$8:.$B$33])-1)" office:value-type="float" office:value="3.67999999999999" calcext:value-type="float">
            <text:p>3.7</text:p>
          </table:table-cell>
          <table:table-cell table:style-name="ce140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33" table:formula="of:=[.G28]-0.5" office:value-type="float" office:value="2" calcext:value-type="float">
            <text:p>2.0</text:p>
          </table:table-cell>
          <table:table-cell table:style-name="ce111" table:formula="of:=[.H28]-[.$H$11]/(COUNT([.$G$11:.$G$33])-1)" office:value-type="float" office:value="2.74545454545455" calcext:value-type="float">
            <text:p>2.75</text:p>
          </table:table-cell>
          <table:table-cell table:style-name="ce133" table:formula="of:=[.I28]-[.$I$11]/(COUNT([.$G$11:.$G$33])-1)" office:value-type="float" office:value="3.81818181818182" calcext:value-type="float">
            <text:p>3.8</text:p>
          </table:table-cell>
          <table:table-cell table:style-name="ce140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133" table:formula="of:=[.L28]-0.5" office:value-type="float" office:value="2" calcext:value-type="float">
            <text:p>2.0</text:p>
          </table:table-cell>
          <table:table-cell table:style-name="ce111" table:formula="of:=[.M28]-[.$M$9]/(COUNT([.$L$9:.$L$33])-1)" office:value-type="float" office:value="2.83333333333333" calcext:value-type="float">
            <text:p>2.83</text:p>
          </table:table-cell>
          <table:table-cell table:style-name="ce133" table:formula="of:=[.N28]-[.$N$9]/(COUNT([.$L$9:.$L$33])-1)" office:value-type="float" office:value="2" calcext:value-type="float">
            <text:p>2.0</text:p>
          </table:table-cell>
          <table:table-cell table:style-name="ce140" table:formula="of:=[.O28]-[.$O$9]/(COUNT([.$L$9:.$L$33])-1)" office:value-type="float" office:value="109" calcext:value-type="float">
            <text:p>109</text:p>
          </table:table-cell>
          <table:table-cell/>
          <table:table-cell table:style-name="ce133" table:formula="of:=[.Q28]-0.5" office:value-type="float" office:value="2" calcext:value-type="float">
            <text:p>2.0</text:p>
          </table:table-cell>
          <table:table-cell table:style-name="ce111" table:formula="of:=[.R28]-[.$R$8]/(COUNT([.$Q$8:.$Q$33])-1)" office:value-type="float" office:value="2.512" calcext:value-type="float">
            <text:p>2.51</text:p>
          </table:table-cell>
          <table:table-cell table:style-name="ce133" table:formula="of:=[.S28]-[.$S$8]/(COUNT([.$Q$8:.$Q$33])-1)" office:value-type="float" office:value="3.55199999999999" calcext:value-type="float">
            <text:p>3.6</text:p>
          </table:table-cell>
          <table:table-cell table:style-name="ce140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9]-0.5" office:value-type="float" office:value="1.5" calcext:value-type="float">
            <text:p>1.5</text:p>
          </table:table-cell>
          <table:table-cell table:style-name="ce111" table:formula="of:=[.C29]-[.$C$8]/(COUNT([.$B$8:.$B$33])-1)" office:value-type="float" office:value="2.04" calcext:value-type="float">
            <text:p>2.04</text:p>
          </table:table-cell>
          <table:table-cell table:style-name="ce133" table:formula="of:=[.D29]-[.$D$8]/(COUNT([.$B$8:.$B$33])-1)" office:value-type="float" office:value="2.75999999999999" calcext:value-type="float">
            <text:p>2.8</text:p>
          </table:table-cell>
          <table:table-cell table:style-name="ce140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33" table:formula="of:=[.G29]-0.5" office:value-type="float" office:value="1.5" calcext:value-type="float">
            <text:p>1.5</text:p>
          </table:table-cell>
          <table:table-cell table:style-name="ce111" table:formula="of:=[.H29]-[.$H$11]/(COUNT([.$G$11:.$G$33])-1)" office:value-type="float" office:value="2.05909090909091" calcext:value-type="float">
            <text:p>2.06</text:p>
          </table:table-cell>
          <table:table-cell table:style-name="ce133" table:formula="of:=[.I29]-[.$I$11]/(COUNT([.$G$11:.$G$33])-1)" office:value-type="float" office:value="2.86363636363636" calcext:value-type="float">
            <text:p>2.9</text:p>
          </table:table-cell>
          <table:table-cell table:style-name="ce140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133" table:formula="of:=[.L29]-0.5" office:value-type="float" office:value="1.5" calcext:value-type="float">
            <text:p>1.5</text:p>
          </table:table-cell>
          <table:table-cell table:style-name="ce111" table:formula="of:=[.M29]-[.$M$9]/(COUNT([.$L$9:.$L$33])-1)" office:value-type="float" office:value="2.125" calcext:value-type="float">
            <text:p>2.13</text:p>
          </table:table-cell>
          <table:table-cell table:style-name="ce133" table:formula="of:=[.N29]-[.$N$9]/(COUNT([.$L$9:.$L$33])-1)" office:value-type="float" office:value="1.5" calcext:value-type="float">
            <text:p>1.5</text:p>
          </table:table-cell>
          <table:table-cell table:style-name="ce140" table:formula="of:=[.O29]-[.$O$9]/(COUNT([.$L$9:.$L$33])-1)" office:value-type="float" office:value="81.75" calcext:value-type="float">
            <text:p>82</text:p>
          </table:table-cell>
          <table:table-cell/>
          <table:table-cell table:style-name="ce133" table:formula="of:=[.Q29]-0.5" office:value-type="float" office:value="1.5" calcext:value-type="float">
            <text:p>1.5</text:p>
          </table:table-cell>
          <table:table-cell table:style-name="ce111" table:formula="of:=[.R29]-[.$R$8]/(COUNT([.$Q$8:.$Q$33])-1)" office:value-type="float" office:value="1.884" calcext:value-type="float">
            <text:p>1.88</text:p>
          </table:table-cell>
          <table:table-cell table:style-name="ce133" table:formula="of:=[.S29]-[.$S$8]/(COUNT([.$Q$8:.$Q$33])-1)" office:value-type="float" office:value="2.66399999999999" calcext:value-type="float">
            <text:p>2.7</text:p>
          </table:table-cell>
          <table:table-cell table:style-name="ce140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0]-0.5" office:value-type="float" office:value="1" calcext:value-type="float">
            <text:p>1.0</text:p>
          </table:table-cell>
          <table:table-cell table:style-name="ce111" table:formula="of:=[.C30]-[.$C$8]/(COUNT([.$B$8:.$B$33])-1)" office:value-type="float" office:value="1.36" calcext:value-type="float">
            <text:p>1.36</text:p>
          </table:table-cell>
          <table:table-cell table:style-name="ce133" table:formula="of:=[.D30]-[.$D$8]/(COUNT([.$B$8:.$B$33])-1)" office:value-type="float" office:value="1.83999999999999" calcext:value-type="float">
            <text:p>1.8</text:p>
          </table:table-cell>
          <table:table-cell table:style-name="ce140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33" table:formula="of:=[.G30]-0.5" office:value-type="float" office:value="1" calcext:value-type="float">
            <text:p>1.0</text:p>
          </table:table-cell>
          <table:table-cell table:style-name="ce111" table:formula="of:=[.H30]-[.$H$11]/(COUNT([.$G$11:.$G$33])-1)" office:value-type="float" office:value="1.37272727272728" calcext:value-type="float">
            <text:p>1.37</text:p>
          </table:table-cell>
          <table:table-cell table:style-name="ce133" table:formula="of:=[.I30]-[.$I$11]/(COUNT([.$G$11:.$G$33])-1)" office:value-type="float" office:value="1.90909090909091" calcext:value-type="float">
            <text:p>1.9</text:p>
          </table:table-cell>
          <table:table-cell table:style-name="ce140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133" table:formula="of:=[.L30]-0.5" office:value-type="float" office:value="1" calcext:value-type="float">
            <text:p>1.0</text:p>
          </table:table-cell>
          <table:table-cell table:style-name="ce111" table:formula="of:=[.M30]-[.$M$9]/(COUNT([.$L$9:.$L$33])-1)" office:value-type="float" office:value="1.41666666666666" calcext:value-type="float">
            <text:p>1.42</text:p>
          </table:table-cell>
          <table:table-cell table:style-name="ce133" table:formula="of:=[.N30]-[.$N$9]/(COUNT([.$L$9:.$L$33])-1)" office:value-type="float" office:value="1" calcext:value-type="float">
            <text:p>1.0</text:p>
          </table:table-cell>
          <table:table-cell table:style-name="ce140" table:formula="of:=[.O30]-[.$O$9]/(COUNT([.$L$9:.$L$33])-1)" office:value-type="float" office:value="54.5" calcext:value-type="float">
            <text:p>55</text:p>
          </table:table-cell>
          <table:table-cell/>
          <table:table-cell table:style-name="ce133" table:formula="of:=[.Q30]-0.5" office:value-type="float" office:value="1" calcext:value-type="float">
            <text:p>1.0</text:p>
          </table:table-cell>
          <table:table-cell table:style-name="ce111" table:formula="of:=[.R30]-[.$R$8]/(COUNT([.$Q$8:.$Q$33])-1)" office:value-type="float" office:value="1.256" calcext:value-type="float">
            <text:p>1.26</text:p>
          </table:table-cell>
          <table:table-cell table:style-name="ce133" table:formula="of:=[.S30]-[.$S$8]/(COUNT([.$Q$8:.$Q$33])-1)" office:value-type="float" office:value="1.77599999999999" calcext:value-type="float">
            <text:p>1.8</text:p>
          </table:table-cell>
          <table:table-cell table:style-name="ce140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1]-0.5" office:value-type="float" office:value="0.5" calcext:value-type="float">
            <text:p>0.5</text:p>
          </table:table-cell>
          <table:table-cell table:style-name="ce111" table:formula="of:=[.C31]-[.$C$8]/(COUNT([.$B$8:.$B$33])-1)" office:value-type="float" office:value="0.680000000000005" calcext:value-type="float">
            <text:p>0.68</text:p>
          </table:table-cell>
          <table:table-cell table:style-name="ce133" table:formula="of:=[.D31]-[.$D$8]/(COUNT([.$B$8:.$B$33])-1)" office:value-type="float" office:value="0.919999999999989" calcext:value-type="float">
            <text:p>0.9</text:p>
          </table:table-cell>
          <table:table-cell table:style-name="ce140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33" table:formula="of:=[.G31]-0.5" office:value-type="float" office:value="0.5" calcext:value-type="float">
            <text:p>0.5</text:p>
          </table:table-cell>
          <table:table-cell table:style-name="ce111" table:formula="of:=[.H31]-[.$H$11]/(COUNT([.$G$11:.$G$33])-1)" office:value-type="float" office:value="0.686363636363642" calcext:value-type="float">
            <text:p>0.69</text:p>
          </table:table-cell>
          <table:table-cell table:style-name="ce133" table:formula="of:=[.I31]-[.$I$11]/(COUNT([.$G$11:.$G$33])-1)" office:value-type="float" office:value="0.954545454545455" calcext:value-type="float">
            <text:p>1.0</text:p>
          </table:table-cell>
          <table:table-cell table:style-name="ce140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133" table:formula="of:=[.L31]-0.5" office:value-type="float" office:value="0.5" calcext:value-type="float">
            <text:p>0.5</text:p>
          </table:table-cell>
          <table:table-cell table:style-name="ce111" table:formula="of:=[.M31]-[.$M$9]/(COUNT([.$L$9:.$L$33])-1)" office:value-type="float" office:value="0.708333333333329" calcext:value-type="float">
            <text:p>0.71</text:p>
          </table:table-cell>
          <table:table-cell table:style-name="ce133" table:formula="of:=[.N31]-[.$N$9]/(COUNT([.$L$9:.$L$33])-1)" office:value-type="float" office:value="0.5" calcext:value-type="float">
            <text:p>0.5</text:p>
          </table:table-cell>
          <table:table-cell table:style-name="ce140" table:formula="of:=[.O31]-[.$O$9]/(COUNT([.$L$9:.$L$33])-1)" office:value-type="float" office:value="27.25" calcext:value-type="float">
            <text:p>27</text:p>
          </table:table-cell>
          <table:table-cell/>
          <table:table-cell table:style-name="ce133" table:formula="of:=[.Q31]-0.5" office:value-type="float" office:value="0.5" calcext:value-type="float">
            <text:p>0.5</text:p>
          </table:table-cell>
          <table:table-cell table:style-name="ce111" table:formula="of:=[.R31]-[.$R$8]/(COUNT([.$Q$8:.$Q$33])-1)" office:value-type="float" office:value="0.627999999999997" calcext:value-type="float">
            <text:p>0.63</text:p>
          </table:table-cell>
          <table:table-cell table:style-name="ce133" table:formula="of:=[.S31]-[.$S$8]/(COUNT([.$Q$8:.$Q$33])-1)" office:value-type="float" office:value="0.887999999999991" calcext:value-type="float">
            <text:p>0.9</text:p>
          </table:table-cell>
          <table:table-cell table:style-name="ce140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2]-0.5" office:value-type="float" office:value="0" calcext:value-type="float">
            <text:p>0.0</text:p>
          </table:table-cell>
          <table:table-cell table:style-name="ce111" table:formula="of:=[.C32]-[.$C$8]/(COUNT([.$B$8:.$B$33])-1)" office:value-type="float" office:value="4.66293670342566E-015" calcext:value-type="float">
            <text:p>0.00</text:p>
          </table:table-cell>
          <table:table-cell table:style-name="ce133" table:formula="of:=[.D32]-[.$D$8]/(COUNT([.$B$8:.$B$33])-1)" office:value-type="float" office:value="-0.0000000000000108801856413265" calcext:value-type="float">
            <text:p>0.0</text:p>
          </table:table-cell>
          <table:table-cell table:style-name="ce140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33" table:formula="of:=[.G32]-0.5" office:value-type="float" office:value="0" calcext:value-type="float">
            <text:p>0.0</text:p>
          </table:table-cell>
          <table:table-cell table:style-name="ce111" table:formula="of:=[.H32]-[.$H$11]/(COUNT([.$G$11:.$G$33])-1)" office:value-type="float" office:value="5.55111512312578E-015" calcext:value-type="float">
            <text:p>0.00</text:p>
          </table:table-cell>
          <table:table-cell table:style-name="ce133" table:formula="of:=[.I32]-[.$I$11]/(COUNT([.$G$11:.$G$33])-1)" office:value-type="float" office:value="0" calcext:value-type="float">
            <text:p>0.0</text:p>
          </table:table-cell>
          <table:table-cell table:style-name="ce140" table:formula="of:=[.J32]-[.$J$11]/(COUNT([.$G$11:.$G$33])-1)" office:value-type="float" office:value="0" calcext:value-type="float">
            <text:p>0</text:p>
          </table:table-cell>
          <table:table-cell/>
          <table:table-cell table:style-name="ce133" table:formula="of:=[.L32]-0.5" office:value-type="float" office:value="0" calcext:value-type="float">
            <text:p>0.0</text:p>
          </table:table-cell>
          <table:table-cell table:style-name="ce111" table:formula="of:=[.M32]-[.$M$9]/(COUNT([.$L$9:.$L$33])-1)" office:value-type="float" office:value="-4.2188474935756E-015" calcext:value-type="float">
            <text:p>0.00</text:p>
          </table:table-cell>
          <table:table-cell table:style-name="ce133" table:formula="of:=[.N32]-[.$N$9]/(COUNT([.$L$9:.$L$33])-1)" office:value-type="float" office:value="0" calcext:value-type="float">
            <text:p>0.0</text:p>
          </table:table-cell>
          <table:table-cell table:style-name="ce140" table:formula="of:=[.O32]-[.$O$9]/(COUNT([.$L$9:.$L$33])-1)" office:value-type="float" office:value="0" calcext:value-type="float">
            <text:p>0</text:p>
          </table:table-cell>
          <table:table-cell/>
          <table:table-cell table:style-name="ce133" table:formula="of:=[.Q32]-0.5" office:value-type="float" office:value="0" calcext:value-type="float">
            <text:p>0.0</text:p>
          </table:table-cell>
          <table:table-cell table:style-name="ce111" table:formula="of:=[.R32]-[.$R$8]/(COUNT([.$Q$8:.$Q$33])-1)" office:value-type="float" office:value="-3.33066907387547E-015" calcext:value-type="float">
            <text:p>0.00</text:p>
          </table:table-cell>
          <table:table-cell table:style-name="ce133" table:formula="of:=[.S32]-[.$S$8]/(COUNT([.$Q$8:.$Q$33])-1)" office:value-type="float" office:value="-9.10382880192628E-015" calcext:value-type="float">
            <text:p>0.0</text:p>
          </table:table-cell>
          <table:table-cell table:style-name="ce140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37"/>
          <table:table-cell table:style-name="ce136"/>
          <table:table-cell table:style-name="ce142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1호기</text:p>
          </table:table-cell>
          <table:table-cell table:style-name="ce137"/>
          <table:table-cell table:style-name="ce136" office:value-type="float" office:value="175" calcext:value-type="float">
            <text:p>175.0</text:p>
          </table:table-cell>
          <table:table-cell table:style-name="ce142"/>
          <table:table-cell/>
          <table:table-cell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office:value-type="float" office:value="210" calcext:value-type="float">
            <text:p>210.0</text:p>
          </table:table-cell>
          <table:table-cell table:number-columns-repeated="2"/>
          <table:table-cell office:value-type="string" calcext:value-type="string">
            <text:p>3호기</text:p>
          </table:table-cell>
          <table:table-cell office:value-type="string" calcext:value-type="string">
            <text:p>40*85난간</text:p>
          </table:table-cell>
          <table:table-cell office:value-type="float" office:value="182" calcext:value-type="float">
            <text:p>182.0</text:p>
          </table:table-cell>
          <table:table-cell table:number-columns-repeated="2"/>
          <table:table-cell office:value-type="string" calcext:value-type="string">
            <text:p>4호기</text:p>
          </table:table-cell>
          <table:table-cell/>
          <table:table-cell office:value-type="float" office:value="175" calcext:value-type="float">
            <text:p>175.0</text:p>
          </table:table-cell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22"/>
          <table:table-cell table:style-name="ce136"/>
          <table:table-cell table:style-name="ce28"/>
          <table:table-cell/>
          <table:table-cell table:style-name="ce138"/>
          <table:table-cell table:style-name="ce30"/>
          <table:table-cell table:number-columns-repeated="3"/>
          <table:table-cell table:style-name="ce138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40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140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5" calcext:value-type="date">
            <text:p>2023-11-05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640H53M31.967559345S" calcext:value-type="time">
            <text:p>0:53:31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08T13:46:02.5" calcext:value-type="date" table:number-columns-spanned="2" table:number-rows-spanned="1">
            <text:p>2023-10-08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08T13:59:00" calcext:value-type="date" table:number-columns-spanned="2" table:number-rows-spanned="1">
            <text:p>2023-10-08 13:59</text:p>
          </table:table-cell>
          <table:covered-table-cell table:style-name="ce100"/>
          <table:table-cell/>
          <table:table-cell table:style-name="ce194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08T13:42:10" calcext:value-type="date" table:number-columns-spanned="2" table:number-rows-spanned="1">
            <text:p>2023-10-08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08T02:44:20" calcext:value-type="date" table:number-columns-spanned="2" table:number-rows-spanned="1">
            <text:p>2023-10-08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08T14:32:05" calcext:value-type="date" table:number-columns-spanned="2" table:number-rows-spanned="1">
            <text:p>2023-10-08 14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08T17:55:00" calcext:value-type="date" table:number-columns-spanned="2" table:number-rows-spanned="1">
            <text:p>2023-10-08 17:55</text:p>
          </table:table-cell>
          <table:covered-table-cell table:style-name="ce100"/>
          <table:table-cell/>
          <table:table-cell table:style-name="ce194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08T14:24:20" calcext:value-type="date" table:number-columns-spanned="2" table:number-rows-spanned="1">
            <text:p>2023-10-08 14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08T03:28:40" calcext:value-type="date" table:number-columns-spanned="2" table:number-rows-spanned="1">
            <text:p>2023-10-08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08T22:50:00" calcext:value-type="date" table:number-columns-spanned="2" table:number-rows-spanned="1">
            <text:p>2023-10-08 22:50</text:p>
          </table:table-cell>
          <table:covered-table-cell table:style-name="ce100"/>
          <table:table-cell/>
          <table:table-cell table:style-name="ce195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08T20:01:40" calcext:value-type="date" table:number-columns-spanned="2" table:number-rows-spanned="1">
            <text:p>2023-10-08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08T20:40:25" calcext:value-type="date" table:number-columns-spanned="2" table:number-rows-spanned="1">
            <text:p>2023-10-08 20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09T03:45:00" calcext:value-type="date" table:number-columns-spanned="2" table:number-rows-spanned="1">
            <text:p>2023-10-09 3:45</text:p>
          </table:table-cell>
          <table:covered-table-cell table:style-name="ce100"/>
          <table:table-cell/>
          <table:table-cell table:style-name="ce195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09T03:03:20" calcext:value-type="date" table:number-columns-spanned="2" table:number-rows-spanned="1">
            <text:p>2023-10-09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08T09:23:20" calcext:value-type="date" table:number-columns-spanned="2" table:number-rows-spanned="1">
            <text:p>2023-10-08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09T04:20:50" calcext:value-type="date" table:number-columns-spanned="2" table:number-rows-spanned="1">
            <text:p>2023-10-09 4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09T06:12:30" calcext:value-type="date" table:number-columns-spanned="2" table:number-rows-spanned="1">
            <text:p>2023-10-09 6:12</text:p>
          </table:table-cell>
          <table:covered-table-cell table:style-name="ce100"/>
          <table:table-cell/>
          <table:table-cell table:style-name="ce195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09T10:05:00" calcext:value-type="date" table:number-columns-spanned="2" table:number-rows-spanned="1">
            <text:p>2023-10-09 10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08T16:46:40" calcext:value-type="date" table:number-columns-spanned="2" table:number-rows-spanned="1">
            <text:p>2023-10-08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09T12:01:15" calcext:value-type="date" table:number-columns-spanned="2" table:number-rows-spanned="1">
            <text:p>2023-10-09 12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09T08:40:00" calcext:value-type="date" table:number-columns-spanned="2" table:number-rows-spanned="1">
            <text:p>2023-10-09 8:40</text:p>
          </table:table-cell>
          <table:covered-table-cell table:style-name="ce100"/>
          <table:table-cell/>
          <table:table-cell table:style-name="ce195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09T13:35:50" calcext:value-type="date" table:number-columns-spanned="2" table:number-rows-spanned="1">
            <text:p>2023-10-09 13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09T00:10:00" calcext:value-type="date" table:number-columns-spanned="2" table:number-rows-spanned="1">
            <text:p>2023-10-09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09T15:51:27.5" calcext:value-type="date" table:number-columns-spanned="2" table:number-rows-spanned="1">
            <text:p>2023-10-09 15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09T09:39:00" calcext:value-type="date" table:number-columns-spanned="2" table:number-rows-spanned="1">
            <text:p>2023-10-09 9:39</text:p>
          </table:table-cell>
          <table:covered-table-cell table:style-name="ce101"/>
          <table:table-cell/>
          <table:table-cell table:style-name="ce195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09T14:34:52" calcext:value-type="date" table:number-columns-spanned="2" table:number-rows-spanned="1">
            <text:p>2023-10-09 14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09T03:51:40" calcext:value-type="date" table:number-columns-spanned="2" table:number-rows-spanned="1">
            <text:p>2023-10-09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08T15:27:30" calcext:value-type="date" table:number-columns-spanned="2" table:number-rows-spanned="1">
            <text:p>2023-10-08 15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호기 소동자" table:style-name="ta5"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20" table:default-cell-style-name="ce13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8" table:default-cell-style-name="ce108"/>
        <table:table-column table:style-name="co2" table:number-columns-repeated="997" table:default-cell-style-name="ce108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소동자32*40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  <table:table-cell table:style-name="ce113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33" table:formula="of:=[.G9]+0.5" office:value-type="float" office:value="12.5" calcext:value-type="float">
            <text:p>12.5</text:p>
          </table:table-cell>
          <table:table-cell table:style-name="ce111" table:formula="of:=[.H9]+[.$H$11]/(COUNT([.$G$11:.$G$33])-1)" office:value-type="float" office:value="17.1590909090909" calcext:value-type="float">
            <text:p>17.16</text:p>
          </table:table-cell>
          <table:table-cell table:style-name="ce133" table:formula="of:=[.I9]+[.$I$11]/(COUNT([.$G$11:.$G$33])-1)" office:value-type="float" office:value="23.8636363636364" calcext:value-type="float">
            <text:p>23.9</text:p>
          </table:table-cell>
          <table:table-cell table:style-name="ce140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133" table:formula="of:=[.L9]+0.5" office:value-type="float" office:value="12.5" calcext:value-type="float">
            <text:p>12.5</text:p>
          </table:table-cell>
          <table:table-cell table:style-name="ce111" table:formula="of:=[.M9]+[.$M$9]/(COUNT([.$L$9:.$L$33])-1)" office:value-type="float" office:value="17.7083333333333" calcext:value-type="float">
            <text:p>17.71</text:p>
          </table:table-cell>
          <table:table-cell table:style-name="ce133" table:formula="of:=[.N9]+[.$N$9]/(COUNT([.$L$9:.$L$33])-1)" office:value-type="float" office:value="12.5" calcext:value-type="float">
            <text:p>12.5</text:p>
          </table:table-cell>
          <table:table-cell table:style-name="ce140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8]-0.5" office:value-type="float" office:value="12" calcext:value-type="float">
            <text:p>12.0</text:p>
          </table:table-cell>
          <table:table-cell table:style-name="ce111" table:formula="of:=[.C8]-[.$C$8]/(COUNT([.$B$8:.$B$33])-1)" office:value-type="float" office:value="16.32" calcext:value-type="float">
            <text:p>16.32</text:p>
          </table:table-cell>
          <table:table-cell table:style-name="ce133" table:formula="of:=[.D8]-[.$D$8]/(COUNT([.$B$8:.$B$33])-1)" office:value-type="float" office:value="22.08" calcext:value-type="float">
            <text:p>22.1</text:p>
          </table:table-cell>
          <table:table-cell table:style-name="ce140" table:formula="of:=[.E8]-[.$E$8]/(COUNT([.$B$8:.$B$33])-1)" office:value-type="float" office:value="657.6" calcext:value-type="float">
            <text:p>658</text:p>
          </table:table-cell>
          <table:table-cell/>
          <table:table-cell table:style-name="ce133" table:formula="of:=[.G10]+0.5" office:value-type="float" office:value="12" calcext:value-type="float">
            <text:p>12.0</text:p>
          </table:table-cell>
          <table:table-cell table:style-name="ce111" table:formula="of:=[.H10]+[.$H$11]/(COUNT([.$G$11:.$G$33])-1)" office:value-type="float" office:value="16.4727272727273" calcext:value-type="float">
            <text:p>16.47</text:p>
          </table:table-cell>
          <table:table-cell table:style-name="ce133" table:formula="of:=[.I10]+[.$I$11]/(COUNT([.$G$11:.$G$33])-1)" office:value-type="float" office:value="22.9090909090909" calcext:value-type="float">
            <text:p>22.9</text:p>
          </table:table-cell>
          <table:table-cell table:style-name="ce140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33" table:formula="of:=[.Q8]-0.5" office:value-type="float" office:value="12" calcext:value-type="float">
            <text:p>12.0</text:p>
          </table:table-cell>
          <table:table-cell table:style-name="ce111" table:formula="of:=[.R8]-[.$R$8]/(COUNT([.$Q$8:.$Q$33])-1)" office:value-type="float" office:value="15.072" calcext:value-type="float">
            <text:p>15.07</text:p>
          </table:table-cell>
          <table:table-cell table:style-name="ce133" table:formula="of:=[.S8]-[.$S$8]/(COUNT([.$Q$8:.$Q$33])-1)" office:value-type="float" office:value="21.312" calcext:value-type="float">
            <text:p>21.3</text:p>
          </table:table-cell>
          <table:table-cell table:style-name="ce140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9]-0.5" office:value-type="float" office:value="11.5" calcext:value-type="float">
            <text:p>11.5</text:p>
          </table:table-cell>
          <table:table-cell table:style-name="ce111" table:formula="of:=[.C9]-[.$C$8]/(COUNT([.$B$8:.$B$33])-1)" office:value-type="float" office:value="15.64" calcext:value-type="float">
            <text:p>15.64</text:p>
          </table:table-cell>
          <table:table-cell table:style-name="ce133" table:formula="of:=[.D9]-[.$D$8]/(COUNT([.$B$8:.$B$33])-1)" office:value-type="float" office:value="21.16" calcext:value-type="float">
            <text:p>21.2</text:p>
          </table:table-cell>
          <table:table-cell table:style-name="ce140" table:formula="of:=[.E9]-[.$E$8]/(COUNT([.$B$8:.$B$33])-1)" office:value-type="float" office:value="630.2" calcext:value-type="float">
            <text:p>630</text:p>
          </table:table-cell>
          <table:table-cell/>
          <table:table-cell table:style-name="ce133" table:formula="of:=[.G11]+0.5" office:value-type="float" office:value="11.5" calcext:value-type="float">
            <text:p>11.5</text:p>
          </table:table-cell>
          <table:table-cell table:style-name="ce111" table:formula="of:=[.H11]+[.$H$11]/(COUNT([.$G$11:.$G$33])-1)" office:value-type="float" office:value="15.7863636363636" calcext:value-type="float">
            <text:p>15.79</text:p>
          </table:table-cell>
          <table:table-cell table:style-name="ce133" table:formula="of:=[.I11]+[.$I$11]/(COUNT([.$G$11:.$G$33])-1)" office:value-type="float" office:value="21.9545454545455" calcext:value-type="float">
            <text:p>22.0</text:p>
          </table:table-cell>
          <table:table-cell table:style-name="ce140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133" table:formula="of:=[.L9]-0.5" office:value-type="float" office:value="11.5" calcext:value-type="float">
            <text:p>11.5</text:p>
          </table:table-cell>
          <table:table-cell table:style-name="ce111" table:formula="of:=[.M9]-[.$M$9]/(COUNT([.$L$9:.$L$33])-1)" office:value-type="float" office:value="16.2916666666667" calcext:value-type="float">
            <text:p>16.29</text:p>
          </table:table-cell>
          <table:table-cell table:style-name="ce133" table:formula="of:=[.N9]-[.$N$9]/(COUNT([.$L$9:.$L$33])-1)" office:value-type="float" office:value="11.5" calcext:value-type="float">
            <text:p>11.5</text:p>
          </table:table-cell>
          <table:table-cell table:style-name="ce140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33" table:formula="of:=[.Q9]-0.5" office:value-type="float" office:value="11.5" calcext:value-type="float">
            <text:p>11.5</text:p>
          </table:table-cell>
          <table:table-cell table:style-name="ce111" table:formula="of:=[.R9]-[.$R$8]/(COUNT([.$Q$8:.$Q$33])-1)" office:value-type="float" office:value="14.444" calcext:value-type="float">
            <text:p>14.44</text:p>
          </table:table-cell>
          <table:table-cell table:style-name="ce133" table:formula="of:=[.S9]-[.$S$8]/(COUNT([.$Q$8:.$Q$33])-1)" office:value-type="float" office:value="20.424" calcext:value-type="float">
            <text:p>20.4</text:p>
          </table:table-cell>
          <table:table-cell table:style-name="ce140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0]-0.5" office:value-type="float" office:value="11" calcext:value-type="float">
            <text:p>11.0</text:p>
          </table:table-cell>
          <table:table-cell table:style-name="ce111" table:formula="of:=[.C10]-[.$C$8]/(COUNT([.$B$8:.$B$33])-1)" office:value-type="float" office:value="14.96" calcext:value-type="float">
            <text:p>14.96</text:p>
          </table:table-cell>
          <table:table-cell table:style-name="ce133" table:formula="of:=[.D10]-[.$D$8]/(COUNT([.$B$8:.$B$33])-1)" office:value-type="float" office:value="20.24" calcext:value-type="float">
            <text:p>20.2</text:p>
          </table:table-cell>
          <table:table-cell table:style-name="ce140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133" table:formula="of:=[.L10]-0.5" office:value-type="float" office:value="11" calcext:value-type="float">
            <text:p>11.0</text:p>
          </table:table-cell>
          <table:table-cell table:style-name="ce111" table:formula="of:=[.M10]-[.$M$9]/(COUNT([.$L$9:.$L$33])-1)" office:value-type="float" office:value="15.5833333333333" calcext:value-type="float">
            <text:p>15.58</text:p>
          </table:table-cell>
          <table:table-cell table:style-name="ce133" table:formula="of:=[.N10]-[.$N$9]/(COUNT([.$L$9:.$L$33])-1)" office:value-type="float" office:value="11" calcext:value-type="float">
            <text:p>11.0</text:p>
          </table:table-cell>
          <table:table-cell table:style-name="ce140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33" table:formula="of:=[.Q10]-0.5" office:value-type="float" office:value="11" calcext:value-type="float">
            <text:p>11.0</text:p>
          </table:table-cell>
          <table:table-cell table:style-name="ce111" table:formula="of:=[.R10]-[.$R$8]/(COUNT([.$Q$8:.$Q$33])-1)" office:value-type="float" office:value="13.816" calcext:value-type="float">
            <text:p>13.82</text:p>
          </table:table-cell>
          <table:table-cell table:style-name="ce133" table:formula="of:=[.S10]-[.$S$8]/(COUNT([.$Q$8:.$Q$33])-1)" office:value-type="float" office:value="19.536" calcext:value-type="float">
            <text:p>19.5</text:p>
          </table:table-cell>
          <table:table-cell table:style-name="ce140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1]-0.5" office:value-type="float" office:value="10.5" calcext:value-type="float">
            <text:p>10.5</text:p>
          </table:table-cell>
          <table:table-cell table:style-name="ce111" table:formula="of:=[.C11]-[.$C$8]/(COUNT([.$B$8:.$B$33])-1)" office:value-type="float" office:value="14.28" calcext:value-type="float">
            <text:p>14.28</text:p>
          </table:table-cell>
          <table:table-cell table:style-name="ce133" table:formula="of:=[.D11]-[.$D$8]/(COUNT([.$B$8:.$B$33])-1)" office:value-type="float" office:value="19.32" calcext:value-type="float">
            <text:p>19.3</text:p>
          </table:table-cell>
          <table:table-cell table:style-name="ce140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33" table:formula="of:=[.G11]-0.5" office:value-type="float" office:value="10.5" calcext:value-type="float">
            <text:p>10.5</text:p>
          </table:table-cell>
          <table:table-cell table:style-name="ce111" table:formula="of:=[.H11]-[.$H$11]/(COUNT([.$G$11:.$G$33])-1)" office:value-type="float" office:value="14.4136363636364" calcext:value-type="float">
            <text:p>14.41</text:p>
          </table:table-cell>
          <table:table-cell table:style-name="ce133" table:formula="of:=[.I11]-[.$I$11]/(COUNT([.$G$11:.$G$33])-1)" office:value-type="float" office:value="20.0454545454545" calcext:value-type="float">
            <text:p>20.0</text:p>
          </table:table-cell>
          <table:table-cell table:style-name="ce140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133" table:formula="of:=[.L11]-0.5" office:value-type="float" office:value="10.5" calcext:value-type="float">
            <text:p>10.5</text:p>
          </table:table-cell>
          <table:table-cell table:style-name="ce111" table:formula="of:=[.M11]-[.$M$9]/(COUNT([.$L$9:.$L$33])-1)" office:value-type="float" office:value="14.875" calcext:value-type="float">
            <text:p>14.88</text:p>
          </table:table-cell>
          <table:table-cell table:style-name="ce133" table:formula="of:=[.N11]-[.$N$9]/(COUNT([.$L$9:.$L$33])-1)" office:value-type="float" office:value="10.5" calcext:value-type="float">
            <text:p>10.5</text:p>
          </table:table-cell>
          <table:table-cell table:style-name="ce140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33" table:formula="of:=[.Q11]-0.5" office:value-type="float" office:value="10.5" calcext:value-type="float">
            <text:p>10.5</text:p>
          </table:table-cell>
          <table:table-cell table:style-name="ce111" table:formula="of:=[.R11]-[.$R$8]/(COUNT([.$Q$8:.$Q$33])-1)" office:value-type="float" office:value="13.188" calcext:value-type="float">
            <text:p>13.19</text:p>
          </table:table-cell>
          <table:table-cell table:style-name="ce133" table:formula="of:=[.S11]-[.$S$8]/(COUNT([.$Q$8:.$Q$33])-1)" office:value-type="float" office:value="18.648" calcext:value-type="float">
            <text:p>18.6</text:p>
          </table:table-cell>
          <table:table-cell table:style-name="ce140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2]-0.5" office:value-type="float" office:value="10" calcext:value-type="float">
            <text:p>10.0</text:p>
          </table:table-cell>
          <table:table-cell table:style-name="ce111" table:formula="of:=[.C12]-[.$C$8]/(COUNT([.$B$8:.$B$33])-1)" office:value-type="float" office:value="13.6" calcext:value-type="float">
            <text:p>13.60</text:p>
          </table:table-cell>
          <table:table-cell table:style-name="ce133" table:formula="of:=[.D12]-[.$D$8]/(COUNT([.$B$8:.$B$33])-1)" office:value-type="float" office:value="18.4" calcext:value-type="float">
            <text:p>18.4</text:p>
          </table:table-cell>
          <table:table-cell table:style-name="ce140" table:formula="of:=[.E12]-[.$E$8]/(COUNT([.$B$8:.$B$33])-1)" office:value-type="float" office:value="548" calcext:value-type="float">
            <text:p>548</text:p>
          </table:table-cell>
          <table:table-cell/>
          <table:table-cell table:style-name="ce133" table:formula="of:=[.G12]-0.5" office:value-type="float" office:value="10" calcext:value-type="float">
            <text:p>10.0</text:p>
          </table:table-cell>
          <table:table-cell table:style-name="ce111" table:formula="of:=[.H12]-[.$H$11]/(COUNT([.$G$11:.$G$33])-1)" office:value-type="float" office:value="13.7272727272727" calcext:value-type="float">
            <text:p>13.73</text:p>
          </table:table-cell>
          <table:table-cell table:style-name="ce133" table:formula="of:=[.I12]-[.$I$11]/(COUNT([.$G$11:.$G$33])-1)" office:value-type="float" office:value="19.0909090909091" calcext:value-type="float">
            <text:p>19.1</text:p>
          </table:table-cell>
          <table:table-cell table:style-name="ce140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133" table:formula="of:=[.L12]-0.5" office:value-type="float" office:value="10" calcext:value-type="float">
            <text:p>10.0</text:p>
          </table:table-cell>
          <table:table-cell table:style-name="ce111" table:formula="of:=[.M12]-[.$M$9]/(COUNT([.$L$9:.$L$33])-1)" office:value-type="float" office:value="14.1666666666667" calcext:value-type="float">
            <text:p>14.17</text:p>
          </table:table-cell>
          <table:table-cell table:style-name="ce133" table:formula="of:=[.N12]-[.$N$9]/(COUNT([.$L$9:.$L$33])-1)" office:value-type="float" office:value="10" calcext:value-type="float">
            <text:p>10.0</text:p>
          </table:table-cell>
          <table:table-cell table:style-name="ce140" table:formula="of:=[.O12]-[.$O$9]/(COUNT([.$L$9:.$L$33])-1)" office:value-type="float" office:value="545" calcext:value-type="float">
            <text:p>545</text:p>
          </table:table-cell>
          <table:table-cell/>
          <table:table-cell table:style-name="ce133" table:formula="of:=[.Q12]-0.5" office:value-type="float" office:value="10" calcext:value-type="float">
            <text:p>10.0</text:p>
          </table:table-cell>
          <table:table-cell table:style-name="ce111" table:formula="of:=[.R12]-[.$R$8]/(COUNT([.$Q$8:.$Q$33])-1)" office:value-type="float" office:value="12.56" calcext:value-type="float">
            <text:p>12.56</text:p>
          </table:table-cell>
          <table:table-cell table:style-name="ce133" table:formula="of:=[.S12]-[.$S$8]/(COUNT([.$Q$8:.$Q$33])-1)" office:value-type="float" office:value="17.76" calcext:value-type="float">
            <text:p>17.8</text:p>
          </table:table-cell>
          <table:table-cell table:style-name="ce140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3]-0.5" office:value-type="float" office:value="9.5" calcext:value-type="float">
            <text:p>9.5</text:p>
          </table:table-cell>
          <table:table-cell table:style-name="ce111" table:formula="of:=[.C13]-[.$C$8]/(COUNT([.$B$8:.$B$33])-1)" office:value-type="float" office:value="12.92" calcext:value-type="float">
            <text:p>12.92</text:p>
          </table:table-cell>
          <table:table-cell table:style-name="ce133" table:formula="of:=[.D13]-[.$D$8]/(COUNT([.$B$8:.$B$33])-1)" office:value-type="float" office:value="17.48" calcext:value-type="float">
            <text:p>17.5</text:p>
          </table:table-cell>
          <table:table-cell table:style-name="ce140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33" table:formula="of:=[.G13]-0.5" office:value-type="float" office:value="9.5" calcext:value-type="float">
            <text:p>9.5</text:p>
          </table:table-cell>
          <table:table-cell table:style-name="ce111" table:formula="of:=[.H13]-[.$H$11]/(COUNT([.$G$11:.$G$33])-1)" office:value-type="float" office:value="13.0409090909091" calcext:value-type="float">
            <text:p>13.04</text:p>
          </table:table-cell>
          <table:table-cell table:style-name="ce133" table:formula="of:=[.I13]-[.$I$11]/(COUNT([.$G$11:.$G$33])-1)" office:value-type="float" office:value="18.1363636363636" calcext:value-type="float">
            <text:p>18.1</text:p>
          </table:table-cell>
          <table:table-cell table:style-name="ce140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133" table:formula="of:=[.L13]-0.5" office:value-type="float" office:value="9.5" calcext:value-type="float">
            <text:p>9.5</text:p>
          </table:table-cell>
          <table:table-cell table:style-name="ce111" table:formula="of:=[.M13]-[.$M$9]/(COUNT([.$L$9:.$L$33])-1)" office:value-type="float" office:value="13.4583333333333" calcext:value-type="float">
            <text:p>13.46</text:p>
          </table:table-cell>
          <table:table-cell table:style-name="ce133" table:formula="of:=[.N13]-[.$N$9]/(COUNT([.$L$9:.$L$33])-1)" office:value-type="float" office:value="9.5" calcext:value-type="float">
            <text:p>9.5</text:p>
          </table:table-cell>
          <table:table-cell table:style-name="ce140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33" table:formula="of:=[.Q13]-0.5" office:value-type="float" office:value="9.5" calcext:value-type="float">
            <text:p>9.5</text:p>
          </table:table-cell>
          <table:table-cell table:style-name="ce111" table:formula="of:=[.R13]-[.$R$8]/(COUNT([.$Q$8:.$Q$33])-1)" office:value-type="float" office:value="11.932" calcext:value-type="float">
            <text:p>11.93</text:p>
          </table:table-cell>
          <table:table-cell table:style-name="ce133" table:formula="of:=[.S13]-[.$S$8]/(COUNT([.$Q$8:.$Q$33])-1)" office:value-type="float" office:value="16.872" calcext:value-type="float">
            <text:p>16.9</text:p>
          </table:table-cell>
          <table:table-cell table:style-name="ce140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4]-0.5" office:value-type="float" office:value="9" calcext:value-type="float">
            <text:p>9.0</text:p>
          </table:table-cell>
          <table:table-cell table:style-name="ce111" table:formula="of:=[.C14]-[.$C$8]/(COUNT([.$B$8:.$B$33])-1)" office:value-type="float" office:value="12.24" calcext:value-type="float">
            <text:p>12.24</text:p>
          </table:table-cell>
          <table:table-cell table:style-name="ce133" table:formula="of:=[.D14]-[.$D$8]/(COUNT([.$B$8:.$B$33])-1)" office:value-type="float" office:value="16.56" calcext:value-type="float">
            <text:p>16.6</text:p>
          </table:table-cell>
          <table:table-cell table:style-name="ce140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33" table:formula="of:=[.G14]-0.5" office:value-type="float" office:value="9" calcext:value-type="float">
            <text:p>9.0</text:p>
          </table:table-cell>
          <table:table-cell table:style-name="ce111" table:formula="of:=[.H14]-[.$H$11]/(COUNT([.$G$11:.$G$33])-1)" office:value-type="float" office:value="12.3545454545455" calcext:value-type="float">
            <text:p>12.35</text:p>
          </table:table-cell>
          <table:table-cell table:style-name="ce133" table:formula="of:=[.I14]-[.$I$11]/(COUNT([.$G$11:.$G$33])-1)" office:value-type="float" office:value="17.1818181818182" calcext:value-type="float">
            <text:p>17.2</text:p>
          </table:table-cell>
          <table:table-cell table:style-name="ce140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133" table:formula="of:=[.L14]-0.5" office:value-type="float" office:value="9" calcext:value-type="float">
            <text:p>9.0</text:p>
          </table:table-cell>
          <table:table-cell table:style-name="ce111" table:formula="of:=[.M14]-[.$M$9]/(COUNT([.$L$9:.$L$33])-1)" office:value-type="float" office:value="12.75" calcext:value-type="float">
            <text:p>12.75</text:p>
          </table:table-cell>
          <table:table-cell table:style-name="ce133" table:formula="of:=[.N14]-[.$N$9]/(COUNT([.$L$9:.$L$33])-1)" office:value-type="float" office:value="9" calcext:value-type="float">
            <text:p>9.0</text:p>
          </table:table-cell>
          <table:table-cell table:style-name="ce140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33" table:formula="of:=[.Q14]-0.5" office:value-type="float" office:value="9" calcext:value-type="float">
            <text:p>9.0</text:p>
          </table:table-cell>
          <table:table-cell table:style-name="ce111" table:formula="of:=[.R14]-[.$R$8]/(COUNT([.$Q$8:.$Q$33])-1)" office:value-type="float" office:value="11.304" calcext:value-type="float">
            <text:p>11.30</text:p>
          </table:table-cell>
          <table:table-cell table:style-name="ce133" table:formula="of:=[.S14]-[.$S$8]/(COUNT([.$Q$8:.$Q$33])-1)" office:value-type="float" office:value="15.984" calcext:value-type="float">
            <text:p>16.0</text:p>
          </table:table-cell>
          <table:table-cell table:style-name="ce140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5]-0.5" office:value-type="float" office:value="8.5" calcext:value-type="float">
            <text:p>8.5</text:p>
          </table:table-cell>
          <table:table-cell table:style-name="ce111" table:formula="of:=[.C15]-[.$C$8]/(COUNT([.$B$8:.$B$33])-1)" office:value-type="float" office:value="11.56" calcext:value-type="float">
            <text:p>11.56</text:p>
          </table:table-cell>
          <table:table-cell table:style-name="ce133" table:formula="of:=[.D15]-[.$D$8]/(COUNT([.$B$8:.$B$33])-1)" office:value-type="float" office:value="15.64" calcext:value-type="float">
            <text:p>15.6</text:p>
          </table:table-cell>
          <table:table-cell table:style-name="ce140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33" table:formula="of:=[.G15]-0.5" office:value-type="float" office:value="8.5" calcext:value-type="float">
            <text:p>8.5</text:p>
          </table:table-cell>
          <table:table-cell table:style-name="ce111" table:formula="of:=[.H15]-[.$H$11]/(COUNT([.$G$11:.$G$33])-1)" office:value-type="float" office:value="11.6681818181818" calcext:value-type="float">
            <text:p>11.67</text:p>
          </table:table-cell>
          <table:table-cell table:style-name="ce133" table:formula="of:=[.I15]-[.$I$11]/(COUNT([.$G$11:.$G$33])-1)" office:value-type="float" office:value="16.2272727272727" calcext:value-type="float">
            <text:p>16.2</text:p>
          </table:table-cell>
          <table:table-cell table:style-name="ce140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133" table:formula="of:=[.L15]-0.5" office:value-type="float" office:value="8.5" calcext:value-type="float">
            <text:p>8.5</text:p>
          </table:table-cell>
          <table:table-cell table:style-name="ce111" table:formula="of:=[.M15]-[.$M$9]/(COUNT([.$L$9:.$L$33])-1)" office:value-type="float" office:value="12.0416666666667" calcext:value-type="float">
            <text:p>12.04</text:p>
          </table:table-cell>
          <table:table-cell table:style-name="ce133" table:formula="of:=[.N15]-[.$N$9]/(COUNT([.$L$9:.$L$33])-1)" office:value-type="float" office:value="8.5" calcext:value-type="float">
            <text:p>8.5</text:p>
          </table:table-cell>
          <table:table-cell table:style-name="ce140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33" table:formula="of:=[.Q15]-0.5" office:value-type="float" office:value="8.5" calcext:value-type="float">
            <text:p>8.5</text:p>
          </table:table-cell>
          <table:table-cell table:style-name="ce111" table:formula="of:=[.R15]-[.$R$8]/(COUNT([.$Q$8:.$Q$33])-1)" office:value-type="float" office:value="10.676" calcext:value-type="float">
            <text:p>10.68</text:p>
          </table:table-cell>
          <table:table-cell table:style-name="ce133" table:formula="of:=[.S15]-[.$S$8]/(COUNT([.$Q$8:.$Q$33])-1)" office:value-type="float" office:value="15.096" calcext:value-type="float">
            <text:p>15.1</text:p>
          </table:table-cell>
          <table:table-cell table:style-name="ce140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6]-0.5" office:value-type="float" office:value="8" calcext:value-type="float">
            <text:p>8.0</text:p>
          </table:table-cell>
          <table:table-cell table:style-name="ce111" table:formula="of:=[.C16]-[.$C$8]/(COUNT([.$B$8:.$B$33])-1)" office:value-type="float" office:value="10.88" calcext:value-type="float">
            <text:p>10.88</text:p>
          </table:table-cell>
          <table:table-cell table:style-name="ce133" table:formula="of:=[.D16]-[.$D$8]/(COUNT([.$B$8:.$B$33])-1)" office:value-type="float" office:value="14.72" calcext:value-type="float">
            <text:p>14.7</text:p>
          </table:table-cell>
          <table:table-cell table:style-name="ce140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33" table:formula="of:=[.G16]-0.5" office:value-type="float" office:value="8" calcext:value-type="float">
            <text:p>8.0</text:p>
          </table:table-cell>
          <table:table-cell table:style-name="ce111" table:formula="of:=[.H16]-[.$H$11]/(COUNT([.$G$11:.$G$33])-1)" office:value-type="float" office:value="10.9818181818182" calcext:value-type="float">
            <text:p>10.98</text:p>
          </table:table-cell>
          <table:table-cell table:style-name="ce133" table:formula="of:=[.I16]-[.$I$11]/(COUNT([.$G$11:.$G$33])-1)" office:value-type="float" office:value="15.2727272727273" calcext:value-type="float">
            <text:p>15.3</text:p>
          </table:table-cell>
          <table:table-cell table:style-name="ce140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133" table:formula="of:=[.L16]-0.5" office:value-type="float" office:value="8" calcext:value-type="float">
            <text:p>8.0</text:p>
          </table:table-cell>
          <table:table-cell table:style-name="ce111" table:formula="of:=[.M16]-[.$M$9]/(COUNT([.$L$9:.$L$33])-1)" office:value-type="float" office:value="11.3333333333333" calcext:value-type="float">
            <text:p>11.33</text:p>
          </table:table-cell>
          <table:table-cell table:style-name="ce133" table:formula="of:=[.N16]-[.$N$9]/(COUNT([.$L$9:.$L$33])-1)" office:value-type="float" office:value="8" calcext:value-type="float">
            <text:p>8.0</text:p>
          </table:table-cell>
          <table:table-cell table:style-name="ce140" table:formula="of:=[.O16]-[.$O$9]/(COUNT([.$L$9:.$L$33])-1)" office:value-type="float" office:value="436" calcext:value-type="float">
            <text:p>436</text:p>
          </table:table-cell>
          <table:table-cell/>
          <table:table-cell table:style-name="ce133" table:formula="of:=[.Q16]-0.5" office:value-type="float" office:value="8" calcext:value-type="float">
            <text:p>8.0</text:p>
          </table:table-cell>
          <table:table-cell table:style-name="ce111" table:formula="of:=[.R16]-[.$R$8]/(COUNT([.$Q$8:.$Q$33])-1)" office:value-type="float" office:value="10.048" calcext:value-type="float">
            <text:p>10.05</text:p>
          </table:table-cell>
          <table:table-cell table:style-name="ce133" table:formula="of:=[.S16]-[.$S$8]/(COUNT([.$Q$8:.$Q$33])-1)" office:value-type="float" office:value="14.208" calcext:value-type="float">
            <text:p>14.2</text:p>
          </table:table-cell>
          <table:table-cell table:style-name="ce140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7]-0.5" office:value-type="float" office:value="7.5" calcext:value-type="float">
            <text:p>7.5</text:p>
          </table:table-cell>
          <table:table-cell table:style-name="ce111" table:formula="of:=[.C17]-[.$C$8]/(COUNT([.$B$8:.$B$33])-1)" office:value-type="float" office:value="10.2" calcext:value-type="float">
            <text:p>10.20</text:p>
          </table:table-cell>
          <table:table-cell table:style-name="ce133" table:formula="of:=[.D17]-[.$D$8]/(COUNT([.$B$8:.$B$33])-1)" office:value-type="float" office:value="13.8" calcext:value-type="float">
            <text:p>13.8</text:p>
          </table:table-cell>
          <table:table-cell table:style-name="ce140" table:formula="of:=[.E17]-[.$E$8]/(COUNT([.$B$8:.$B$33])-1)" office:value-type="float" office:value="411" calcext:value-type="float">
            <text:p>411</text:p>
          </table:table-cell>
          <table:table-cell/>
          <table:table-cell table:style-name="ce133" table:formula="of:=[.G17]-0.5" office:value-type="float" office:value="7.5" calcext:value-type="float">
            <text:p>7.5</text:p>
          </table:table-cell>
          <table:table-cell table:style-name="ce111" table:formula="of:=[.H17]-[.$H$11]/(COUNT([.$G$11:.$G$33])-1)" office:value-type="float" office:value="10.2954545454546" calcext:value-type="float">
            <text:p>10.30</text:p>
          </table:table-cell>
          <table:table-cell table:style-name="ce133" table:formula="of:=[.I17]-[.$I$11]/(COUNT([.$G$11:.$G$33])-1)" office:value-type="float" office:value="14.3181818181818" calcext:value-type="float">
            <text:p>14.3</text:p>
          </table:table-cell>
          <table:table-cell table:style-name="ce140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133" table:formula="of:=[.L17]-0.5" office:value-type="float" office:value="7.5" calcext:value-type="float">
            <text:p>7.5</text:p>
          </table:table-cell>
          <table:table-cell table:style-name="ce111" table:formula="of:=[.M17]-[.$M$9]/(COUNT([.$L$9:.$L$33])-1)" office:value-type="float" office:value="10.625" calcext:value-type="float">
            <text:p>10.63</text:p>
          </table:table-cell>
          <table:table-cell table:style-name="ce133" table:formula="of:=[.N17]-[.$N$9]/(COUNT([.$L$9:.$L$33])-1)" office:value-type="float" office:value="7.5" calcext:value-type="float">
            <text:p>7.5</text:p>
          </table:table-cell>
          <table:table-cell table:style-name="ce140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33" table:formula="of:=[.Q17]-0.5" office:value-type="float" office:value="7.5" calcext:value-type="float">
            <text:p>7.5</text:p>
          </table:table-cell>
          <table:table-cell table:style-name="ce111" table:formula="of:=[.R17]-[.$R$8]/(COUNT([.$Q$8:.$Q$33])-1)" office:value-type="float" office:value="9.42" calcext:value-type="float">
            <text:p>9.42</text:p>
          </table:table-cell>
          <table:table-cell table:style-name="ce133" table:formula="of:=[.S17]-[.$S$8]/(COUNT([.$Q$8:.$Q$33])-1)" office:value-type="float" office:value="13.32" calcext:value-type="float">
            <text:p>13.3</text:p>
          </table:table-cell>
          <table:table-cell table:style-name="ce140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8]-0.5" office:value-type="float" office:value="7" calcext:value-type="float">
            <text:p>7.0</text:p>
          </table:table-cell>
          <table:table-cell table:style-name="ce111" table:formula="of:=[.C18]-[.$C$8]/(COUNT([.$B$8:.$B$33])-1)" office:value-type="float" office:value="9.52" calcext:value-type="float">
            <text:p>9.52</text:p>
          </table:table-cell>
          <table:table-cell table:style-name="ce133" table:formula="of:=[.D18]-[.$D$8]/(COUNT([.$B$8:.$B$33])-1)" office:value-type="float" office:value="12.88" calcext:value-type="float">
            <text:p>12.9</text:p>
          </table:table-cell>
          <table:table-cell table:style-name="ce140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33" table:formula="of:=[.G18]-0.5" office:value-type="float" office:value="7" calcext:value-type="float">
            <text:p>7.0</text:p>
          </table:table-cell>
          <table:table-cell table:style-name="ce111" table:formula="of:=[.H18]-[.$H$11]/(COUNT([.$G$11:.$G$33])-1)" office:value-type="float" office:value="9.60909090909092" calcext:value-type="float">
            <text:p>9.61</text:p>
          </table:table-cell>
          <table:table-cell table:style-name="ce133" table:formula="of:=[.I18]-[.$I$11]/(COUNT([.$G$11:.$G$33])-1)" office:value-type="float" office:value="13.3636363636364" calcext:value-type="float">
            <text:p>13.4</text:p>
          </table:table-cell>
          <table:table-cell table:style-name="ce140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133" table:formula="of:=[.L18]-0.5" office:value-type="float" office:value="7" calcext:value-type="float">
            <text:p>7.0</text:p>
          </table:table-cell>
          <table:table-cell table:style-name="ce111" table:formula="of:=[.M18]-[.$M$9]/(COUNT([.$L$9:.$L$33])-1)" office:value-type="float" office:value="9.91666666666666" calcext:value-type="float">
            <text:p>9.92</text:p>
          </table:table-cell>
          <table:table-cell table:style-name="ce133" table:formula="of:=[.N18]-[.$N$9]/(COUNT([.$L$9:.$L$33])-1)" office:value-type="float" office:value="7" calcext:value-type="float">
            <text:p>7.0</text:p>
          </table:table-cell>
          <table:table-cell table:style-name="ce140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33" table:formula="of:=[.Q18]-0.5" office:value-type="float" office:value="7" calcext:value-type="float">
            <text:p>7.0</text:p>
          </table:table-cell>
          <table:table-cell table:style-name="ce111" table:formula="of:=[.R18]-[.$R$8]/(COUNT([.$Q$8:.$Q$33])-1)" office:value-type="float" office:value="8.792" calcext:value-type="float">
            <text:p>8.79</text:p>
          </table:table-cell>
          <table:table-cell table:style-name="ce133" table:formula="of:=[.S18]-[.$S$8]/(COUNT([.$Q$8:.$Q$33])-1)" office:value-type="float" office:value="12.432" calcext:value-type="float">
            <text:p>12.4</text:p>
          </table:table-cell>
          <table:table-cell table:style-name="ce140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9]-0.5" office:value-type="float" office:value="6.5" calcext:value-type="float">
            <text:p>6.5</text:p>
          </table:table-cell>
          <table:table-cell table:style-name="ce111" table:formula="of:=[.C19]-[.$C$8]/(COUNT([.$B$8:.$B$33])-1)" office:value-type="float" office:value="8.84" calcext:value-type="float">
            <text:p>8.84</text:p>
          </table:table-cell>
          <table:table-cell table:style-name="ce133" table:formula="of:=[.D19]-[.$D$8]/(COUNT([.$B$8:.$B$33])-1)" office:value-type="float" office:value="11.96" calcext:value-type="float">
            <text:p>12.0</text:p>
          </table:table-cell>
          <table:table-cell table:style-name="ce140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33" table:formula="of:=[.G19]-0.5" office:value-type="float" office:value="6.5" calcext:value-type="float">
            <text:p>6.5</text:p>
          </table:table-cell>
          <table:table-cell table:style-name="ce111" table:formula="of:=[.H19]-[.$H$11]/(COUNT([.$G$11:.$G$33])-1)" office:value-type="float" office:value="8.92272727272728" calcext:value-type="float">
            <text:p>8.92</text:p>
          </table:table-cell>
          <table:table-cell table:style-name="ce133" table:formula="of:=[.I19]-[.$I$11]/(COUNT([.$G$11:.$G$33])-1)" office:value-type="float" office:value="12.4090909090909" calcext:value-type="float">
            <text:p>12.4</text:p>
          </table:table-cell>
          <table:table-cell table:style-name="ce140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133" table:formula="of:=[.L19]-0.5" office:value-type="float" office:value="6.5" calcext:value-type="float">
            <text:p>6.5</text:p>
          </table:table-cell>
          <table:table-cell table:style-name="ce111" table:formula="of:=[.M19]-[.$M$9]/(COUNT([.$L$9:.$L$33])-1)" office:value-type="float" office:value="9.20833333333333" calcext:value-type="float">
            <text:p>9.21</text:p>
          </table:table-cell>
          <table:table-cell table:style-name="ce133" table:formula="of:=[.N19]-[.$N$9]/(COUNT([.$L$9:.$L$33])-1)" office:value-type="float" office:value="6.5" calcext:value-type="float">
            <text:p>6.5</text:p>
          </table:table-cell>
          <table:table-cell table:style-name="ce140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33" table:formula="of:=[.Q19]-0.5" office:value-type="float" office:value="6.5" calcext:value-type="float">
            <text:p>6.5</text:p>
          </table:table-cell>
          <table:table-cell table:style-name="ce111" table:formula="of:=[.R19]-[.$R$8]/(COUNT([.$Q$8:.$Q$33])-1)" office:value-type="float" office:value="8.164" calcext:value-type="float">
            <text:p>8.16</text:p>
          </table:table-cell>
          <table:table-cell table:style-name="ce133" table:formula="of:=[.S19]-[.$S$8]/(COUNT([.$Q$8:.$Q$33])-1)" office:value-type="float" office:value="11.544" calcext:value-type="float">
            <text:p>11.5</text:p>
          </table:table-cell>
          <table:table-cell table:style-name="ce140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0]-0.5" office:value-type="float" office:value="6" calcext:value-type="float">
            <text:p>6.0</text:p>
          </table:table-cell>
          <table:table-cell table:style-name="ce111" table:formula="of:=[.C20]-[.$C$8]/(COUNT([.$B$8:.$B$33])-1)" office:value-type="float" office:value="8.16" calcext:value-type="float">
            <text:p>8.16</text:p>
          </table:table-cell>
          <table:table-cell table:style-name="ce133" table:formula="of:=[.D20]-[.$D$8]/(COUNT([.$B$8:.$B$33])-1)" office:value-type="float" office:value="11.04" calcext:value-type="float">
            <text:p>11.0</text:p>
          </table:table-cell>
          <table:table-cell table:style-name="ce140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33" table:formula="of:=[.G20]-0.5" office:value-type="float" office:value="6" calcext:value-type="float">
            <text:p>6.0</text:p>
          </table:table-cell>
          <table:table-cell table:style-name="ce111" table:formula="of:=[.H20]-[.$H$11]/(COUNT([.$G$11:.$G$33])-1)" office:value-type="float" office:value="8.23636363636364" calcext:value-type="float">
            <text:p>8.24</text:p>
          </table:table-cell>
          <table:table-cell table:style-name="ce133" table:formula="of:=[.I20]-[.$I$11]/(COUNT([.$G$11:.$G$33])-1)" office:value-type="float" office:value="11.4545454545455" calcext:value-type="float">
            <text:p>11.5</text:p>
          </table:table-cell>
          <table:table-cell table:style-name="ce140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133" table:formula="of:=[.L20]-0.5" office:value-type="float" office:value="6" calcext:value-type="float">
            <text:p>6.0</text:p>
          </table:table-cell>
          <table:table-cell table:style-name="ce111" table:formula="of:=[.M20]-[.$M$9]/(COUNT([.$L$9:.$L$33])-1)" office:value-type="float" office:value="8.5" calcext:value-type="float">
            <text:p>8.50</text:p>
          </table:table-cell>
          <table:table-cell table:style-name="ce133" table:formula="of:=[.N20]-[.$N$9]/(COUNT([.$L$9:.$L$33])-1)" office:value-type="float" office:value="6" calcext:value-type="float">
            <text:p>6.0</text:p>
          </table:table-cell>
          <table:table-cell table:style-name="ce140" table:formula="of:=[.O20]-[.$O$9]/(COUNT([.$L$9:.$L$33])-1)" office:value-type="float" office:value="327" calcext:value-type="float">
            <text:p>327</text:p>
          </table:table-cell>
          <table:table-cell/>
          <table:table-cell table:style-name="ce133" table:formula="of:=[.Q20]-0.5" office:value-type="float" office:value="6" calcext:value-type="float">
            <text:p>6.0</text:p>
          </table:table-cell>
          <table:table-cell table:style-name="ce111" table:formula="of:=[.R20]-[.$R$8]/(COUNT([.$Q$8:.$Q$33])-1)" office:value-type="float" office:value="7.536" calcext:value-type="float">
            <text:p>7.54</text:p>
          </table:table-cell>
          <table:table-cell table:style-name="ce133" table:formula="of:=[.S20]-[.$S$8]/(COUNT([.$Q$8:.$Q$33])-1)" office:value-type="float" office:value="10.656" calcext:value-type="float">
            <text:p>10.7</text:p>
          </table:table-cell>
          <table:table-cell table:style-name="ce140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1]-0.5" office:value-type="float" office:value="5.5" calcext:value-type="float">
            <text:p>5.5</text:p>
          </table:table-cell>
          <table:table-cell table:style-name="ce111" table:formula="of:=[.C21]-[.$C$8]/(COUNT([.$B$8:.$B$33])-1)" office:value-type="float" office:value="7.48" calcext:value-type="float">
            <text:p>7.48</text:p>
          </table:table-cell>
          <table:table-cell table:style-name="ce133" table:formula="of:=[.D21]-[.$D$8]/(COUNT([.$B$8:.$B$33])-1)" office:value-type="float" office:value="10.12" calcext:value-type="float">
            <text:p>10.1</text:p>
          </table:table-cell>
          <table:table-cell table:style-name="ce140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33" table:formula="of:=[.G21]-0.5" office:value-type="float" office:value="5.5" calcext:value-type="float">
            <text:p>5.5</text:p>
          </table:table-cell>
          <table:table-cell table:style-name="ce111" table:formula="of:=[.H21]-[.$H$11]/(COUNT([.$G$11:.$G$33])-1)" office:value-type="float" office:value="7.55000000000001" calcext:value-type="float">
            <text:p>7.55</text:p>
          </table:table-cell>
          <table:table-cell table:style-name="ce133" table:formula="of:=[.I21]-[.$I$11]/(COUNT([.$G$11:.$G$33])-1)" office:value-type="float" office:value="10.5" calcext:value-type="float">
            <text:p>10.5</text:p>
          </table:table-cell>
          <table:table-cell table:style-name="ce140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133" table:formula="of:=[.L21]-0.5" office:value-type="float" office:value="5.5" calcext:value-type="float">
            <text:p>5.5</text:p>
          </table:table-cell>
          <table:table-cell table:style-name="ce111" table:formula="of:=[.M21]-[.$M$9]/(COUNT([.$L$9:.$L$33])-1)" office:value-type="float" office:value="7.79166666666666" calcext:value-type="float">
            <text:p>7.79</text:p>
          </table:table-cell>
          <table:table-cell table:style-name="ce133" table:formula="of:=[.N21]-[.$N$9]/(COUNT([.$L$9:.$L$33])-1)" office:value-type="float" office:value="5.5" calcext:value-type="float">
            <text:p>5.5</text:p>
          </table:table-cell>
          <table:table-cell table:style-name="ce140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33" table:formula="of:=[.Q21]-0.5" office:value-type="float" office:value="5.5" calcext:value-type="float">
            <text:p>5.5</text:p>
          </table:table-cell>
          <table:table-cell table:style-name="ce111" table:formula="of:=[.R21]-[.$R$8]/(COUNT([.$Q$8:.$Q$33])-1)" office:value-type="float" office:value="6.908" calcext:value-type="float">
            <text:p>6.91</text:p>
          </table:table-cell>
          <table:table-cell table:style-name="ce133" table:formula="of:=[.S21]-[.$S$8]/(COUNT([.$Q$8:.$Q$33])-1)" office:value-type="float" office:value="9.76799999999999" calcext:value-type="float">
            <text:p>9.8</text:p>
          </table:table-cell>
          <table:table-cell table:style-name="ce140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2]-0.5" office:value-type="float" office:value="5" calcext:value-type="float">
            <text:p>5.0</text:p>
          </table:table-cell>
          <table:table-cell table:style-name="ce111" table:formula="of:=[.C22]-[.$C$8]/(COUNT([.$B$8:.$B$33])-1)" office:value-type="float" office:value="6.8" calcext:value-type="float">
            <text:p>6.80</text:p>
          </table:table-cell>
          <table:table-cell table:style-name="ce133" table:formula="of:=[.D22]-[.$D$8]/(COUNT([.$B$8:.$B$33])-1)" office:value-type="float" office:value="9.19999999999999" calcext:value-type="float">
            <text:p>9.2</text:p>
          </table:table-cell>
          <table:table-cell table:style-name="ce140" table:formula="of:=[.E22]-[.$E$8]/(COUNT([.$B$8:.$B$33])-1)" office:value-type="float" office:value="274" calcext:value-type="float">
            <text:p>274</text:p>
          </table:table-cell>
          <table:table-cell/>
          <table:table-cell table:style-name="ce133" table:formula="of:=[.G22]-0.5" office:value-type="float" office:value="5" calcext:value-type="float">
            <text:p>5.0</text:p>
          </table:table-cell>
          <table:table-cell table:style-name="ce111" table:formula="of:=[.H22]-[.$H$11]/(COUNT([.$G$11:.$G$33])-1)" office:value-type="float" office:value="6.86363636363637" calcext:value-type="float">
            <text:p>6.86</text:p>
          </table:table-cell>
          <table:table-cell table:style-name="ce133" table:formula="of:=[.I22]-[.$I$11]/(COUNT([.$G$11:.$G$33])-1)" office:value-type="float" office:value="9.54545454545455" calcext:value-type="float">
            <text:p>9.5</text:p>
          </table:table-cell>
          <table:table-cell table:style-name="ce140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133" table:formula="of:=[.L22]-0.5" office:value-type="float" office:value="5" calcext:value-type="float">
            <text:p>5.0</text:p>
          </table:table-cell>
          <table:table-cell table:style-name="ce111" table:formula="of:=[.M22]-[.$M$9]/(COUNT([.$L$9:.$L$33])-1)" office:value-type="float" office:value="7.08333333333333" calcext:value-type="float">
            <text:p>7.08</text:p>
          </table:table-cell>
          <table:table-cell table:style-name="ce133" table:formula="of:=[.N22]-[.$N$9]/(COUNT([.$L$9:.$L$33])-1)" office:value-type="float" office:value="5" calcext:value-type="float">
            <text:p>5.0</text:p>
          </table:table-cell>
          <table:table-cell table:style-name="ce140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33" table:formula="of:=[.Q22]-0.5" office:value-type="float" office:value="5" calcext:value-type="float">
            <text:p>5.0</text:p>
          </table:table-cell>
          <table:table-cell table:style-name="ce111" table:formula="of:=[.R22]-[.$R$8]/(COUNT([.$Q$8:.$Q$33])-1)" office:value-type="float" office:value="6.28" calcext:value-type="float">
            <text:p>6.28</text:p>
          </table:table-cell>
          <table:table-cell table:style-name="ce133" table:formula="of:=[.S22]-[.$S$8]/(COUNT([.$Q$8:.$Q$33])-1)" office:value-type="float" office:value="8.87999999999999" calcext:value-type="float">
            <text:p>8.9</text:p>
          </table:table-cell>
          <table:table-cell table:style-name="ce140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3]-0.5" office:value-type="float" office:value="4.5" calcext:value-type="float">
            <text:p>4.5</text:p>
          </table:table-cell>
          <table:table-cell table:style-name="ce111" table:formula="of:=[.C23]-[.$C$8]/(COUNT([.$B$8:.$B$33])-1)" office:value-type="float" office:value="6.12" calcext:value-type="float">
            <text:p>6.12</text:p>
          </table:table-cell>
          <table:table-cell table:style-name="ce133" table:formula="of:=[.D23]-[.$D$8]/(COUNT([.$B$8:.$B$33])-1)" office:value-type="float" office:value="8.27999999999999" calcext:value-type="float">
            <text:p>8.3</text:p>
          </table:table-cell>
          <table:table-cell table:style-name="ce140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33" table:formula="of:=[.G23]-0.5" office:value-type="float" office:value="4.5" calcext:value-type="float">
            <text:p>4.5</text:p>
          </table:table-cell>
          <table:table-cell table:style-name="ce111" table:formula="of:=[.H23]-[.$H$11]/(COUNT([.$G$11:.$G$33])-1)" office:value-type="float" office:value="6.17727272727273" calcext:value-type="float">
            <text:p>6.18</text:p>
          </table:table-cell>
          <table:table-cell table:style-name="ce133" table:formula="of:=[.I23]-[.$I$11]/(COUNT([.$G$11:.$G$33])-1)" office:value-type="float" office:value="8.59090909090909" calcext:value-type="float">
            <text:p>8.6</text:p>
          </table:table-cell>
          <table:table-cell table:style-name="ce140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133" table:formula="of:=[.L23]-0.5" office:value-type="float" office:value="4.5" calcext:value-type="float">
            <text:p>4.5</text:p>
          </table:table-cell>
          <table:table-cell table:style-name="ce111" table:formula="of:=[.M23]-[.$M$9]/(COUNT([.$L$9:.$L$33])-1)" office:value-type="float" office:value="6.375" calcext:value-type="float">
            <text:p>6.38</text:p>
          </table:table-cell>
          <table:table-cell table:style-name="ce133" table:formula="of:=[.N23]-[.$N$9]/(COUNT([.$L$9:.$L$33])-1)" office:value-type="float" office:value="4.5" calcext:value-type="float">
            <text:p>4.5</text:p>
          </table:table-cell>
          <table:table-cell table:style-name="ce140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33" table:formula="of:=[.Q23]-0.5" office:value-type="float" office:value="4.5" calcext:value-type="float">
            <text:p>4.5</text:p>
          </table:table-cell>
          <table:table-cell table:style-name="ce111" table:formula="of:=[.R23]-[.$R$8]/(COUNT([.$Q$8:.$Q$33])-1)" office:value-type="float" office:value="5.652" calcext:value-type="float">
            <text:p>5.65</text:p>
          </table:table-cell>
          <table:table-cell table:style-name="ce133" table:formula="of:=[.S23]-[.$S$8]/(COUNT([.$Q$8:.$Q$33])-1)" office:value-type="float" office:value="7.99199999999999" calcext:value-type="float">
            <text:p>8.0</text:p>
          </table:table-cell>
          <table:table-cell table:style-name="ce140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4]-0.5" office:value-type="float" office:value="4" calcext:value-type="float">
            <text:p>4.0</text:p>
          </table:table-cell>
          <table:table-cell table:style-name="ce111" table:formula="of:=[.C24]-[.$C$8]/(COUNT([.$B$8:.$B$33])-1)" office:value-type="float" office:value="5.44000000000001" calcext:value-type="float">
            <text:p>5.44</text:p>
          </table:table-cell>
          <table:table-cell table:style-name="ce133" table:formula="of:=[.D24]-[.$D$8]/(COUNT([.$B$8:.$B$33])-1)" office:value-type="float" office:value="7.35999999999999" calcext:value-type="float">
            <text:p>7.4</text:p>
          </table:table-cell>
          <table:table-cell table:style-name="ce140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33" table:formula="of:=[.G24]-0.5" office:value-type="float" office:value="4" calcext:value-type="float">
            <text:p>4.0</text:p>
          </table:table-cell>
          <table:table-cell table:style-name="ce111" table:formula="of:=[.H24]-[.$H$11]/(COUNT([.$G$11:.$G$33])-1)" office:value-type="float" office:value="5.4909090909091" calcext:value-type="float">
            <text:p>5.49</text:p>
          </table:table-cell>
          <table:table-cell table:style-name="ce133" table:formula="of:=[.I24]-[.$I$11]/(COUNT([.$G$11:.$G$33])-1)" office:value-type="float" office:value="7.63636363636364" calcext:value-type="float">
            <text:p>7.6</text:p>
          </table:table-cell>
          <table:table-cell table:style-name="ce140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133" table:formula="of:=[.L24]-0.5" office:value-type="float" office:value="4" calcext:value-type="float">
            <text:p>4.0</text:p>
          </table:table-cell>
          <table:table-cell table:style-name="ce111" table:formula="of:=[.M24]-[.$M$9]/(COUNT([.$L$9:.$L$33])-1)" office:value-type="float" office:value="5.66666666666666" calcext:value-type="float">
            <text:p>5.67</text:p>
          </table:table-cell>
          <table:table-cell table:style-name="ce133" table:formula="of:=[.N24]-[.$N$9]/(COUNT([.$L$9:.$L$33])-1)" office:value-type="float" office:value="4" calcext:value-type="float">
            <text:p>4.0</text:p>
          </table:table-cell>
          <table:table-cell table:style-name="ce140" table:formula="of:=[.O24]-[.$O$9]/(COUNT([.$L$9:.$L$33])-1)" office:value-type="float" office:value="218" calcext:value-type="float">
            <text:p>218</text:p>
          </table:table-cell>
          <table:table-cell/>
          <table:table-cell table:style-name="ce133" table:formula="of:=[.Q24]-0.5" office:value-type="float" office:value="4" calcext:value-type="float">
            <text:p>4.0</text:p>
          </table:table-cell>
          <table:table-cell table:style-name="ce111" table:formula="of:=[.R24]-[.$R$8]/(COUNT([.$Q$8:.$Q$33])-1)" office:value-type="float" office:value="5.024" calcext:value-type="float">
            <text:p>5.02</text:p>
          </table:table-cell>
          <table:table-cell table:style-name="ce133" table:formula="of:=[.S24]-[.$S$8]/(COUNT([.$Q$8:.$Q$33])-1)" office:value-type="float" office:value="7.10399999999999" calcext:value-type="float">
            <text:p>7.1</text:p>
          </table:table-cell>
          <table:table-cell table:style-name="ce140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5]-0.5" office:value-type="float" office:value="3.5" calcext:value-type="float">
            <text:p>3.5</text:p>
          </table:table-cell>
          <table:table-cell table:style-name="ce111" table:formula="of:=[.C25]-[.$C$8]/(COUNT([.$B$8:.$B$33])-1)" office:value-type="float" office:value="4.76000000000001" calcext:value-type="float">
            <text:p>4.76</text:p>
          </table:table-cell>
          <table:table-cell table:style-name="ce133" table:formula="of:=[.D25]-[.$D$8]/(COUNT([.$B$8:.$B$33])-1)" office:value-type="float" office:value="6.43999999999999" calcext:value-type="float">
            <text:p>6.4</text:p>
          </table:table-cell>
          <table:table-cell table:style-name="ce140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33" table:formula="of:=[.G25]-0.5" office:value-type="float" office:value="3.5" calcext:value-type="float">
            <text:p>3.5</text:p>
          </table:table-cell>
          <table:table-cell table:style-name="ce111" table:formula="of:=[.H25]-[.$H$11]/(COUNT([.$G$11:.$G$33])-1)" office:value-type="float" office:value="4.80454545454546" calcext:value-type="float">
            <text:p>4.80</text:p>
          </table:table-cell>
          <table:table-cell table:style-name="ce133" table:formula="of:=[.I25]-[.$I$11]/(COUNT([.$G$11:.$G$33])-1)" office:value-type="float" office:value="6.68181818181818" calcext:value-type="float">
            <text:p>6.7</text:p>
          </table:table-cell>
          <table:table-cell table:style-name="ce140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133" table:formula="of:=[.L25]-0.5" office:value-type="float" office:value="3.5" calcext:value-type="float">
            <text:p>3.5</text:p>
          </table:table-cell>
          <table:table-cell table:style-name="ce111" table:formula="of:=[.M25]-[.$M$9]/(COUNT([.$L$9:.$L$33])-1)" office:value-type="float" office:value="4.95833333333333" calcext:value-type="float">
            <text:p>4.96</text:p>
          </table:table-cell>
          <table:table-cell table:style-name="ce133" table:formula="of:=[.N25]-[.$N$9]/(COUNT([.$L$9:.$L$33])-1)" office:value-type="float" office:value="3.5" calcext:value-type="float">
            <text:p>3.5</text:p>
          </table:table-cell>
          <table:table-cell table:style-name="ce140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33" table:formula="of:=[.Q25]-0.5" office:value-type="float" office:value="3.5" calcext:value-type="float">
            <text:p>3.5</text:p>
          </table:table-cell>
          <table:table-cell table:style-name="ce111" table:formula="of:=[.R25]-[.$R$8]/(COUNT([.$Q$8:.$Q$33])-1)" office:value-type="float" office:value="4.396" calcext:value-type="float">
            <text:p>4.40</text:p>
          </table:table-cell>
          <table:table-cell table:style-name="ce133" table:formula="of:=[.S25]-[.$S$8]/(COUNT([.$Q$8:.$Q$33])-1)" office:value-type="float" office:value="6.21599999999999" calcext:value-type="float">
            <text:p>6.2</text:p>
          </table:table-cell>
          <table:table-cell table:style-name="ce140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6]-0.5" office:value-type="float" office:value="3" calcext:value-type="float">
            <text:p>3.0</text:p>
          </table:table-cell>
          <table:table-cell table:style-name="ce111" table:formula="of:=[.C26]-[.$C$8]/(COUNT([.$B$8:.$B$33])-1)" office:value-type="float" office:value="4.08000000000001" calcext:value-type="float">
            <text:p>4.08</text:p>
          </table:table-cell>
          <table:table-cell table:style-name="ce133" table:formula="of:=[.D26]-[.$D$8]/(COUNT([.$B$8:.$B$33])-1)" office:value-type="float" office:value="5.51999999999999" calcext:value-type="float">
            <text:p>5.5</text:p>
          </table:table-cell>
          <table:table-cell table:style-name="ce140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33" table:formula="of:=[.G26]-0.5" office:value-type="float" office:value="3" calcext:value-type="float">
            <text:p>3.0</text:p>
          </table:table-cell>
          <table:table-cell table:style-name="ce111" table:formula="of:=[.H26]-[.$H$11]/(COUNT([.$G$11:.$G$33])-1)" office:value-type="float" office:value="4.11818181818182" calcext:value-type="float">
            <text:p>4.12</text:p>
          </table:table-cell>
          <table:table-cell table:style-name="ce133" table:formula="of:=[.I26]-[.$I$11]/(COUNT([.$G$11:.$G$33])-1)" office:value-type="float" office:value="5.72727272727273" calcext:value-type="float">
            <text:p>5.7</text:p>
          </table:table-cell>
          <table:table-cell table:style-name="ce140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133" table:formula="of:=[.L26]-0.5" office:value-type="float" office:value="3" calcext:value-type="float">
            <text:p>3.0</text:p>
          </table:table-cell>
          <table:table-cell table:style-name="ce111" table:formula="of:=[.M26]-[.$M$9]/(COUNT([.$L$9:.$L$33])-1)" office:value-type="float" office:value="4.25" calcext:value-type="float">
            <text:p>4.25</text:p>
          </table:table-cell>
          <table:table-cell table:style-name="ce133" table:formula="of:=[.N26]-[.$N$9]/(COUNT([.$L$9:.$L$33])-1)" office:value-type="float" office:value="3" calcext:value-type="float">
            <text:p>3.0</text:p>
          </table:table-cell>
          <table:table-cell table:style-name="ce140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33" table:formula="of:=[.Q26]-0.5" office:value-type="float" office:value="3" calcext:value-type="float">
            <text:p>3.0</text:p>
          </table:table-cell>
          <table:table-cell table:style-name="ce111" table:formula="of:=[.R26]-[.$R$8]/(COUNT([.$Q$8:.$Q$33])-1)" office:value-type="float" office:value="3.768" calcext:value-type="float">
            <text:p>3.77</text:p>
          </table:table-cell>
          <table:table-cell table:style-name="ce133" table:formula="of:=[.S26]-[.$S$8]/(COUNT([.$Q$8:.$Q$33])-1)" office:value-type="float" office:value="5.32799999999999" calcext:value-type="float">
            <text:p>5.3</text:p>
          </table:table-cell>
          <table:table-cell table:style-name="ce140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7]-0.5" office:value-type="float" office:value="2.5" calcext:value-type="float">
            <text:p>2.5</text:p>
          </table:table-cell>
          <table:table-cell table:style-name="ce111" table:formula="of:=[.C27]-[.$C$8]/(COUNT([.$B$8:.$B$33])-1)" office:value-type="float" office:value="3.40000000000001" calcext:value-type="float">
            <text:p>3.40</text:p>
          </table:table-cell>
          <table:table-cell table:style-name="ce133" table:formula="of:=[.D27]-[.$D$8]/(COUNT([.$B$8:.$B$33])-1)" office:value-type="float" office:value="4.59999999999999" calcext:value-type="float">
            <text:p>4.6</text:p>
          </table:table-cell>
          <table:table-cell table:style-name="ce140" table:formula="of:=[.E27]-[.$E$8]/(COUNT([.$B$8:.$B$33])-1)" office:value-type="float" office:value="137" calcext:value-type="float">
            <text:p>137</text:p>
          </table:table-cell>
          <table:table-cell/>
          <table:table-cell table:style-name="ce133" table:formula="of:=[.G27]-0.5" office:value-type="float" office:value="2.5" calcext:value-type="float">
            <text:p>2.5</text:p>
          </table:table-cell>
          <table:table-cell table:style-name="ce111" table:formula="of:=[.H27]-[.$H$11]/(COUNT([.$G$11:.$G$33])-1)" office:value-type="float" office:value="3.43181818181819" calcext:value-type="float">
            <text:p>3.43</text:p>
          </table:table-cell>
          <table:table-cell table:style-name="ce133" table:formula="of:=[.I27]-[.$I$11]/(COUNT([.$G$11:.$G$33])-1)" office:value-type="float" office:value="4.77272727272727" calcext:value-type="float">
            <text:p>4.8</text:p>
          </table:table-cell>
          <table:table-cell table:style-name="ce140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133" table:formula="of:=[.L27]-0.5" office:value-type="float" office:value="2.5" calcext:value-type="float">
            <text:p>2.5</text:p>
          </table:table-cell>
          <table:table-cell table:style-name="ce111" table:formula="of:=[.M27]-[.$M$9]/(COUNT([.$L$9:.$L$33])-1)" office:value-type="float" office:value="3.54166666666666" calcext:value-type="float">
            <text:p>3.54</text:p>
          </table:table-cell>
          <table:table-cell table:style-name="ce133" table:formula="of:=[.N27]-[.$N$9]/(COUNT([.$L$9:.$L$33])-1)" office:value-type="float" office:value="2.5" calcext:value-type="float">
            <text:p>2.5</text:p>
          </table:table-cell>
          <table:table-cell table:style-name="ce140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33" table:formula="of:=[.Q27]-0.5" office:value-type="float" office:value="2.5" calcext:value-type="float">
            <text:p>2.5</text:p>
          </table:table-cell>
          <table:table-cell table:style-name="ce111" table:formula="of:=[.R27]-[.$R$8]/(COUNT([.$Q$8:.$Q$33])-1)" office:value-type="float" office:value="3.14" calcext:value-type="float">
            <text:p>3.14</text:p>
          </table:table-cell>
          <table:table-cell table:style-name="ce133" table:formula="of:=[.S27]-[.$S$8]/(COUNT([.$Q$8:.$Q$33])-1)" office:value-type="float" office:value="4.43999999999999" calcext:value-type="float">
            <text:p>4.4</text:p>
          </table:table-cell>
          <table:table-cell table:style-name="ce140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8]-0.5" office:value-type="float" office:value="2" calcext:value-type="float">
            <text:p>2.0</text:p>
          </table:table-cell>
          <table:table-cell table:style-name="ce111" table:formula="of:=[.C28]-[.$C$8]/(COUNT([.$B$8:.$B$33])-1)" office:value-type="float" office:value="2.72" calcext:value-type="float">
            <text:p>2.72</text:p>
          </table:table-cell>
          <table:table-cell table:style-name="ce133" table:formula="of:=[.D28]-[.$D$8]/(COUNT([.$B$8:.$B$33])-1)" office:value-type="float" office:value="3.67999999999999" calcext:value-type="float">
            <text:p>3.7</text:p>
          </table:table-cell>
          <table:table-cell table:style-name="ce140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33" table:formula="of:=[.G28]-0.5" office:value-type="float" office:value="2" calcext:value-type="float">
            <text:p>2.0</text:p>
          </table:table-cell>
          <table:table-cell table:style-name="ce111" table:formula="of:=[.H28]-[.$H$11]/(COUNT([.$G$11:.$G$33])-1)" office:value-type="float" office:value="2.74545454545455" calcext:value-type="float">
            <text:p>2.75</text:p>
          </table:table-cell>
          <table:table-cell table:style-name="ce133" table:formula="of:=[.I28]-[.$I$11]/(COUNT([.$G$11:.$G$33])-1)" office:value-type="float" office:value="3.81818181818182" calcext:value-type="float">
            <text:p>3.8</text:p>
          </table:table-cell>
          <table:table-cell table:style-name="ce140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133" table:formula="of:=[.L28]-0.5" office:value-type="float" office:value="2" calcext:value-type="float">
            <text:p>2.0</text:p>
          </table:table-cell>
          <table:table-cell table:style-name="ce111" table:formula="of:=[.M28]-[.$M$9]/(COUNT([.$L$9:.$L$33])-1)" office:value-type="float" office:value="2.83333333333333" calcext:value-type="float">
            <text:p>2.83</text:p>
          </table:table-cell>
          <table:table-cell table:style-name="ce133" table:formula="of:=[.N28]-[.$N$9]/(COUNT([.$L$9:.$L$33])-1)" office:value-type="float" office:value="2" calcext:value-type="float">
            <text:p>2.0</text:p>
          </table:table-cell>
          <table:table-cell table:style-name="ce140" table:formula="of:=[.O28]-[.$O$9]/(COUNT([.$L$9:.$L$33])-1)" office:value-type="float" office:value="109" calcext:value-type="float">
            <text:p>109</text:p>
          </table:table-cell>
          <table:table-cell/>
          <table:table-cell table:style-name="ce133" table:formula="of:=[.Q28]-0.5" office:value-type="float" office:value="2" calcext:value-type="float">
            <text:p>2.0</text:p>
          </table:table-cell>
          <table:table-cell table:style-name="ce111" table:formula="of:=[.R28]-[.$R$8]/(COUNT([.$Q$8:.$Q$33])-1)" office:value-type="float" office:value="2.512" calcext:value-type="float">
            <text:p>2.51</text:p>
          </table:table-cell>
          <table:table-cell table:style-name="ce133" table:formula="of:=[.S28]-[.$S$8]/(COUNT([.$Q$8:.$Q$33])-1)" office:value-type="float" office:value="3.55199999999999" calcext:value-type="float">
            <text:p>3.6</text:p>
          </table:table-cell>
          <table:table-cell table:style-name="ce140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9]-0.5" office:value-type="float" office:value="1.5" calcext:value-type="float">
            <text:p>1.5</text:p>
          </table:table-cell>
          <table:table-cell table:style-name="ce111" table:formula="of:=[.C29]-[.$C$8]/(COUNT([.$B$8:.$B$33])-1)" office:value-type="float" office:value="2.04" calcext:value-type="float">
            <text:p>2.04</text:p>
          </table:table-cell>
          <table:table-cell table:style-name="ce133" table:formula="of:=[.D29]-[.$D$8]/(COUNT([.$B$8:.$B$33])-1)" office:value-type="float" office:value="2.75999999999999" calcext:value-type="float">
            <text:p>2.8</text:p>
          </table:table-cell>
          <table:table-cell table:style-name="ce140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33" table:formula="of:=[.G29]-0.5" office:value-type="float" office:value="1.5" calcext:value-type="float">
            <text:p>1.5</text:p>
          </table:table-cell>
          <table:table-cell table:style-name="ce111" table:formula="of:=[.H29]-[.$H$11]/(COUNT([.$G$11:.$G$33])-1)" office:value-type="float" office:value="2.05909090909091" calcext:value-type="float">
            <text:p>2.06</text:p>
          </table:table-cell>
          <table:table-cell table:style-name="ce133" table:formula="of:=[.I29]-[.$I$11]/(COUNT([.$G$11:.$G$33])-1)" office:value-type="float" office:value="2.86363636363636" calcext:value-type="float">
            <text:p>2.9</text:p>
          </table:table-cell>
          <table:table-cell table:style-name="ce140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133" table:formula="of:=[.L29]-0.5" office:value-type="float" office:value="1.5" calcext:value-type="float">
            <text:p>1.5</text:p>
          </table:table-cell>
          <table:table-cell table:style-name="ce111" table:formula="of:=[.M29]-[.$M$9]/(COUNT([.$L$9:.$L$33])-1)" office:value-type="float" office:value="2.125" calcext:value-type="float">
            <text:p>2.13</text:p>
          </table:table-cell>
          <table:table-cell table:style-name="ce133" table:formula="of:=[.N29]-[.$N$9]/(COUNT([.$L$9:.$L$33])-1)" office:value-type="float" office:value="1.5" calcext:value-type="float">
            <text:p>1.5</text:p>
          </table:table-cell>
          <table:table-cell table:style-name="ce140" table:formula="of:=[.O29]-[.$O$9]/(COUNT([.$L$9:.$L$33])-1)" office:value-type="float" office:value="81.75" calcext:value-type="float">
            <text:p>82</text:p>
          </table:table-cell>
          <table:table-cell/>
          <table:table-cell table:style-name="ce133" table:formula="of:=[.Q29]-0.5" office:value-type="float" office:value="1.5" calcext:value-type="float">
            <text:p>1.5</text:p>
          </table:table-cell>
          <table:table-cell table:style-name="ce111" table:formula="of:=[.R29]-[.$R$8]/(COUNT([.$Q$8:.$Q$33])-1)" office:value-type="float" office:value="1.884" calcext:value-type="float">
            <text:p>1.88</text:p>
          </table:table-cell>
          <table:table-cell table:style-name="ce133" table:formula="of:=[.S29]-[.$S$8]/(COUNT([.$Q$8:.$Q$33])-1)" office:value-type="float" office:value="2.66399999999999" calcext:value-type="float">
            <text:p>2.7</text:p>
          </table:table-cell>
          <table:table-cell table:style-name="ce140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0]-0.5" office:value-type="float" office:value="1" calcext:value-type="float">
            <text:p>1.0</text:p>
          </table:table-cell>
          <table:table-cell table:style-name="ce111" table:formula="of:=[.C30]-[.$C$8]/(COUNT([.$B$8:.$B$33])-1)" office:value-type="float" office:value="1.36" calcext:value-type="float">
            <text:p>1.36</text:p>
          </table:table-cell>
          <table:table-cell table:style-name="ce133" table:formula="of:=[.D30]-[.$D$8]/(COUNT([.$B$8:.$B$33])-1)" office:value-type="float" office:value="1.83999999999999" calcext:value-type="float">
            <text:p>1.8</text:p>
          </table:table-cell>
          <table:table-cell table:style-name="ce140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33" table:formula="of:=[.G30]-0.5" office:value-type="float" office:value="1" calcext:value-type="float">
            <text:p>1.0</text:p>
          </table:table-cell>
          <table:table-cell table:style-name="ce111" table:formula="of:=[.H30]-[.$H$11]/(COUNT([.$G$11:.$G$33])-1)" office:value-type="float" office:value="1.37272727272728" calcext:value-type="float">
            <text:p>1.37</text:p>
          </table:table-cell>
          <table:table-cell table:style-name="ce133" table:formula="of:=[.I30]-[.$I$11]/(COUNT([.$G$11:.$G$33])-1)" office:value-type="float" office:value="1.90909090909091" calcext:value-type="float">
            <text:p>1.9</text:p>
          </table:table-cell>
          <table:table-cell table:style-name="ce140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133" table:formula="of:=[.L30]-0.5" office:value-type="float" office:value="1" calcext:value-type="float">
            <text:p>1.0</text:p>
          </table:table-cell>
          <table:table-cell table:style-name="ce111" table:formula="of:=[.M30]-[.$M$9]/(COUNT([.$L$9:.$L$33])-1)" office:value-type="float" office:value="1.41666666666666" calcext:value-type="float">
            <text:p>1.42</text:p>
          </table:table-cell>
          <table:table-cell table:style-name="ce133" table:formula="of:=[.N30]-[.$N$9]/(COUNT([.$L$9:.$L$33])-1)" office:value-type="float" office:value="1" calcext:value-type="float">
            <text:p>1.0</text:p>
          </table:table-cell>
          <table:table-cell table:style-name="ce140" table:formula="of:=[.O30]-[.$O$9]/(COUNT([.$L$9:.$L$33])-1)" office:value-type="float" office:value="54.5" calcext:value-type="float">
            <text:p>55</text:p>
          </table:table-cell>
          <table:table-cell/>
          <table:table-cell table:style-name="ce133" table:formula="of:=[.Q30]-0.5" office:value-type="float" office:value="1" calcext:value-type="float">
            <text:p>1.0</text:p>
          </table:table-cell>
          <table:table-cell table:style-name="ce111" table:formula="of:=[.R30]-[.$R$8]/(COUNT([.$Q$8:.$Q$33])-1)" office:value-type="float" office:value="1.256" calcext:value-type="float">
            <text:p>1.26</text:p>
          </table:table-cell>
          <table:table-cell table:style-name="ce133" table:formula="of:=[.S30]-[.$S$8]/(COUNT([.$Q$8:.$Q$33])-1)" office:value-type="float" office:value="1.77599999999999" calcext:value-type="float">
            <text:p>1.8</text:p>
          </table:table-cell>
          <table:table-cell table:style-name="ce140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1]-0.5" office:value-type="float" office:value="0.5" calcext:value-type="float">
            <text:p>0.5</text:p>
          </table:table-cell>
          <table:table-cell table:style-name="ce111" table:formula="of:=[.C31]-[.$C$8]/(COUNT([.$B$8:.$B$33])-1)" office:value-type="float" office:value="0.680000000000005" calcext:value-type="float">
            <text:p>0.68</text:p>
          </table:table-cell>
          <table:table-cell table:style-name="ce133" table:formula="of:=[.D31]-[.$D$8]/(COUNT([.$B$8:.$B$33])-1)" office:value-type="float" office:value="0.919999999999989" calcext:value-type="float">
            <text:p>0.9</text:p>
          </table:table-cell>
          <table:table-cell table:style-name="ce140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33" table:formula="of:=[.G31]-0.5" office:value-type="float" office:value="0.5" calcext:value-type="float">
            <text:p>0.5</text:p>
          </table:table-cell>
          <table:table-cell table:style-name="ce111" table:formula="of:=[.H31]-[.$H$11]/(COUNT([.$G$11:.$G$33])-1)" office:value-type="float" office:value="0.686363636363642" calcext:value-type="float">
            <text:p>0.69</text:p>
          </table:table-cell>
          <table:table-cell table:style-name="ce133" table:formula="of:=[.I31]-[.$I$11]/(COUNT([.$G$11:.$G$33])-1)" office:value-type="float" office:value="0.954545454545455" calcext:value-type="float">
            <text:p>1.0</text:p>
          </table:table-cell>
          <table:table-cell table:style-name="ce140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133" table:formula="of:=[.L31]-0.5" office:value-type="float" office:value="0.5" calcext:value-type="float">
            <text:p>0.5</text:p>
          </table:table-cell>
          <table:table-cell table:style-name="ce111" table:formula="of:=[.M31]-[.$M$9]/(COUNT([.$L$9:.$L$33])-1)" office:value-type="float" office:value="0.708333333333329" calcext:value-type="float">
            <text:p>0.71</text:p>
          </table:table-cell>
          <table:table-cell table:style-name="ce133" table:formula="of:=[.N31]-[.$N$9]/(COUNT([.$L$9:.$L$33])-1)" office:value-type="float" office:value="0.5" calcext:value-type="float">
            <text:p>0.5</text:p>
          </table:table-cell>
          <table:table-cell table:style-name="ce140" table:formula="of:=[.O31]-[.$O$9]/(COUNT([.$L$9:.$L$33])-1)" office:value-type="float" office:value="27.25" calcext:value-type="float">
            <text:p>27</text:p>
          </table:table-cell>
          <table:table-cell/>
          <table:table-cell table:style-name="ce133" table:formula="of:=[.Q31]-0.5" office:value-type="float" office:value="0.5" calcext:value-type="float">
            <text:p>0.5</text:p>
          </table:table-cell>
          <table:table-cell table:style-name="ce111" table:formula="of:=[.R31]-[.$R$8]/(COUNT([.$Q$8:.$Q$33])-1)" office:value-type="float" office:value="0.627999999999997" calcext:value-type="float">
            <text:p>0.63</text:p>
          </table:table-cell>
          <table:table-cell table:style-name="ce133" table:formula="of:=[.S31]-[.$S$8]/(COUNT([.$Q$8:.$Q$33])-1)" office:value-type="float" office:value="0.887999999999991" calcext:value-type="float">
            <text:p>0.9</text:p>
          </table:table-cell>
          <table:table-cell table:style-name="ce140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2]-0.5" office:value-type="float" office:value="0" calcext:value-type="float">
            <text:p>0.0</text:p>
          </table:table-cell>
          <table:table-cell table:style-name="ce111" table:formula="of:=[.C32]-[.$C$8]/(COUNT([.$B$8:.$B$33])-1)" office:value-type="float" office:value="4.66293670342566E-015" calcext:value-type="float">
            <text:p>0.00</text:p>
          </table:table-cell>
          <table:table-cell table:style-name="ce133" table:formula="of:=[.D32]-[.$D$8]/(COUNT([.$B$8:.$B$33])-1)" office:value-type="float" office:value="-0.0000000000000108801856413265" calcext:value-type="float">
            <text:p>0.0</text:p>
          </table:table-cell>
          <table:table-cell table:style-name="ce140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33" table:formula="of:=[.G32]-0.5" office:value-type="float" office:value="0" calcext:value-type="float">
            <text:p>0.0</text:p>
          </table:table-cell>
          <table:table-cell table:style-name="ce111" table:formula="of:=[.H32]-[.$H$11]/(COUNT([.$G$11:.$G$33])-1)" office:value-type="float" office:value="5.55111512312578E-015" calcext:value-type="float">
            <text:p>0.00</text:p>
          </table:table-cell>
          <table:table-cell table:style-name="ce133" table:formula="of:=[.I32]-[.$I$11]/(COUNT([.$G$11:.$G$33])-1)" office:value-type="float" office:value="0" calcext:value-type="float">
            <text:p>0.0</text:p>
          </table:table-cell>
          <table:table-cell table:style-name="ce140" table:formula="of:=[.J32]-[.$J$11]/(COUNT([.$G$11:.$G$33])-1)" office:value-type="float" office:value="0" calcext:value-type="float">
            <text:p>0</text:p>
          </table:table-cell>
          <table:table-cell/>
          <table:table-cell table:style-name="ce133" table:formula="of:=[.L32]-0.5" office:value-type="float" office:value="0" calcext:value-type="float">
            <text:p>0.0</text:p>
          </table:table-cell>
          <table:table-cell table:style-name="ce111" table:formula="of:=[.M32]-[.$M$9]/(COUNT([.$L$9:.$L$33])-1)" office:value-type="float" office:value="-4.2188474935756E-015" calcext:value-type="float">
            <text:p>0.00</text:p>
          </table:table-cell>
          <table:table-cell table:style-name="ce133" table:formula="of:=[.N32]-[.$N$9]/(COUNT([.$L$9:.$L$33])-1)" office:value-type="float" office:value="0" calcext:value-type="float">
            <text:p>0.0</text:p>
          </table:table-cell>
          <table:table-cell table:style-name="ce140" table:formula="of:=[.O32]-[.$O$9]/(COUNT([.$L$9:.$L$33])-1)" office:value-type="float" office:value="0" calcext:value-type="float">
            <text:p>0</text:p>
          </table:table-cell>
          <table:table-cell/>
          <table:table-cell table:style-name="ce133" table:formula="of:=[.Q32]-0.5" office:value-type="float" office:value="0" calcext:value-type="float">
            <text:p>0.0</text:p>
          </table:table-cell>
          <table:table-cell table:style-name="ce111" table:formula="of:=[.R32]-[.$R$8]/(COUNT([.$Q$8:.$Q$33])-1)" office:value-type="float" office:value="-3.33066907387547E-015" calcext:value-type="float">
            <text:p>0.00</text:p>
          </table:table-cell>
          <table:table-cell table:style-name="ce133" table:formula="of:=[.S32]-[.$S$8]/(COUNT([.$Q$8:.$Q$33])-1)" office:value-type="float" office:value="-9.10382880192628E-015" calcext:value-type="float">
            <text:p>0.0</text:p>
          </table:table-cell>
          <table:table-cell table:style-name="ce140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37"/>
          <table:table-cell table:style-name="ce136"/>
          <table:table-cell table:style-name="ce142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42"/>
          <table:table-cell table:style-name="ce142" office:value-type="float" office:value="175" calcext:value-type="float">
            <text:p>175</text:p>
          </table:table-cell>
          <table:table-cell table:style-name="ce142"/>
          <table:table-cell table:style-name="ce138"/>
          <table:table-cell table:style-name="ce138" office:value-type="string" calcext:value-type="string">
            <text:p>2호기</text:p>
          </table:table-cell>
          <table:table-cell table:style-name="ce138" office:value-type="string" calcext:value-type="string">
            <text:p>20*140클립</text:p>
          </table:table-cell>
          <table:table-cell table:style-name="ce138" office:value-type="float" office:value="210" calcext:value-type="float">
            <text:p>210</text:p>
          </table:table-cell>
          <table:table-cell table:number-columns-repeated="2"/>
          <table:table-cell table:style-name="ce138" office:value-type="string" calcext:value-type="string">
            <text:p>3호기</text:p>
          </table:table-cell>
          <table:table-cell table:style-name="ce138" office:value-type="string" calcext:value-type="string">
            <text:p>32*40</text:p>
          </table:table-cell>
          <table:table-cell table:style-name="ce138" office:value-type="float" office:value="312" calcext:value-type="float">
            <text:p>312</text:p>
          </table:table-cell>
          <table:table-cell/>
          <table:table-cell table:style-name="ce138"/>
          <table:table-cell table:style-name="ce138" office:value-type="string" calcext:value-type="string">
            <text:p>4호기</text:p>
          </table:table-cell>
          <table:table-cell table:style-name="ce138"/>
          <table:table-cell table:style-name="ce138" office:value-type="float" office:value="175" calcext:value-type="float">
            <text:p>175</text:p>
          </table:table-cell>
          <table:table-cell/>
          <table:table-cell table:style-name="ce138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22"/>
          <table:table-cell table:style-name="ce136"/>
          <table:table-cell table:style-name="ce28"/>
          <table:table-cell/>
          <table:table-cell table:style-name="ce138"/>
          <table:table-cell table:style-name="ce30"/>
          <table:table-cell table:number-columns-repeated="3"/>
          <table:table-cell table:style-name="ce138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40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140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5" calcext:value-type="date">
            <text:p>2023-11-05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640H53M31.982459016S" calcext:value-type="time">
            <text:p>0:53:31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08T13:46:02.5" calcext:value-type="date" table:number-columns-spanned="2" table:number-rows-spanned="1">
            <text:p>2023-10-08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08T13:59:00" calcext:value-type="date" table:number-columns-spanned="2" table:number-rows-spanned="1">
            <text:p>2023-10-08 13:59</text:p>
          </table:table-cell>
          <table:covered-table-cell table:style-name="ce100"/>
          <table:table-cell office:value-type="float" office:value="10" calcext:value-type="float">
            <text:p>10</text:p>
          </table:table-cell>
          <table:table-cell table:style-name="ce72" table:formula="of:=[.K48]/2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08T13:42:10" calcext:value-type="date" table:number-columns-spanned="2" table:number-rows-spanned="1">
            <text:p>2023-10-08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08T02:44:20" calcext:value-type="date" table:number-columns-spanned="2" table:number-rows-spanned="1">
            <text:p>2023-10-08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08T14:32:05" calcext:value-type="date" table:number-columns-spanned="2" table:number-rows-spanned="1">
            <text:p>2023-10-08 14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08T17:55:00" calcext:value-type="date" table:number-columns-spanned="2" table:number-rows-spanned="1">
            <text:p>2023-10-08 17:55</text:p>
          </table:table-cell>
          <table:covered-table-cell table:style-name="ce100"/>
          <table:table-cell office:value-type="float" office:value="50" calcext:value-type="float">
            <text:p>50</text:p>
          </table:table-cell>
          <table:table-cell table:style-name="ce72" table:formula="of:=[.K49]/2" office:value-type="float" office:value="25" calcext:value-type="float">
            <text:p>25</text:p>
          </table:table-cell>
          <table:table-cell table:style-name="ce83" table:formula="of:=TIME(0;0;[.$L$40]/[.$O$38])*[.L49]" office:value-type="time" office:time-value="PT03H30M50S" calcext:value-type="time">
            <text:p>3:30:50</text:p>
          </table:table-cell>
          <table:table-cell table:style-name="ce91" table:formula="of:=[.$C$46]+[.$N$46]+[.M49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08T03:28:40" calcext:value-type="date" table:number-columns-spanned="2" table:number-rows-spanned="1">
            <text:p>2023-10-08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08T22:50:00" calcext:value-type="date" table:number-columns-spanned="2" table:number-rows-spanned="1">
            <text:p>2023-10-08 22:50</text:p>
          </table:table-cell>
          <table:covered-table-cell table:style-name="ce100"/>
          <table:table-cell office:value-type="float" office:value="100" calcext:value-type="float">
            <text:p>100</text:p>
          </table:table-cell>
          <table:table-cell table:style-name="ce72" table:formula="of:=[.K50]/2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08T20:01:40" calcext:value-type="date" table:number-columns-spanned="2" table:number-rows-spanned="1">
            <text:p>2023-10-08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08T20:40:25" calcext:value-type="date" table:number-columns-spanned="2" table:number-rows-spanned="1">
            <text:p>2023-10-08 20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09T03:45:00" calcext:value-type="date" table:number-columns-spanned="2" table:number-rows-spanned="1">
            <text:p>2023-10-09 3:45</text:p>
          </table:table-cell>
          <table:covered-table-cell table:style-name="ce100"/>
          <table:table-cell office:value-type="float" office:value="200" calcext:value-type="float">
            <text:p>200</text:p>
          </table:table-cell>
          <table:table-cell table:style-name="ce72" table:formula="of:=[.K51]/2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09T03:03:20" calcext:value-type="date" table:number-columns-spanned="2" table:number-rows-spanned="1">
            <text:p>2023-10-09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08T09:23:20" calcext:value-type="date" table:number-columns-spanned="2" table:number-rows-spanned="1">
            <text:p>2023-10-08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09T04:20:50" calcext:value-type="date" table:number-columns-spanned="2" table:number-rows-spanned="1">
            <text:p>2023-10-09 4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09T06:12:30" calcext:value-type="date" table:number-columns-spanned="2" table:number-rows-spanned="1">
            <text:p>2023-10-09 6:12</text:p>
          </table:table-cell>
          <table:covered-table-cell table:style-name="ce100"/>
          <table:table-cell office:value-type="float" office:value="250" calcext:value-type="float">
            <text:p>250</text:p>
          </table:table-cell>
          <table:table-cell table:style-name="ce72" table:formula="of:=[.K52]/2" office:value-type="float" office:value="125" calcext:value-type="float">
            <text:p>125</text:p>
          </table:table-cell>
          <table:table-cell table:style-name="ce83" table:formula="of:=TIME(0;0;[.$L$40]/[.$O$38])*[.L52]" office:value-type="time" office:time-value="PT17H34M10S" calcext:value-type="time">
            <text:p>17:34:10</text:p>
          </table:table-cell>
          <table:table-cell table:style-name="ce91" table:formula="of:=[.$C$46]+[.$N$46]+[.M52]" office:value-type="date" office:date-value="2023-10-09T06:34:10" calcext:value-type="date" table:number-columns-spanned="2" table:number-rows-spanned="1">
            <text:p>2023-10-09 6:34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08T16:46:40" calcext:value-type="date" table:number-columns-spanned="2" table:number-rows-spanned="1">
            <text:p>2023-10-08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09T12:01:15" calcext:value-type="date" table:number-columns-spanned="2" table:number-rows-spanned="1">
            <text:p>2023-10-09 12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09T08:40:00" calcext:value-type="date" table:number-columns-spanned="2" table:number-rows-spanned="1">
            <text:p>2023-10-09 8:40</text:p>
          </table:table-cell>
          <table:covered-table-cell table:style-name="ce100"/>
          <table:table-cell office:value-type="float" office:value="300" calcext:value-type="float">
            <text:p>300</text:p>
          </table:table-cell>
          <table:table-cell table:style-name="ce72" table:formula="of:=[.K53]/2" office:value-type="float" office:value="150" calcext:value-type="float">
            <text:p>150</text:p>
          </table:table-cell>
          <table:table-cell table:style-name="ce83" table:formula="of:=TIME(0;0;[.$L$40]/[.$O$38])*[.L53]" office:value-type="time" office:time-value="PT21H05M00S" calcext:value-type="time">
            <text:p>21:05:00</text:p>
          </table:table-cell>
          <table:table-cell table:style-name="ce91" table:formula="of:=[.$C$46]+[.$N$46]+[.M53]" office:value-type="date" office:date-value="2023-10-09T10:05:00" calcext:value-type="date" table:number-columns-spanned="2" table:number-rows-spanned="1">
            <text:p>2023-10-09 10:0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09T00:10:00" calcext:value-type="date" table:number-columns-spanned="2" table:number-rows-spanned="1">
            <text:p>2023-10-09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09T15:51:27.5" calcext:value-type="date" table:number-columns-spanned="2" table:number-rows-spanned="1">
            <text:p>2023-10-09 15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09T09:39:00" calcext:value-type="date" table:number-columns-spanned="2" table:number-rows-spanned="1">
            <text:p>2023-10-09 9:39</text:p>
          </table:table-cell>
          <table:covered-table-cell table:style-name="ce101"/>
          <table:table-cell office:value-type="float" office:value="312" calcext:value-type="float">
            <text:p>312</text:p>
          </table:table-cell>
          <table:table-cell table:style-name="ce72" table:formula="of:=[.K54]/2" office:value-type="float" office:value="156" calcext:value-type="float">
            <text:p>156</text:p>
          </table:table-cell>
          <table:table-cell table:style-name="ce84" table:formula="of:=TIME(0;0;[.$L$40]/[.$O$38])*[.L54]" office:value-type="time" office:time-value="PT21H55M36S" calcext:value-type="time">
            <text:p>21:55:36</text:p>
          </table:table-cell>
          <table:table-cell table:style-name="ce92" table:formula="of:=[.$C$46]+[.$N$46]+[.M54]" office:value-type="date" office:date-value="2023-10-09T10:55:36" calcext:value-type="date" table:number-columns-spanned="2" table:number-rows-spanned="1">
            <text:p>2023-10-09 10:55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09T03:51:40" calcext:value-type="date" table:number-columns-spanned="2" table:number-rows-spanned="1">
            <text:p>2023-10-09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08T15:27:30" calcext:value-type="date" table:number-columns-spanned="2" table:number-rows-spanned="1">
            <text:p>2023-10-08 15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호기 기둥100-100" table:style-name="ta5"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20" table:default-cell-style-name="ce13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8" table:default-cell-style-name="ce108"/>
        <table:table-column table:style-name="co2" table:number-columns-repeated="997" table:default-cell-style-name="ce108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기둥 100*100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  <table:table-cell table:style-name="ce113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33" table:formula="of:=[.G9]+0.5" office:value-type="float" office:value="12.5" calcext:value-type="float">
            <text:p>12.5</text:p>
          </table:table-cell>
          <table:table-cell table:style-name="ce111" table:formula="of:=[.H9]+[.$H$11]/(COUNT([.$G$11:.$G$33])-1)" office:value-type="float" office:value="17.1590909090909" calcext:value-type="float">
            <text:p>17.16</text:p>
          </table:table-cell>
          <table:table-cell table:style-name="ce133" table:formula="of:=[.I9]+[.$I$11]/(COUNT([.$G$11:.$G$33])-1)" office:value-type="float" office:value="23.8636363636364" calcext:value-type="float">
            <text:p>23.9</text:p>
          </table:table-cell>
          <table:table-cell table:style-name="ce140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133" table:formula="of:=[.L9]+0.5" office:value-type="float" office:value="12.5" calcext:value-type="float">
            <text:p>12.5</text:p>
          </table:table-cell>
          <table:table-cell table:style-name="ce111" table:formula="of:=[.M9]+[.$M$19]/(COUNT([.$L$19:.$L$33])-1)" office:value-type="float" office:value="17.5" calcext:value-type="float">
            <text:p>17.50</text:p>
          </table:table-cell>
          <table:table-cell table:style-name="ce133" table:formula="of:=[.N9]+[.$N$19]/(COUNT([.$L$19:.$L$33])-1)" office:value-type="float" office:value="12.5" calcext:value-type="float">
            <text:p>12.5</text:p>
          </table:table-cell>
          <table:table-cell table:style-name="ce140" table:formula="of:=[.O9]+[.$O$19]/(COUNT([.$L$19:.$L$33])-1)" office:value-type="float" office:value="687.5" calcext:value-type="float">
            <text:p>688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8]-0.5" office:value-type="float" office:value="12" calcext:value-type="float">
            <text:p>12.0</text:p>
          </table:table-cell>
          <table:table-cell table:style-name="ce111" table:formula="of:=[.C8]-[.$C$8]/(COUNT([.$B$8:.$B$33])-1)" office:value-type="float" office:value="16.32" calcext:value-type="float">
            <text:p>16.32</text:p>
          </table:table-cell>
          <table:table-cell table:style-name="ce133" table:formula="of:=[.D8]-[.$D$8]/(COUNT([.$B$8:.$B$33])-1)" office:value-type="float" office:value="22.08" calcext:value-type="float">
            <text:p>22.1</text:p>
          </table:table-cell>
          <table:table-cell table:style-name="ce140" table:formula="of:=[.E8]-[.$E$8]/(COUNT([.$B$8:.$B$33])-1)" office:value-type="float" office:value="657.6" calcext:value-type="float">
            <text:p>658</text:p>
          </table:table-cell>
          <table:table-cell/>
          <table:table-cell table:style-name="ce133" table:formula="of:=[.G10]+0.5" office:value-type="float" office:value="12" calcext:value-type="float">
            <text:p>12.0</text:p>
          </table:table-cell>
          <table:table-cell table:style-name="ce111" table:formula="of:=[.H10]+[.$H$11]/(COUNT([.$G$11:.$G$33])-1)" office:value-type="float" office:value="16.4727272727273" calcext:value-type="float">
            <text:p>16.47</text:p>
          </table:table-cell>
          <table:table-cell table:style-name="ce133" table:formula="of:=[.I10]+[.$I$11]/(COUNT([.$G$11:.$G$33])-1)" office:value-type="float" office:value="22.9090909090909" calcext:value-type="float">
            <text:p>22.9</text:p>
          </table:table-cell>
          <table:table-cell table:style-name="ce140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133" table:formula="of:=[.L10]+0.5" office:value-type="float" office:value="12" calcext:value-type="float">
            <text:p>12.0</text:p>
          </table:table-cell>
          <table:table-cell table:style-name="ce111" table:formula="of:=[.M10]+[.$M$19]/(COUNT([.$L$19:.$L$33])-1)" office:value-type="float" office:value="16.8" calcext:value-type="float">
            <text:p>16.80</text:p>
          </table:table-cell>
          <table:table-cell table:style-name="ce133" table:formula="of:=[.N10]+[.$N$19]/(COUNT([.$L$19:.$L$33])-1)" office:value-type="float" office:value="12" calcext:value-type="float">
            <text:p>12.0</text:p>
          </table:table-cell>
          <table:table-cell table:style-name="ce140" table:formula="of:=[.O10]+[.$O$19]/(COUNT([.$L$19:.$L$33])-1)" office:value-type="float" office:value="660" calcext:value-type="float">
            <text:p>660</text:p>
          </table:table-cell>
          <table:table-cell/>
          <table:table-cell table:style-name="ce133" table:formula="of:=[.Q8]-0.5" office:value-type="float" office:value="12" calcext:value-type="float">
            <text:p>12.0</text:p>
          </table:table-cell>
          <table:table-cell table:style-name="ce111" table:formula="of:=[.R8]-[.$R$8]/(COUNT([.$Q$8:.$Q$33])-1)" office:value-type="float" office:value="15.072" calcext:value-type="float">
            <text:p>15.07</text:p>
          </table:table-cell>
          <table:table-cell table:style-name="ce133" table:formula="of:=[.S8]-[.$S$8]/(COUNT([.$Q$8:.$Q$33])-1)" office:value-type="float" office:value="21.312" calcext:value-type="float">
            <text:p>21.3</text:p>
          </table:table-cell>
          <table:table-cell table:style-name="ce140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9]-0.5" office:value-type="float" office:value="11.5" calcext:value-type="float">
            <text:p>11.5</text:p>
          </table:table-cell>
          <table:table-cell table:style-name="ce111" table:formula="of:=[.C9]-[.$C$8]/(COUNT([.$B$8:.$B$33])-1)" office:value-type="float" office:value="15.64" calcext:value-type="float">
            <text:p>15.64</text:p>
          </table:table-cell>
          <table:table-cell table:style-name="ce133" table:formula="of:=[.D9]-[.$D$8]/(COUNT([.$B$8:.$B$33])-1)" office:value-type="float" office:value="21.16" calcext:value-type="float">
            <text:p>21.2</text:p>
          </table:table-cell>
          <table:table-cell table:style-name="ce140" table:formula="of:=[.E9]-[.$E$8]/(COUNT([.$B$8:.$B$33])-1)" office:value-type="float" office:value="630.2" calcext:value-type="float">
            <text:p>630</text:p>
          </table:table-cell>
          <table:table-cell/>
          <table:table-cell table:style-name="ce133" table:formula="of:=[.G11]+0.5" office:value-type="float" office:value="11.5" calcext:value-type="float">
            <text:p>11.5</text:p>
          </table:table-cell>
          <table:table-cell table:style-name="ce111" table:formula="of:=[.H11]+[.$H$11]/(COUNT([.$G$11:.$G$33])-1)" office:value-type="float" office:value="15.7863636363636" calcext:value-type="float">
            <text:p>15.79</text:p>
          </table:table-cell>
          <table:table-cell table:style-name="ce133" table:formula="of:=[.I11]+[.$I$11]/(COUNT([.$G$11:.$G$33])-1)" office:value-type="float" office:value="21.9545454545455" calcext:value-type="float">
            <text:p>22.0</text:p>
          </table:table-cell>
          <table:table-cell table:style-name="ce140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133" table:formula="of:=[.L11]+0.5" office:value-type="float" office:value="11.5" calcext:value-type="float">
            <text:p>11.5</text:p>
          </table:table-cell>
          <table:table-cell table:style-name="ce111" table:formula="of:=[.M11]+[.$M$19]/(COUNT([.$L$19:.$L$33])-1)" office:value-type="float" office:value="16.1" calcext:value-type="float">
            <text:p>16.10</text:p>
          </table:table-cell>
          <table:table-cell table:style-name="ce133" table:formula="of:=[.N11]+[.$N$19]/(COUNT([.$L$19:.$L$33])-1)" office:value-type="float" office:value="11.5" calcext:value-type="float">
            <text:p>11.5</text:p>
          </table:table-cell>
          <table:table-cell table:style-name="ce140" table:formula="of:=[.O11]+[.$O$19]/(COUNT([.$L$19:.$L$33])-1)" office:value-type="float" office:value="632.5" calcext:value-type="float">
            <text:p>633</text:p>
          </table:table-cell>
          <table:table-cell/>
          <table:table-cell table:style-name="ce133" table:formula="of:=[.Q9]-0.5" office:value-type="float" office:value="11.5" calcext:value-type="float">
            <text:p>11.5</text:p>
          </table:table-cell>
          <table:table-cell table:style-name="ce111" table:formula="of:=[.R9]-[.$R$8]/(COUNT([.$Q$8:.$Q$33])-1)" office:value-type="float" office:value="14.444" calcext:value-type="float">
            <text:p>14.44</text:p>
          </table:table-cell>
          <table:table-cell table:style-name="ce133" table:formula="of:=[.S9]-[.$S$8]/(COUNT([.$Q$8:.$Q$33])-1)" office:value-type="float" office:value="20.424" calcext:value-type="float">
            <text:p>20.4</text:p>
          </table:table-cell>
          <table:table-cell table:style-name="ce140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0]-0.5" office:value-type="float" office:value="11" calcext:value-type="float">
            <text:p>11.0</text:p>
          </table:table-cell>
          <table:table-cell table:style-name="ce111" table:formula="of:=[.C10]-[.$C$8]/(COUNT([.$B$8:.$B$33])-1)" office:value-type="float" office:value="14.96" calcext:value-type="float">
            <text:p>14.96</text:p>
          </table:table-cell>
          <table:table-cell table:style-name="ce133" table:formula="of:=[.D10]-[.$D$8]/(COUNT([.$B$8:.$B$33])-1)" office:value-type="float" office:value="20.24" calcext:value-type="float">
            <text:p>20.2</text:p>
          </table:table-cell>
          <table:table-cell table:style-name="ce140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133" table:formula="of:=[.L12]+0.5" office:value-type="float" office:value="11" calcext:value-type="float">
            <text:p>11.0</text:p>
          </table:table-cell>
          <table:table-cell table:style-name="ce111" table:formula="of:=[.M12]+[.$M$19]/(COUNT([.$L$19:.$L$33])-1)" office:value-type="float" office:value="15.4" calcext:value-type="float">
            <text:p>15.40</text:p>
          </table:table-cell>
          <table:table-cell table:style-name="ce133" table:formula="of:=[.N12]+[.$N$19]/(COUNT([.$L$19:.$L$33])-1)" office:value-type="float" office:value="11" calcext:value-type="float">
            <text:p>11.0</text:p>
          </table:table-cell>
          <table:table-cell table:style-name="ce140" table:formula="of:=[.O12]+[.$O$19]/(COUNT([.$L$19:.$L$33])-1)" office:value-type="float" office:value="605" calcext:value-type="float">
            <text:p>605</text:p>
          </table:table-cell>
          <table:table-cell/>
          <table:table-cell table:style-name="ce133" table:formula="of:=[.Q10]-0.5" office:value-type="float" office:value="11" calcext:value-type="float">
            <text:p>11.0</text:p>
          </table:table-cell>
          <table:table-cell table:style-name="ce111" table:formula="of:=[.R10]-[.$R$8]/(COUNT([.$Q$8:.$Q$33])-1)" office:value-type="float" office:value="13.816" calcext:value-type="float">
            <text:p>13.82</text:p>
          </table:table-cell>
          <table:table-cell table:style-name="ce133" table:formula="of:=[.S10]-[.$S$8]/(COUNT([.$Q$8:.$Q$33])-1)" office:value-type="float" office:value="19.536" calcext:value-type="float">
            <text:p>19.5</text:p>
          </table:table-cell>
          <table:table-cell table:style-name="ce140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1]-0.5" office:value-type="float" office:value="10.5" calcext:value-type="float">
            <text:p>10.5</text:p>
          </table:table-cell>
          <table:table-cell table:style-name="ce111" table:formula="of:=[.C11]-[.$C$8]/(COUNT([.$B$8:.$B$33])-1)" office:value-type="float" office:value="14.28" calcext:value-type="float">
            <text:p>14.28</text:p>
          </table:table-cell>
          <table:table-cell table:style-name="ce133" table:formula="of:=[.D11]-[.$D$8]/(COUNT([.$B$8:.$B$33])-1)" office:value-type="float" office:value="19.32" calcext:value-type="float">
            <text:p>19.3</text:p>
          </table:table-cell>
          <table:table-cell table:style-name="ce140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33" table:formula="of:=[.G11]-0.5" office:value-type="float" office:value="10.5" calcext:value-type="float">
            <text:p>10.5</text:p>
          </table:table-cell>
          <table:table-cell table:style-name="ce111" table:formula="of:=[.H11]-[.$H$11]/(COUNT([.$G$11:.$G$33])-1)" office:value-type="float" office:value="14.4136363636364" calcext:value-type="float">
            <text:p>14.41</text:p>
          </table:table-cell>
          <table:table-cell table:style-name="ce133" table:formula="of:=[.I11]-[.$I$11]/(COUNT([.$G$11:.$G$33])-1)" office:value-type="float" office:value="20.0454545454545" calcext:value-type="float">
            <text:p>20.0</text:p>
          </table:table-cell>
          <table:table-cell table:style-name="ce140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133" table:formula="of:=[.L13]+0.5" office:value-type="float" office:value="10.5" calcext:value-type="float">
            <text:p>10.5</text:p>
          </table:table-cell>
          <table:table-cell table:style-name="ce111" table:formula="of:=[.M13]+[.$M$19]/(COUNT([.$L$19:.$L$33])-1)" office:value-type="float" office:value="14.7" calcext:value-type="float">
            <text:p>14.70</text:p>
          </table:table-cell>
          <table:table-cell table:style-name="ce133" table:formula="of:=[.N13]+[.$N$19]/(COUNT([.$L$19:.$L$33])-1)" office:value-type="float" office:value="10.5" calcext:value-type="float">
            <text:p>10.5</text:p>
          </table:table-cell>
          <table:table-cell table:style-name="ce140" table:formula="of:=[.O13]+[.$O$19]/(COUNT([.$L$19:.$L$33])-1)" office:value-type="float" office:value="577.5" calcext:value-type="float">
            <text:p>578</text:p>
          </table:table-cell>
          <table:table-cell/>
          <table:table-cell table:style-name="ce133" table:formula="of:=[.Q11]-0.5" office:value-type="float" office:value="10.5" calcext:value-type="float">
            <text:p>10.5</text:p>
          </table:table-cell>
          <table:table-cell table:style-name="ce111" table:formula="of:=[.R11]-[.$R$8]/(COUNT([.$Q$8:.$Q$33])-1)" office:value-type="float" office:value="13.188" calcext:value-type="float">
            <text:p>13.19</text:p>
          </table:table-cell>
          <table:table-cell table:style-name="ce133" table:formula="of:=[.S11]-[.$S$8]/(COUNT([.$Q$8:.$Q$33])-1)" office:value-type="float" office:value="18.648" calcext:value-type="float">
            <text:p>18.6</text:p>
          </table:table-cell>
          <table:table-cell table:style-name="ce140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2]-0.5" office:value-type="float" office:value="10" calcext:value-type="float">
            <text:p>10.0</text:p>
          </table:table-cell>
          <table:table-cell table:style-name="ce111" table:formula="of:=[.C12]-[.$C$8]/(COUNT([.$B$8:.$B$33])-1)" office:value-type="float" office:value="13.6" calcext:value-type="float">
            <text:p>13.60</text:p>
          </table:table-cell>
          <table:table-cell table:style-name="ce133" table:formula="of:=[.D12]-[.$D$8]/(COUNT([.$B$8:.$B$33])-1)" office:value-type="float" office:value="18.4" calcext:value-type="float">
            <text:p>18.4</text:p>
          </table:table-cell>
          <table:table-cell table:style-name="ce140" table:formula="of:=[.E12]-[.$E$8]/(COUNT([.$B$8:.$B$33])-1)" office:value-type="float" office:value="548" calcext:value-type="float">
            <text:p>548</text:p>
          </table:table-cell>
          <table:table-cell/>
          <table:table-cell table:style-name="ce133" table:formula="of:=[.G12]-0.5" office:value-type="float" office:value="10" calcext:value-type="float">
            <text:p>10.0</text:p>
          </table:table-cell>
          <table:table-cell table:style-name="ce111" table:formula="of:=[.H12]-[.$H$11]/(COUNT([.$G$11:.$G$33])-1)" office:value-type="float" office:value="13.7272727272727" calcext:value-type="float">
            <text:p>13.73</text:p>
          </table:table-cell>
          <table:table-cell table:style-name="ce133" table:formula="of:=[.I12]-[.$I$11]/(COUNT([.$G$11:.$G$33])-1)" office:value-type="float" office:value="19.0909090909091" calcext:value-type="float">
            <text:p>19.1</text:p>
          </table:table-cell>
          <table:table-cell table:style-name="ce140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133" table:formula="of:=[.L14]+0.5" office:value-type="float" office:value="10" calcext:value-type="float">
            <text:p>10.0</text:p>
          </table:table-cell>
          <table:table-cell table:style-name="ce111" table:formula="of:=[.M14]+[.$M$19]/(COUNT([.$L$19:.$L$33])-1)" office:value-type="float" office:value="14" calcext:value-type="float">
            <text:p>14.00</text:p>
          </table:table-cell>
          <table:table-cell table:style-name="ce133" table:formula="of:=[.N14]+[.$N$19]/(COUNT([.$L$19:.$L$33])-1)" office:value-type="float" office:value="10" calcext:value-type="float">
            <text:p>10.0</text:p>
          </table:table-cell>
          <table:table-cell table:style-name="ce140" table:formula="of:=[.O14]+[.$O$19]/(COUNT([.$L$19:.$L$33])-1)" office:value-type="float" office:value="550" calcext:value-type="float">
            <text:p>550</text:p>
          </table:table-cell>
          <table:table-cell/>
          <table:table-cell table:style-name="ce133" table:formula="of:=[.Q12]-0.5" office:value-type="float" office:value="10" calcext:value-type="float">
            <text:p>10.0</text:p>
          </table:table-cell>
          <table:table-cell table:style-name="ce111" table:formula="of:=[.R12]-[.$R$8]/(COUNT([.$Q$8:.$Q$33])-1)" office:value-type="float" office:value="12.56" calcext:value-type="float">
            <text:p>12.56</text:p>
          </table:table-cell>
          <table:table-cell table:style-name="ce133" table:formula="of:=[.S12]-[.$S$8]/(COUNT([.$Q$8:.$Q$33])-1)" office:value-type="float" office:value="17.76" calcext:value-type="float">
            <text:p>17.8</text:p>
          </table:table-cell>
          <table:table-cell table:style-name="ce140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3]-0.5" office:value-type="float" office:value="9.5" calcext:value-type="float">
            <text:p>9.5</text:p>
          </table:table-cell>
          <table:table-cell table:style-name="ce111" table:formula="of:=[.C13]-[.$C$8]/(COUNT([.$B$8:.$B$33])-1)" office:value-type="float" office:value="12.92" calcext:value-type="float">
            <text:p>12.92</text:p>
          </table:table-cell>
          <table:table-cell table:style-name="ce133" table:formula="of:=[.D13]-[.$D$8]/(COUNT([.$B$8:.$B$33])-1)" office:value-type="float" office:value="17.48" calcext:value-type="float">
            <text:p>17.5</text:p>
          </table:table-cell>
          <table:table-cell table:style-name="ce140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33" table:formula="of:=[.G13]-0.5" office:value-type="float" office:value="9.5" calcext:value-type="float">
            <text:p>9.5</text:p>
          </table:table-cell>
          <table:table-cell table:style-name="ce111" table:formula="of:=[.H13]-[.$H$11]/(COUNT([.$G$11:.$G$33])-1)" office:value-type="float" office:value="13.0409090909091" calcext:value-type="float">
            <text:p>13.04</text:p>
          </table:table-cell>
          <table:table-cell table:style-name="ce133" table:formula="of:=[.I13]-[.$I$11]/(COUNT([.$G$11:.$G$33])-1)" office:value-type="float" office:value="18.1363636363636" calcext:value-type="float">
            <text:p>18.1</text:p>
          </table:table-cell>
          <table:table-cell table:style-name="ce140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133" table:formula="of:=[.L15]+0.5" office:value-type="float" office:value="9.5" calcext:value-type="float">
            <text:p>9.5</text:p>
          </table:table-cell>
          <table:table-cell table:style-name="ce111" table:formula="of:=[.M15]+[.$M$19]/(COUNT([.$L$19:.$L$33])-1)" office:value-type="float" office:value="13.3" calcext:value-type="float">
            <text:p>13.30</text:p>
          </table:table-cell>
          <table:table-cell table:style-name="ce133" table:formula="of:=[.N15]+[.$N$19]/(COUNT([.$L$19:.$L$33])-1)" office:value-type="float" office:value="9.5" calcext:value-type="float">
            <text:p>9.5</text:p>
          </table:table-cell>
          <table:table-cell table:style-name="ce140" table:formula="of:=[.O15]+[.$O$19]/(COUNT([.$L$19:.$L$33])-1)" office:value-type="float" office:value="522.5" calcext:value-type="float">
            <text:p>523</text:p>
          </table:table-cell>
          <table:table-cell/>
          <table:table-cell table:style-name="ce133" table:formula="of:=[.Q13]-0.5" office:value-type="float" office:value="9.5" calcext:value-type="float">
            <text:p>9.5</text:p>
          </table:table-cell>
          <table:table-cell table:style-name="ce111" table:formula="of:=[.R13]-[.$R$8]/(COUNT([.$Q$8:.$Q$33])-1)" office:value-type="float" office:value="11.932" calcext:value-type="float">
            <text:p>11.93</text:p>
          </table:table-cell>
          <table:table-cell table:style-name="ce133" table:formula="of:=[.S13]-[.$S$8]/(COUNT([.$Q$8:.$Q$33])-1)" office:value-type="float" office:value="16.872" calcext:value-type="float">
            <text:p>16.9</text:p>
          </table:table-cell>
          <table:table-cell table:style-name="ce140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4]-0.5" office:value-type="float" office:value="9" calcext:value-type="float">
            <text:p>9.0</text:p>
          </table:table-cell>
          <table:table-cell table:style-name="ce111" table:formula="of:=[.C14]-[.$C$8]/(COUNT([.$B$8:.$B$33])-1)" office:value-type="float" office:value="12.24" calcext:value-type="float">
            <text:p>12.24</text:p>
          </table:table-cell>
          <table:table-cell table:style-name="ce133" table:formula="of:=[.D14]-[.$D$8]/(COUNT([.$B$8:.$B$33])-1)" office:value-type="float" office:value="16.56" calcext:value-type="float">
            <text:p>16.6</text:p>
          </table:table-cell>
          <table:table-cell table:style-name="ce140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33" table:formula="of:=[.G14]-0.5" office:value-type="float" office:value="9" calcext:value-type="float">
            <text:p>9.0</text:p>
          </table:table-cell>
          <table:table-cell table:style-name="ce111" table:formula="of:=[.H14]-[.$H$11]/(COUNT([.$G$11:.$G$33])-1)" office:value-type="float" office:value="12.3545454545455" calcext:value-type="float">
            <text:p>12.35</text:p>
          </table:table-cell>
          <table:table-cell table:style-name="ce133" table:formula="of:=[.I14]-[.$I$11]/(COUNT([.$G$11:.$G$33])-1)" office:value-type="float" office:value="17.1818181818182" calcext:value-type="float">
            <text:p>17.2</text:p>
          </table:table-cell>
          <table:table-cell table:style-name="ce140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133" table:formula="of:=[.L16]+0.5" office:value-type="float" office:value="9" calcext:value-type="float">
            <text:p>9.0</text:p>
          </table:table-cell>
          <table:table-cell table:style-name="ce111" table:formula="of:=[.M16]+[.$M$19]/(COUNT([.$L$19:.$L$33])-1)" office:value-type="float" office:value="12.6" calcext:value-type="float">
            <text:p>12.60</text:p>
          </table:table-cell>
          <table:table-cell table:style-name="ce133" table:formula="of:=[.N16]+[.$N$19]/(COUNT([.$L$19:.$L$33])-1)" office:value-type="float" office:value="9" calcext:value-type="float">
            <text:p>9.0</text:p>
          </table:table-cell>
          <table:table-cell table:style-name="ce140" table:formula="of:=[.O16]+[.$O$19]/(COUNT([.$L$19:.$L$33])-1)" office:value-type="float" office:value="495" calcext:value-type="float">
            <text:p>495</text:p>
          </table:table-cell>
          <table:table-cell/>
          <table:table-cell table:style-name="ce133" table:formula="of:=[.Q14]-0.5" office:value-type="float" office:value="9" calcext:value-type="float">
            <text:p>9.0</text:p>
          </table:table-cell>
          <table:table-cell table:style-name="ce111" table:formula="of:=[.R14]-[.$R$8]/(COUNT([.$Q$8:.$Q$33])-1)" office:value-type="float" office:value="11.304" calcext:value-type="float">
            <text:p>11.30</text:p>
          </table:table-cell>
          <table:table-cell table:style-name="ce133" table:formula="of:=[.S14]-[.$S$8]/(COUNT([.$Q$8:.$Q$33])-1)" office:value-type="float" office:value="15.984" calcext:value-type="float">
            <text:p>16.0</text:p>
          </table:table-cell>
          <table:table-cell table:style-name="ce140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5]-0.5" office:value-type="float" office:value="8.5" calcext:value-type="float">
            <text:p>8.5</text:p>
          </table:table-cell>
          <table:table-cell table:style-name="ce111" table:formula="of:=[.C15]-[.$C$8]/(COUNT([.$B$8:.$B$33])-1)" office:value-type="float" office:value="11.56" calcext:value-type="float">
            <text:p>11.56</text:p>
          </table:table-cell>
          <table:table-cell table:style-name="ce133" table:formula="of:=[.D15]-[.$D$8]/(COUNT([.$B$8:.$B$33])-1)" office:value-type="float" office:value="15.64" calcext:value-type="float">
            <text:p>15.6</text:p>
          </table:table-cell>
          <table:table-cell table:style-name="ce140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33" table:formula="of:=[.G15]-0.5" office:value-type="float" office:value="8.5" calcext:value-type="float">
            <text:p>8.5</text:p>
          </table:table-cell>
          <table:table-cell table:style-name="ce111" table:formula="of:=[.H15]-[.$H$11]/(COUNT([.$G$11:.$G$33])-1)" office:value-type="float" office:value="11.6681818181818" calcext:value-type="float">
            <text:p>11.67</text:p>
          </table:table-cell>
          <table:table-cell table:style-name="ce133" table:formula="of:=[.I15]-[.$I$11]/(COUNT([.$G$11:.$G$33])-1)" office:value-type="float" office:value="16.2272727272727" calcext:value-type="float">
            <text:p>16.2</text:p>
          </table:table-cell>
          <table:table-cell table:style-name="ce140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133" table:formula="of:=[.L17]+0.5" office:value-type="float" office:value="8.5" calcext:value-type="float">
            <text:p>8.5</text:p>
          </table:table-cell>
          <table:table-cell table:style-name="ce111" table:formula="of:=[.M17]+[.$M$19]/(COUNT([.$L$19:.$L$33])-1)" office:value-type="float" office:value="11.9" calcext:value-type="float">
            <text:p>11.90</text:p>
          </table:table-cell>
          <table:table-cell table:style-name="ce133" table:formula="of:=[.N17]+[.$N$19]/(COUNT([.$L$19:.$L$33])-1)" office:value-type="float" office:value="8.5" calcext:value-type="float">
            <text:p>8.5</text:p>
          </table:table-cell>
          <table:table-cell table:style-name="ce140" table:formula="of:=[.O17]+[.$O$19]/(COUNT([.$L$19:.$L$33])-1)" office:value-type="float" office:value="467.5" calcext:value-type="float">
            <text:p>468</text:p>
          </table:table-cell>
          <table:table-cell/>
          <table:table-cell table:style-name="ce133" table:formula="of:=[.Q15]-0.5" office:value-type="float" office:value="8.5" calcext:value-type="float">
            <text:p>8.5</text:p>
          </table:table-cell>
          <table:table-cell table:style-name="ce111" table:formula="of:=[.R15]-[.$R$8]/(COUNT([.$Q$8:.$Q$33])-1)" office:value-type="float" office:value="10.676" calcext:value-type="float">
            <text:p>10.68</text:p>
          </table:table-cell>
          <table:table-cell table:style-name="ce133" table:formula="of:=[.S15]-[.$S$8]/(COUNT([.$Q$8:.$Q$33])-1)" office:value-type="float" office:value="15.096" calcext:value-type="float">
            <text:p>15.1</text:p>
          </table:table-cell>
          <table:table-cell table:style-name="ce140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6]-0.5" office:value-type="float" office:value="8" calcext:value-type="float">
            <text:p>8.0</text:p>
          </table:table-cell>
          <table:table-cell table:style-name="ce111" table:formula="of:=[.C16]-[.$C$8]/(COUNT([.$B$8:.$B$33])-1)" office:value-type="float" office:value="10.88" calcext:value-type="float">
            <text:p>10.88</text:p>
          </table:table-cell>
          <table:table-cell table:style-name="ce133" table:formula="of:=[.D16]-[.$D$8]/(COUNT([.$B$8:.$B$33])-1)" office:value-type="float" office:value="14.72" calcext:value-type="float">
            <text:p>14.7</text:p>
          </table:table-cell>
          <table:table-cell table:style-name="ce140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33" table:formula="of:=[.G16]-0.5" office:value-type="float" office:value="8" calcext:value-type="float">
            <text:p>8.0</text:p>
          </table:table-cell>
          <table:table-cell table:style-name="ce111" table:formula="of:=[.H16]-[.$H$11]/(COUNT([.$G$11:.$G$33])-1)" office:value-type="float" office:value="10.9818181818182" calcext:value-type="float">
            <text:p>10.98</text:p>
          </table:table-cell>
          <table:table-cell table:style-name="ce133" table:formula="of:=[.I16]-[.$I$11]/(COUNT([.$G$11:.$G$33])-1)" office:value-type="float" office:value="15.2727272727273" calcext:value-type="float">
            <text:p>15.3</text:p>
          </table:table-cell>
          <table:table-cell table:style-name="ce140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133" table:formula="of:=[.L18]+0.5" office:value-type="float" office:value="8" calcext:value-type="float">
            <text:p>8.0</text:p>
          </table:table-cell>
          <table:table-cell table:style-name="ce111" table:formula="of:=[.M18]+[.$M$19]/(COUNT([.$L$19:.$L$33])-1)" office:value-type="float" office:value="11.2" calcext:value-type="float">
            <text:p>11.20</text:p>
          </table:table-cell>
          <table:table-cell table:style-name="ce133" table:formula="of:=[.N18]+[.$N$19]/(COUNT([.$L$19:.$L$33])-1)" office:value-type="float" office:value="8" calcext:value-type="float">
            <text:p>8.0</text:p>
          </table:table-cell>
          <table:table-cell table:style-name="ce140" table:formula="of:=[.O18]+[.$O$19]/(COUNT([.$L$19:.$L$33])-1)" office:value-type="float" office:value="440" calcext:value-type="float">
            <text:p>440</text:p>
          </table:table-cell>
          <table:table-cell/>
          <table:table-cell table:style-name="ce133" table:formula="of:=[.Q16]-0.5" office:value-type="float" office:value="8" calcext:value-type="float">
            <text:p>8.0</text:p>
          </table:table-cell>
          <table:table-cell table:style-name="ce111" table:formula="of:=[.R16]-[.$R$8]/(COUNT([.$Q$8:.$Q$33])-1)" office:value-type="float" office:value="10.048" calcext:value-type="float">
            <text:p>10.05</text:p>
          </table:table-cell>
          <table:table-cell table:style-name="ce133" table:formula="of:=[.S16]-[.$S$8]/(COUNT([.$Q$8:.$Q$33])-1)" office:value-type="float" office:value="14.208" calcext:value-type="float">
            <text:p>14.2</text:p>
          </table:table-cell>
          <table:table-cell table:style-name="ce140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7]-0.5" office:value-type="float" office:value="7.5" calcext:value-type="float">
            <text:p>7.5</text:p>
          </table:table-cell>
          <table:table-cell table:style-name="ce111" table:formula="of:=[.C17]-[.$C$8]/(COUNT([.$B$8:.$B$33])-1)" office:value-type="float" office:value="10.2" calcext:value-type="float">
            <text:p>10.20</text:p>
          </table:table-cell>
          <table:table-cell table:style-name="ce133" table:formula="of:=[.D17]-[.$D$8]/(COUNT([.$B$8:.$B$33])-1)" office:value-type="float" office:value="13.8" calcext:value-type="float">
            <text:p>13.8</text:p>
          </table:table-cell>
          <table:table-cell table:style-name="ce140" table:formula="of:=[.E17]-[.$E$8]/(COUNT([.$B$8:.$B$33])-1)" office:value-type="float" office:value="411" calcext:value-type="float">
            <text:p>411</text:p>
          </table:table-cell>
          <table:table-cell/>
          <table:table-cell table:style-name="ce133" table:formula="of:=[.G17]-0.5" office:value-type="float" office:value="7.5" calcext:value-type="float">
            <text:p>7.5</text:p>
          </table:table-cell>
          <table:table-cell table:style-name="ce111" table:formula="of:=[.H17]-[.$H$11]/(COUNT([.$G$11:.$G$33])-1)" office:value-type="float" office:value="10.2954545454546" calcext:value-type="float">
            <text:p>10.30</text:p>
          </table:table-cell>
          <table:table-cell table:style-name="ce133" table:formula="of:=[.I17]-[.$I$11]/(COUNT([.$G$11:.$G$33])-1)" office:value-type="float" office:value="14.3181818181818" calcext:value-type="float">
            <text:p>14.3</text:p>
          </table:table-cell>
          <table:table-cell table:style-name="ce140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133" table:formula="of:=[.L19]+0.5" office:value-type="float" office:value="7.5" calcext:value-type="float">
            <text:p>7.5</text:p>
          </table:table-cell>
          <table:table-cell table:style-name="ce111" table:formula="of:=[.M19]+[.$M$19]/(COUNT([.$L$19:.$L$33])-1)" office:value-type="float" office:value="10.5" calcext:value-type="float">
            <text:p>10.50</text:p>
          </table:table-cell>
          <table:table-cell table:style-name="ce133" table:formula="of:=[.N19]+[.$N$19]/(COUNT([.$L$19:.$L$33])-1)" office:value-type="float" office:value="7.5" calcext:value-type="float">
            <text:p>7.5</text:p>
          </table:table-cell>
          <table:table-cell table:style-name="ce140" table:formula="of:=[.O19]+[.$O$19]/(COUNT([.$L$19:.$L$33])-1)" office:value-type="float" office:value="412.5" calcext:value-type="float">
            <text:p>413</text:p>
          </table:table-cell>
          <table:table-cell/>
          <table:table-cell table:style-name="ce133" table:formula="of:=[.Q17]-0.5" office:value-type="float" office:value="7.5" calcext:value-type="float">
            <text:p>7.5</text:p>
          </table:table-cell>
          <table:table-cell table:style-name="ce111" table:formula="of:=[.R17]-[.$R$8]/(COUNT([.$Q$8:.$Q$33])-1)" office:value-type="float" office:value="9.42" calcext:value-type="float">
            <text:p>9.42</text:p>
          </table:table-cell>
          <table:table-cell table:style-name="ce133" table:formula="of:=[.S17]-[.$S$8]/(COUNT([.$Q$8:.$Q$33])-1)" office:value-type="float" office:value="13.32" calcext:value-type="float">
            <text:p>13.3</text:p>
          </table:table-cell>
          <table:table-cell table:style-name="ce140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8]-0.5" office:value-type="float" office:value="7" calcext:value-type="float">
            <text:p>7.0</text:p>
          </table:table-cell>
          <table:table-cell table:style-name="ce111" table:formula="of:=[.C18]-[.$C$8]/(COUNT([.$B$8:.$B$33])-1)" office:value-type="float" office:value="9.52" calcext:value-type="float">
            <text:p>9.52</text:p>
          </table:table-cell>
          <table:table-cell table:style-name="ce133" table:formula="of:=[.D18]-[.$D$8]/(COUNT([.$B$8:.$B$33])-1)" office:value-type="float" office:value="12.88" calcext:value-type="float">
            <text:p>12.9</text:p>
          </table:table-cell>
          <table:table-cell table:style-name="ce140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33" table:formula="of:=[.G18]-0.5" office:value-type="float" office:value="7" calcext:value-type="float">
            <text:p>7.0</text:p>
          </table:table-cell>
          <table:table-cell table:style-name="ce111" table:formula="of:=[.H18]-[.$H$11]/(COUNT([.$G$11:.$G$33])-1)" office:value-type="float" office:value="9.60909090909092" calcext:value-type="float">
            <text:p>9.61</text:p>
          </table:table-cell>
          <table:table-cell table:style-name="ce133" table:formula="of:=[.I18]-[.$I$11]/(COUNT([.$G$11:.$G$33])-1)" office:value-type="float" office:value="13.3636363636364" calcext:value-type="float">
            <text:p>13.4</text:p>
          </table:table-cell>
          <table:table-cell table:style-name="ce140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201" office:value-type="float" office:value="7" calcext:value-type="float">
            <text:p>7.0</text:p>
          </table:table-cell>
          <table:table-cell table:style-name="ce202" office:value-type="float" office:value="9.8" calcext:value-type="float">
            <text:p>9.80</text:p>
          </table:table-cell>
          <table:table-cell table:style-name="ce201" office:value-type="float" office:value="7" calcext:value-type="float">
            <text:p>7.0</text:p>
          </table:table-cell>
          <table:table-cell table:style-name="ce203" office:value-type="float" office:value="385" calcext:value-type="float">
            <text:p>385</text:p>
          </table:table-cell>
          <table:table-cell/>
          <table:table-cell table:style-name="ce133" table:formula="of:=[.Q18]-0.5" office:value-type="float" office:value="7" calcext:value-type="float">
            <text:p>7.0</text:p>
          </table:table-cell>
          <table:table-cell table:style-name="ce111" table:formula="of:=[.R18]-[.$R$8]/(COUNT([.$Q$8:.$Q$33])-1)" office:value-type="float" office:value="8.792" calcext:value-type="float">
            <text:p>8.79</text:p>
          </table:table-cell>
          <table:table-cell table:style-name="ce133" table:formula="of:=[.S18]-[.$S$8]/(COUNT([.$Q$8:.$Q$33])-1)" office:value-type="float" office:value="12.432" calcext:value-type="float">
            <text:p>12.4</text:p>
          </table:table-cell>
          <table:table-cell table:style-name="ce140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9]-0.5" office:value-type="float" office:value="6.5" calcext:value-type="float">
            <text:p>6.5</text:p>
          </table:table-cell>
          <table:table-cell table:style-name="ce111" table:formula="of:=[.C19]-[.$C$8]/(COUNT([.$B$8:.$B$33])-1)" office:value-type="float" office:value="8.84" calcext:value-type="float">
            <text:p>8.84</text:p>
          </table:table-cell>
          <table:table-cell table:style-name="ce133" table:formula="of:=[.D19]-[.$D$8]/(COUNT([.$B$8:.$B$33])-1)" office:value-type="float" office:value="11.96" calcext:value-type="float">
            <text:p>12.0</text:p>
          </table:table-cell>
          <table:table-cell table:style-name="ce140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33" table:formula="of:=[.G19]-0.5" office:value-type="float" office:value="6.5" calcext:value-type="float">
            <text:p>6.5</text:p>
          </table:table-cell>
          <table:table-cell table:style-name="ce111" table:formula="of:=[.H19]-[.$H$11]/(COUNT([.$G$11:.$G$33])-1)" office:value-type="float" office:value="8.92272727272728" calcext:value-type="float">
            <text:p>8.92</text:p>
          </table:table-cell>
          <table:table-cell table:style-name="ce133" table:formula="of:=[.I19]-[.$I$11]/(COUNT([.$G$11:.$G$33])-1)" office:value-type="float" office:value="12.4090909090909" calcext:value-type="float">
            <text:p>12.4</text:p>
          </table:table-cell>
          <table:table-cell table:style-name="ce140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133" table:formula="of:=[.L19]-0.5" office:value-type="float" office:value="6.5" calcext:value-type="float">
            <text:p>6.5</text:p>
          </table:table-cell>
          <table:table-cell table:style-name="ce111" table:formula="of:=[.M19]-[.$M$19]/(COUNT([.$L$19:.$L$33])-1)" office:value-type="float" office:value="9.1" calcext:value-type="float">
            <text:p>9.10</text:p>
          </table:table-cell>
          <table:table-cell table:style-name="ce133" table:formula="of:=[.N19]-[.$N$19]/(COUNT([.$L$19:.$L$33])-1)" office:value-type="float" office:value="6.5" calcext:value-type="float">
            <text:p>6.5</text:p>
          </table:table-cell>
          <table:table-cell table:style-name="ce140" table:formula="of:=[.O19]-[.$O$19]/(COUNT([.$L$19:.$L$33])-1)" office:value-type="float" office:value="357.5" calcext:value-type="float">
            <text:p>358</text:p>
          </table:table-cell>
          <table:table-cell/>
          <table:table-cell table:style-name="ce133" table:formula="of:=[.Q19]-0.5" office:value-type="float" office:value="6.5" calcext:value-type="float">
            <text:p>6.5</text:p>
          </table:table-cell>
          <table:table-cell table:style-name="ce111" table:formula="of:=[.R19]-[.$R$8]/(COUNT([.$Q$8:.$Q$33])-1)" office:value-type="float" office:value="8.164" calcext:value-type="float">
            <text:p>8.16</text:p>
          </table:table-cell>
          <table:table-cell table:style-name="ce133" table:formula="of:=[.S19]-[.$S$8]/(COUNT([.$Q$8:.$Q$33])-1)" office:value-type="float" office:value="11.544" calcext:value-type="float">
            <text:p>11.5</text:p>
          </table:table-cell>
          <table:table-cell table:style-name="ce140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0]-0.5" office:value-type="float" office:value="6" calcext:value-type="float">
            <text:p>6.0</text:p>
          </table:table-cell>
          <table:table-cell table:style-name="ce111" table:formula="of:=[.C20]-[.$C$8]/(COUNT([.$B$8:.$B$33])-1)" office:value-type="float" office:value="8.16" calcext:value-type="float">
            <text:p>8.16</text:p>
          </table:table-cell>
          <table:table-cell table:style-name="ce133" table:formula="of:=[.D20]-[.$D$8]/(COUNT([.$B$8:.$B$33])-1)" office:value-type="float" office:value="11.04" calcext:value-type="float">
            <text:p>11.0</text:p>
          </table:table-cell>
          <table:table-cell table:style-name="ce140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33" table:formula="of:=[.G20]-0.5" office:value-type="float" office:value="6" calcext:value-type="float">
            <text:p>6.0</text:p>
          </table:table-cell>
          <table:table-cell table:style-name="ce111" table:formula="of:=[.H20]-[.$H$11]/(COUNT([.$G$11:.$G$33])-1)" office:value-type="float" office:value="8.23636363636364" calcext:value-type="float">
            <text:p>8.24</text:p>
          </table:table-cell>
          <table:table-cell table:style-name="ce133" table:formula="of:=[.I20]-[.$I$11]/(COUNT([.$G$11:.$G$33])-1)" office:value-type="float" office:value="11.4545454545455" calcext:value-type="float">
            <text:p>11.5</text:p>
          </table:table-cell>
          <table:table-cell table:style-name="ce140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133" table:formula="of:=[.L20]-0.5" office:value-type="float" office:value="6" calcext:value-type="float">
            <text:p>6.0</text:p>
          </table:table-cell>
          <table:table-cell table:style-name="ce111" table:formula="of:=[.M20]-[.$M$19]/(COUNT([.$L$19:.$L$33])-1)" office:value-type="float" office:value="8.4" calcext:value-type="float">
            <text:p>8.40</text:p>
          </table:table-cell>
          <table:table-cell table:style-name="ce133" table:formula="of:=[.N20]-[.$N$19]/(COUNT([.$L$19:.$L$33])-1)" office:value-type="float" office:value="6" calcext:value-type="float">
            <text:p>6.0</text:p>
          </table:table-cell>
          <table:table-cell table:style-name="ce140" table:formula="of:=[.O20]-[.$O$19]/(COUNT([.$L$19:.$L$33])-1)" office:value-type="float" office:value="330" calcext:value-type="float">
            <text:p>330</text:p>
          </table:table-cell>
          <table:table-cell/>
          <table:table-cell table:style-name="ce133" table:formula="of:=[.Q20]-0.5" office:value-type="float" office:value="6" calcext:value-type="float">
            <text:p>6.0</text:p>
          </table:table-cell>
          <table:table-cell table:style-name="ce111" table:formula="of:=[.R20]-[.$R$8]/(COUNT([.$Q$8:.$Q$33])-1)" office:value-type="float" office:value="7.536" calcext:value-type="float">
            <text:p>7.54</text:p>
          </table:table-cell>
          <table:table-cell table:style-name="ce133" table:formula="of:=[.S20]-[.$S$8]/(COUNT([.$Q$8:.$Q$33])-1)" office:value-type="float" office:value="10.656" calcext:value-type="float">
            <text:p>10.7</text:p>
          </table:table-cell>
          <table:table-cell table:style-name="ce140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1]-0.5" office:value-type="float" office:value="5.5" calcext:value-type="float">
            <text:p>5.5</text:p>
          </table:table-cell>
          <table:table-cell table:style-name="ce111" table:formula="of:=[.C21]-[.$C$8]/(COUNT([.$B$8:.$B$33])-1)" office:value-type="float" office:value="7.48" calcext:value-type="float">
            <text:p>7.48</text:p>
          </table:table-cell>
          <table:table-cell table:style-name="ce133" table:formula="of:=[.D21]-[.$D$8]/(COUNT([.$B$8:.$B$33])-1)" office:value-type="float" office:value="10.12" calcext:value-type="float">
            <text:p>10.1</text:p>
          </table:table-cell>
          <table:table-cell table:style-name="ce140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33" table:formula="of:=[.G21]-0.5" office:value-type="float" office:value="5.5" calcext:value-type="float">
            <text:p>5.5</text:p>
          </table:table-cell>
          <table:table-cell table:style-name="ce111" table:formula="of:=[.H21]-[.$H$11]/(COUNT([.$G$11:.$G$33])-1)" office:value-type="float" office:value="7.55000000000001" calcext:value-type="float">
            <text:p>7.55</text:p>
          </table:table-cell>
          <table:table-cell table:style-name="ce133" table:formula="of:=[.I21]-[.$I$11]/(COUNT([.$G$11:.$G$33])-1)" office:value-type="float" office:value="10.5" calcext:value-type="float">
            <text:p>10.5</text:p>
          </table:table-cell>
          <table:table-cell table:style-name="ce140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133" table:formula="of:=[.L21]-0.5" office:value-type="float" office:value="5.5" calcext:value-type="float">
            <text:p>5.5</text:p>
          </table:table-cell>
          <table:table-cell table:style-name="ce111" table:formula="of:=[.M21]-[.$M$19]/(COUNT([.$L$19:.$L$33])-1)" office:value-type="float" office:value="7.7" calcext:value-type="float">
            <text:p>7.70</text:p>
          </table:table-cell>
          <table:table-cell table:style-name="ce133" table:formula="of:=[.N21]-[.$N$19]/(COUNT([.$L$19:.$L$33])-1)" office:value-type="float" office:value="5.5" calcext:value-type="float">
            <text:p>5.5</text:p>
          </table:table-cell>
          <table:table-cell table:style-name="ce140" table:formula="of:=[.O21]-[.$O$19]/(COUNT([.$L$19:.$L$33])-1)" office:value-type="float" office:value="302.5" calcext:value-type="float">
            <text:p>303</text:p>
          </table:table-cell>
          <table:table-cell/>
          <table:table-cell table:style-name="ce133" table:formula="of:=[.Q21]-0.5" office:value-type="float" office:value="5.5" calcext:value-type="float">
            <text:p>5.5</text:p>
          </table:table-cell>
          <table:table-cell table:style-name="ce111" table:formula="of:=[.R21]-[.$R$8]/(COUNT([.$Q$8:.$Q$33])-1)" office:value-type="float" office:value="6.908" calcext:value-type="float">
            <text:p>6.91</text:p>
          </table:table-cell>
          <table:table-cell table:style-name="ce133" table:formula="of:=[.S21]-[.$S$8]/(COUNT([.$Q$8:.$Q$33])-1)" office:value-type="float" office:value="9.76799999999999" calcext:value-type="float">
            <text:p>9.8</text:p>
          </table:table-cell>
          <table:table-cell table:style-name="ce140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2]-0.5" office:value-type="float" office:value="5" calcext:value-type="float">
            <text:p>5.0</text:p>
          </table:table-cell>
          <table:table-cell table:style-name="ce111" table:formula="of:=[.C22]-[.$C$8]/(COUNT([.$B$8:.$B$33])-1)" office:value-type="float" office:value="6.8" calcext:value-type="float">
            <text:p>6.80</text:p>
          </table:table-cell>
          <table:table-cell table:style-name="ce133" table:formula="of:=[.D22]-[.$D$8]/(COUNT([.$B$8:.$B$33])-1)" office:value-type="float" office:value="9.19999999999999" calcext:value-type="float">
            <text:p>9.2</text:p>
          </table:table-cell>
          <table:table-cell table:style-name="ce140" table:formula="of:=[.E22]-[.$E$8]/(COUNT([.$B$8:.$B$33])-1)" office:value-type="float" office:value="274" calcext:value-type="float">
            <text:p>274</text:p>
          </table:table-cell>
          <table:table-cell/>
          <table:table-cell table:style-name="ce133" table:formula="of:=[.G22]-0.5" office:value-type="float" office:value="5" calcext:value-type="float">
            <text:p>5.0</text:p>
          </table:table-cell>
          <table:table-cell table:style-name="ce111" table:formula="of:=[.H22]-[.$H$11]/(COUNT([.$G$11:.$G$33])-1)" office:value-type="float" office:value="6.86363636363637" calcext:value-type="float">
            <text:p>6.86</text:p>
          </table:table-cell>
          <table:table-cell table:style-name="ce133" table:formula="of:=[.I22]-[.$I$11]/(COUNT([.$G$11:.$G$33])-1)" office:value-type="float" office:value="9.54545454545455" calcext:value-type="float">
            <text:p>9.5</text:p>
          </table:table-cell>
          <table:table-cell table:style-name="ce140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133" table:formula="of:=[.L22]-0.5" office:value-type="float" office:value="5" calcext:value-type="float">
            <text:p>5.0</text:p>
          </table:table-cell>
          <table:table-cell table:style-name="ce111" table:formula="of:=[.M22]-[.$M$19]/(COUNT([.$L$19:.$L$33])-1)" office:value-type="float" office:value="7" calcext:value-type="float">
            <text:p>7.00</text:p>
          </table:table-cell>
          <table:table-cell table:style-name="ce133" table:formula="of:=[.N22]-[.$N$19]/(COUNT([.$L$19:.$L$33])-1)" office:value-type="float" office:value="5" calcext:value-type="float">
            <text:p>5.0</text:p>
          </table:table-cell>
          <table:table-cell table:style-name="ce140" table:formula="of:=[.O22]-[.$O$19]/(COUNT([.$L$19:.$L$33])-1)" office:value-type="float" office:value="275" calcext:value-type="float">
            <text:p>275</text:p>
          </table:table-cell>
          <table:table-cell/>
          <table:table-cell table:style-name="ce133" table:formula="of:=[.Q22]-0.5" office:value-type="float" office:value="5" calcext:value-type="float">
            <text:p>5.0</text:p>
          </table:table-cell>
          <table:table-cell table:style-name="ce111" table:formula="of:=[.R22]-[.$R$8]/(COUNT([.$Q$8:.$Q$33])-1)" office:value-type="float" office:value="6.28" calcext:value-type="float">
            <text:p>6.28</text:p>
          </table:table-cell>
          <table:table-cell table:style-name="ce133" table:formula="of:=[.S22]-[.$S$8]/(COUNT([.$Q$8:.$Q$33])-1)" office:value-type="float" office:value="8.87999999999999" calcext:value-type="float">
            <text:p>8.9</text:p>
          </table:table-cell>
          <table:table-cell table:style-name="ce140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3]-0.5" office:value-type="float" office:value="4.5" calcext:value-type="float">
            <text:p>4.5</text:p>
          </table:table-cell>
          <table:table-cell table:style-name="ce111" table:formula="of:=[.C23]-[.$C$8]/(COUNT([.$B$8:.$B$33])-1)" office:value-type="float" office:value="6.12" calcext:value-type="float">
            <text:p>6.12</text:p>
          </table:table-cell>
          <table:table-cell table:style-name="ce133" table:formula="of:=[.D23]-[.$D$8]/(COUNT([.$B$8:.$B$33])-1)" office:value-type="float" office:value="8.27999999999999" calcext:value-type="float">
            <text:p>8.3</text:p>
          </table:table-cell>
          <table:table-cell table:style-name="ce140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33" table:formula="of:=[.G23]-0.5" office:value-type="float" office:value="4.5" calcext:value-type="float">
            <text:p>4.5</text:p>
          </table:table-cell>
          <table:table-cell table:style-name="ce111" table:formula="of:=[.H23]-[.$H$11]/(COUNT([.$G$11:.$G$33])-1)" office:value-type="float" office:value="6.17727272727273" calcext:value-type="float">
            <text:p>6.18</text:p>
          </table:table-cell>
          <table:table-cell table:style-name="ce133" table:formula="of:=[.I23]-[.$I$11]/(COUNT([.$G$11:.$G$33])-1)" office:value-type="float" office:value="8.59090909090909" calcext:value-type="float">
            <text:p>8.6</text:p>
          </table:table-cell>
          <table:table-cell table:style-name="ce140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133" table:formula="of:=[.L23]-0.5" office:value-type="float" office:value="4.5" calcext:value-type="float">
            <text:p>4.5</text:p>
          </table:table-cell>
          <table:table-cell table:style-name="ce111" table:formula="of:=[.M23]-[.$M$19]/(COUNT([.$L$19:.$L$33])-1)" office:value-type="float" office:value="6.3" calcext:value-type="float">
            <text:p>6.30</text:p>
          </table:table-cell>
          <table:table-cell table:style-name="ce133" table:formula="of:=[.N23]-[.$N$19]/(COUNT([.$L$19:.$L$33])-1)" office:value-type="float" office:value="4.5" calcext:value-type="float">
            <text:p>4.5</text:p>
          </table:table-cell>
          <table:table-cell table:style-name="ce140" table:formula="of:=[.O23]-[.$O$19]/(COUNT([.$L$19:.$L$33])-1)" office:value-type="float" office:value="247.5" calcext:value-type="float">
            <text:p>248</text:p>
          </table:table-cell>
          <table:table-cell/>
          <table:table-cell table:style-name="ce133" table:formula="of:=[.Q23]-0.5" office:value-type="float" office:value="4.5" calcext:value-type="float">
            <text:p>4.5</text:p>
          </table:table-cell>
          <table:table-cell table:style-name="ce111" table:formula="of:=[.R23]-[.$R$8]/(COUNT([.$Q$8:.$Q$33])-1)" office:value-type="float" office:value="5.652" calcext:value-type="float">
            <text:p>5.65</text:p>
          </table:table-cell>
          <table:table-cell table:style-name="ce133" table:formula="of:=[.S23]-[.$S$8]/(COUNT([.$Q$8:.$Q$33])-1)" office:value-type="float" office:value="7.99199999999999" calcext:value-type="float">
            <text:p>8.0</text:p>
          </table:table-cell>
          <table:table-cell table:style-name="ce140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4]-0.5" office:value-type="float" office:value="4" calcext:value-type="float">
            <text:p>4.0</text:p>
          </table:table-cell>
          <table:table-cell table:style-name="ce111" table:formula="of:=[.C24]-[.$C$8]/(COUNT([.$B$8:.$B$33])-1)" office:value-type="float" office:value="5.44000000000001" calcext:value-type="float">
            <text:p>5.44</text:p>
          </table:table-cell>
          <table:table-cell table:style-name="ce133" table:formula="of:=[.D24]-[.$D$8]/(COUNT([.$B$8:.$B$33])-1)" office:value-type="float" office:value="7.35999999999999" calcext:value-type="float">
            <text:p>7.4</text:p>
          </table:table-cell>
          <table:table-cell table:style-name="ce140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33" table:formula="of:=[.G24]-0.5" office:value-type="float" office:value="4" calcext:value-type="float">
            <text:p>4.0</text:p>
          </table:table-cell>
          <table:table-cell table:style-name="ce111" table:formula="of:=[.H24]-[.$H$11]/(COUNT([.$G$11:.$G$33])-1)" office:value-type="float" office:value="5.4909090909091" calcext:value-type="float">
            <text:p>5.49</text:p>
          </table:table-cell>
          <table:table-cell table:style-name="ce133" table:formula="of:=[.I24]-[.$I$11]/(COUNT([.$G$11:.$G$33])-1)" office:value-type="float" office:value="7.63636363636364" calcext:value-type="float">
            <text:p>7.6</text:p>
          </table:table-cell>
          <table:table-cell table:style-name="ce140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133" table:formula="of:=[.L24]-0.5" office:value-type="float" office:value="4" calcext:value-type="float">
            <text:p>4.0</text:p>
          </table:table-cell>
          <table:table-cell table:style-name="ce111" table:formula="of:=[.M24]-[.$M$19]/(COUNT([.$L$19:.$L$33])-1)" office:value-type="float" office:value="5.6" calcext:value-type="float">
            <text:p>5.60</text:p>
          </table:table-cell>
          <table:table-cell table:style-name="ce133" table:formula="of:=[.N24]-[.$N$19]/(COUNT([.$L$19:.$L$33])-1)" office:value-type="float" office:value="4" calcext:value-type="float">
            <text:p>4.0</text:p>
          </table:table-cell>
          <table:table-cell table:style-name="ce140" table:formula="of:=[.O24]-[.$O$19]/(COUNT([.$L$19:.$L$33])-1)" office:value-type="float" office:value="220" calcext:value-type="float">
            <text:p>220</text:p>
          </table:table-cell>
          <table:table-cell/>
          <table:table-cell table:style-name="ce133" table:formula="of:=[.Q24]-0.5" office:value-type="float" office:value="4" calcext:value-type="float">
            <text:p>4.0</text:p>
          </table:table-cell>
          <table:table-cell table:style-name="ce111" table:formula="of:=[.R24]-[.$R$8]/(COUNT([.$Q$8:.$Q$33])-1)" office:value-type="float" office:value="5.024" calcext:value-type="float">
            <text:p>5.02</text:p>
          </table:table-cell>
          <table:table-cell table:style-name="ce133" table:formula="of:=[.S24]-[.$S$8]/(COUNT([.$Q$8:.$Q$33])-1)" office:value-type="float" office:value="7.10399999999999" calcext:value-type="float">
            <text:p>7.1</text:p>
          </table:table-cell>
          <table:table-cell table:style-name="ce140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5]-0.5" office:value-type="float" office:value="3.5" calcext:value-type="float">
            <text:p>3.5</text:p>
          </table:table-cell>
          <table:table-cell table:style-name="ce111" table:formula="of:=[.C25]-[.$C$8]/(COUNT([.$B$8:.$B$33])-1)" office:value-type="float" office:value="4.76000000000001" calcext:value-type="float">
            <text:p>4.76</text:p>
          </table:table-cell>
          <table:table-cell table:style-name="ce133" table:formula="of:=[.D25]-[.$D$8]/(COUNT([.$B$8:.$B$33])-1)" office:value-type="float" office:value="6.43999999999999" calcext:value-type="float">
            <text:p>6.4</text:p>
          </table:table-cell>
          <table:table-cell table:style-name="ce140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33" table:formula="of:=[.G25]-0.5" office:value-type="float" office:value="3.5" calcext:value-type="float">
            <text:p>3.5</text:p>
          </table:table-cell>
          <table:table-cell table:style-name="ce111" table:formula="of:=[.H25]-[.$H$11]/(COUNT([.$G$11:.$G$33])-1)" office:value-type="float" office:value="4.80454545454546" calcext:value-type="float">
            <text:p>4.80</text:p>
          </table:table-cell>
          <table:table-cell table:style-name="ce133" table:formula="of:=[.I25]-[.$I$11]/(COUNT([.$G$11:.$G$33])-1)" office:value-type="float" office:value="6.68181818181818" calcext:value-type="float">
            <text:p>6.7</text:p>
          </table:table-cell>
          <table:table-cell table:style-name="ce140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133" table:formula="of:=[.L25]-0.5" office:value-type="float" office:value="3.5" calcext:value-type="float">
            <text:p>3.5</text:p>
          </table:table-cell>
          <table:table-cell table:style-name="ce111" table:formula="of:=[.M25]-[.$M$19]/(COUNT([.$L$19:.$L$33])-1)" office:value-type="float" office:value="4.9" calcext:value-type="float">
            <text:p>4.90</text:p>
          </table:table-cell>
          <table:table-cell table:style-name="ce133" table:formula="of:=[.N25]-[.$N$19]/(COUNT([.$L$19:.$L$33])-1)" office:value-type="float" office:value="3.5" calcext:value-type="float">
            <text:p>3.5</text:p>
          </table:table-cell>
          <table:table-cell table:style-name="ce140" table:formula="of:=[.O25]-[.$O$19]/(COUNT([.$L$19:.$L$33])-1)" office:value-type="float" office:value="192.5" calcext:value-type="float">
            <text:p>193</text:p>
          </table:table-cell>
          <table:table-cell/>
          <table:table-cell table:style-name="ce133" table:formula="of:=[.Q25]-0.5" office:value-type="float" office:value="3.5" calcext:value-type="float">
            <text:p>3.5</text:p>
          </table:table-cell>
          <table:table-cell table:style-name="ce111" table:formula="of:=[.R25]-[.$R$8]/(COUNT([.$Q$8:.$Q$33])-1)" office:value-type="float" office:value="4.396" calcext:value-type="float">
            <text:p>4.40</text:p>
          </table:table-cell>
          <table:table-cell table:style-name="ce133" table:formula="of:=[.S25]-[.$S$8]/(COUNT([.$Q$8:.$Q$33])-1)" office:value-type="float" office:value="6.21599999999999" calcext:value-type="float">
            <text:p>6.2</text:p>
          </table:table-cell>
          <table:table-cell table:style-name="ce140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6]-0.5" office:value-type="float" office:value="3" calcext:value-type="float">
            <text:p>3.0</text:p>
          </table:table-cell>
          <table:table-cell table:style-name="ce111" table:formula="of:=[.C26]-[.$C$8]/(COUNT([.$B$8:.$B$33])-1)" office:value-type="float" office:value="4.08000000000001" calcext:value-type="float">
            <text:p>4.08</text:p>
          </table:table-cell>
          <table:table-cell table:style-name="ce133" table:formula="of:=[.D26]-[.$D$8]/(COUNT([.$B$8:.$B$33])-1)" office:value-type="float" office:value="5.51999999999999" calcext:value-type="float">
            <text:p>5.5</text:p>
          </table:table-cell>
          <table:table-cell table:style-name="ce140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33" table:formula="of:=[.G26]-0.5" office:value-type="float" office:value="3" calcext:value-type="float">
            <text:p>3.0</text:p>
          </table:table-cell>
          <table:table-cell table:style-name="ce111" table:formula="of:=[.H26]-[.$H$11]/(COUNT([.$G$11:.$G$33])-1)" office:value-type="float" office:value="4.11818181818182" calcext:value-type="float">
            <text:p>4.12</text:p>
          </table:table-cell>
          <table:table-cell table:style-name="ce133" table:formula="of:=[.I26]-[.$I$11]/(COUNT([.$G$11:.$G$33])-1)" office:value-type="float" office:value="5.72727272727273" calcext:value-type="float">
            <text:p>5.7</text:p>
          </table:table-cell>
          <table:table-cell table:style-name="ce140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133" table:formula="of:=[.L26]-0.5" office:value-type="float" office:value="3" calcext:value-type="float">
            <text:p>3.0</text:p>
          </table:table-cell>
          <table:table-cell table:style-name="ce111" table:formula="of:=[.M26]-[.$M$19]/(COUNT([.$L$19:.$L$33])-1)" office:value-type="float" office:value="4.2" calcext:value-type="float">
            <text:p>4.20</text:p>
          </table:table-cell>
          <table:table-cell table:style-name="ce133" table:formula="of:=[.N26]-[.$N$19]/(COUNT([.$L$19:.$L$33])-1)" office:value-type="float" office:value="3" calcext:value-type="float">
            <text:p>3.0</text:p>
          </table:table-cell>
          <table:table-cell table:style-name="ce140" table:formula="of:=[.O26]-[.$O$19]/(COUNT([.$L$19:.$L$33])-1)" office:value-type="float" office:value="165" calcext:value-type="float">
            <text:p>165</text:p>
          </table:table-cell>
          <table:table-cell/>
          <table:table-cell table:style-name="ce133" table:formula="of:=[.Q26]-0.5" office:value-type="float" office:value="3" calcext:value-type="float">
            <text:p>3.0</text:p>
          </table:table-cell>
          <table:table-cell table:style-name="ce111" table:formula="of:=[.R26]-[.$R$8]/(COUNT([.$Q$8:.$Q$33])-1)" office:value-type="float" office:value="3.768" calcext:value-type="float">
            <text:p>3.77</text:p>
          </table:table-cell>
          <table:table-cell table:style-name="ce133" table:formula="of:=[.S26]-[.$S$8]/(COUNT([.$Q$8:.$Q$33])-1)" office:value-type="float" office:value="5.32799999999999" calcext:value-type="float">
            <text:p>5.3</text:p>
          </table:table-cell>
          <table:table-cell table:style-name="ce140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7]-0.5" office:value-type="float" office:value="2.5" calcext:value-type="float">
            <text:p>2.5</text:p>
          </table:table-cell>
          <table:table-cell table:style-name="ce111" table:formula="of:=[.C27]-[.$C$8]/(COUNT([.$B$8:.$B$33])-1)" office:value-type="float" office:value="3.40000000000001" calcext:value-type="float">
            <text:p>3.40</text:p>
          </table:table-cell>
          <table:table-cell table:style-name="ce133" table:formula="of:=[.D27]-[.$D$8]/(COUNT([.$B$8:.$B$33])-1)" office:value-type="float" office:value="4.59999999999999" calcext:value-type="float">
            <text:p>4.6</text:p>
          </table:table-cell>
          <table:table-cell table:style-name="ce140" table:formula="of:=[.E27]-[.$E$8]/(COUNT([.$B$8:.$B$33])-1)" office:value-type="float" office:value="137" calcext:value-type="float">
            <text:p>137</text:p>
          </table:table-cell>
          <table:table-cell/>
          <table:table-cell table:style-name="ce133" table:formula="of:=[.G27]-0.5" office:value-type="float" office:value="2.5" calcext:value-type="float">
            <text:p>2.5</text:p>
          </table:table-cell>
          <table:table-cell table:style-name="ce111" table:formula="of:=[.H27]-[.$H$11]/(COUNT([.$G$11:.$G$33])-1)" office:value-type="float" office:value="3.43181818181819" calcext:value-type="float">
            <text:p>3.43</text:p>
          </table:table-cell>
          <table:table-cell table:style-name="ce133" table:formula="of:=[.I27]-[.$I$11]/(COUNT([.$G$11:.$G$33])-1)" office:value-type="float" office:value="4.77272727272727" calcext:value-type="float">
            <text:p>4.8</text:p>
          </table:table-cell>
          <table:table-cell table:style-name="ce140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133" table:formula="of:=[.L27]-0.5" office:value-type="float" office:value="2.5" calcext:value-type="float">
            <text:p>2.5</text:p>
          </table:table-cell>
          <table:table-cell table:style-name="ce111" table:formula="of:=[.M27]-[.$M$19]/(COUNT([.$L$19:.$L$33])-1)" office:value-type="float" office:value="3.5" calcext:value-type="float">
            <text:p>3.50</text:p>
          </table:table-cell>
          <table:table-cell table:style-name="ce133" table:formula="of:=[.N27]-[.$N$19]/(COUNT([.$L$19:.$L$33])-1)" office:value-type="float" office:value="2.5" calcext:value-type="float">
            <text:p>2.5</text:p>
          </table:table-cell>
          <table:table-cell table:style-name="ce140" table:formula="of:=[.O27]-[.$O$19]/(COUNT([.$L$19:.$L$33])-1)" office:value-type="float" office:value="137.5" calcext:value-type="float">
            <text:p>138</text:p>
          </table:table-cell>
          <table:table-cell/>
          <table:table-cell table:style-name="ce133" table:formula="of:=[.Q27]-0.5" office:value-type="float" office:value="2.5" calcext:value-type="float">
            <text:p>2.5</text:p>
          </table:table-cell>
          <table:table-cell table:style-name="ce111" table:formula="of:=[.R27]-[.$R$8]/(COUNT([.$Q$8:.$Q$33])-1)" office:value-type="float" office:value="3.14" calcext:value-type="float">
            <text:p>3.14</text:p>
          </table:table-cell>
          <table:table-cell table:style-name="ce133" table:formula="of:=[.S27]-[.$S$8]/(COUNT([.$Q$8:.$Q$33])-1)" office:value-type="float" office:value="4.43999999999999" calcext:value-type="float">
            <text:p>4.4</text:p>
          </table:table-cell>
          <table:table-cell table:style-name="ce140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8]-0.5" office:value-type="float" office:value="2" calcext:value-type="float">
            <text:p>2.0</text:p>
          </table:table-cell>
          <table:table-cell table:style-name="ce111" table:formula="of:=[.C28]-[.$C$8]/(COUNT([.$B$8:.$B$33])-1)" office:value-type="float" office:value="2.72" calcext:value-type="float">
            <text:p>2.72</text:p>
          </table:table-cell>
          <table:table-cell table:style-name="ce133" table:formula="of:=[.D28]-[.$D$8]/(COUNT([.$B$8:.$B$33])-1)" office:value-type="float" office:value="3.67999999999999" calcext:value-type="float">
            <text:p>3.7</text:p>
          </table:table-cell>
          <table:table-cell table:style-name="ce140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33" table:formula="of:=[.G28]-0.5" office:value-type="float" office:value="2" calcext:value-type="float">
            <text:p>2.0</text:p>
          </table:table-cell>
          <table:table-cell table:style-name="ce111" table:formula="of:=[.H28]-[.$H$11]/(COUNT([.$G$11:.$G$33])-1)" office:value-type="float" office:value="2.74545454545455" calcext:value-type="float">
            <text:p>2.75</text:p>
          </table:table-cell>
          <table:table-cell table:style-name="ce133" table:formula="of:=[.I28]-[.$I$11]/(COUNT([.$G$11:.$G$33])-1)" office:value-type="float" office:value="3.81818181818182" calcext:value-type="float">
            <text:p>3.8</text:p>
          </table:table-cell>
          <table:table-cell table:style-name="ce140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133" table:formula="of:=[.L28]-0.5" office:value-type="float" office:value="2" calcext:value-type="float">
            <text:p>2.0</text:p>
          </table:table-cell>
          <table:table-cell table:style-name="ce111" table:formula="of:=[.M28]-[.$M$19]/(COUNT([.$L$19:.$L$33])-1)" office:value-type="float" office:value="2.8" calcext:value-type="float">
            <text:p>2.80</text:p>
          </table:table-cell>
          <table:table-cell table:style-name="ce133" table:formula="of:=[.N28]-[.$N$19]/(COUNT([.$L$19:.$L$33])-1)" office:value-type="float" office:value="2" calcext:value-type="float">
            <text:p>2.0</text:p>
          </table:table-cell>
          <table:table-cell table:style-name="ce140" table:formula="of:=[.O28]-[.$O$19]/(COUNT([.$L$19:.$L$33])-1)" office:value-type="float" office:value="110" calcext:value-type="float">
            <text:p>110</text:p>
          </table:table-cell>
          <table:table-cell/>
          <table:table-cell table:style-name="ce133" table:formula="of:=[.Q28]-0.5" office:value-type="float" office:value="2" calcext:value-type="float">
            <text:p>2.0</text:p>
          </table:table-cell>
          <table:table-cell table:style-name="ce111" table:formula="of:=[.R28]-[.$R$8]/(COUNT([.$Q$8:.$Q$33])-1)" office:value-type="float" office:value="2.512" calcext:value-type="float">
            <text:p>2.51</text:p>
          </table:table-cell>
          <table:table-cell table:style-name="ce133" table:formula="of:=[.S28]-[.$S$8]/(COUNT([.$Q$8:.$Q$33])-1)" office:value-type="float" office:value="3.55199999999999" calcext:value-type="float">
            <text:p>3.6</text:p>
          </table:table-cell>
          <table:table-cell table:style-name="ce140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9]-0.5" office:value-type="float" office:value="1.5" calcext:value-type="float">
            <text:p>1.5</text:p>
          </table:table-cell>
          <table:table-cell table:style-name="ce111" table:formula="of:=[.C29]-[.$C$8]/(COUNT([.$B$8:.$B$33])-1)" office:value-type="float" office:value="2.04" calcext:value-type="float">
            <text:p>2.04</text:p>
          </table:table-cell>
          <table:table-cell table:style-name="ce133" table:formula="of:=[.D29]-[.$D$8]/(COUNT([.$B$8:.$B$33])-1)" office:value-type="float" office:value="2.75999999999999" calcext:value-type="float">
            <text:p>2.8</text:p>
          </table:table-cell>
          <table:table-cell table:style-name="ce140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33" table:formula="of:=[.G29]-0.5" office:value-type="float" office:value="1.5" calcext:value-type="float">
            <text:p>1.5</text:p>
          </table:table-cell>
          <table:table-cell table:style-name="ce111" table:formula="of:=[.H29]-[.$H$11]/(COUNT([.$G$11:.$G$33])-1)" office:value-type="float" office:value="2.05909090909091" calcext:value-type="float">
            <text:p>2.06</text:p>
          </table:table-cell>
          <table:table-cell table:style-name="ce133" table:formula="of:=[.I29]-[.$I$11]/(COUNT([.$G$11:.$G$33])-1)" office:value-type="float" office:value="2.86363636363636" calcext:value-type="float">
            <text:p>2.9</text:p>
          </table:table-cell>
          <table:table-cell table:style-name="ce140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133" table:formula="of:=[.L29]-0.5" office:value-type="float" office:value="1.5" calcext:value-type="float">
            <text:p>1.5</text:p>
          </table:table-cell>
          <table:table-cell table:style-name="ce111" table:formula="of:=[.M29]-[.$M$19]/(COUNT([.$L$19:.$L$33])-1)" office:value-type="float" office:value="2.1" calcext:value-type="float">
            <text:p>2.10</text:p>
          </table:table-cell>
          <table:table-cell table:style-name="ce133" table:formula="of:=[.N29]-[.$N$19]/(COUNT([.$L$19:.$L$33])-1)" office:value-type="float" office:value="1.5" calcext:value-type="float">
            <text:p>1.5</text:p>
          </table:table-cell>
          <table:table-cell table:style-name="ce140" table:formula="of:=[.O29]-[.$O$19]/(COUNT([.$L$19:.$L$33])-1)" office:value-type="float" office:value="82.5" calcext:value-type="float">
            <text:p>83</text:p>
          </table:table-cell>
          <table:table-cell/>
          <table:table-cell table:style-name="ce133" table:formula="of:=[.Q29]-0.5" office:value-type="float" office:value="1.5" calcext:value-type="float">
            <text:p>1.5</text:p>
          </table:table-cell>
          <table:table-cell table:style-name="ce111" table:formula="of:=[.R29]-[.$R$8]/(COUNT([.$Q$8:.$Q$33])-1)" office:value-type="float" office:value="1.884" calcext:value-type="float">
            <text:p>1.88</text:p>
          </table:table-cell>
          <table:table-cell table:style-name="ce133" table:formula="of:=[.S29]-[.$S$8]/(COUNT([.$Q$8:.$Q$33])-1)" office:value-type="float" office:value="2.66399999999999" calcext:value-type="float">
            <text:p>2.7</text:p>
          </table:table-cell>
          <table:table-cell table:style-name="ce140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0]-0.5" office:value-type="float" office:value="1" calcext:value-type="float">
            <text:p>1.0</text:p>
          </table:table-cell>
          <table:table-cell table:style-name="ce111" table:formula="of:=[.C30]-[.$C$8]/(COUNT([.$B$8:.$B$33])-1)" office:value-type="float" office:value="1.36" calcext:value-type="float">
            <text:p>1.36</text:p>
          </table:table-cell>
          <table:table-cell table:style-name="ce133" table:formula="of:=[.D30]-[.$D$8]/(COUNT([.$B$8:.$B$33])-1)" office:value-type="float" office:value="1.83999999999999" calcext:value-type="float">
            <text:p>1.8</text:p>
          </table:table-cell>
          <table:table-cell table:style-name="ce140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33" table:formula="of:=[.G30]-0.5" office:value-type="float" office:value="1" calcext:value-type="float">
            <text:p>1.0</text:p>
          </table:table-cell>
          <table:table-cell table:style-name="ce111" table:formula="of:=[.H30]-[.$H$11]/(COUNT([.$G$11:.$G$33])-1)" office:value-type="float" office:value="1.37272727272728" calcext:value-type="float">
            <text:p>1.37</text:p>
          </table:table-cell>
          <table:table-cell table:style-name="ce133" table:formula="of:=[.I30]-[.$I$11]/(COUNT([.$G$11:.$G$33])-1)" office:value-type="float" office:value="1.90909090909091" calcext:value-type="float">
            <text:p>1.9</text:p>
          </table:table-cell>
          <table:table-cell table:style-name="ce140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133" table:formula="of:=[.L30]-0.5" office:value-type="float" office:value="1" calcext:value-type="float">
            <text:p>1.0</text:p>
          </table:table-cell>
          <table:table-cell table:style-name="ce111" table:formula="of:=[.M30]-[.$M$19]/(COUNT([.$L$19:.$L$33])-1)" office:value-type="float" office:value="1.4" calcext:value-type="float">
            <text:p>1.40</text:p>
          </table:table-cell>
          <table:table-cell table:style-name="ce133" table:formula="of:=[.N30]-[.$N$19]/(COUNT([.$L$19:.$L$33])-1)" office:value-type="float" office:value="1" calcext:value-type="float">
            <text:p>1.0</text:p>
          </table:table-cell>
          <table:table-cell table:style-name="ce140" table:formula="of:=[.O30]-[.$O$19]/(COUNT([.$L$19:.$L$33])-1)" office:value-type="float" office:value="55" calcext:value-type="float">
            <text:p>55</text:p>
          </table:table-cell>
          <table:table-cell/>
          <table:table-cell table:style-name="ce133" table:formula="of:=[.Q30]-0.5" office:value-type="float" office:value="1" calcext:value-type="float">
            <text:p>1.0</text:p>
          </table:table-cell>
          <table:table-cell table:style-name="ce111" table:formula="of:=[.R30]-[.$R$8]/(COUNT([.$Q$8:.$Q$33])-1)" office:value-type="float" office:value="1.256" calcext:value-type="float">
            <text:p>1.26</text:p>
          </table:table-cell>
          <table:table-cell table:style-name="ce133" table:formula="of:=[.S30]-[.$S$8]/(COUNT([.$Q$8:.$Q$33])-1)" office:value-type="float" office:value="1.77599999999999" calcext:value-type="float">
            <text:p>1.8</text:p>
          </table:table-cell>
          <table:table-cell table:style-name="ce140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1]-0.5" office:value-type="float" office:value="0.5" calcext:value-type="float">
            <text:p>0.5</text:p>
          </table:table-cell>
          <table:table-cell table:style-name="ce111" table:formula="of:=[.C31]-[.$C$8]/(COUNT([.$B$8:.$B$33])-1)" office:value-type="float" office:value="0.680000000000005" calcext:value-type="float">
            <text:p>0.68</text:p>
          </table:table-cell>
          <table:table-cell table:style-name="ce133" table:formula="of:=[.D31]-[.$D$8]/(COUNT([.$B$8:.$B$33])-1)" office:value-type="float" office:value="0.919999999999989" calcext:value-type="float">
            <text:p>0.9</text:p>
          </table:table-cell>
          <table:table-cell table:style-name="ce140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33" table:formula="of:=[.G31]-0.5" office:value-type="float" office:value="0.5" calcext:value-type="float">
            <text:p>0.5</text:p>
          </table:table-cell>
          <table:table-cell table:style-name="ce111" table:formula="of:=[.H31]-[.$H$11]/(COUNT([.$G$11:.$G$33])-1)" office:value-type="float" office:value="0.686363636363642" calcext:value-type="float">
            <text:p>0.69</text:p>
          </table:table-cell>
          <table:table-cell table:style-name="ce133" table:formula="of:=[.I31]-[.$I$11]/(COUNT([.$G$11:.$G$33])-1)" office:value-type="float" office:value="0.954545454545455" calcext:value-type="float">
            <text:p>1.0</text:p>
          </table:table-cell>
          <table:table-cell table:style-name="ce140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133" table:formula="of:=[.L31]-0.5" office:value-type="float" office:value="0.5" calcext:value-type="float">
            <text:p>0.5</text:p>
          </table:table-cell>
          <table:table-cell table:style-name="ce111" table:formula="of:=[.M31]-[.$M$19]/(COUNT([.$L$19:.$L$33])-1)" office:value-type="float" office:value="0.7" calcext:value-type="float">
            <text:p>0.70</text:p>
          </table:table-cell>
          <table:table-cell table:style-name="ce133" table:formula="of:=[.N31]-[.$N$19]/(COUNT([.$L$19:.$L$33])-1)" office:value-type="float" office:value="0.5" calcext:value-type="float">
            <text:p>0.5</text:p>
          </table:table-cell>
          <table:table-cell table:style-name="ce140" table:formula="of:=[.O31]-[.$O$19]/(COUNT([.$L$19:.$L$33])-1)" office:value-type="float" office:value="27.5" calcext:value-type="float">
            <text:p>28</text:p>
          </table:table-cell>
          <table:table-cell/>
          <table:table-cell table:style-name="ce133" table:formula="of:=[.Q31]-0.5" office:value-type="float" office:value="0.5" calcext:value-type="float">
            <text:p>0.5</text:p>
          </table:table-cell>
          <table:table-cell table:style-name="ce111" table:formula="of:=[.R31]-[.$R$8]/(COUNT([.$Q$8:.$Q$33])-1)" office:value-type="float" office:value="0.627999999999997" calcext:value-type="float">
            <text:p>0.63</text:p>
          </table:table-cell>
          <table:table-cell table:style-name="ce133" table:formula="of:=[.S31]-[.$S$8]/(COUNT([.$Q$8:.$Q$33])-1)" office:value-type="float" office:value="0.887999999999991" calcext:value-type="float">
            <text:p>0.9</text:p>
          </table:table-cell>
          <table:table-cell table:style-name="ce140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2]-0.5" office:value-type="float" office:value="0" calcext:value-type="float">
            <text:p>0.0</text:p>
          </table:table-cell>
          <table:table-cell table:style-name="ce111" table:formula="of:=[.C32]-[.$C$8]/(COUNT([.$B$8:.$B$33])-1)" office:value-type="float" office:value="4.66293670342566E-015" calcext:value-type="float">
            <text:p>0.00</text:p>
          </table:table-cell>
          <table:table-cell table:style-name="ce133" table:formula="of:=[.D32]-[.$D$8]/(COUNT([.$B$8:.$B$33])-1)" office:value-type="float" office:value="-0.0000000000000108801856413265" calcext:value-type="float">
            <text:p>0.0</text:p>
          </table:table-cell>
          <table:table-cell table:style-name="ce140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33" table:formula="of:=[.G32]-0.5" office:value-type="float" office:value="0" calcext:value-type="float">
            <text:p>0.0</text:p>
          </table:table-cell>
          <table:table-cell table:style-name="ce111" table:formula="of:=[.H32]-[.$H$11]/(COUNT([.$G$11:.$G$33])-1)" office:value-type="float" office:value="5.55111512312578E-015" calcext:value-type="float">
            <text:p>0.00</text:p>
          </table:table-cell>
          <table:table-cell table:style-name="ce133" table:formula="of:=[.I32]-[.$I$11]/(COUNT([.$G$11:.$G$33])-1)" office:value-type="float" office:value="0" calcext:value-type="float">
            <text:p>0.0</text:p>
          </table:table-cell>
          <table:table-cell table:style-name="ce140" table:formula="of:=[.J32]-[.$J$11]/(COUNT([.$G$11:.$G$33])-1)" office:value-type="float" office:value="0" calcext:value-type="float">
            <text:p>0</text:p>
          </table:table-cell>
          <table:table-cell/>
          <table:table-cell table:style-name="ce133" table:formula="of:=[.L32]-0.5" office:value-type="float" office:value="0" calcext:value-type="float">
            <text:p>0.0</text:p>
          </table:table-cell>
          <table:table-cell table:style-name="ce111" table:formula="of:=[.M32]-[.$M$19]/(COUNT([.$L$19:.$L$33])-1)" office:value-type="float" office:value="0" calcext:value-type="float">
            <text:p>0.00</text:p>
          </table:table-cell>
          <table:table-cell table:style-name="ce133" table:formula="of:=[.N32]-[.$N$19]/(COUNT([.$L$19:.$L$33])-1)" office:value-type="float" office:value="0" calcext:value-type="float">
            <text:p>0.0</text:p>
          </table:table-cell>
          <table:table-cell table:style-name="ce140" table:formula="of:=[.O32]-[.$O$19]/(COUNT([.$L$19:.$L$33])-1)" office:value-type="float" office:value="0" calcext:value-type="float">
            <text:p>0</text:p>
          </table:table-cell>
          <table:table-cell/>
          <table:table-cell table:style-name="ce133" table:formula="of:=[.Q32]-0.5" office:value-type="float" office:value="0" calcext:value-type="float">
            <text:p>0.0</text:p>
          </table:table-cell>
          <table:table-cell table:style-name="ce111" table:formula="of:=[.R32]-[.$R$8]/(COUNT([.$Q$8:.$Q$33])-1)" office:value-type="float" office:value="-3.33066907387547E-015" calcext:value-type="float">
            <text:p>0.00</text:p>
          </table:table-cell>
          <table:table-cell table:style-name="ce133" table:formula="of:=[.S32]-[.$S$8]/(COUNT([.$Q$8:.$Q$33])-1)" office:value-type="float" office:value="-9.10382880192628E-015" calcext:value-type="float">
            <text:p>0.0</text:p>
          </table:table-cell>
          <table:table-cell table:style-name="ce140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37"/>
          <table:table-cell table:style-name="ce136"/>
          <table:table-cell table:style-name="ce142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42"/>
          <table:table-cell table:style-name="ce142" office:value-type="float" office:value="175" calcext:value-type="float">
            <text:p>175</text:p>
          </table:table-cell>
          <table:table-cell table:style-name="ce142"/>
          <table:table-cell table:style-name="ce138"/>
          <table:table-cell table:style-name="ce138" office:value-type="string" calcext:value-type="string">
            <text:p>2호기</text:p>
          </table:table-cell>
          <table:table-cell table:style-name="ce138" office:value-type="string" calcext:value-type="string">
            <text:p>20*140클립</text:p>
          </table:table-cell>
          <table:table-cell table:style-name="ce138" office:value-type="float" office:value="210" calcext:value-type="float">
            <text:p>210</text:p>
          </table:table-cell>
          <table:table-cell table:number-columns-repeated="2"/>
          <table:table-cell table:style-name="ce138" office:value-type="string" calcext:value-type="string">
            <text:p>3호기</text:p>
          </table:table-cell>
          <table:table-cell table:style-name="ce138" office:value-type="string" calcext:value-type="string">
            <text:p>100*100</text:p>
          </table:table-cell>
          <table:table-cell table:style-name="ce138" office:value-type="float" office:value="80" calcext:value-type="float">
            <text:p>80</text:p>
          </table:table-cell>
          <table:table-cell/>
          <table:table-cell table:style-name="ce138"/>
          <table:table-cell table:style-name="ce138" office:value-type="string" calcext:value-type="string">
            <text:p>4호기</text:p>
          </table:table-cell>
          <table:table-cell table:style-name="ce138"/>
          <table:table-cell table:style-name="ce138" office:value-type="float" office:value="175" calcext:value-type="float">
            <text:p>175</text:p>
          </table:table-cell>
          <table:table-cell/>
          <table:table-cell table:style-name="ce138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10M30S" calcext:value-type="time">
            <text:p>10:30.00</text:p>
          </table:table-cell>
          <table:table-cell table:style-name="ce24" table:formula="of:=SECOND([.M38])+HOUR([.M38])*60*60+MINUTE([.M38])*60" office:value-type="float" office:value="630" calcext:value-type="float">
            <text:p>630</text:p>
          </table:table-cell>
          <table:table-cell table:style-name="ce27" table:formula="of:=[.L38]/[.N38]" office:value-type="float" office:value="3.80952380952381" calcext:value-type="float">
            <text:p>3.80952380952381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22"/>
          <table:table-cell table:style-name="ce136"/>
          <table:table-cell table:style-name="ce28"/>
          <table:table-cell/>
          <table:table-cell table:style-name="ce138"/>
          <table:table-cell table:style-name="ce30"/>
          <table:table-cell table:number-columns-repeated="3"/>
          <table:table-cell table:style-name="ce138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40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140" office:value-type="float" office:value="2400" calcext:value-type="float">
            <text:p>2400</text:p>
          </table:table-cell>
          <table:table-cell table:style-name="ce23" table:formula="of:=TIME(0;0;[.L40]/[.O38])" office:value-type="time" office:time-value="PT00H10M30S" calcext:value-type="time">
            <text:p>10분 30초</text:p>
          </table:table-cell>
          <table:table-cell table:style-name="ce60" table:formula="of:=[.L40]/[.O38]" office:value-type="float" office:value="630" calcext:value-type="float">
            <text:p>630</text:p>
          </table:table-cell>
          <table:table-cell table:style-name="ce29" table:formula="of:=[.L40]/[.N40]" office:value-type="float" office:value="3.80952380952381" calcext:value-type="float">
            <text:p>3.80952380952381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80" office:value-type="time" office:time-value="PT14H00M00S" calcext:value-type="time" table:number-columns-spanned="2" table:number-rows-spanned="1">
            <text:p>14시간 0분 0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6"/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64" table:formula="of:=TODAY()" office:value-type="date" office:date-value="2023-11-05" calcext:value-type="date">
            <text:p>2023-11-05</text:p>
          </table:table-cell>
          <table:table-cell table:style-name="ce81"/>
          <table:table-cell table:style-name="ce89"/>
          <table:table-cell table:style-name="ce99"/>
          <table:table-cell table:number-columns-repeated="6"/>
          <table:table-cell table:style-name="ce138" office:value-type="float" office:value="250" calcext:value-type="float">
            <text:p>250</text:p>
          </table:table-cell>
          <table:table-cell table:style-name="ce138" office:value-type="float" office:value="240" calcext:value-type="float">
            <text:p>240</text:p>
          </table:table-cell>
          <table:table-cell table:style-name="ce138"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/>
          <table:table-cell table:style-name="ce65" table:formula="of:=NOW()" office:value-type="time" office:time-value="PT1085640H53M31.997667141S" calcext:value-type="time">
            <text:p>0:53:31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23" calcext:value-type="date">
            <text:p>23-10-23</text:p>
          </table:table-cell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23T08:46:02.5" calcext:value-type="date" table:number-columns-spanned="2" table:number-rows-spanned="1">
            <text:p>2023-10-23 8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23T08:59:00" calcext:value-type="date" table:number-columns-spanned="2" table:number-rows-spanned="1">
            <text:p>2023-10-23 8:59</text:p>
          </table:table-cell>
          <table:covered-table-cell table:style-name="ce100"/>
          <table:table-cell/>
          <table:table-cell table:style-name="ce72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52M30S" calcext:value-type="time">
            <text:p>0:52:30</text:p>
          </table:table-cell>
          <table:table-cell table:style-name="ce91" table:formula="of:=[.$C$46]+[.$N$46]+[.M48]" office:value-type="date" office:date-value="2023-10-23T08:52:30" calcext:value-type="date" table:number-columns-spanned="2" table:number-rows-spanned="1">
            <text:p>2023-10-23 8:5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23T08:44:20" calcext:value-type="date" table:number-columns-spanned="2" table:number-rows-spanned="1">
            <text:p>2023-10-23 8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23T09:32:05" calcext:value-type="date" table:number-columns-spanned="2" table:number-rows-spanned="1">
            <text:p>2023-10-23 9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23T12:55:00" calcext:value-type="date" table:number-columns-spanned="2" table:number-rows-spanned="1">
            <text:p>2023-10-23 12:55</text:p>
          </table:table-cell>
          <table:covered-table-cell table:style-name="ce100"/>
          <table:table-cell/>
          <table:table-cell table:style-name="ce72" office:value-type="float" office:value="20" calcext:value-type="float">
            <text:p>20</text:p>
          </table:table-cell>
          <table:table-cell table:style-name="ce83" table:formula="of:=TIME(0;0;[.$L$40]/[.$O$38])*[.L49]" office:value-type="time" office:time-value="PT03H30M00S" calcext:value-type="time">
            <text:p>3:30:00</text:p>
          </table:table-cell>
          <table:table-cell table:style-name="ce91" table:formula="of:=[.$C$46]+[.$N$46]+[.M49]" office:value-type="date" office:date-value="2023-10-23T11:30:00" calcext:value-type="date" table:number-columns-spanned="2" table:number-rows-spanned="1">
            <text:p>2023-10-23 11:30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23T09:28:40" calcext:value-type="date" table:number-columns-spanned="2" table:number-rows-spanned="1">
            <text:p>2023-10-23 9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23T17:50:00" calcext:value-type="date" table:number-columns-spanned="2" table:number-rows-spanned="1">
            <text:p>2023-10-23 17:50</text:p>
          </table:table-cell>
          <table:covered-table-cell table:style-name="ce100"/>
          <table:table-cell/>
          <table:table-cell table:style-name="ce72" office:value-type="float" office:value="20" calcext:value-type="float">
            <text:p>20</text:p>
          </table:table-cell>
          <table:table-cell table:style-name="ce83" table:formula="of:=TIME(0;0;[.$L$40]/[.$O$38])*[.L50]" office:value-type="time" office:time-value="PT03H30M00S" calcext:value-type="time">
            <text:p>3:30:00</text:p>
          </table:table-cell>
          <table:table-cell table:style-name="ce91" table:formula="of:=[.$C$46]+[.$N$46]+[.M50]" office:value-type="date" office:date-value="2023-10-23T11:30:00" calcext:value-type="date" table:number-columns-spanned="2" table:number-rows-spanned="1">
            <text:p>2023-10-23 11:30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23T15:40:25" calcext:value-type="date" table:number-columns-spanned="2" table:number-rows-spanned="1">
            <text:p>2023-10-23 15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23T22:45:00" calcext:value-type="date" table:number-columns-spanned="2" table:number-rows-spanned="1">
            <text:p>2023-10-23 22:45</text:p>
          </table:table-cell>
          <table:covered-table-cell table:style-name="ce100"/>
          <table:table-cell/>
          <table:table-cell table:style-name="ce72" office:value-type="float" office:value="40" calcext:value-type="float">
            <text:p>40</text:p>
          </table:table-cell>
          <table:table-cell table:style-name="ce83" table:formula="of:=TIME(0;0;[.$L$40]/[.$O$38])*[.L51]" office:value-type="time" office:time-value="PT07H00M00S" calcext:value-type="time">
            <text:p>7:00:00</text:p>
          </table:table-cell>
          <table:table-cell table:style-name="ce91" table:formula="of:=[.$C$46]+[.$N$46]+[.M51]" office:value-type="date" office:date-value="2023-10-23T15:00:00" calcext:value-type="date" table:number-columns-spanned="2" table:number-rows-spanned="1">
            <text:p>2023-10-23 15:00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23T15:23:20" calcext:value-type="date" table:number-columns-spanned="2" table:number-rows-spanned="1">
            <text:p>2023-10-23 15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23T23:20:50" calcext:value-type="date" table:number-columns-spanned="2" table:number-rows-spanned="1">
            <text:p>2023-10-23 23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24T01:12:30" calcext:value-type="date" table:number-columns-spanned="2" table:number-rows-spanned="1">
            <text:p>2023-10-24 1:12</text:p>
          </table:table-cell>
          <table:covered-table-cell table:style-name="ce100"/>
          <table:table-cell/>
          <table:table-cell table:style-name="ce72" office:value-type="float" office:value="50" calcext:value-type="float">
            <text:p>50</text:p>
          </table:table-cell>
          <table:table-cell table:style-name="ce83" table:formula="of:=TIME(0;0;[.$L$40]/[.$O$38])*[.L52]" office:value-type="time" office:time-value="PT08H45M00S" calcext:value-type="time">
            <text:p>8:45:00</text:p>
          </table:table-cell>
          <table:table-cell table:style-name="ce91" table:formula="of:=[.$C$46]+[.$N$46]+[.M52]" office:value-type="date" office:date-value="2023-10-23T16:45:00" calcext:value-type="date" table:number-columns-spanned="2" table:number-rows-spanned="1">
            <text:p>2023-10-23 16:4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23T22:46:40" calcext:value-type="date" table:number-columns-spanned="2" table:number-rows-spanned="1">
            <text:p>2023-10-23 22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24T07:01:15" calcext:value-type="date" table:number-columns-spanned="2" table:number-rows-spanned="1">
            <text:p>2023-10-24 7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24T03:40:00" calcext:value-type="date" table:number-columns-spanned="2" table:number-rows-spanned="1">
            <text:p>2023-10-24 3:40</text:p>
          </table:table-cell>
          <table:covered-table-cell table:style-name="ce100"/>
          <table:table-cell/>
          <table:table-cell table:style-name="ce72" office:value-type="float" office:value="60" calcext:value-type="float">
            <text:p>60</text:p>
          </table:table-cell>
          <table:table-cell table:style-name="ce83" table:formula="of:=TIME(0;0;[.$L$40]/[.$O$38])*[.L53]" office:value-type="time" office:time-value="PT10H30M00S" calcext:value-type="time">
            <text:p>10:30:00</text:p>
          </table:table-cell>
          <table:table-cell table:style-name="ce91" table:formula="of:=[.$C$46]+[.$N$46]+[.M53]" office:value-type="date" office:date-value="2023-10-23T18:30:00" calcext:value-type="date" table:number-columns-spanned="2" table:number-rows-spanned="1">
            <text:p>2023-10-23 18:30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24T06:10:00" calcext:value-type="date" table:number-columns-spanned="2" table:number-rows-spanned="1">
            <text:p>2023-10-24 6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24T10:51:27.5" calcext:value-type="date" table:number-columns-spanned="2" table:number-rows-spanned="1">
            <text:p>2023-10-24 10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24T04:39:00" calcext:value-type="date" table:number-columns-spanned="2" table:number-rows-spanned="1">
            <text:p>2023-10-24 4:39</text:p>
          </table:table-cell>
          <table:covered-table-cell table:style-name="ce101"/>
          <table:table-cell/>
          <table:table-cell table:style-name="ce72" office:value-type="float" office:value="80" calcext:value-type="float">
            <text:p>80</text:p>
          </table:table-cell>
          <table:table-cell table:style-name="ce84" table:formula="of:=TIME(0;0;[.$L$40]/[.$O$38])*[.L54]" office:value-type="time" office:time-value="PT14H00M00S" calcext:value-type="time">
            <text:p>14:00:00</text:p>
          </table:table-cell>
          <table:table-cell table:style-name="ce92" table:formula="of:=[.$C$46]+[.$N$46]+[.M54]" office:value-type="date" office:date-value="2023-10-23T22:00:00" calcext:value-type="date" table:number-columns-spanned="2" table:number-rows-spanned="1">
            <text:p>2023-10-23 22:00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24T09:51:40" calcext:value-type="date" table:number-columns-spanned="2" table:number-rows-spanned="1">
            <text:p>2023-10-24 9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23T10:27:30" calcext:value-type="date" table:number-columns-spanned="2" table:number-rows-spanned="1">
            <text:p>2023-10-23 10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4H22M30S" calcext:value-type="time">
            <text:p>4:22:30</text:p>
          </table:table-cell>
          <table:table-cell table:style-name="ce91" table:formula="of:=[.$C$46]+[.$N$46]+[.M55]" office:value-type="date" office:date-value="2023-10-23T12:22:30" calcext:value-type="date" table:number-columns-spanned="2" table:number-rows-spanned="1">
            <text:p>2023-10-23 12:22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호기 27T" table:style-name="ta5"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1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8" table:default-cell-style-name="ce108"/>
        <table:table-column table:style-name="co2" table:number-columns-repeated="997" table:default-cell-style-name="ce108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27T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난간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  <table:table-cell table:style-name="ce113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33" table:formula="of:=[.G9]+0.5" office:value-type="float" office:value="12.5" calcext:value-type="float">
            <text:p>12.5</text:p>
          </table:table-cell>
          <table:table-cell table:style-name="ce111" table:formula="of:=[.H9]+[.$H$9]/(COUNT([.$G$9:.$G$33])-1)" office:value-type="float" office:value="15.9479166666667" calcext:value-type="float">
            <text:p>15.95</text:p>
          </table:table-cell>
          <table:table-cell table:style-name="ce133" table:formula="of:=[.I9]+[.$I$9]/(COUNT([.$G$9:.$G$33])-1)" office:value-type="float" office:value="21.875" calcext:value-type="float">
            <text:p>21.9</text:p>
          </table:table-cell>
          <table:table-cell table:style-name="ce140" table:formula="of:=[.J9]+[.$J$9]/(COUNT([.$G$9:.$G$33])-1)" office:value-type="float" office:value="690.625" calcext:value-type="float">
            <text:p>691</text:p>
          </table:table-cell>
          <table:table-cell/>
          <table:table-cell table:style-name="ce133" table:formula="of:=[.L9]+0.5" office:value-type="float" office:value="12.5" calcext:value-type="float">
            <text:p>12.5</text:p>
          </table:table-cell>
          <table:table-cell table:style-name="ce111" table:formula="of:=[.M9]+[.$M$9]/(COUNT([.$L$9:.$L$33])-1)" office:value-type="float" office:value="17.7083333333333" calcext:value-type="float">
            <text:p>17.71</text:p>
          </table:table-cell>
          <table:table-cell table:style-name="ce133" table:formula="of:=[.N9]+[.$N$9]/(COUNT([.$L$9:.$L$33])-1)" office:value-type="float" office:value="12.5" calcext:value-type="float">
            <text:p>12.5</text:p>
          </table:table-cell>
          <table:table-cell table:style-name="ce140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8]-0.5" office:value-type="float" office:value="12" calcext:value-type="float">
            <text:p>12.0</text:p>
          </table:table-cell>
          <table:table-cell table:style-name="ce111" table:formula="of:=[.C8]-[.$C$8]/(COUNT([.$B$8:.$B$33])-1)" office:value-type="float" office:value="16.32" calcext:value-type="float">
            <text:p>16.32</text:p>
          </table:table-cell>
          <table:table-cell table:style-name="ce133" table:formula="of:=[.D8]-[.$D$8]/(COUNT([.$B$8:.$B$33])-1)" office:value-type="float" office:value="22.08" calcext:value-type="float">
            <text:p>22.1</text:p>
          </table:table-cell>
          <table:table-cell table:style-name="ce140" table:formula="of:=[.E8]-[.$E$8]/(COUNT([.$B$8:.$B$33])-1)" office:value-type="float" office:value="657.6" calcext:value-type="float">
            <text:p>658</text:p>
          </table:table-cell>
          <table:table-cell/>
          <table:table-cell table:style-name="ce147" office:value-type="float" office:value="12" calcext:value-type="float">
            <text:p>12.0</text:p>
          </table:table-cell>
          <table:table-cell table:style-name="ce152" office:value-type="float" office:value="15.31" calcext:value-type="float">
            <text:p>15.31</text:p>
          </table:table-cell>
          <table:table-cell table:style-name="ce147" office:value-type="float" office:value="21" calcext:value-type="float">
            <text:p>21.0</text:p>
          </table:table-cell>
          <table:table-cell table:style-name="ce158" office:value-type="float" office:value="663" calcext:value-type="float">
            <text:p>663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33" table:formula="of:=[.Q8]-0.5" office:value-type="float" office:value="12" calcext:value-type="float">
            <text:p>12.0</text:p>
          </table:table-cell>
          <table:table-cell table:style-name="ce111" table:formula="of:=[.R8]-[.$R$8]/(COUNT([.$Q$8:.$Q$33])-1)" office:value-type="float" office:value="15.072" calcext:value-type="float">
            <text:p>15.07</text:p>
          </table:table-cell>
          <table:table-cell table:style-name="ce133" table:formula="of:=[.S8]-[.$S$8]/(COUNT([.$Q$8:.$Q$33])-1)" office:value-type="float" office:value="21.312" calcext:value-type="float">
            <text:p>21.3</text:p>
          </table:table-cell>
          <table:table-cell table:style-name="ce140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9]-0.5" office:value-type="float" office:value="11.5" calcext:value-type="float">
            <text:p>11.5</text:p>
          </table:table-cell>
          <table:table-cell table:style-name="ce111" table:formula="of:=[.C9]-[.$C$8]/(COUNT([.$B$8:.$B$33])-1)" office:value-type="float" office:value="15.64" calcext:value-type="float">
            <text:p>15.64</text:p>
          </table:table-cell>
          <table:table-cell table:style-name="ce133" table:formula="of:=[.D9]-[.$D$8]/(COUNT([.$B$8:.$B$33])-1)" office:value-type="float" office:value="21.16" calcext:value-type="float">
            <text:p>21.2</text:p>
          </table:table-cell>
          <table:table-cell table:style-name="ce140" table:formula="of:=[.E9]-[.$E$8]/(COUNT([.$B$8:.$B$33])-1)" office:value-type="float" office:value="630.2" calcext:value-type="float">
            <text:p>630</text:p>
          </table:table-cell>
          <table:table-cell/>
          <table:table-cell table:style-name="ce133" table:formula="of:=[.G9]-0.5" office:value-type="float" office:value="11.5" calcext:value-type="float">
            <text:p>11.5</text:p>
          </table:table-cell>
          <table:table-cell table:style-name="ce111" table:formula="of:=[.H9]-[.$H$9]/(COUNT([.$G$9:.$G$33])-1)" office:value-type="float" office:value="14.6720833333333" calcext:value-type="float">
            <text:p>14.67</text:p>
          </table:table-cell>
          <table:table-cell table:style-name="ce133" table:formula="of:=[.I9]-[.$I$9]/(COUNT([.$G$9:.$G$33])-1)" office:value-type="float" office:value="20.125" calcext:value-type="float">
            <text:p>20.1</text:p>
          </table:table-cell>
          <table:table-cell table:style-name="ce140" table:formula="of:=[.J9]-[.$J$9]/(COUNT([.$G$9:.$G$33])-1)" office:value-type="float" office:value="635.375" calcext:value-type="float">
            <text:p>635</text:p>
          </table:table-cell>
          <table:table-cell/>
          <table:table-cell table:style-name="ce133" table:formula="of:=[.L9]-0.5" office:value-type="float" office:value="11.5" calcext:value-type="float">
            <text:p>11.5</text:p>
          </table:table-cell>
          <table:table-cell table:style-name="ce111" table:formula="of:=[.M9]-[.$M$9]/(COUNT([.$L$9:.$L$33])-1)" office:value-type="float" office:value="16.2916666666667" calcext:value-type="float">
            <text:p>16.29</text:p>
          </table:table-cell>
          <table:table-cell table:style-name="ce133" table:formula="of:=[.N9]-[.$N$9]/(COUNT([.$L$9:.$L$33])-1)" office:value-type="float" office:value="11.5" calcext:value-type="float">
            <text:p>11.5</text:p>
          </table:table-cell>
          <table:table-cell table:style-name="ce140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33" table:formula="of:=[.Q9]-0.5" office:value-type="float" office:value="11.5" calcext:value-type="float">
            <text:p>11.5</text:p>
          </table:table-cell>
          <table:table-cell table:style-name="ce111" table:formula="of:=[.R9]-[.$R$8]/(COUNT([.$Q$8:.$Q$33])-1)" office:value-type="float" office:value="14.444" calcext:value-type="float">
            <text:p>14.44</text:p>
          </table:table-cell>
          <table:table-cell table:style-name="ce133" table:formula="of:=[.S9]-[.$S$8]/(COUNT([.$Q$8:.$Q$33])-1)" office:value-type="float" office:value="20.424" calcext:value-type="float">
            <text:p>20.4</text:p>
          </table:table-cell>
          <table:table-cell table:style-name="ce140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0]-0.5" office:value-type="float" office:value="11" calcext:value-type="float">
            <text:p>11.0</text:p>
          </table:table-cell>
          <table:table-cell table:style-name="ce111" table:formula="of:=[.C10]-[.$C$8]/(COUNT([.$B$8:.$B$33])-1)" office:value-type="float" office:value="14.96" calcext:value-type="float">
            <text:p>14.96</text:p>
          </table:table-cell>
          <table:table-cell table:style-name="ce133" table:formula="of:=[.D10]-[.$D$8]/(COUNT([.$B$8:.$B$33])-1)" office:value-type="float" office:value="20.24" calcext:value-type="float">
            <text:p>20.2</text:p>
          </table:table-cell>
          <table:table-cell table:style-name="ce140" table:formula="of:=[.E10]-[.$E$8]/(COUNT([.$B$8:.$B$33])-1)" office:value-type="float" office:value="602.8" calcext:value-type="float">
            <text:p>603</text:p>
          </table:table-cell>
          <table:table-cell/>
          <table:table-cell table:style-name="ce133" table:formula="of:=[.G10]-0.5" office:value-type="float" office:value="11" calcext:value-type="float">
            <text:p>11.0</text:p>
          </table:table-cell>
          <table:table-cell table:style-name="ce111" table:formula="of:=[.H10]-[.$H$9]/(COUNT([.$G$9:.$G$33])-1)" office:value-type="float" office:value="14.0341666666667" calcext:value-type="float">
            <text:p>14.03</text:p>
          </table:table-cell>
          <table:table-cell table:style-name="ce133" table:formula="of:=[.I10]-[.$I$9]/(COUNT([.$G$9:.$G$33])-1)" office:value-type="float" office:value="19.25" calcext:value-type="float">
            <text:p>19.3</text:p>
          </table:table-cell>
          <table:table-cell table:style-name="ce140" table:formula="of:=[.J10]-[.$J$9]/(COUNT([.$G$9:.$G$33])-1)" office:value-type="float" office:value="607.75" calcext:value-type="float">
            <text:p>608</text:p>
          </table:table-cell>
          <table:table-cell/>
          <table:table-cell table:style-name="ce133" table:formula="of:=[.L10]-0.5" office:value-type="float" office:value="11" calcext:value-type="float">
            <text:p>11.0</text:p>
          </table:table-cell>
          <table:table-cell table:style-name="ce111" table:formula="of:=[.M10]-[.$M$9]/(COUNT([.$L$9:.$L$33])-1)" office:value-type="float" office:value="15.5833333333333" calcext:value-type="float">
            <text:p>15.58</text:p>
          </table:table-cell>
          <table:table-cell table:style-name="ce133" table:formula="of:=[.N10]-[.$N$9]/(COUNT([.$L$9:.$L$33])-1)" office:value-type="float" office:value="11" calcext:value-type="float">
            <text:p>11.0</text:p>
          </table:table-cell>
          <table:table-cell table:style-name="ce140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33" table:formula="of:=[.Q10]-0.5" office:value-type="float" office:value="11" calcext:value-type="float">
            <text:p>11.0</text:p>
          </table:table-cell>
          <table:table-cell table:style-name="ce111" table:formula="of:=[.R10]-[.$R$8]/(COUNT([.$Q$8:.$Q$33])-1)" office:value-type="float" office:value="13.816" calcext:value-type="float">
            <text:p>13.82</text:p>
          </table:table-cell>
          <table:table-cell table:style-name="ce133" table:formula="of:=[.S10]-[.$S$8]/(COUNT([.$Q$8:.$Q$33])-1)" office:value-type="float" office:value="19.536" calcext:value-type="float">
            <text:p>19.5</text:p>
          </table:table-cell>
          <table:table-cell table:style-name="ce140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1]-0.5" office:value-type="float" office:value="10.5" calcext:value-type="float">
            <text:p>10.5</text:p>
          </table:table-cell>
          <table:table-cell table:style-name="ce111" table:formula="of:=[.C11]-[.$C$8]/(COUNT([.$B$8:.$B$33])-1)" office:value-type="float" office:value="14.28" calcext:value-type="float">
            <text:p>14.28</text:p>
          </table:table-cell>
          <table:table-cell table:style-name="ce133" table:formula="of:=[.D11]-[.$D$8]/(COUNT([.$B$8:.$B$33])-1)" office:value-type="float" office:value="19.32" calcext:value-type="float">
            <text:p>19.3</text:p>
          </table:table-cell>
          <table:table-cell table:style-name="ce140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33" table:formula="of:=[.G11]-0.5" office:value-type="float" office:value="10.5" calcext:value-type="float">
            <text:p>10.5</text:p>
          </table:table-cell>
          <table:table-cell table:style-name="ce111" table:formula="of:=[.H11]-[.$H$9]/(COUNT([.$G$9:.$G$33])-1)" office:value-type="float" office:value="13.39625" calcext:value-type="float">
            <text:p>13.40</text:p>
          </table:table-cell>
          <table:table-cell table:style-name="ce133" table:formula="of:=[.I11]-[.$I$9]/(COUNT([.$G$9:.$G$33])-1)" office:value-type="float" office:value="18.375" calcext:value-type="float">
            <text:p>18.4</text:p>
          </table:table-cell>
          <table:table-cell table:style-name="ce140" table:formula="of:=[.J11]-[.$J$9]/(COUNT([.$G$9:.$G$33])-1)" office:value-type="float" office:value="580.125" calcext:value-type="float">
            <text:p>580</text:p>
          </table:table-cell>
          <table:table-cell/>
          <table:table-cell table:style-name="ce133" table:formula="of:=[.L11]-0.5" office:value-type="float" office:value="10.5" calcext:value-type="float">
            <text:p>10.5</text:p>
          </table:table-cell>
          <table:table-cell table:style-name="ce111" table:formula="of:=[.M11]-[.$M$9]/(COUNT([.$L$9:.$L$33])-1)" office:value-type="float" office:value="14.875" calcext:value-type="float">
            <text:p>14.88</text:p>
          </table:table-cell>
          <table:table-cell table:style-name="ce133" table:formula="of:=[.N11]-[.$N$9]/(COUNT([.$L$9:.$L$33])-1)" office:value-type="float" office:value="10.5" calcext:value-type="float">
            <text:p>10.5</text:p>
          </table:table-cell>
          <table:table-cell table:style-name="ce140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33" table:formula="of:=[.Q11]-0.5" office:value-type="float" office:value="10.5" calcext:value-type="float">
            <text:p>10.5</text:p>
          </table:table-cell>
          <table:table-cell table:style-name="ce111" table:formula="of:=[.R11]-[.$R$8]/(COUNT([.$Q$8:.$Q$33])-1)" office:value-type="float" office:value="13.188" calcext:value-type="float">
            <text:p>13.19</text:p>
          </table:table-cell>
          <table:table-cell table:style-name="ce133" table:formula="of:=[.S11]-[.$S$8]/(COUNT([.$Q$8:.$Q$33])-1)" office:value-type="float" office:value="18.648" calcext:value-type="float">
            <text:p>18.6</text:p>
          </table:table-cell>
          <table:table-cell table:style-name="ce140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2]-0.5" office:value-type="float" office:value="10" calcext:value-type="float">
            <text:p>10.0</text:p>
          </table:table-cell>
          <table:table-cell table:style-name="ce111" table:formula="of:=[.C12]-[.$C$8]/(COUNT([.$B$8:.$B$33])-1)" office:value-type="float" office:value="13.6" calcext:value-type="float">
            <text:p>13.60</text:p>
          </table:table-cell>
          <table:table-cell table:style-name="ce133" table:formula="of:=[.D12]-[.$D$8]/(COUNT([.$B$8:.$B$33])-1)" office:value-type="float" office:value="18.4" calcext:value-type="float">
            <text:p>18.4</text:p>
          </table:table-cell>
          <table:table-cell table:style-name="ce140" table:formula="of:=[.E12]-[.$E$8]/(COUNT([.$B$8:.$B$33])-1)" office:value-type="float" office:value="548" calcext:value-type="float">
            <text:p>548</text:p>
          </table:table-cell>
          <table:table-cell/>
          <table:table-cell table:style-name="ce133" table:formula="of:=[.G12]-0.5" office:value-type="float" office:value="10" calcext:value-type="float">
            <text:p>10.0</text:p>
          </table:table-cell>
          <table:table-cell table:style-name="ce111" table:formula="of:=[.H12]-[.$H$9]/(COUNT([.$G$9:.$G$33])-1)" office:value-type="float" office:value="12.7583333333333" calcext:value-type="float">
            <text:p>12.76</text:p>
          </table:table-cell>
          <table:table-cell table:style-name="ce133" table:formula="of:=[.I12]-[.$I$9]/(COUNT([.$G$9:.$G$33])-1)" office:value-type="float" office:value="17.5" calcext:value-type="float">
            <text:p>17.5</text:p>
          </table:table-cell>
          <table:table-cell table:style-name="ce140" table:formula="of:=[.J12]-[.$J$9]/(COUNT([.$G$9:.$G$33])-1)" office:value-type="float" office:value="552.5" calcext:value-type="float">
            <text:p>553</text:p>
          </table:table-cell>
          <table:table-cell/>
          <table:table-cell table:style-name="ce133" table:formula="of:=[.L12]-0.5" office:value-type="float" office:value="10" calcext:value-type="float">
            <text:p>10.0</text:p>
          </table:table-cell>
          <table:table-cell table:style-name="ce111" table:formula="of:=[.M12]-[.$M$9]/(COUNT([.$L$9:.$L$33])-1)" office:value-type="float" office:value="14.1666666666667" calcext:value-type="float">
            <text:p>14.17</text:p>
          </table:table-cell>
          <table:table-cell table:style-name="ce133" table:formula="of:=[.N12]-[.$N$9]/(COUNT([.$L$9:.$L$33])-1)" office:value-type="float" office:value="10" calcext:value-type="float">
            <text:p>10.0</text:p>
          </table:table-cell>
          <table:table-cell table:style-name="ce140" table:formula="of:=[.O12]-[.$O$9]/(COUNT([.$L$9:.$L$33])-1)" office:value-type="float" office:value="545" calcext:value-type="float">
            <text:p>545</text:p>
          </table:table-cell>
          <table:table-cell/>
          <table:table-cell table:style-name="ce133" table:formula="of:=[.Q12]-0.5" office:value-type="float" office:value="10" calcext:value-type="float">
            <text:p>10.0</text:p>
          </table:table-cell>
          <table:table-cell table:style-name="ce111" table:formula="of:=[.R12]-[.$R$8]/(COUNT([.$Q$8:.$Q$33])-1)" office:value-type="float" office:value="12.56" calcext:value-type="float">
            <text:p>12.56</text:p>
          </table:table-cell>
          <table:table-cell table:style-name="ce133" table:formula="of:=[.S12]-[.$S$8]/(COUNT([.$Q$8:.$Q$33])-1)" office:value-type="float" office:value="17.76" calcext:value-type="float">
            <text:p>17.8</text:p>
          </table:table-cell>
          <table:table-cell table:style-name="ce140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3]-0.5" office:value-type="float" office:value="9.5" calcext:value-type="float">
            <text:p>9.5</text:p>
          </table:table-cell>
          <table:table-cell table:style-name="ce111" table:formula="of:=[.C13]-[.$C$8]/(COUNT([.$B$8:.$B$33])-1)" office:value-type="float" office:value="12.92" calcext:value-type="float">
            <text:p>12.92</text:p>
          </table:table-cell>
          <table:table-cell table:style-name="ce133" table:formula="of:=[.D13]-[.$D$8]/(COUNT([.$B$8:.$B$33])-1)" office:value-type="float" office:value="17.48" calcext:value-type="float">
            <text:p>17.5</text:p>
          </table:table-cell>
          <table:table-cell table:style-name="ce140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33" table:formula="of:=[.G13]-0.5" office:value-type="float" office:value="9.5" calcext:value-type="float">
            <text:p>9.5</text:p>
          </table:table-cell>
          <table:table-cell table:style-name="ce111" table:formula="of:=[.H13]-[.$H$9]/(COUNT([.$G$9:.$G$33])-1)" office:value-type="float" office:value="12.1204166666667" calcext:value-type="float">
            <text:p>12.12</text:p>
          </table:table-cell>
          <table:table-cell table:style-name="ce133" table:formula="of:=[.I13]-[.$I$9]/(COUNT([.$G$9:.$G$33])-1)" office:value-type="float" office:value="16.625" calcext:value-type="float">
            <text:p>16.6</text:p>
          </table:table-cell>
          <table:table-cell table:style-name="ce140" table:formula="of:=[.J13]-[.$J$9]/(COUNT([.$G$9:.$G$33])-1)" office:value-type="float" office:value="524.875" calcext:value-type="float">
            <text:p>525</text:p>
          </table:table-cell>
          <table:table-cell/>
          <table:table-cell table:style-name="ce133" table:formula="of:=[.L13]-0.5" office:value-type="float" office:value="9.5" calcext:value-type="float">
            <text:p>9.5</text:p>
          </table:table-cell>
          <table:table-cell table:style-name="ce111" table:formula="of:=[.M13]-[.$M$9]/(COUNT([.$L$9:.$L$33])-1)" office:value-type="float" office:value="13.4583333333333" calcext:value-type="float">
            <text:p>13.46</text:p>
          </table:table-cell>
          <table:table-cell table:style-name="ce133" table:formula="of:=[.N13]-[.$N$9]/(COUNT([.$L$9:.$L$33])-1)" office:value-type="float" office:value="9.5" calcext:value-type="float">
            <text:p>9.5</text:p>
          </table:table-cell>
          <table:table-cell table:style-name="ce140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33" table:formula="of:=[.Q13]-0.5" office:value-type="float" office:value="9.5" calcext:value-type="float">
            <text:p>9.5</text:p>
          </table:table-cell>
          <table:table-cell table:style-name="ce111" table:formula="of:=[.R13]-[.$R$8]/(COUNT([.$Q$8:.$Q$33])-1)" office:value-type="float" office:value="11.932" calcext:value-type="float">
            <text:p>11.93</text:p>
          </table:table-cell>
          <table:table-cell table:style-name="ce133" table:formula="of:=[.S13]-[.$S$8]/(COUNT([.$Q$8:.$Q$33])-1)" office:value-type="float" office:value="16.872" calcext:value-type="float">
            <text:p>16.9</text:p>
          </table:table-cell>
          <table:table-cell table:style-name="ce140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4]-0.5" office:value-type="float" office:value="9" calcext:value-type="float">
            <text:p>9.0</text:p>
          </table:table-cell>
          <table:table-cell table:style-name="ce111" table:formula="of:=[.C14]-[.$C$8]/(COUNT([.$B$8:.$B$33])-1)" office:value-type="float" office:value="12.24" calcext:value-type="float">
            <text:p>12.24</text:p>
          </table:table-cell>
          <table:table-cell table:style-name="ce133" table:formula="of:=[.D14]-[.$D$8]/(COUNT([.$B$8:.$B$33])-1)" office:value-type="float" office:value="16.56" calcext:value-type="float">
            <text:p>16.6</text:p>
          </table:table-cell>
          <table:table-cell table:style-name="ce140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33" table:formula="of:=[.G14]-0.5" office:value-type="float" office:value="9" calcext:value-type="float">
            <text:p>9.0</text:p>
          </table:table-cell>
          <table:table-cell table:style-name="ce111" table:formula="of:=[.H14]-[.$H$9]/(COUNT([.$G$9:.$G$33])-1)" office:value-type="float" office:value="11.4825" calcext:value-type="float">
            <text:p>11.48</text:p>
          </table:table-cell>
          <table:table-cell table:style-name="ce133" table:formula="of:=[.I14]-[.$I$9]/(COUNT([.$G$9:.$G$33])-1)" office:value-type="float" office:value="15.75" calcext:value-type="float">
            <text:p>15.8</text:p>
          </table:table-cell>
          <table:table-cell table:style-name="ce140" table:formula="of:=[.J14]-[.$J$9]/(COUNT([.$G$9:.$G$33])-1)" office:value-type="float" office:value="497.25" calcext:value-type="float">
            <text:p>497</text:p>
          </table:table-cell>
          <table:table-cell/>
          <table:table-cell table:style-name="ce133" table:formula="of:=[.L14]-0.5" office:value-type="float" office:value="9" calcext:value-type="float">
            <text:p>9.0</text:p>
          </table:table-cell>
          <table:table-cell table:style-name="ce111" table:formula="of:=[.M14]-[.$M$9]/(COUNT([.$L$9:.$L$33])-1)" office:value-type="float" office:value="12.75" calcext:value-type="float">
            <text:p>12.75</text:p>
          </table:table-cell>
          <table:table-cell table:style-name="ce133" table:formula="of:=[.N14]-[.$N$9]/(COUNT([.$L$9:.$L$33])-1)" office:value-type="float" office:value="9" calcext:value-type="float">
            <text:p>9.0</text:p>
          </table:table-cell>
          <table:table-cell table:style-name="ce140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33" table:formula="of:=[.Q14]-0.5" office:value-type="float" office:value="9" calcext:value-type="float">
            <text:p>9.0</text:p>
          </table:table-cell>
          <table:table-cell table:style-name="ce111" table:formula="of:=[.R14]-[.$R$8]/(COUNT([.$Q$8:.$Q$33])-1)" office:value-type="float" office:value="11.304" calcext:value-type="float">
            <text:p>11.30</text:p>
          </table:table-cell>
          <table:table-cell table:style-name="ce133" table:formula="of:=[.S14]-[.$S$8]/(COUNT([.$Q$8:.$Q$33])-1)" office:value-type="float" office:value="15.984" calcext:value-type="float">
            <text:p>16.0</text:p>
          </table:table-cell>
          <table:table-cell table:style-name="ce140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5]-0.5" office:value-type="float" office:value="8.5" calcext:value-type="float">
            <text:p>8.5</text:p>
          </table:table-cell>
          <table:table-cell table:style-name="ce111" table:formula="of:=[.C15]-[.$C$8]/(COUNT([.$B$8:.$B$33])-1)" office:value-type="float" office:value="11.56" calcext:value-type="float">
            <text:p>11.56</text:p>
          </table:table-cell>
          <table:table-cell table:style-name="ce133" table:formula="of:=[.D15]-[.$D$8]/(COUNT([.$B$8:.$B$33])-1)" office:value-type="float" office:value="15.64" calcext:value-type="float">
            <text:p>15.6</text:p>
          </table:table-cell>
          <table:table-cell table:style-name="ce140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33" table:formula="of:=[.G15]-0.5" office:value-type="float" office:value="8.5" calcext:value-type="float">
            <text:p>8.5</text:p>
          </table:table-cell>
          <table:table-cell table:style-name="ce111" table:formula="of:=[.H15]-[.$H$9]/(COUNT([.$G$9:.$G$33])-1)" office:value-type="float" office:value="10.8445833333333" calcext:value-type="float">
            <text:p>10.84</text:p>
          </table:table-cell>
          <table:table-cell table:style-name="ce133" table:formula="of:=[.I15]-[.$I$9]/(COUNT([.$G$9:.$G$33])-1)" office:value-type="float" office:value="14.875" calcext:value-type="float">
            <text:p>14.9</text:p>
          </table:table-cell>
          <table:table-cell table:style-name="ce140" table:formula="of:=[.J15]-[.$J$9]/(COUNT([.$G$9:.$G$33])-1)" office:value-type="float" office:value="469.625" calcext:value-type="float">
            <text:p>470</text:p>
          </table:table-cell>
          <table:table-cell/>
          <table:table-cell table:style-name="ce133" table:formula="of:=[.L15]-0.5" office:value-type="float" office:value="8.5" calcext:value-type="float">
            <text:p>8.5</text:p>
          </table:table-cell>
          <table:table-cell table:style-name="ce111" table:formula="of:=[.M15]-[.$M$9]/(COUNT([.$L$9:.$L$33])-1)" office:value-type="float" office:value="12.0416666666667" calcext:value-type="float">
            <text:p>12.04</text:p>
          </table:table-cell>
          <table:table-cell table:style-name="ce133" table:formula="of:=[.N15]-[.$N$9]/(COUNT([.$L$9:.$L$33])-1)" office:value-type="float" office:value="8.5" calcext:value-type="float">
            <text:p>8.5</text:p>
          </table:table-cell>
          <table:table-cell table:style-name="ce140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33" table:formula="of:=[.Q15]-0.5" office:value-type="float" office:value="8.5" calcext:value-type="float">
            <text:p>8.5</text:p>
          </table:table-cell>
          <table:table-cell table:style-name="ce111" table:formula="of:=[.R15]-[.$R$8]/(COUNT([.$Q$8:.$Q$33])-1)" office:value-type="float" office:value="10.676" calcext:value-type="float">
            <text:p>10.68</text:p>
          </table:table-cell>
          <table:table-cell table:style-name="ce133" table:formula="of:=[.S15]-[.$S$8]/(COUNT([.$Q$8:.$Q$33])-1)" office:value-type="float" office:value="15.096" calcext:value-type="float">
            <text:p>15.1</text:p>
          </table:table-cell>
          <table:table-cell table:style-name="ce140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6]-0.5" office:value-type="float" office:value="8" calcext:value-type="float">
            <text:p>8.0</text:p>
          </table:table-cell>
          <table:table-cell table:style-name="ce111" table:formula="of:=[.C16]-[.$C$8]/(COUNT([.$B$8:.$B$33])-1)" office:value-type="float" office:value="10.88" calcext:value-type="float">
            <text:p>10.88</text:p>
          </table:table-cell>
          <table:table-cell table:style-name="ce133" table:formula="of:=[.D16]-[.$D$8]/(COUNT([.$B$8:.$B$33])-1)" office:value-type="float" office:value="14.72" calcext:value-type="float">
            <text:p>14.7</text:p>
          </table:table-cell>
          <table:table-cell table:style-name="ce140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33" table:formula="of:=[.G16]-0.5" office:value-type="float" office:value="8" calcext:value-type="float">
            <text:p>8.0</text:p>
          </table:table-cell>
          <table:table-cell table:style-name="ce111" table:formula="of:=[.H16]-[.$H$9]/(COUNT([.$G$9:.$G$33])-1)" office:value-type="float" office:value="10.2066666666667" calcext:value-type="float">
            <text:p>10.21</text:p>
          </table:table-cell>
          <table:table-cell table:style-name="ce133" table:formula="of:=[.I16]-[.$I$9]/(COUNT([.$G$9:.$G$33])-1)" office:value-type="float" office:value="14" calcext:value-type="float">
            <text:p>14.0</text:p>
          </table:table-cell>
          <table:table-cell table:style-name="ce140" table:formula="of:=[.J16]-[.$J$9]/(COUNT([.$G$9:.$G$33])-1)" office:value-type="float" office:value="442" calcext:value-type="float">
            <text:p>442</text:p>
          </table:table-cell>
          <table:table-cell/>
          <table:table-cell table:style-name="ce133" table:formula="of:=[.L16]-0.5" office:value-type="float" office:value="8" calcext:value-type="float">
            <text:p>8.0</text:p>
          </table:table-cell>
          <table:table-cell table:style-name="ce111" table:formula="of:=[.M16]-[.$M$9]/(COUNT([.$L$9:.$L$33])-1)" office:value-type="float" office:value="11.3333333333333" calcext:value-type="float">
            <text:p>11.33</text:p>
          </table:table-cell>
          <table:table-cell table:style-name="ce133" table:formula="of:=[.N16]-[.$N$9]/(COUNT([.$L$9:.$L$33])-1)" office:value-type="float" office:value="8" calcext:value-type="float">
            <text:p>8.0</text:p>
          </table:table-cell>
          <table:table-cell table:style-name="ce140" table:formula="of:=[.O16]-[.$O$9]/(COUNT([.$L$9:.$L$33])-1)" office:value-type="float" office:value="436" calcext:value-type="float">
            <text:p>436</text:p>
          </table:table-cell>
          <table:table-cell/>
          <table:table-cell table:style-name="ce133" table:formula="of:=[.Q16]-0.5" office:value-type="float" office:value="8" calcext:value-type="float">
            <text:p>8.0</text:p>
          </table:table-cell>
          <table:table-cell table:style-name="ce111" table:formula="of:=[.R16]-[.$R$8]/(COUNT([.$Q$8:.$Q$33])-1)" office:value-type="float" office:value="10.048" calcext:value-type="float">
            <text:p>10.05</text:p>
          </table:table-cell>
          <table:table-cell table:style-name="ce133" table:formula="of:=[.S16]-[.$S$8]/(COUNT([.$Q$8:.$Q$33])-1)" office:value-type="float" office:value="14.208" calcext:value-type="float">
            <text:p>14.2</text:p>
          </table:table-cell>
          <table:table-cell table:style-name="ce140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7]-0.5" office:value-type="float" office:value="7.5" calcext:value-type="float">
            <text:p>7.5</text:p>
          </table:table-cell>
          <table:table-cell table:style-name="ce111" table:formula="of:=[.C17]-[.$C$8]/(COUNT([.$B$8:.$B$33])-1)" office:value-type="float" office:value="10.2" calcext:value-type="float">
            <text:p>10.20</text:p>
          </table:table-cell>
          <table:table-cell table:style-name="ce133" table:formula="of:=[.D17]-[.$D$8]/(COUNT([.$B$8:.$B$33])-1)" office:value-type="float" office:value="13.8" calcext:value-type="float">
            <text:p>13.8</text:p>
          </table:table-cell>
          <table:table-cell table:style-name="ce140" table:formula="of:=[.E17]-[.$E$8]/(COUNT([.$B$8:.$B$33])-1)" office:value-type="float" office:value="411" calcext:value-type="float">
            <text:p>411</text:p>
          </table:table-cell>
          <table:table-cell/>
          <table:table-cell table:style-name="ce133" table:formula="of:=[.G17]-0.5" office:value-type="float" office:value="7.5" calcext:value-type="float">
            <text:p>7.5</text:p>
          </table:table-cell>
          <table:table-cell table:style-name="ce111" table:formula="of:=[.H17]-[.$H$9]/(COUNT([.$G$9:.$G$33])-1)" office:value-type="float" office:value="9.56874999999999" calcext:value-type="float">
            <text:p>9.57</text:p>
          </table:table-cell>
          <table:table-cell table:style-name="ce133" table:formula="of:=[.I17]-[.$I$9]/(COUNT([.$G$9:.$G$33])-1)" office:value-type="float" office:value="13.125" calcext:value-type="float">
            <text:p>13.1</text:p>
          </table:table-cell>
          <table:table-cell table:style-name="ce140" table:formula="of:=[.J17]-[.$J$9]/(COUNT([.$G$9:.$G$33])-1)" office:value-type="float" office:value="414.375" calcext:value-type="float">
            <text:p>414</text:p>
          </table:table-cell>
          <table:table-cell/>
          <table:table-cell table:style-name="ce133" table:formula="of:=[.L17]-0.5" office:value-type="float" office:value="7.5" calcext:value-type="float">
            <text:p>7.5</text:p>
          </table:table-cell>
          <table:table-cell table:style-name="ce111" table:formula="of:=[.M17]-[.$M$9]/(COUNT([.$L$9:.$L$33])-1)" office:value-type="float" office:value="10.625" calcext:value-type="float">
            <text:p>10.63</text:p>
          </table:table-cell>
          <table:table-cell table:style-name="ce133" table:formula="of:=[.N17]-[.$N$9]/(COUNT([.$L$9:.$L$33])-1)" office:value-type="float" office:value="7.5" calcext:value-type="float">
            <text:p>7.5</text:p>
          </table:table-cell>
          <table:table-cell table:style-name="ce140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33" table:formula="of:=[.Q17]-0.5" office:value-type="float" office:value="7.5" calcext:value-type="float">
            <text:p>7.5</text:p>
          </table:table-cell>
          <table:table-cell table:style-name="ce111" table:formula="of:=[.R17]-[.$R$8]/(COUNT([.$Q$8:.$Q$33])-1)" office:value-type="float" office:value="9.42" calcext:value-type="float">
            <text:p>9.42</text:p>
          </table:table-cell>
          <table:table-cell table:style-name="ce133" table:formula="of:=[.S17]-[.$S$8]/(COUNT([.$Q$8:.$Q$33])-1)" office:value-type="float" office:value="13.32" calcext:value-type="float">
            <text:p>13.3</text:p>
          </table:table-cell>
          <table:table-cell table:style-name="ce140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8]-0.5" office:value-type="float" office:value="7" calcext:value-type="float">
            <text:p>7.0</text:p>
          </table:table-cell>
          <table:table-cell table:style-name="ce111" table:formula="of:=[.C18]-[.$C$8]/(COUNT([.$B$8:.$B$33])-1)" office:value-type="float" office:value="9.52" calcext:value-type="float">
            <text:p>9.52</text:p>
          </table:table-cell>
          <table:table-cell table:style-name="ce133" table:formula="of:=[.D18]-[.$D$8]/(COUNT([.$B$8:.$B$33])-1)" office:value-type="float" office:value="12.88" calcext:value-type="float">
            <text:p>12.9</text:p>
          </table:table-cell>
          <table:table-cell table:style-name="ce140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33" table:formula="of:=[.G18]-0.5" office:value-type="float" office:value="7" calcext:value-type="float">
            <text:p>7.0</text:p>
          </table:table-cell>
          <table:table-cell table:style-name="ce111" table:formula="of:=[.H18]-[.$H$9]/(COUNT([.$G$9:.$G$33])-1)" office:value-type="float" office:value="8.93083333333333" calcext:value-type="float">
            <text:p>8.93</text:p>
          </table:table-cell>
          <table:table-cell table:style-name="ce133" table:formula="of:=[.I18]-[.$I$9]/(COUNT([.$G$9:.$G$33])-1)" office:value-type="float" office:value="12.25" calcext:value-type="float">
            <text:p>12.3</text:p>
          </table:table-cell>
          <table:table-cell table:style-name="ce140" table:formula="of:=[.J18]-[.$J$9]/(COUNT([.$G$9:.$G$33])-1)" office:value-type="float" office:value="386.75" calcext:value-type="float">
            <text:p>387</text:p>
          </table:table-cell>
          <table:table-cell/>
          <table:table-cell table:style-name="ce133" table:formula="of:=[.L18]-0.5" office:value-type="float" office:value="7" calcext:value-type="float">
            <text:p>7.0</text:p>
          </table:table-cell>
          <table:table-cell table:style-name="ce111" table:formula="of:=[.M18]-[.$M$9]/(COUNT([.$L$9:.$L$33])-1)" office:value-type="float" office:value="9.91666666666666" calcext:value-type="float">
            <text:p>9.92</text:p>
          </table:table-cell>
          <table:table-cell table:style-name="ce133" table:formula="of:=[.N18]-[.$N$9]/(COUNT([.$L$9:.$L$33])-1)" office:value-type="float" office:value="7" calcext:value-type="float">
            <text:p>7.0</text:p>
          </table:table-cell>
          <table:table-cell table:style-name="ce140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33" table:formula="of:=[.Q18]-0.5" office:value-type="float" office:value="7" calcext:value-type="float">
            <text:p>7.0</text:p>
          </table:table-cell>
          <table:table-cell table:style-name="ce111" table:formula="of:=[.R18]-[.$R$8]/(COUNT([.$Q$8:.$Q$33])-1)" office:value-type="float" office:value="8.792" calcext:value-type="float">
            <text:p>8.79</text:p>
          </table:table-cell>
          <table:table-cell table:style-name="ce133" table:formula="of:=[.S18]-[.$S$8]/(COUNT([.$Q$8:.$Q$33])-1)" office:value-type="float" office:value="12.432" calcext:value-type="float">
            <text:p>12.4</text:p>
          </table:table-cell>
          <table:table-cell table:style-name="ce140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9]-0.5" office:value-type="float" office:value="6.5" calcext:value-type="float">
            <text:p>6.5</text:p>
          </table:table-cell>
          <table:table-cell table:style-name="ce111" table:formula="of:=[.C19]-[.$C$8]/(COUNT([.$B$8:.$B$33])-1)" office:value-type="float" office:value="8.84" calcext:value-type="float">
            <text:p>8.84</text:p>
          </table:table-cell>
          <table:table-cell table:style-name="ce133" table:formula="of:=[.D19]-[.$D$8]/(COUNT([.$B$8:.$B$33])-1)" office:value-type="float" office:value="11.96" calcext:value-type="float">
            <text:p>12.0</text:p>
          </table:table-cell>
          <table:table-cell table:style-name="ce140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33" table:formula="of:=[.G19]-0.5" office:value-type="float" office:value="6.5" calcext:value-type="float">
            <text:p>6.5</text:p>
          </table:table-cell>
          <table:table-cell table:style-name="ce111" table:formula="of:=[.H19]-[.$H$9]/(COUNT([.$G$9:.$G$33])-1)" office:value-type="float" office:value="8.29291666666666" calcext:value-type="float">
            <text:p>8.29</text:p>
          </table:table-cell>
          <table:table-cell table:style-name="ce133" table:formula="of:=[.I19]-[.$I$9]/(COUNT([.$G$9:.$G$33])-1)" office:value-type="float" office:value="11.375" calcext:value-type="float">
            <text:p>11.4</text:p>
          </table:table-cell>
          <table:table-cell table:style-name="ce140" table:formula="of:=[.J19]-[.$J$9]/(COUNT([.$G$9:.$G$33])-1)" office:value-type="float" office:value="359.125" calcext:value-type="float">
            <text:p>359</text:p>
          </table:table-cell>
          <table:table-cell/>
          <table:table-cell table:style-name="ce133" table:formula="of:=[.L19]-0.5" office:value-type="float" office:value="6.5" calcext:value-type="float">
            <text:p>6.5</text:p>
          </table:table-cell>
          <table:table-cell table:style-name="ce111" table:formula="of:=[.M19]-[.$M$9]/(COUNT([.$L$9:.$L$33])-1)" office:value-type="float" office:value="9.20833333333333" calcext:value-type="float">
            <text:p>9.21</text:p>
          </table:table-cell>
          <table:table-cell table:style-name="ce133" table:formula="of:=[.N19]-[.$N$9]/(COUNT([.$L$9:.$L$33])-1)" office:value-type="float" office:value="6.5" calcext:value-type="float">
            <text:p>6.5</text:p>
          </table:table-cell>
          <table:table-cell table:style-name="ce140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33" table:formula="of:=[.Q19]-0.5" office:value-type="float" office:value="6.5" calcext:value-type="float">
            <text:p>6.5</text:p>
          </table:table-cell>
          <table:table-cell table:style-name="ce111" table:formula="of:=[.R19]-[.$R$8]/(COUNT([.$Q$8:.$Q$33])-1)" office:value-type="float" office:value="8.164" calcext:value-type="float">
            <text:p>8.16</text:p>
          </table:table-cell>
          <table:table-cell table:style-name="ce133" table:formula="of:=[.S19]-[.$S$8]/(COUNT([.$Q$8:.$Q$33])-1)" office:value-type="float" office:value="11.544" calcext:value-type="float">
            <text:p>11.5</text:p>
          </table:table-cell>
          <table:table-cell table:style-name="ce140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0]-0.5" office:value-type="float" office:value="6" calcext:value-type="float">
            <text:p>6.0</text:p>
          </table:table-cell>
          <table:table-cell table:style-name="ce111" table:formula="of:=[.C20]-[.$C$8]/(COUNT([.$B$8:.$B$33])-1)" office:value-type="float" office:value="8.16" calcext:value-type="float">
            <text:p>8.16</text:p>
          </table:table-cell>
          <table:table-cell table:style-name="ce133" table:formula="of:=[.D20]-[.$D$8]/(COUNT([.$B$8:.$B$33])-1)" office:value-type="float" office:value="11.04" calcext:value-type="float">
            <text:p>11.0</text:p>
          </table:table-cell>
          <table:table-cell table:style-name="ce140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33" table:formula="of:=[.G20]-0.5" office:value-type="float" office:value="6" calcext:value-type="float">
            <text:p>6.0</text:p>
          </table:table-cell>
          <table:table-cell table:style-name="ce111" table:formula="of:=[.H20]-[.$H$9]/(COUNT([.$G$9:.$G$33])-1)" office:value-type="float" office:value="7.65499999999999" calcext:value-type="float">
            <text:p>7.65</text:p>
          </table:table-cell>
          <table:table-cell table:style-name="ce133" table:formula="of:=[.I20]-[.$I$9]/(COUNT([.$G$9:.$G$33])-1)" office:value-type="float" office:value="10.5" calcext:value-type="float">
            <text:p>10.5</text:p>
          </table:table-cell>
          <table:table-cell table:style-name="ce140" table:formula="of:=[.J20]-[.$J$9]/(COUNT([.$G$9:.$G$33])-1)" office:value-type="float" office:value="331.5" calcext:value-type="float">
            <text:p>332</text:p>
          </table:table-cell>
          <table:table-cell/>
          <table:table-cell table:style-name="ce133" table:formula="of:=[.L20]-0.5" office:value-type="float" office:value="6" calcext:value-type="float">
            <text:p>6.0</text:p>
          </table:table-cell>
          <table:table-cell table:style-name="ce111" table:formula="of:=[.M20]-[.$M$9]/(COUNT([.$L$9:.$L$33])-1)" office:value-type="float" office:value="8.5" calcext:value-type="float">
            <text:p>8.50</text:p>
          </table:table-cell>
          <table:table-cell table:style-name="ce133" table:formula="of:=[.N20]-[.$N$9]/(COUNT([.$L$9:.$L$33])-1)" office:value-type="float" office:value="6" calcext:value-type="float">
            <text:p>6.0</text:p>
          </table:table-cell>
          <table:table-cell table:style-name="ce140" table:formula="of:=[.O20]-[.$O$9]/(COUNT([.$L$9:.$L$33])-1)" office:value-type="float" office:value="327" calcext:value-type="float">
            <text:p>327</text:p>
          </table:table-cell>
          <table:table-cell/>
          <table:table-cell table:style-name="ce133" table:formula="of:=[.Q20]-0.5" office:value-type="float" office:value="6" calcext:value-type="float">
            <text:p>6.0</text:p>
          </table:table-cell>
          <table:table-cell table:style-name="ce111" table:formula="of:=[.R20]-[.$R$8]/(COUNT([.$Q$8:.$Q$33])-1)" office:value-type="float" office:value="7.536" calcext:value-type="float">
            <text:p>7.54</text:p>
          </table:table-cell>
          <table:table-cell table:style-name="ce133" table:formula="of:=[.S20]-[.$S$8]/(COUNT([.$Q$8:.$Q$33])-1)" office:value-type="float" office:value="10.656" calcext:value-type="float">
            <text:p>10.7</text:p>
          </table:table-cell>
          <table:table-cell table:style-name="ce140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1]-0.5" office:value-type="float" office:value="5.5" calcext:value-type="float">
            <text:p>5.5</text:p>
          </table:table-cell>
          <table:table-cell table:style-name="ce111" table:formula="of:=[.C21]-[.$C$8]/(COUNT([.$B$8:.$B$33])-1)" office:value-type="float" office:value="7.48" calcext:value-type="float">
            <text:p>7.48</text:p>
          </table:table-cell>
          <table:table-cell table:style-name="ce133" table:formula="of:=[.D21]-[.$D$8]/(COUNT([.$B$8:.$B$33])-1)" office:value-type="float" office:value="10.12" calcext:value-type="float">
            <text:p>10.1</text:p>
          </table:table-cell>
          <table:table-cell table:style-name="ce140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33" table:formula="of:=[.G21]-0.5" office:value-type="float" office:value="5.5" calcext:value-type="float">
            <text:p>5.5</text:p>
          </table:table-cell>
          <table:table-cell table:style-name="ce111" table:formula="of:=[.H21]-[.$H$9]/(COUNT([.$G$9:.$G$33])-1)" office:value-type="float" office:value="7.01708333333333" calcext:value-type="float">
            <text:p>7.02</text:p>
          </table:table-cell>
          <table:table-cell table:style-name="ce133" table:formula="of:=[.I21]-[.$I$9]/(COUNT([.$G$9:.$G$33])-1)" office:value-type="float" office:value="9.625" calcext:value-type="float">
            <text:p>9.6</text:p>
          </table:table-cell>
          <table:table-cell table:style-name="ce140" table:formula="of:=[.J21]-[.$J$9]/(COUNT([.$G$9:.$G$33])-1)" office:value-type="float" office:value="303.875" calcext:value-type="float">
            <text:p>304</text:p>
          </table:table-cell>
          <table:table-cell/>
          <table:table-cell table:style-name="ce133" table:formula="of:=[.L21]-0.5" office:value-type="float" office:value="5.5" calcext:value-type="float">
            <text:p>5.5</text:p>
          </table:table-cell>
          <table:table-cell table:style-name="ce111" table:formula="of:=[.M21]-[.$M$9]/(COUNT([.$L$9:.$L$33])-1)" office:value-type="float" office:value="7.79166666666666" calcext:value-type="float">
            <text:p>7.79</text:p>
          </table:table-cell>
          <table:table-cell table:style-name="ce133" table:formula="of:=[.N21]-[.$N$9]/(COUNT([.$L$9:.$L$33])-1)" office:value-type="float" office:value="5.5" calcext:value-type="float">
            <text:p>5.5</text:p>
          </table:table-cell>
          <table:table-cell table:style-name="ce140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33" table:formula="of:=[.Q21]-0.5" office:value-type="float" office:value="5.5" calcext:value-type="float">
            <text:p>5.5</text:p>
          </table:table-cell>
          <table:table-cell table:style-name="ce111" table:formula="of:=[.R21]-[.$R$8]/(COUNT([.$Q$8:.$Q$33])-1)" office:value-type="float" office:value="6.908" calcext:value-type="float">
            <text:p>6.91</text:p>
          </table:table-cell>
          <table:table-cell table:style-name="ce133" table:formula="of:=[.S21]-[.$S$8]/(COUNT([.$Q$8:.$Q$33])-1)" office:value-type="float" office:value="9.76799999999999" calcext:value-type="float">
            <text:p>9.8</text:p>
          </table:table-cell>
          <table:table-cell table:style-name="ce140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2]-0.5" office:value-type="float" office:value="5" calcext:value-type="float">
            <text:p>5.0</text:p>
          </table:table-cell>
          <table:table-cell table:style-name="ce111" table:formula="of:=[.C22]-[.$C$8]/(COUNT([.$B$8:.$B$33])-1)" office:value-type="float" office:value="6.8" calcext:value-type="float">
            <text:p>6.80</text:p>
          </table:table-cell>
          <table:table-cell table:style-name="ce133" table:formula="of:=[.D22]-[.$D$8]/(COUNT([.$B$8:.$B$33])-1)" office:value-type="float" office:value="9.19999999999999" calcext:value-type="float">
            <text:p>9.2</text:p>
          </table:table-cell>
          <table:table-cell table:style-name="ce140" table:formula="of:=[.E22]-[.$E$8]/(COUNT([.$B$8:.$B$33])-1)" office:value-type="float" office:value="274" calcext:value-type="float">
            <text:p>274</text:p>
          </table:table-cell>
          <table:table-cell/>
          <table:table-cell table:style-name="ce133" table:formula="of:=[.G22]-0.5" office:value-type="float" office:value="5" calcext:value-type="float">
            <text:p>5.0</text:p>
          </table:table-cell>
          <table:table-cell table:style-name="ce111" table:formula="of:=[.H22]-[.$H$9]/(COUNT([.$G$9:.$G$33])-1)" office:value-type="float" office:value="6.37916666666666" calcext:value-type="float">
            <text:p>6.38</text:p>
          </table:table-cell>
          <table:table-cell table:style-name="ce133" table:formula="of:=[.I22]-[.$I$9]/(COUNT([.$G$9:.$G$33])-1)" office:value-type="float" office:value="8.75" calcext:value-type="float">
            <text:p>8.8</text:p>
          </table:table-cell>
          <table:table-cell table:style-name="ce140" table:formula="of:=[.J22]-[.$J$9]/(COUNT([.$G$9:.$G$33])-1)" office:value-type="float" office:value="276.25" calcext:value-type="float">
            <text:p>276</text:p>
          </table:table-cell>
          <table:table-cell/>
          <table:table-cell table:style-name="ce133" table:formula="of:=[.L22]-0.5" office:value-type="float" office:value="5" calcext:value-type="float">
            <text:p>5.0</text:p>
          </table:table-cell>
          <table:table-cell table:style-name="ce111" table:formula="of:=[.M22]-[.$M$9]/(COUNT([.$L$9:.$L$33])-1)" office:value-type="float" office:value="7.08333333333333" calcext:value-type="float">
            <text:p>7.08</text:p>
          </table:table-cell>
          <table:table-cell table:style-name="ce133" table:formula="of:=[.N22]-[.$N$9]/(COUNT([.$L$9:.$L$33])-1)" office:value-type="float" office:value="5" calcext:value-type="float">
            <text:p>5.0</text:p>
          </table:table-cell>
          <table:table-cell table:style-name="ce140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33" table:formula="of:=[.Q22]-0.5" office:value-type="float" office:value="5" calcext:value-type="float">
            <text:p>5.0</text:p>
          </table:table-cell>
          <table:table-cell table:style-name="ce111" table:formula="of:=[.R22]-[.$R$8]/(COUNT([.$Q$8:.$Q$33])-1)" office:value-type="float" office:value="6.28" calcext:value-type="float">
            <text:p>6.28</text:p>
          </table:table-cell>
          <table:table-cell table:style-name="ce133" table:formula="of:=[.S22]-[.$S$8]/(COUNT([.$Q$8:.$Q$33])-1)" office:value-type="float" office:value="8.87999999999999" calcext:value-type="float">
            <text:p>8.9</text:p>
          </table:table-cell>
          <table:table-cell table:style-name="ce140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3]-0.5" office:value-type="float" office:value="4.5" calcext:value-type="float">
            <text:p>4.5</text:p>
          </table:table-cell>
          <table:table-cell table:style-name="ce111" table:formula="of:=[.C23]-[.$C$8]/(COUNT([.$B$8:.$B$33])-1)" office:value-type="float" office:value="6.12" calcext:value-type="float">
            <text:p>6.12</text:p>
          </table:table-cell>
          <table:table-cell table:style-name="ce133" table:formula="of:=[.D23]-[.$D$8]/(COUNT([.$B$8:.$B$33])-1)" office:value-type="float" office:value="8.27999999999999" calcext:value-type="float">
            <text:p>8.3</text:p>
          </table:table-cell>
          <table:table-cell table:style-name="ce140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33" table:formula="of:=[.G23]-0.5" office:value-type="float" office:value="4.5" calcext:value-type="float">
            <text:p>4.5</text:p>
          </table:table-cell>
          <table:table-cell table:style-name="ce111" table:formula="of:=[.H23]-[.$H$9]/(COUNT([.$G$9:.$G$33])-1)" office:value-type="float" office:value="5.74124999999999" calcext:value-type="float">
            <text:p>5.74</text:p>
          </table:table-cell>
          <table:table-cell table:style-name="ce133" table:formula="of:=[.I23]-[.$I$9]/(COUNT([.$G$9:.$G$33])-1)" office:value-type="float" office:value="7.875" calcext:value-type="float">
            <text:p>7.9</text:p>
          </table:table-cell>
          <table:table-cell table:style-name="ce140" table:formula="of:=[.J23]-[.$J$9]/(COUNT([.$G$9:.$G$33])-1)" office:value-type="float" office:value="248.625" calcext:value-type="float">
            <text:p>249</text:p>
          </table:table-cell>
          <table:table-cell/>
          <table:table-cell table:style-name="ce133" table:formula="of:=[.L23]-0.5" office:value-type="float" office:value="4.5" calcext:value-type="float">
            <text:p>4.5</text:p>
          </table:table-cell>
          <table:table-cell table:style-name="ce111" table:formula="of:=[.M23]-[.$M$9]/(COUNT([.$L$9:.$L$33])-1)" office:value-type="float" office:value="6.375" calcext:value-type="float">
            <text:p>6.38</text:p>
          </table:table-cell>
          <table:table-cell table:style-name="ce133" table:formula="of:=[.N23]-[.$N$9]/(COUNT([.$L$9:.$L$33])-1)" office:value-type="float" office:value="4.5" calcext:value-type="float">
            <text:p>4.5</text:p>
          </table:table-cell>
          <table:table-cell table:style-name="ce140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33" table:formula="of:=[.Q23]-0.5" office:value-type="float" office:value="4.5" calcext:value-type="float">
            <text:p>4.5</text:p>
          </table:table-cell>
          <table:table-cell table:style-name="ce111" table:formula="of:=[.R23]-[.$R$8]/(COUNT([.$Q$8:.$Q$33])-1)" office:value-type="float" office:value="5.652" calcext:value-type="float">
            <text:p>5.65</text:p>
          </table:table-cell>
          <table:table-cell table:style-name="ce133" table:formula="of:=[.S23]-[.$S$8]/(COUNT([.$Q$8:.$Q$33])-1)" office:value-type="float" office:value="7.99199999999999" calcext:value-type="float">
            <text:p>8.0</text:p>
          </table:table-cell>
          <table:table-cell table:style-name="ce140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4]-0.5" office:value-type="float" office:value="4" calcext:value-type="float">
            <text:p>4.0</text:p>
          </table:table-cell>
          <table:table-cell table:style-name="ce111" table:formula="of:=[.C24]-[.$C$8]/(COUNT([.$B$8:.$B$33])-1)" office:value-type="float" office:value="5.44000000000001" calcext:value-type="float">
            <text:p>5.44</text:p>
          </table:table-cell>
          <table:table-cell table:style-name="ce133" table:formula="of:=[.D24]-[.$D$8]/(COUNT([.$B$8:.$B$33])-1)" office:value-type="float" office:value="7.35999999999999" calcext:value-type="float">
            <text:p>7.4</text:p>
          </table:table-cell>
          <table:table-cell table:style-name="ce140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33" table:formula="of:=[.G24]-0.5" office:value-type="float" office:value="4" calcext:value-type="float">
            <text:p>4.0</text:p>
          </table:table-cell>
          <table:table-cell table:style-name="ce111" table:formula="of:=[.H24]-[.$H$9]/(COUNT([.$G$9:.$G$33])-1)" office:value-type="float" office:value="5.10333333333333" calcext:value-type="float">
            <text:p>5.10</text:p>
          </table:table-cell>
          <table:table-cell table:style-name="ce133" table:formula="of:=[.I24]-[.$I$9]/(COUNT([.$G$9:.$G$33])-1)" office:value-type="float" office:value="7" calcext:value-type="float">
            <text:p>7.0</text:p>
          </table:table-cell>
          <table:table-cell table:style-name="ce140" table:formula="of:=[.J24]-[.$J$9]/(COUNT([.$G$9:.$G$33])-1)" office:value-type="float" office:value="221" calcext:value-type="float">
            <text:p>221</text:p>
          </table:table-cell>
          <table:table-cell/>
          <table:table-cell table:style-name="ce133" table:formula="of:=[.L24]-0.5" office:value-type="float" office:value="4" calcext:value-type="float">
            <text:p>4.0</text:p>
          </table:table-cell>
          <table:table-cell table:style-name="ce111" table:formula="of:=[.M24]-[.$M$9]/(COUNT([.$L$9:.$L$33])-1)" office:value-type="float" office:value="5.66666666666666" calcext:value-type="float">
            <text:p>5.67</text:p>
          </table:table-cell>
          <table:table-cell table:style-name="ce133" table:formula="of:=[.N24]-[.$N$9]/(COUNT([.$L$9:.$L$33])-1)" office:value-type="float" office:value="4" calcext:value-type="float">
            <text:p>4.0</text:p>
          </table:table-cell>
          <table:table-cell table:style-name="ce140" table:formula="of:=[.O24]-[.$O$9]/(COUNT([.$L$9:.$L$33])-1)" office:value-type="float" office:value="218" calcext:value-type="float">
            <text:p>218</text:p>
          </table:table-cell>
          <table:table-cell/>
          <table:table-cell table:style-name="ce133" table:formula="of:=[.Q24]-0.5" office:value-type="float" office:value="4" calcext:value-type="float">
            <text:p>4.0</text:p>
          </table:table-cell>
          <table:table-cell table:style-name="ce111" table:formula="of:=[.R24]-[.$R$8]/(COUNT([.$Q$8:.$Q$33])-1)" office:value-type="float" office:value="5.024" calcext:value-type="float">
            <text:p>5.02</text:p>
          </table:table-cell>
          <table:table-cell table:style-name="ce133" table:formula="of:=[.S24]-[.$S$8]/(COUNT([.$Q$8:.$Q$33])-1)" office:value-type="float" office:value="7.10399999999999" calcext:value-type="float">
            <text:p>7.1</text:p>
          </table:table-cell>
          <table:table-cell table:style-name="ce140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5]-0.5" office:value-type="float" office:value="3.5" calcext:value-type="float">
            <text:p>3.5</text:p>
          </table:table-cell>
          <table:table-cell table:style-name="ce111" table:formula="of:=[.C25]-[.$C$8]/(COUNT([.$B$8:.$B$33])-1)" office:value-type="float" office:value="4.76000000000001" calcext:value-type="float">
            <text:p>4.76</text:p>
          </table:table-cell>
          <table:table-cell table:style-name="ce133" table:formula="of:=[.D25]-[.$D$8]/(COUNT([.$B$8:.$B$33])-1)" office:value-type="float" office:value="6.43999999999999" calcext:value-type="float">
            <text:p>6.4</text:p>
          </table:table-cell>
          <table:table-cell table:style-name="ce140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33" table:formula="of:=[.G25]-0.5" office:value-type="float" office:value="3.5" calcext:value-type="float">
            <text:p>3.5</text:p>
          </table:table-cell>
          <table:table-cell table:style-name="ce111" table:formula="of:=[.H25]-[.$H$9]/(COUNT([.$G$9:.$G$33])-1)" office:value-type="float" office:value="4.46541666666666" calcext:value-type="float">
            <text:p>4.47</text:p>
          </table:table-cell>
          <table:table-cell table:style-name="ce133" table:formula="of:=[.I25]-[.$I$9]/(COUNT([.$G$9:.$G$33])-1)" office:value-type="float" office:value="6.125" calcext:value-type="float">
            <text:p>6.1</text:p>
          </table:table-cell>
          <table:table-cell table:style-name="ce140" table:formula="of:=[.J25]-[.$J$9]/(COUNT([.$G$9:.$G$33])-1)" office:value-type="float" office:value="193.375" calcext:value-type="float">
            <text:p>193</text:p>
          </table:table-cell>
          <table:table-cell/>
          <table:table-cell table:style-name="ce133" table:formula="of:=[.L25]-0.5" office:value-type="float" office:value="3.5" calcext:value-type="float">
            <text:p>3.5</text:p>
          </table:table-cell>
          <table:table-cell table:style-name="ce111" table:formula="of:=[.M25]-[.$M$9]/(COUNT([.$L$9:.$L$33])-1)" office:value-type="float" office:value="4.95833333333333" calcext:value-type="float">
            <text:p>4.96</text:p>
          </table:table-cell>
          <table:table-cell table:style-name="ce133" table:formula="of:=[.N25]-[.$N$9]/(COUNT([.$L$9:.$L$33])-1)" office:value-type="float" office:value="3.5" calcext:value-type="float">
            <text:p>3.5</text:p>
          </table:table-cell>
          <table:table-cell table:style-name="ce140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33" table:formula="of:=[.Q25]-0.5" office:value-type="float" office:value="3.5" calcext:value-type="float">
            <text:p>3.5</text:p>
          </table:table-cell>
          <table:table-cell table:style-name="ce111" table:formula="of:=[.R25]-[.$R$8]/(COUNT([.$Q$8:.$Q$33])-1)" office:value-type="float" office:value="4.396" calcext:value-type="float">
            <text:p>4.40</text:p>
          </table:table-cell>
          <table:table-cell table:style-name="ce133" table:formula="of:=[.S25]-[.$S$8]/(COUNT([.$Q$8:.$Q$33])-1)" office:value-type="float" office:value="6.21599999999999" calcext:value-type="float">
            <text:p>6.2</text:p>
          </table:table-cell>
          <table:table-cell table:style-name="ce140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6]-0.5" office:value-type="float" office:value="3" calcext:value-type="float">
            <text:p>3.0</text:p>
          </table:table-cell>
          <table:table-cell table:style-name="ce111" table:formula="of:=[.C26]-[.$C$8]/(COUNT([.$B$8:.$B$33])-1)" office:value-type="float" office:value="4.08000000000001" calcext:value-type="float">
            <text:p>4.08</text:p>
          </table:table-cell>
          <table:table-cell table:style-name="ce133" table:formula="of:=[.D26]-[.$D$8]/(COUNT([.$B$8:.$B$33])-1)" office:value-type="float" office:value="5.51999999999999" calcext:value-type="float">
            <text:p>5.5</text:p>
          </table:table-cell>
          <table:table-cell table:style-name="ce140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33" table:formula="of:=[.G26]-0.5" office:value-type="float" office:value="3" calcext:value-type="float">
            <text:p>3.0</text:p>
          </table:table-cell>
          <table:table-cell table:style-name="ce111" table:formula="of:=[.H26]-[.$H$9]/(COUNT([.$G$9:.$G$33])-1)" office:value-type="float" office:value="3.82749999999999" calcext:value-type="float">
            <text:p>3.83</text:p>
          </table:table-cell>
          <table:table-cell table:style-name="ce133" table:formula="of:=[.I26]-[.$I$9]/(COUNT([.$G$9:.$G$33])-1)" office:value-type="float" office:value="5.25" calcext:value-type="float">
            <text:p>5.3</text:p>
          </table:table-cell>
          <table:table-cell table:style-name="ce140" table:formula="of:=[.J26]-[.$J$9]/(COUNT([.$G$9:.$G$33])-1)" office:value-type="float" office:value="165.75" calcext:value-type="float">
            <text:p>166</text:p>
          </table:table-cell>
          <table:table-cell/>
          <table:table-cell table:style-name="ce133" table:formula="of:=[.L26]-0.5" office:value-type="float" office:value="3" calcext:value-type="float">
            <text:p>3.0</text:p>
          </table:table-cell>
          <table:table-cell table:style-name="ce111" table:formula="of:=[.M26]-[.$M$9]/(COUNT([.$L$9:.$L$33])-1)" office:value-type="float" office:value="4.25" calcext:value-type="float">
            <text:p>4.25</text:p>
          </table:table-cell>
          <table:table-cell table:style-name="ce133" table:formula="of:=[.N26]-[.$N$9]/(COUNT([.$L$9:.$L$33])-1)" office:value-type="float" office:value="3" calcext:value-type="float">
            <text:p>3.0</text:p>
          </table:table-cell>
          <table:table-cell table:style-name="ce140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33" table:formula="of:=[.Q26]-0.5" office:value-type="float" office:value="3" calcext:value-type="float">
            <text:p>3.0</text:p>
          </table:table-cell>
          <table:table-cell table:style-name="ce111" table:formula="of:=[.R26]-[.$R$8]/(COUNT([.$Q$8:.$Q$33])-1)" office:value-type="float" office:value="3.768" calcext:value-type="float">
            <text:p>3.77</text:p>
          </table:table-cell>
          <table:table-cell table:style-name="ce133" table:formula="of:=[.S26]-[.$S$8]/(COUNT([.$Q$8:.$Q$33])-1)" office:value-type="float" office:value="5.32799999999999" calcext:value-type="float">
            <text:p>5.3</text:p>
          </table:table-cell>
          <table:table-cell table:style-name="ce140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7]-0.5" office:value-type="float" office:value="2.5" calcext:value-type="float">
            <text:p>2.5</text:p>
          </table:table-cell>
          <table:table-cell table:style-name="ce111" table:formula="of:=[.C27]-[.$C$8]/(COUNT([.$B$8:.$B$33])-1)" office:value-type="float" office:value="3.40000000000001" calcext:value-type="float">
            <text:p>3.40</text:p>
          </table:table-cell>
          <table:table-cell table:style-name="ce133" table:formula="of:=[.D27]-[.$D$8]/(COUNT([.$B$8:.$B$33])-1)" office:value-type="float" office:value="4.59999999999999" calcext:value-type="float">
            <text:p>4.6</text:p>
          </table:table-cell>
          <table:table-cell table:style-name="ce140" table:formula="of:=[.E27]-[.$E$8]/(COUNT([.$B$8:.$B$33])-1)" office:value-type="float" office:value="137" calcext:value-type="float">
            <text:p>137</text:p>
          </table:table-cell>
          <table:table-cell/>
          <table:table-cell table:style-name="ce133" table:formula="of:=[.G27]-0.5" office:value-type="float" office:value="2.5" calcext:value-type="float">
            <text:p>2.5</text:p>
          </table:table-cell>
          <table:table-cell table:style-name="ce111" table:formula="of:=[.H27]-[.$H$9]/(COUNT([.$G$9:.$G$33])-1)" office:value-type="float" office:value="3.18958333333333" calcext:value-type="float">
            <text:p>3.19</text:p>
          </table:table-cell>
          <table:table-cell table:style-name="ce133" table:formula="of:=[.I27]-[.$I$9]/(COUNT([.$G$9:.$G$33])-1)" office:value-type="float" office:value="4.375" calcext:value-type="float">
            <text:p>4.4</text:p>
          </table:table-cell>
          <table:table-cell table:style-name="ce140" table:formula="of:=[.J27]-[.$J$9]/(COUNT([.$G$9:.$G$33])-1)" office:value-type="float" office:value="138.125" calcext:value-type="float">
            <text:p>138</text:p>
          </table:table-cell>
          <table:table-cell/>
          <table:table-cell table:style-name="ce133" table:formula="of:=[.L27]-0.5" office:value-type="float" office:value="2.5" calcext:value-type="float">
            <text:p>2.5</text:p>
          </table:table-cell>
          <table:table-cell table:style-name="ce111" table:formula="of:=[.M27]-[.$M$9]/(COUNT([.$L$9:.$L$33])-1)" office:value-type="float" office:value="3.54166666666666" calcext:value-type="float">
            <text:p>3.54</text:p>
          </table:table-cell>
          <table:table-cell table:style-name="ce133" table:formula="of:=[.N27]-[.$N$9]/(COUNT([.$L$9:.$L$33])-1)" office:value-type="float" office:value="2.5" calcext:value-type="float">
            <text:p>2.5</text:p>
          </table:table-cell>
          <table:table-cell table:style-name="ce140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33" table:formula="of:=[.Q27]-0.5" office:value-type="float" office:value="2.5" calcext:value-type="float">
            <text:p>2.5</text:p>
          </table:table-cell>
          <table:table-cell table:style-name="ce111" table:formula="of:=[.R27]-[.$R$8]/(COUNT([.$Q$8:.$Q$33])-1)" office:value-type="float" office:value="3.14" calcext:value-type="float">
            <text:p>3.14</text:p>
          </table:table-cell>
          <table:table-cell table:style-name="ce133" table:formula="of:=[.S27]-[.$S$8]/(COUNT([.$Q$8:.$Q$33])-1)" office:value-type="float" office:value="4.43999999999999" calcext:value-type="float">
            <text:p>4.4</text:p>
          </table:table-cell>
          <table:table-cell table:style-name="ce140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8]-0.5" office:value-type="float" office:value="2" calcext:value-type="float">
            <text:p>2.0</text:p>
          </table:table-cell>
          <table:table-cell table:style-name="ce111" table:formula="of:=[.C28]-[.$C$8]/(COUNT([.$B$8:.$B$33])-1)" office:value-type="float" office:value="2.72" calcext:value-type="float">
            <text:p>2.72</text:p>
          </table:table-cell>
          <table:table-cell table:style-name="ce133" table:formula="of:=[.D28]-[.$D$8]/(COUNT([.$B$8:.$B$33])-1)" office:value-type="float" office:value="3.67999999999999" calcext:value-type="float">
            <text:p>3.7</text:p>
          </table:table-cell>
          <table:table-cell table:style-name="ce140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33" table:formula="of:=[.G28]-0.5" office:value-type="float" office:value="2" calcext:value-type="float">
            <text:p>2.0</text:p>
          </table:table-cell>
          <table:table-cell table:style-name="ce111" table:formula="of:=[.H28]-[.$H$9]/(COUNT([.$G$9:.$G$33])-1)" office:value-type="float" office:value="2.55166666666666" calcext:value-type="float">
            <text:p>2.55</text:p>
          </table:table-cell>
          <table:table-cell table:style-name="ce133" table:formula="of:=[.I28]-[.$I$9]/(COUNT([.$G$9:.$G$33])-1)" office:value-type="float" office:value="3.5" calcext:value-type="float">
            <text:p>3.5</text:p>
          </table:table-cell>
          <table:table-cell table:style-name="ce140" table:formula="of:=[.J28]-[.$J$9]/(COUNT([.$G$9:.$G$33])-1)" office:value-type="float" office:value="110.5" calcext:value-type="float">
            <text:p>111</text:p>
          </table:table-cell>
          <table:table-cell/>
          <table:table-cell table:style-name="ce133" table:formula="of:=[.L28]-0.5" office:value-type="float" office:value="2" calcext:value-type="float">
            <text:p>2.0</text:p>
          </table:table-cell>
          <table:table-cell table:style-name="ce111" table:formula="of:=[.M28]-[.$M$9]/(COUNT([.$L$9:.$L$33])-1)" office:value-type="float" office:value="2.83333333333333" calcext:value-type="float">
            <text:p>2.83</text:p>
          </table:table-cell>
          <table:table-cell table:style-name="ce133" table:formula="of:=[.N28]-[.$N$9]/(COUNT([.$L$9:.$L$33])-1)" office:value-type="float" office:value="2" calcext:value-type="float">
            <text:p>2.0</text:p>
          </table:table-cell>
          <table:table-cell table:style-name="ce140" table:formula="of:=[.O28]-[.$O$9]/(COUNT([.$L$9:.$L$33])-1)" office:value-type="float" office:value="109" calcext:value-type="float">
            <text:p>109</text:p>
          </table:table-cell>
          <table:table-cell/>
          <table:table-cell table:style-name="ce133" table:formula="of:=[.Q28]-0.5" office:value-type="float" office:value="2" calcext:value-type="float">
            <text:p>2.0</text:p>
          </table:table-cell>
          <table:table-cell table:style-name="ce111" table:formula="of:=[.R28]-[.$R$8]/(COUNT([.$Q$8:.$Q$33])-1)" office:value-type="float" office:value="2.512" calcext:value-type="float">
            <text:p>2.51</text:p>
          </table:table-cell>
          <table:table-cell table:style-name="ce133" table:formula="of:=[.S28]-[.$S$8]/(COUNT([.$Q$8:.$Q$33])-1)" office:value-type="float" office:value="3.55199999999999" calcext:value-type="float">
            <text:p>3.6</text:p>
          </table:table-cell>
          <table:table-cell table:style-name="ce140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9]-0.5" office:value-type="float" office:value="1.5" calcext:value-type="float">
            <text:p>1.5</text:p>
          </table:table-cell>
          <table:table-cell table:style-name="ce111" table:formula="of:=[.C29]-[.$C$8]/(COUNT([.$B$8:.$B$33])-1)" office:value-type="float" office:value="2.04" calcext:value-type="float">
            <text:p>2.04</text:p>
          </table:table-cell>
          <table:table-cell table:style-name="ce133" table:formula="of:=[.D29]-[.$D$8]/(COUNT([.$B$8:.$B$33])-1)" office:value-type="float" office:value="2.75999999999999" calcext:value-type="float">
            <text:p>2.8</text:p>
          </table:table-cell>
          <table:table-cell table:style-name="ce140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33" table:formula="of:=[.G29]-0.5" office:value-type="float" office:value="1.5" calcext:value-type="float">
            <text:p>1.5</text:p>
          </table:table-cell>
          <table:table-cell table:style-name="ce111" table:formula="of:=[.H29]-[.$H$9]/(COUNT([.$G$9:.$G$33])-1)" office:value-type="float" office:value="1.91374999999999" calcext:value-type="float">
            <text:p>1.91</text:p>
          </table:table-cell>
          <table:table-cell table:style-name="ce133" table:formula="of:=[.I29]-[.$I$9]/(COUNT([.$G$9:.$G$33])-1)" office:value-type="float" office:value="2.625" calcext:value-type="float">
            <text:p>2.6</text:p>
          </table:table-cell>
          <table:table-cell table:style-name="ce140" table:formula="of:=[.J29]-[.$J$9]/(COUNT([.$G$9:.$G$33])-1)" office:value-type="float" office:value="82.875" calcext:value-type="float">
            <text:p>83</text:p>
          </table:table-cell>
          <table:table-cell/>
          <table:table-cell table:style-name="ce133" table:formula="of:=[.L29]-0.5" office:value-type="float" office:value="1.5" calcext:value-type="float">
            <text:p>1.5</text:p>
          </table:table-cell>
          <table:table-cell table:style-name="ce111" table:formula="of:=[.M29]-[.$M$9]/(COUNT([.$L$9:.$L$33])-1)" office:value-type="float" office:value="2.125" calcext:value-type="float">
            <text:p>2.13</text:p>
          </table:table-cell>
          <table:table-cell table:style-name="ce133" table:formula="of:=[.N29]-[.$N$9]/(COUNT([.$L$9:.$L$33])-1)" office:value-type="float" office:value="1.5" calcext:value-type="float">
            <text:p>1.5</text:p>
          </table:table-cell>
          <table:table-cell table:style-name="ce140" table:formula="of:=[.O29]-[.$O$9]/(COUNT([.$L$9:.$L$33])-1)" office:value-type="float" office:value="81.75" calcext:value-type="float">
            <text:p>82</text:p>
          </table:table-cell>
          <table:table-cell/>
          <table:table-cell table:style-name="ce133" table:formula="of:=[.Q29]-0.5" office:value-type="float" office:value="1.5" calcext:value-type="float">
            <text:p>1.5</text:p>
          </table:table-cell>
          <table:table-cell table:style-name="ce111" table:formula="of:=[.R29]-[.$R$8]/(COUNT([.$Q$8:.$Q$33])-1)" office:value-type="float" office:value="1.884" calcext:value-type="float">
            <text:p>1.88</text:p>
          </table:table-cell>
          <table:table-cell table:style-name="ce133" table:formula="of:=[.S29]-[.$S$8]/(COUNT([.$Q$8:.$Q$33])-1)" office:value-type="float" office:value="2.66399999999999" calcext:value-type="float">
            <text:p>2.7</text:p>
          </table:table-cell>
          <table:table-cell table:style-name="ce140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0]-0.5" office:value-type="float" office:value="1" calcext:value-type="float">
            <text:p>1.0</text:p>
          </table:table-cell>
          <table:table-cell table:style-name="ce111" table:formula="of:=[.C30]-[.$C$8]/(COUNT([.$B$8:.$B$33])-1)" office:value-type="float" office:value="1.36" calcext:value-type="float">
            <text:p>1.36</text:p>
          </table:table-cell>
          <table:table-cell table:style-name="ce133" table:formula="of:=[.D30]-[.$D$8]/(COUNT([.$B$8:.$B$33])-1)" office:value-type="float" office:value="1.83999999999999" calcext:value-type="float">
            <text:p>1.8</text:p>
          </table:table-cell>
          <table:table-cell table:style-name="ce140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33" table:formula="of:=[.G30]-0.5" office:value-type="float" office:value="1" calcext:value-type="float">
            <text:p>1.0</text:p>
          </table:table-cell>
          <table:table-cell table:style-name="ce111" table:formula="of:=[.H30]-[.$H$9]/(COUNT([.$G$9:.$G$33])-1)" office:value-type="float" office:value="1.27583333333333" calcext:value-type="float">
            <text:p>1.28</text:p>
          </table:table-cell>
          <table:table-cell table:style-name="ce133" table:formula="of:=[.I30]-[.$I$9]/(COUNT([.$G$9:.$G$33])-1)" office:value-type="float" office:value="1.75" calcext:value-type="float">
            <text:p>1.8</text:p>
          </table:table-cell>
          <table:table-cell table:style-name="ce140" table:formula="of:=[.J30]-[.$J$9]/(COUNT([.$G$9:.$G$33])-1)" office:value-type="float" office:value="55.25" calcext:value-type="float">
            <text:p>55</text:p>
          </table:table-cell>
          <table:table-cell/>
          <table:table-cell table:style-name="ce133" table:formula="of:=[.L30]-0.5" office:value-type="float" office:value="1" calcext:value-type="float">
            <text:p>1.0</text:p>
          </table:table-cell>
          <table:table-cell table:style-name="ce111" table:formula="of:=[.M30]-[.$M$9]/(COUNT([.$L$9:.$L$33])-1)" office:value-type="float" office:value="1.41666666666666" calcext:value-type="float">
            <text:p>1.42</text:p>
          </table:table-cell>
          <table:table-cell table:style-name="ce133" table:formula="of:=[.N30]-[.$N$9]/(COUNT([.$L$9:.$L$33])-1)" office:value-type="float" office:value="1" calcext:value-type="float">
            <text:p>1.0</text:p>
          </table:table-cell>
          <table:table-cell table:style-name="ce140" table:formula="of:=[.O30]-[.$O$9]/(COUNT([.$L$9:.$L$33])-1)" office:value-type="float" office:value="54.5" calcext:value-type="float">
            <text:p>55</text:p>
          </table:table-cell>
          <table:table-cell/>
          <table:table-cell table:style-name="ce133" table:formula="of:=[.Q30]-0.5" office:value-type="float" office:value="1" calcext:value-type="float">
            <text:p>1.0</text:p>
          </table:table-cell>
          <table:table-cell table:style-name="ce111" table:formula="of:=[.R30]-[.$R$8]/(COUNT([.$Q$8:.$Q$33])-1)" office:value-type="float" office:value="1.256" calcext:value-type="float">
            <text:p>1.26</text:p>
          </table:table-cell>
          <table:table-cell table:style-name="ce133" table:formula="of:=[.S30]-[.$S$8]/(COUNT([.$Q$8:.$Q$33])-1)" office:value-type="float" office:value="1.77599999999999" calcext:value-type="float">
            <text:p>1.8</text:p>
          </table:table-cell>
          <table:table-cell table:style-name="ce140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1]-0.5" office:value-type="float" office:value="0.5" calcext:value-type="float">
            <text:p>0.5</text:p>
          </table:table-cell>
          <table:table-cell table:style-name="ce111" table:formula="of:=[.C31]-[.$C$8]/(COUNT([.$B$8:.$B$33])-1)" office:value-type="float" office:value="0.680000000000005" calcext:value-type="float">
            <text:p>0.68</text:p>
          </table:table-cell>
          <table:table-cell table:style-name="ce133" table:formula="of:=[.D31]-[.$D$8]/(COUNT([.$B$8:.$B$33])-1)" office:value-type="float" office:value="0.919999999999989" calcext:value-type="float">
            <text:p>0.9</text:p>
          </table:table-cell>
          <table:table-cell table:style-name="ce140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33" table:formula="of:=[.G31]-0.5" office:value-type="float" office:value="0.5" calcext:value-type="float">
            <text:p>0.5</text:p>
          </table:table-cell>
          <table:table-cell table:style-name="ce111" table:formula="of:=[.H31]-[.$H$9]/(COUNT([.$G$9:.$G$33])-1)" office:value-type="float" office:value="0.637916666666661" calcext:value-type="float">
            <text:p>0.64</text:p>
          </table:table-cell>
          <table:table-cell table:style-name="ce133" table:formula="of:=[.I31]-[.$I$9]/(COUNT([.$G$9:.$G$33])-1)" office:value-type="float" office:value="0.875" calcext:value-type="float">
            <text:p>0.9</text:p>
          </table:table-cell>
          <table:table-cell table:style-name="ce140" table:formula="of:=[.J31]-[.$J$9]/(COUNT([.$G$9:.$G$33])-1)" office:value-type="float" office:value="27.625" calcext:value-type="float">
            <text:p>28</text:p>
          </table:table-cell>
          <table:table-cell/>
          <table:table-cell table:style-name="ce133" table:formula="of:=[.L31]-0.5" office:value-type="float" office:value="0.5" calcext:value-type="float">
            <text:p>0.5</text:p>
          </table:table-cell>
          <table:table-cell table:style-name="ce111" table:formula="of:=[.M31]-[.$M$9]/(COUNT([.$L$9:.$L$33])-1)" office:value-type="float" office:value="0.708333333333329" calcext:value-type="float">
            <text:p>0.71</text:p>
          </table:table-cell>
          <table:table-cell table:style-name="ce133" table:formula="of:=[.N31]-[.$N$9]/(COUNT([.$L$9:.$L$33])-1)" office:value-type="float" office:value="0.5" calcext:value-type="float">
            <text:p>0.5</text:p>
          </table:table-cell>
          <table:table-cell table:style-name="ce140" table:formula="of:=[.O31]-[.$O$9]/(COUNT([.$L$9:.$L$33])-1)" office:value-type="float" office:value="27.25" calcext:value-type="float">
            <text:p>27</text:p>
          </table:table-cell>
          <table:table-cell/>
          <table:table-cell table:style-name="ce133" table:formula="of:=[.Q31]-0.5" office:value-type="float" office:value="0.5" calcext:value-type="float">
            <text:p>0.5</text:p>
          </table:table-cell>
          <table:table-cell table:style-name="ce111" table:formula="of:=[.R31]-[.$R$8]/(COUNT([.$Q$8:.$Q$33])-1)" office:value-type="float" office:value="0.627999999999997" calcext:value-type="float">
            <text:p>0.63</text:p>
          </table:table-cell>
          <table:table-cell table:style-name="ce133" table:formula="of:=[.S31]-[.$S$8]/(COUNT([.$Q$8:.$Q$33])-1)" office:value-type="float" office:value="0.887999999999991" calcext:value-type="float">
            <text:p>0.9</text:p>
          </table:table-cell>
          <table:table-cell table:style-name="ce140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2]-0.5" office:value-type="float" office:value="0" calcext:value-type="float">
            <text:p>0.0</text:p>
          </table:table-cell>
          <table:table-cell table:style-name="ce111" table:formula="of:=[.C32]-[.$C$8]/(COUNT([.$B$8:.$B$33])-1)" office:value-type="float" office:value="4.66293670342566E-015" calcext:value-type="float">
            <text:p>0.00</text:p>
          </table:table-cell>
          <table:table-cell table:style-name="ce133" table:formula="of:=[.D32]-[.$D$8]/(COUNT([.$B$8:.$B$33])-1)" office:value-type="float" office:value="-0.0000000000000108801856413265" calcext:value-type="float">
            <text:p>0.0</text:p>
          </table:table-cell>
          <table:table-cell table:style-name="ce140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33" table:formula="of:=[.G32]-0.5" office:value-type="float" office:value="0" calcext:value-type="float">
            <text:p>0.0</text:p>
          </table:table-cell>
          <table:table-cell table:style-name="ce111" table:formula="of:=[.H32]-[.$H$9]/(COUNT([.$G$9:.$G$33])-1)" office:value-type="float" office:value="-5.32907051820075E-015" calcext:value-type="float">
            <text:p>0.00</text:p>
          </table:table-cell>
          <table:table-cell table:style-name="ce133" table:formula="of:=[.I32]-[.$I$9]/(COUNT([.$G$9:.$G$33])-1)" office:value-type="float" office:value="0" calcext:value-type="float">
            <text:p>0.0</text:p>
          </table:table-cell>
          <table:table-cell table:style-name="ce140" table:formula="of:=[.J32]-[.$J$9]/(COUNT([.$G$9:.$G$33])-1)" office:value-type="float" office:value="0" calcext:value-type="float">
            <text:p>0</text:p>
          </table:table-cell>
          <table:table-cell/>
          <table:table-cell table:style-name="ce133" table:formula="of:=[.L32]-0.5" office:value-type="float" office:value="0" calcext:value-type="float">
            <text:p>0.0</text:p>
          </table:table-cell>
          <table:table-cell table:style-name="ce111" table:formula="of:=[.M32]-[.$M$9]/(COUNT([.$L$9:.$L$33])-1)" office:value-type="float" office:value="-4.2188474935756E-015" calcext:value-type="float">
            <text:p>0.00</text:p>
          </table:table-cell>
          <table:table-cell table:style-name="ce133" table:formula="of:=[.N32]-[.$N$9]/(COUNT([.$L$9:.$L$33])-1)" office:value-type="float" office:value="0" calcext:value-type="float">
            <text:p>0.0</text:p>
          </table:table-cell>
          <table:table-cell table:style-name="ce140" table:formula="of:=[.O32]-[.$O$9]/(COUNT([.$L$9:.$L$33])-1)" office:value-type="float" office:value="0" calcext:value-type="float">
            <text:p>0</text:p>
          </table:table-cell>
          <table:table-cell/>
          <table:table-cell table:style-name="ce133" table:formula="of:=[.Q32]-0.5" office:value-type="float" office:value="0" calcext:value-type="float">
            <text:p>0.0</text:p>
          </table:table-cell>
          <table:table-cell table:style-name="ce111" table:formula="of:=[.R32]-[.$R$8]/(COUNT([.$Q$8:.$Q$33])-1)" office:value-type="float" office:value="-3.33066907387547E-015" calcext:value-type="float">
            <text:p>0.00</text:p>
          </table:table-cell>
          <table:table-cell table:style-name="ce133" table:formula="of:=[.S32]-[.$S$8]/(COUNT([.$Q$8:.$Q$33])-1)" office:value-type="float" office:value="-9.10382880192628E-015" calcext:value-type="float">
            <text:p>0.0</text:p>
          </table:table-cell>
          <table:table-cell table:style-name="ce140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37"/>
          <table:table-cell table:style-name="ce136"/>
          <table:table-cell table:style-name="ce142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42"/>
          <table:table-cell table:style-name="ce142" office:value-type="float" office:value="175" calcext:value-type="float">
            <text:p>175</text:p>
          </table:table-cell>
          <table:table-cell table:style-name="ce142"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2호기</text:p>
          </table:table-cell>
          <table:table-cell table:style-name="ce138" office:value-type="string" calcext:value-type="string">
            <text:p>27T</text:p>
          </table:table-cell>
          <table:table-cell table:style-name="ce138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3호기</text:p>
          </table:table-cell>
          <table:table-cell table:style-name="ce138"/>
          <table:table-cell table:style-name="ce138" office:value-type="float" office:value="182" calcext:value-type="float">
            <text:p>182</text:p>
          </table:table-cell>
          <table:table-cell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4호기</text:p>
          </table:table-cell>
          <table:table-cell table:style-name="ce138"/>
          <table:table-cell table:style-name="ce138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138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10M30S" calcext:value-type="time">
            <text:p>10:30.00</text:p>
          </table:table-cell>
          <table:table-cell table:style-name="ce24" table:formula="of:=SECOND([.H38])+HOUR([.H38])*60*60+MINUTE([.H38])*60" office:value-type="float" office:value="630" calcext:value-type="float">
            <text:p>630</text:p>
          </table:table-cell>
          <table:table-cell table:style-name="ce27" table:formula="of:=[.G38]/[.I38]" office:value-type="float" office:value="4.76190476190476" calcext:value-type="float">
            <text:p>4.76190476190476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22"/>
          <table:table-cell table:style-name="ce136"/>
          <table:table-cell table:style-name="ce28"/>
          <table:table-cell/>
          <table:table-cell table:style-name="ce138"/>
          <table:table-cell table:style-name="ce30"/>
          <table:table-cell table:number-columns-repeated="3"/>
          <table:table-cell table:style-name="ce138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G40]/[.J38])" office:value-type="time" office:time-value="PT00H10M30S" calcext:value-type="time">
            <text:p>10분 30초</text:p>
          </table:table-cell>
          <table:table-cell table:style-name="ce60" table:formula="of:=[.G40]/[.J38]" office:value-type="float" office:value="630" calcext:value-type="float">
            <text:p>630</text:p>
          </table:table-cell>
          <table:table-cell table:style-name="ce29" table:formula="of:=[.G40]/[.I40]" office:value-type="float" office:value="4.76190476190476" calcext:value-type="float">
            <text:p>4.76190476190476</text:p>
          </table:table-cell>
          <table:table-cell/>
          <table:table-cell table:style-name="ce140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175" office:value-type="time" office:time-value="PT30H37M30S" calcext:value-type="time" table:number-columns-spanned="2" table:number-rows-spanned="1">
            <text:p>30시간 37분 3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/>
          <table:table-cell table:style-name="ce167" office:value-type="float" office:value="12.5" calcext:value-type="float">
            <text:p>12.5</text:p>
          </table:table-cell>
          <table:table-cell table:style-name="ce169" office:value-type="float" office:value="16.51" calcext:value-type="float">
            <text:p>16.51</text:p>
          </table:table-cell>
          <table:table-cell table:style-name="ce167" office:value-type="float" office:value="22" calcext:value-type="float">
            <text:p>22.0</text:p>
          </table:table-cell>
          <table:table-cell table:style-name="ce172" office:value-type="float" office:value="688" calcext:value-type="float">
            <text:p>688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64" table:formula="of:=TODAY()" office:value-type="date" office:date-value="2023-11-05" calcext:value-type="date">
            <text:p>2023-11-05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640H53M32.01360533S" calcext:value-type="time">
            <text:p>0:53:32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2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17" calcext:value-type="date">
            <text:p>23-10-17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time" office:time-value="PT00H00M00S" calcext:value-type="time" table:number-columns-spanned="2" table:number-rows-spanned="1">
            <text:p>0시 0분</text:p>
          </table:table-cell>
          <table:covered-table-cell table:style-name="ce90"/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string" calcext:value-type="string" table:number-columns-spanned="2" table:number-rows-spanned="1">
            <text:p>13시 0분</text:p>
          </table:table-cell>
          <table:covered-table-cell table:style-name="ce90"/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string" calcext:value-type="string" table:number-columns-spanned="2" table:number-rows-spanned="1">
            <text:p>2시 0분</text:p>
          </table:table-cell>
          <table:covered-table-cell table:style-name="ce90"/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17T13:46:02.5" calcext:value-type="date" table:number-columns-spanned="2" table:number-rows-spanned="1">
            <text:p>2023-10-17 13:46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G$40]/[.$J$38])*[.G48]" office:value-type="time" office:time-value="PT00H52M30S" calcext:value-type="time">
            <text:p>0:52:30</text:p>
          </table:table-cell>
          <table:table-cell table:style-name="ce91" table:formula="of:=[.$C$46]+[.$I$46]+[.H48]" office:value-type="date" office:date-value="2023-10-17T00:52:30" calcext:value-type="date" table:number-columns-spanned="2" table:number-rows-spanned="1">
            <text:p>2023-10-17 0:5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17T00:42:10" calcext:value-type="date" table:number-columns-spanned="2" table:number-rows-spanned="1">
            <text:p>2023-10-17 0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17T00:44:20" calcext:value-type="date" table:number-columns-spanned="2" table:number-rows-spanned="1">
            <text:p>2023-10-17 0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17T14:32:05" calcext:value-type="date" table:number-columns-spanned="2" table:number-rows-spanned="1">
            <text:p>2023-10-17 14:32</text:p>
          </table:table-cell>
          <table:covered-table-cell table:style-name="ce101"/>
          <table:table-cell/>
          <table:table-cell table:style-name="ce71" office:value-type="float" office:value="10" calcext:value-type="float">
            <text:p>10</text:p>
          </table:table-cell>
          <table:table-cell table:style-name="ce83" table:formula="of:=TIME(0;0;[.$G$40]/[.$J$38])*[.G49]" office:value-type="time" office:time-value="PT01H45M00S" calcext:value-type="time">
            <text:p>1:45:00</text:p>
          </table:table-cell>
          <table:table-cell table:style-name="ce91" table:formula="of:=[.$C$46]+[.$I$46]+[.H49]" office:value-type="date" office:date-value="2023-10-17T01:45:00" calcext:value-type="date" table:number-columns-spanned="2" table:number-rows-spanned="1">
            <text:p>2023-10-17 1:45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17T01:24:20" calcext:value-type="date" table:number-columns-spanned="2" table:number-rows-spanned="1">
            <text:p>2023-10-17 1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17T01:28:40" calcext:value-type="date" table:number-columns-spanned="2" table:number-rows-spanned="1">
            <text:p>2023-10-17 1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17T16:50:12.5" calcext:value-type="date" table:number-columns-spanned="2" table:number-rows-spanned="1">
            <text:p>2023-10-17 16:50</text:p>
          </table:table-cell>
          <table:covered-table-cell table:style-name="ce100"/>
          <table:table-cell/>
          <table:table-cell table:style-name="ce71" office:value-type="float" office:value="25" calcext:value-type="float">
            <text:p>25</text:p>
          </table:table-cell>
          <table:table-cell table:style-name="ce83" table:formula="of:=TIME(0;0;[.$G$40]/[.$J$38])*[.G50]" office:value-type="time" office:time-value="PT04H22M30S" calcext:value-type="time">
            <text:p>4:22:30</text:p>
          </table:table-cell>
          <table:table-cell table:style-name="ce91" table:formula="of:=[.$C$46]+[.$I$46]+[.H50]" office:value-type="date" office:date-value="2023-10-17T04:22:30" calcext:value-type="date" table:number-columns-spanned="2" table:number-rows-spanned="1">
            <text:p>2023-10-17 4:22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17T07:01:40" calcext:value-type="date" table:number-columns-spanned="2" table:number-rows-spanned="1">
            <text:p>2023-10-17 7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17T03:41:40" calcext:value-type="date" table:number-columns-spanned="2" table:number-rows-spanned="1">
            <text:p>2023-10-17 3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17T20:40:25" calcext:value-type="date" table:number-columns-spanned="2" table:number-rows-spanned="1">
            <text:p>2023-10-17 20:40</text:p>
          </table:table-cell>
          <table:covered-table-cell table:style-name="ce102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51]" office:value-type="time" office:time-value="PT08H45M00S" calcext:value-type="time">
            <text:p>8:45:00</text:p>
          </table:table-cell>
          <table:table-cell table:style-name="ce91" table:formula="of:=[.$C$46]+[.$I$46]+[.H51]" office:value-type="date" office:date-value="2023-10-17T08:45:00" calcext:value-type="date" table:number-columns-spanned="2" table:number-rows-spanned="1">
            <text:p>2023-10-17 8:4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17T14:03:20" calcext:value-type="date" table:number-columns-spanned="2" table:number-rows-spanned="1">
            <text:p>2023-10-17 14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17T07:23:20" calcext:value-type="date" table:number-columns-spanned="2" table:number-rows-spanned="1">
            <text:p>2023-10-17 7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18T04:20:50" calcext:value-type="date" table:number-columns-spanned="2" table:number-rows-spanned="1">
            <text:p>2023-10-18 4:2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2]" office:value-type="time" office:time-value="PT17H30M00S" calcext:value-type="time">
            <text:p>17:30:00</text:p>
          </table:table-cell>
          <table:table-cell table:style-name="ce91" table:formula="of:=[.$C$46]+[.$I$46]+[.H52]" office:value-type="date" office:date-value="2023-10-17T17:30:00" calcext:value-type="date" table:number-columns-spanned="2" table:number-rows-spanned="1">
            <text:p>2023-10-17 17:30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17T21:05:00" calcext:value-type="date" table:number-columns-spanned="2" table:number-rows-spanned="1">
            <text:p>2023-10-17 21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17T14:46:40" calcext:value-type="date" table:number-columns-spanned="2" table:number-rows-spanned="1">
            <text:p>2023-10-17 14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18T12:01:15" calcext:value-type="date" table:number-columns-spanned="2" table:number-rows-spanned="1">
            <text:p>2023-10-18 12:01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3]" office:value-type="time" office:time-value="PT26H15M00S" calcext:value-type="time">
            <text:p>26:15:00</text:p>
          </table:table-cell>
          <table:table-cell table:style-name="ce91" table:formula="of:=[.$C$46]+[.$I$46]+[.H53]" office:value-type="date" office:date-value="2023-10-18T02:15:00" calcext:value-type="date" table:number-columns-spanned="2" table:number-rows-spanned="1">
            <text:p>2023-10-18 2:15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18T00:35:50" calcext:value-type="date" table:number-columns-spanned="2" table:number-rows-spanned="1">
            <text:p>2023-10-18 0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17T22:10:00" calcext:value-type="date" table:number-columns-spanned="2" table:number-rows-spanned="1">
            <text:p>2023-10-17 22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18T15:51:27.5" calcext:value-type="date" table:number-columns-spanned="2" table:number-rows-spanned="1">
            <text:p>2023-10-18 15:51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G$40]/[.$J$38])*[.G54]" office:value-type="time" office:time-value="PT30H37M30S" calcext:value-type="time">
            <text:p>30:37:30</text:p>
          </table:table-cell>
          <table:table-cell table:style-name="ce92" table:formula="of:=[.$C$46]+[.$I$46]+[.H54]" office:value-type="date" office:date-value="2023-10-18T06:37:30" calcext:value-type="date" table:number-columns-spanned="2" table:number-rows-spanned="1">
            <text:p>2023-10-18 6:37</text:p>
          </table:table-cell>
          <table:covered-table-cell table:style-name="ce101"/>
          <table:table-cell/>
          <table:table-cell table:style-name="ce72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18T01:34:52" calcext:value-type="date" table:number-columns-spanned="2" table:number-rows-spanned="1">
            <text:p>2023-10-18 1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18T01:51:40" calcext:value-type="date" table:number-columns-spanned="2" table:number-rows-spanned="1">
            <text:p>2023-10-18 1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17T16:50:12.5" calcext:value-type="date" table:number-columns-spanned="2" table:number-rows-spanned="1">
            <text:p>2023-10-17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4H22M30S" calcext:value-type="time">
            <text:p>4:22:30</text:p>
          </table:table-cell>
          <table:table-cell table:style-name="ce91" table:formula="of:=[.$C$46]+[.$I$46]+[.H55]" office:value-type="date" office:date-value="2023-10-17T04:22:30" calcext:value-type="date" table:number-columns-spanned="2" table:number-rows-spanned="1">
            <text:p>2023-10-17 4:22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17T03:30:50" calcext:value-type="date" table:number-columns-spanned="2" table:number-rows-spanned="1">
            <text:p>2023-10-17 3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17T03:41:40" calcext:value-type="date" table:number-columns-spanned="2" table:number-rows-spanned="1">
            <text:p>2023-10-17 3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호기30T" table:style-name="ta5">
        <table:table-column table:style-name="co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0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1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2" table:default-cell-style-name="ce108"/>
        <table:table-column table:style-name="co2" table:default-cell-style-name="ce129"/>
        <table:table-column table:style-name="co2" table:default-cell-style-name="ce108"/>
        <table:table-column table:style-name="co2" table:default-cell-style-name="ce129"/>
        <table:table-column table:style-name="co2" table:default-cell-style-name="ce138"/>
        <table:table-column table:style-name="co18" table:default-cell-style-name="ce108"/>
        <table:table-column table:style-name="co2" table:number-columns-repeated="997" table:default-cell-style-name="ce108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31" office:value-type="string" calcext:value-type="string">
            <text:p>2호기</text:p>
          </table:table-cell>
          <table:table-cell office:value-type="string" calcext:value-type="string">
            <text:p>30T</text:p>
          </table:table-cell>
          <table:table-cell table:number-columns-repeated="3"/>
          <table:table-cell table:style-name="ce131" office:value-type="string" calcext:value-type="string">
            <text:p>3호기</text:p>
          </table:table-cell>
          <table:table-cell office:value-type="string" calcext:value-type="string">
            <text:p>난간</text:p>
          </table:table-cell>
          <table:table-cell table:number-columns-repeated="3"/>
          <table:table-cell table:style-name="ce131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/>
          <table:table-cell table:style-name="ce132" office:value-type="string" calcext:value-type="string">
            <text:p>스크류속도</text:p>
          </table:table-cell>
          <table:table-cell table:style-name="ce110" office:value-type="string" calcext:value-type="string">
            <text:p>인버터</text:p>
          </table:table-cell>
          <table:table-cell table:style-name="ce132" office:value-type="string" calcext:value-type="string">
            <text:p>메인전압</text:p>
          </table:table-cell>
          <table:table-cell table:style-name="ce139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/>
          <table:table-cell table:style-name="ce133"/>
          <table:table-cell table:style-name="ce111"/>
          <table:table-cell table:style-name="ce133"/>
          <table:table-cell table:style-name="ce140"/>
          <table:table-cell table:number-columns-repeated="998"/>
          <table:table-cell table:style-name="ce113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33" table:formula="of:=[.G9]+0.5" office:value-type="float" office:value="12.5" calcext:value-type="float">
            <text:p>12.5</text:p>
          </table:table-cell>
          <table:table-cell table:style-name="ce111" table:formula="of:=[.H9]+[.$H$9]/(COUNT([.$G$9:.$G$33])-1)" office:value-type="float" office:value="16.9791666666667" calcext:value-type="float">
            <text:p>16.98</text:p>
          </table:table-cell>
          <table:table-cell table:style-name="ce133" table:formula="of:=[.I9]+[.$I$9]/(COUNT([.$G$9:.$G$33])-1)" office:value-type="float" office:value="22.9166666666667" calcext:value-type="float">
            <text:p>22.9</text:p>
          </table:table-cell>
          <table:table-cell table:style-name="ce140" table:formula="of:=[.J9]+[.$J$9]/(COUNT([.$G$9:.$G$33])-1)" office:value-type="float" office:value="688.541666666667" calcext:value-type="float">
            <text:p>689</text:p>
          </table:table-cell>
          <table:table-cell/>
          <table:table-cell table:style-name="ce133" table:formula="of:=[.L9]+0.5" office:value-type="float" office:value="12.5" calcext:value-type="float">
            <text:p>12.5</text:p>
          </table:table-cell>
          <table:table-cell table:style-name="ce111" table:formula="of:=[.M9]+[.$M$9]/(COUNT([.$L$9:.$L$33])-1)" office:value-type="float" office:value="17.7083333333333" calcext:value-type="float">
            <text:p>17.71</text:p>
          </table:table-cell>
          <table:table-cell table:style-name="ce133" table:formula="of:=[.N9]+[.$N$9]/(COUNT([.$L$9:.$L$33])-1)" office:value-type="float" office:value="12.5" calcext:value-type="float">
            <text:p>12.5</text:p>
          </table:table-cell>
          <table:table-cell table:style-name="ce140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8]-0.5" office:value-type="float" office:value="12" calcext:value-type="float">
            <text:p>12.0</text:p>
          </table:table-cell>
          <table:table-cell table:style-name="ce111" table:formula="of:=[.C8]-[.$C$8]/(COUNT([.$B$8:.$B$33])-1)" office:value-type="float" office:value="16.32" calcext:value-type="float">
            <text:p>16.32</text:p>
          </table:table-cell>
          <table:table-cell table:style-name="ce133" table:formula="of:=[.D8]-[.$D$8]/(COUNT([.$B$8:.$B$33])-1)" office:value-type="float" office:value="22.08" calcext:value-type="float">
            <text:p>22.1</text:p>
          </table:table-cell>
          <table:table-cell table:style-name="ce140" table:formula="of:=[.E8]-[.$E$8]/(COUNT([.$B$8:.$B$33])-1)" office:value-type="float" office:value="657.6" calcext:value-type="float">
            <text:p>658</text:p>
          </table:table-cell>
          <table:table-cell/>
          <table:table-cell table:style-name="ce201" office:value-type="float" office:value="12" calcext:value-type="float">
            <text:p>12.0</text:p>
          </table:table-cell>
          <table:table-cell table:style-name="ce202" office:value-type="float" office:value="16.3" calcext:value-type="float">
            <text:p>16.30</text:p>
          </table:table-cell>
          <table:table-cell table:style-name="ce201" office:value-type="float" office:value="22" calcext:value-type="float">
            <text:p>22.0</text:p>
          </table:table-cell>
          <table:table-cell table:style-name="ce203" office:value-type="float" office:value="661" calcext:value-type="float">
            <text:p>661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33" table:formula="of:=[.Q8]-0.5" office:value-type="float" office:value="12" calcext:value-type="float">
            <text:p>12.0</text:p>
          </table:table-cell>
          <table:table-cell table:style-name="ce111" table:formula="of:=[.R8]-[.$R$8]/(COUNT([.$Q$8:.$Q$33])-1)" office:value-type="float" office:value="15.072" calcext:value-type="float">
            <text:p>15.07</text:p>
          </table:table-cell>
          <table:table-cell table:style-name="ce133" table:formula="of:=[.S8]-[.$S$8]/(COUNT([.$Q$8:.$Q$33])-1)" office:value-type="float" office:value="21.312" calcext:value-type="float">
            <text:p>21.3</text:p>
          </table:table-cell>
          <table:table-cell table:style-name="ce140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9]-0.5" office:value-type="float" office:value="11.5" calcext:value-type="float">
            <text:p>11.5</text:p>
          </table:table-cell>
          <table:table-cell table:style-name="ce111" table:formula="of:=[.C9]-[.$C$8]/(COUNT([.$B$8:.$B$33])-1)" office:value-type="float" office:value="15.64" calcext:value-type="float">
            <text:p>15.64</text:p>
          </table:table-cell>
          <table:table-cell table:style-name="ce133" table:formula="of:=[.D9]-[.$D$8]/(COUNT([.$B$8:.$B$33])-1)" office:value-type="float" office:value="21.16" calcext:value-type="float">
            <text:p>21.2</text:p>
          </table:table-cell>
          <table:table-cell table:style-name="ce140" table:formula="of:=[.E9]-[.$E$8]/(COUNT([.$B$8:.$B$33])-1)" office:value-type="float" office:value="630.2" calcext:value-type="float">
            <text:p>630</text:p>
          </table:table-cell>
          <table:table-cell/>
          <table:table-cell table:style-name="ce133" table:formula="of:=[.G9]-0.5" office:value-type="float" office:value="11.5" calcext:value-type="float">
            <text:p>11.5</text:p>
          </table:table-cell>
          <table:table-cell table:style-name="ce111" table:formula="of:=[.H9]-[.$H$9]/(COUNT([.$G$9:.$G$33])-1)" office:value-type="float" office:value="15.6208333333333" calcext:value-type="float">
            <text:p>15.62</text:p>
          </table:table-cell>
          <table:table-cell table:style-name="ce133" table:formula="of:=[.I9]-[.$I$9]/(COUNT([.$G$9:.$G$33])-1)" office:value-type="float" office:value="21.0833333333333" calcext:value-type="float">
            <text:p>21.1</text:p>
          </table:table-cell>
          <table:table-cell table:style-name="ce140" table:formula="of:=[.J9]-[.$J$9]/(COUNT([.$G$9:.$G$33])-1)" office:value-type="float" office:value="633.458333333333" calcext:value-type="float">
            <text:p>633</text:p>
          </table:table-cell>
          <table:table-cell/>
          <table:table-cell table:style-name="ce133" table:formula="of:=[.L9]-0.5" office:value-type="float" office:value="11.5" calcext:value-type="float">
            <text:p>11.5</text:p>
          </table:table-cell>
          <table:table-cell table:style-name="ce111" table:formula="of:=[.M9]-[.$M$9]/(COUNT([.$L$9:.$L$33])-1)" office:value-type="float" office:value="16.2916666666667" calcext:value-type="float">
            <text:p>16.29</text:p>
          </table:table-cell>
          <table:table-cell table:style-name="ce133" table:formula="of:=[.N9]-[.$N$9]/(COUNT([.$L$9:.$L$33])-1)" office:value-type="float" office:value="11.5" calcext:value-type="float">
            <text:p>11.5</text:p>
          </table:table-cell>
          <table:table-cell table:style-name="ce140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33" table:formula="of:=[.Q9]-0.5" office:value-type="float" office:value="11.5" calcext:value-type="float">
            <text:p>11.5</text:p>
          </table:table-cell>
          <table:table-cell table:style-name="ce111" table:formula="of:=[.R9]-[.$R$8]/(COUNT([.$Q$8:.$Q$33])-1)" office:value-type="float" office:value="14.444" calcext:value-type="float">
            <text:p>14.44</text:p>
          </table:table-cell>
          <table:table-cell table:style-name="ce133" table:formula="of:=[.S9]-[.$S$8]/(COUNT([.$Q$8:.$Q$33])-1)" office:value-type="float" office:value="20.424" calcext:value-type="float">
            <text:p>20.4</text:p>
          </table:table-cell>
          <table:table-cell table:style-name="ce140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0]-0.5" office:value-type="float" office:value="11" calcext:value-type="float">
            <text:p>11.0</text:p>
          </table:table-cell>
          <table:table-cell table:style-name="ce111" table:formula="of:=[.C10]-[.$C$8]/(COUNT([.$B$8:.$B$33])-1)" office:value-type="float" office:value="14.96" calcext:value-type="float">
            <text:p>14.96</text:p>
          </table:table-cell>
          <table:table-cell table:style-name="ce133" table:formula="of:=[.D10]-[.$D$8]/(COUNT([.$B$8:.$B$33])-1)" office:value-type="float" office:value="20.24" calcext:value-type="float">
            <text:p>20.2</text:p>
          </table:table-cell>
          <table:table-cell table:style-name="ce140" table:formula="of:=[.E10]-[.$E$8]/(COUNT([.$B$8:.$B$33])-1)" office:value-type="float" office:value="602.8" calcext:value-type="float">
            <text:p>603</text:p>
          </table:table-cell>
          <table:table-cell/>
          <table:table-cell table:style-name="ce133" table:formula="of:=[.G10]-0.5" office:value-type="float" office:value="11" calcext:value-type="float">
            <text:p>11.0</text:p>
          </table:table-cell>
          <table:table-cell table:style-name="ce111" table:formula="of:=[.H10]-[.$H$9]/(COUNT([.$G$9:.$G$33])-1)" office:value-type="float" office:value="14.9416666666667" calcext:value-type="float">
            <text:p>14.94</text:p>
          </table:table-cell>
          <table:table-cell table:style-name="ce133" table:formula="of:=[.I10]-[.$I$9]/(COUNT([.$G$9:.$G$33])-1)" office:value-type="float" office:value="20.1666666666667" calcext:value-type="float">
            <text:p>20.2</text:p>
          </table:table-cell>
          <table:table-cell table:style-name="ce140" table:formula="of:=[.J10]-[.$J$9]/(COUNT([.$G$9:.$G$33])-1)" office:value-type="float" office:value="605.916666666667" calcext:value-type="float">
            <text:p>606</text:p>
          </table:table-cell>
          <table:table-cell/>
          <table:table-cell table:style-name="ce133" table:formula="of:=[.L10]-0.5" office:value-type="float" office:value="11" calcext:value-type="float">
            <text:p>11.0</text:p>
          </table:table-cell>
          <table:table-cell table:style-name="ce111" table:formula="of:=[.M10]-[.$M$9]/(COUNT([.$L$9:.$L$33])-1)" office:value-type="float" office:value="15.5833333333333" calcext:value-type="float">
            <text:p>15.58</text:p>
          </table:table-cell>
          <table:table-cell table:style-name="ce133" table:formula="of:=[.N10]-[.$N$9]/(COUNT([.$L$9:.$L$33])-1)" office:value-type="float" office:value="11" calcext:value-type="float">
            <text:p>11.0</text:p>
          </table:table-cell>
          <table:table-cell table:style-name="ce140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33" table:formula="of:=[.Q10]-0.5" office:value-type="float" office:value="11" calcext:value-type="float">
            <text:p>11.0</text:p>
          </table:table-cell>
          <table:table-cell table:style-name="ce111" table:formula="of:=[.R10]-[.$R$8]/(COUNT([.$Q$8:.$Q$33])-1)" office:value-type="float" office:value="13.816" calcext:value-type="float">
            <text:p>13.82</text:p>
          </table:table-cell>
          <table:table-cell table:style-name="ce133" table:formula="of:=[.S10]-[.$S$8]/(COUNT([.$Q$8:.$Q$33])-1)" office:value-type="float" office:value="19.536" calcext:value-type="float">
            <text:p>19.5</text:p>
          </table:table-cell>
          <table:table-cell table:style-name="ce140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1]-0.5" office:value-type="float" office:value="10.5" calcext:value-type="float">
            <text:p>10.5</text:p>
          </table:table-cell>
          <table:table-cell table:style-name="ce111" table:formula="of:=[.C11]-[.$C$8]/(COUNT([.$B$8:.$B$33])-1)" office:value-type="float" office:value="14.28" calcext:value-type="float">
            <text:p>14.28</text:p>
          </table:table-cell>
          <table:table-cell table:style-name="ce133" table:formula="of:=[.D11]-[.$D$8]/(COUNT([.$B$8:.$B$33])-1)" office:value-type="float" office:value="19.32" calcext:value-type="float">
            <text:p>19.3</text:p>
          </table:table-cell>
          <table:table-cell table:style-name="ce140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33" table:formula="of:=[.G11]-0.5" office:value-type="float" office:value="10.5" calcext:value-type="float">
            <text:p>10.5</text:p>
          </table:table-cell>
          <table:table-cell table:style-name="ce111" table:formula="of:=[.H11]-[.$H$9]/(COUNT([.$G$9:.$G$33])-1)" office:value-type="float" office:value="14.2625" calcext:value-type="float">
            <text:p>14.26</text:p>
          </table:table-cell>
          <table:table-cell table:style-name="ce133" table:formula="of:=[.I11]-[.$I$9]/(COUNT([.$G$9:.$G$33])-1)" office:value-type="float" office:value="19.25" calcext:value-type="float">
            <text:p>19.3</text:p>
          </table:table-cell>
          <table:table-cell table:style-name="ce140" table:formula="of:=[.J11]-[.$J$9]/(COUNT([.$G$9:.$G$33])-1)" office:value-type="float" office:value="578.375" calcext:value-type="float">
            <text:p>578</text:p>
          </table:table-cell>
          <table:table-cell/>
          <table:table-cell table:style-name="ce133" table:formula="of:=[.L11]-0.5" office:value-type="float" office:value="10.5" calcext:value-type="float">
            <text:p>10.5</text:p>
          </table:table-cell>
          <table:table-cell table:style-name="ce111" table:formula="of:=[.M11]-[.$M$9]/(COUNT([.$L$9:.$L$33])-1)" office:value-type="float" office:value="14.875" calcext:value-type="float">
            <text:p>14.88</text:p>
          </table:table-cell>
          <table:table-cell table:style-name="ce133" table:formula="of:=[.N11]-[.$N$9]/(COUNT([.$L$9:.$L$33])-1)" office:value-type="float" office:value="10.5" calcext:value-type="float">
            <text:p>10.5</text:p>
          </table:table-cell>
          <table:table-cell table:style-name="ce140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33" table:formula="of:=[.Q11]-0.5" office:value-type="float" office:value="10.5" calcext:value-type="float">
            <text:p>10.5</text:p>
          </table:table-cell>
          <table:table-cell table:style-name="ce111" table:formula="of:=[.R11]-[.$R$8]/(COUNT([.$Q$8:.$Q$33])-1)" office:value-type="float" office:value="13.188" calcext:value-type="float">
            <text:p>13.19</text:p>
          </table:table-cell>
          <table:table-cell table:style-name="ce133" table:formula="of:=[.S11]-[.$S$8]/(COUNT([.$Q$8:.$Q$33])-1)" office:value-type="float" office:value="18.648" calcext:value-type="float">
            <text:p>18.6</text:p>
          </table:table-cell>
          <table:table-cell table:style-name="ce140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2]-0.5" office:value-type="float" office:value="10" calcext:value-type="float">
            <text:p>10.0</text:p>
          </table:table-cell>
          <table:table-cell table:style-name="ce111" table:formula="of:=[.C12]-[.$C$8]/(COUNT([.$B$8:.$B$33])-1)" office:value-type="float" office:value="13.6" calcext:value-type="float">
            <text:p>13.60</text:p>
          </table:table-cell>
          <table:table-cell table:style-name="ce133" table:formula="of:=[.D12]-[.$D$8]/(COUNT([.$B$8:.$B$33])-1)" office:value-type="float" office:value="18.4" calcext:value-type="float">
            <text:p>18.4</text:p>
          </table:table-cell>
          <table:table-cell table:style-name="ce140" table:formula="of:=[.E12]-[.$E$8]/(COUNT([.$B$8:.$B$33])-1)" office:value-type="float" office:value="548" calcext:value-type="float">
            <text:p>548</text:p>
          </table:table-cell>
          <table:table-cell/>
          <table:table-cell table:style-name="ce133" table:formula="of:=[.G12]-0.5" office:value-type="float" office:value="10" calcext:value-type="float">
            <text:p>10.0</text:p>
          </table:table-cell>
          <table:table-cell table:style-name="ce111" table:formula="of:=[.H12]-[.$H$9]/(COUNT([.$G$9:.$G$33])-1)" office:value-type="float" office:value="13.5833333333333" calcext:value-type="float">
            <text:p>13.58</text:p>
          </table:table-cell>
          <table:table-cell table:style-name="ce133" table:formula="of:=[.I12]-[.$I$9]/(COUNT([.$G$9:.$G$33])-1)" office:value-type="float" office:value="18.3333333333333" calcext:value-type="float">
            <text:p>18.3</text:p>
          </table:table-cell>
          <table:table-cell table:style-name="ce140" table:formula="of:=[.J12]-[.$J$9]/(COUNT([.$G$9:.$G$33])-1)" office:value-type="float" office:value="550.833333333333" calcext:value-type="float">
            <text:p>551</text:p>
          </table:table-cell>
          <table:table-cell/>
          <table:table-cell table:style-name="ce133" table:formula="of:=[.L12]-0.5" office:value-type="float" office:value="10" calcext:value-type="float">
            <text:p>10.0</text:p>
          </table:table-cell>
          <table:table-cell table:style-name="ce111" table:formula="of:=[.M12]-[.$M$9]/(COUNT([.$L$9:.$L$33])-1)" office:value-type="float" office:value="14.1666666666667" calcext:value-type="float">
            <text:p>14.17</text:p>
          </table:table-cell>
          <table:table-cell table:style-name="ce133" table:formula="of:=[.N12]-[.$N$9]/(COUNT([.$L$9:.$L$33])-1)" office:value-type="float" office:value="10" calcext:value-type="float">
            <text:p>10.0</text:p>
          </table:table-cell>
          <table:table-cell table:style-name="ce140" table:formula="of:=[.O12]-[.$O$9]/(COUNT([.$L$9:.$L$33])-1)" office:value-type="float" office:value="545" calcext:value-type="float">
            <text:p>545</text:p>
          </table:table-cell>
          <table:table-cell/>
          <table:table-cell table:style-name="ce133" table:formula="of:=[.Q12]-0.5" office:value-type="float" office:value="10" calcext:value-type="float">
            <text:p>10.0</text:p>
          </table:table-cell>
          <table:table-cell table:style-name="ce111" table:formula="of:=[.R12]-[.$R$8]/(COUNT([.$Q$8:.$Q$33])-1)" office:value-type="float" office:value="12.56" calcext:value-type="float">
            <text:p>12.56</text:p>
          </table:table-cell>
          <table:table-cell table:style-name="ce133" table:formula="of:=[.S12]-[.$S$8]/(COUNT([.$Q$8:.$Q$33])-1)" office:value-type="float" office:value="17.76" calcext:value-type="float">
            <text:p>17.8</text:p>
          </table:table-cell>
          <table:table-cell table:style-name="ce140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3]-0.5" office:value-type="float" office:value="9.5" calcext:value-type="float">
            <text:p>9.5</text:p>
          </table:table-cell>
          <table:table-cell table:style-name="ce111" table:formula="of:=[.C13]-[.$C$8]/(COUNT([.$B$8:.$B$33])-1)" office:value-type="float" office:value="12.92" calcext:value-type="float">
            <text:p>12.92</text:p>
          </table:table-cell>
          <table:table-cell table:style-name="ce133" table:formula="of:=[.D13]-[.$D$8]/(COUNT([.$B$8:.$B$33])-1)" office:value-type="float" office:value="17.48" calcext:value-type="float">
            <text:p>17.5</text:p>
          </table:table-cell>
          <table:table-cell table:style-name="ce140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33" table:formula="of:=[.G13]-0.5" office:value-type="float" office:value="9.5" calcext:value-type="float">
            <text:p>9.5</text:p>
          </table:table-cell>
          <table:table-cell table:style-name="ce111" table:formula="of:=[.H13]-[.$H$9]/(COUNT([.$G$9:.$G$33])-1)" office:value-type="float" office:value="12.9041666666667" calcext:value-type="float">
            <text:p>12.90</text:p>
          </table:table-cell>
          <table:table-cell table:style-name="ce133" table:formula="of:=[.I13]-[.$I$9]/(COUNT([.$G$9:.$G$33])-1)" office:value-type="float" office:value="17.4166666666667" calcext:value-type="float">
            <text:p>17.4</text:p>
          </table:table-cell>
          <table:table-cell table:style-name="ce140" table:formula="of:=[.J13]-[.$J$9]/(COUNT([.$G$9:.$G$33])-1)" office:value-type="float" office:value="523.291666666667" calcext:value-type="float">
            <text:p>523</text:p>
          </table:table-cell>
          <table:table-cell/>
          <table:table-cell table:style-name="ce133" table:formula="of:=[.L13]-0.5" office:value-type="float" office:value="9.5" calcext:value-type="float">
            <text:p>9.5</text:p>
          </table:table-cell>
          <table:table-cell table:style-name="ce111" table:formula="of:=[.M13]-[.$M$9]/(COUNT([.$L$9:.$L$33])-1)" office:value-type="float" office:value="13.4583333333333" calcext:value-type="float">
            <text:p>13.46</text:p>
          </table:table-cell>
          <table:table-cell table:style-name="ce133" table:formula="of:=[.N13]-[.$N$9]/(COUNT([.$L$9:.$L$33])-1)" office:value-type="float" office:value="9.5" calcext:value-type="float">
            <text:p>9.5</text:p>
          </table:table-cell>
          <table:table-cell table:style-name="ce140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33" table:formula="of:=[.Q13]-0.5" office:value-type="float" office:value="9.5" calcext:value-type="float">
            <text:p>9.5</text:p>
          </table:table-cell>
          <table:table-cell table:style-name="ce111" table:formula="of:=[.R13]-[.$R$8]/(COUNT([.$Q$8:.$Q$33])-1)" office:value-type="float" office:value="11.932" calcext:value-type="float">
            <text:p>11.93</text:p>
          </table:table-cell>
          <table:table-cell table:style-name="ce133" table:formula="of:=[.S13]-[.$S$8]/(COUNT([.$Q$8:.$Q$33])-1)" office:value-type="float" office:value="16.872" calcext:value-type="float">
            <text:p>16.9</text:p>
          </table:table-cell>
          <table:table-cell table:style-name="ce140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4]-0.5" office:value-type="float" office:value="9" calcext:value-type="float">
            <text:p>9.0</text:p>
          </table:table-cell>
          <table:table-cell table:style-name="ce111" table:formula="of:=[.C14]-[.$C$8]/(COUNT([.$B$8:.$B$33])-1)" office:value-type="float" office:value="12.24" calcext:value-type="float">
            <text:p>12.24</text:p>
          </table:table-cell>
          <table:table-cell table:style-name="ce133" table:formula="of:=[.D14]-[.$D$8]/(COUNT([.$B$8:.$B$33])-1)" office:value-type="float" office:value="16.56" calcext:value-type="float">
            <text:p>16.6</text:p>
          </table:table-cell>
          <table:table-cell table:style-name="ce140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33" table:formula="of:=[.G14]-0.5" office:value-type="float" office:value="9" calcext:value-type="float">
            <text:p>9.0</text:p>
          </table:table-cell>
          <table:table-cell table:style-name="ce111" table:formula="of:=[.H14]-[.$H$9]/(COUNT([.$G$9:.$G$33])-1)" office:value-type="float" office:value="12.225" calcext:value-type="float">
            <text:p>12.23</text:p>
          </table:table-cell>
          <table:table-cell table:style-name="ce133" table:formula="of:=[.I14]-[.$I$9]/(COUNT([.$G$9:.$G$33])-1)" office:value-type="float" office:value="16.5" calcext:value-type="float">
            <text:p>16.5</text:p>
          </table:table-cell>
          <table:table-cell table:style-name="ce140" table:formula="of:=[.J14]-[.$J$9]/(COUNT([.$G$9:.$G$33])-1)" office:value-type="float" office:value="495.75" calcext:value-type="float">
            <text:p>496</text:p>
          </table:table-cell>
          <table:table-cell/>
          <table:table-cell table:style-name="ce133" table:formula="of:=[.L14]-0.5" office:value-type="float" office:value="9" calcext:value-type="float">
            <text:p>9.0</text:p>
          </table:table-cell>
          <table:table-cell table:style-name="ce111" table:formula="of:=[.M14]-[.$M$9]/(COUNT([.$L$9:.$L$33])-1)" office:value-type="float" office:value="12.75" calcext:value-type="float">
            <text:p>12.75</text:p>
          </table:table-cell>
          <table:table-cell table:style-name="ce133" table:formula="of:=[.N14]-[.$N$9]/(COUNT([.$L$9:.$L$33])-1)" office:value-type="float" office:value="9" calcext:value-type="float">
            <text:p>9.0</text:p>
          </table:table-cell>
          <table:table-cell table:style-name="ce140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33" table:formula="of:=[.Q14]-0.5" office:value-type="float" office:value="9" calcext:value-type="float">
            <text:p>9.0</text:p>
          </table:table-cell>
          <table:table-cell table:style-name="ce111" table:formula="of:=[.R14]-[.$R$8]/(COUNT([.$Q$8:.$Q$33])-1)" office:value-type="float" office:value="11.304" calcext:value-type="float">
            <text:p>11.30</text:p>
          </table:table-cell>
          <table:table-cell table:style-name="ce133" table:formula="of:=[.S14]-[.$S$8]/(COUNT([.$Q$8:.$Q$33])-1)" office:value-type="float" office:value="15.984" calcext:value-type="float">
            <text:p>16.0</text:p>
          </table:table-cell>
          <table:table-cell table:style-name="ce140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5]-0.5" office:value-type="float" office:value="8.5" calcext:value-type="float">
            <text:p>8.5</text:p>
          </table:table-cell>
          <table:table-cell table:style-name="ce111" table:formula="of:=[.C15]-[.$C$8]/(COUNT([.$B$8:.$B$33])-1)" office:value-type="float" office:value="11.56" calcext:value-type="float">
            <text:p>11.56</text:p>
          </table:table-cell>
          <table:table-cell table:style-name="ce133" table:formula="of:=[.D15]-[.$D$8]/(COUNT([.$B$8:.$B$33])-1)" office:value-type="float" office:value="15.64" calcext:value-type="float">
            <text:p>15.6</text:p>
          </table:table-cell>
          <table:table-cell table:style-name="ce140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33" table:formula="of:=[.G15]-0.5" office:value-type="float" office:value="8.5" calcext:value-type="float">
            <text:p>8.5</text:p>
          </table:table-cell>
          <table:table-cell table:style-name="ce111" table:formula="of:=[.H15]-[.$H$9]/(COUNT([.$G$9:.$G$33])-1)" office:value-type="float" office:value="11.5458333333333" calcext:value-type="float">
            <text:p>11.55</text:p>
          </table:table-cell>
          <table:table-cell table:style-name="ce133" table:formula="of:=[.I15]-[.$I$9]/(COUNT([.$G$9:.$G$33])-1)" office:value-type="float" office:value="15.5833333333333" calcext:value-type="float">
            <text:p>15.6</text:p>
          </table:table-cell>
          <table:table-cell table:style-name="ce140" table:formula="of:=[.J15]-[.$J$9]/(COUNT([.$G$9:.$G$33])-1)" office:value-type="float" office:value="468.208333333334" calcext:value-type="float">
            <text:p>468</text:p>
          </table:table-cell>
          <table:table-cell/>
          <table:table-cell table:style-name="ce133" table:formula="of:=[.L15]-0.5" office:value-type="float" office:value="8.5" calcext:value-type="float">
            <text:p>8.5</text:p>
          </table:table-cell>
          <table:table-cell table:style-name="ce111" table:formula="of:=[.M15]-[.$M$9]/(COUNT([.$L$9:.$L$33])-1)" office:value-type="float" office:value="12.0416666666667" calcext:value-type="float">
            <text:p>12.04</text:p>
          </table:table-cell>
          <table:table-cell table:style-name="ce133" table:formula="of:=[.N15]-[.$N$9]/(COUNT([.$L$9:.$L$33])-1)" office:value-type="float" office:value="8.5" calcext:value-type="float">
            <text:p>8.5</text:p>
          </table:table-cell>
          <table:table-cell table:style-name="ce140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33" table:formula="of:=[.Q15]-0.5" office:value-type="float" office:value="8.5" calcext:value-type="float">
            <text:p>8.5</text:p>
          </table:table-cell>
          <table:table-cell table:style-name="ce111" table:formula="of:=[.R15]-[.$R$8]/(COUNT([.$Q$8:.$Q$33])-1)" office:value-type="float" office:value="10.676" calcext:value-type="float">
            <text:p>10.68</text:p>
          </table:table-cell>
          <table:table-cell table:style-name="ce133" table:formula="of:=[.S15]-[.$S$8]/(COUNT([.$Q$8:.$Q$33])-1)" office:value-type="float" office:value="15.096" calcext:value-type="float">
            <text:p>15.1</text:p>
          </table:table-cell>
          <table:table-cell table:style-name="ce140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6]-0.5" office:value-type="float" office:value="8" calcext:value-type="float">
            <text:p>8.0</text:p>
          </table:table-cell>
          <table:table-cell table:style-name="ce111" table:formula="of:=[.C16]-[.$C$8]/(COUNT([.$B$8:.$B$33])-1)" office:value-type="float" office:value="10.88" calcext:value-type="float">
            <text:p>10.88</text:p>
          </table:table-cell>
          <table:table-cell table:style-name="ce133" table:formula="of:=[.D16]-[.$D$8]/(COUNT([.$B$8:.$B$33])-1)" office:value-type="float" office:value="14.72" calcext:value-type="float">
            <text:p>14.7</text:p>
          </table:table-cell>
          <table:table-cell table:style-name="ce140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33" table:formula="of:=[.G16]-0.5" office:value-type="float" office:value="8" calcext:value-type="float">
            <text:p>8.0</text:p>
          </table:table-cell>
          <table:table-cell table:style-name="ce111" table:formula="of:=[.H16]-[.$H$9]/(COUNT([.$G$9:.$G$33])-1)" office:value-type="float" office:value="10.8666666666667" calcext:value-type="float">
            <text:p>10.87</text:p>
          </table:table-cell>
          <table:table-cell table:style-name="ce133" table:formula="of:=[.I16]-[.$I$9]/(COUNT([.$G$9:.$G$33])-1)" office:value-type="float" office:value="14.6666666666667" calcext:value-type="float">
            <text:p>14.7</text:p>
          </table:table-cell>
          <table:table-cell table:style-name="ce140" table:formula="of:=[.J16]-[.$J$9]/(COUNT([.$G$9:.$G$33])-1)" office:value-type="float" office:value="440.666666666667" calcext:value-type="float">
            <text:p>441</text:p>
          </table:table-cell>
          <table:table-cell/>
          <table:table-cell table:style-name="ce133" table:formula="of:=[.L16]-0.5" office:value-type="float" office:value="8" calcext:value-type="float">
            <text:p>8.0</text:p>
          </table:table-cell>
          <table:table-cell table:style-name="ce111" table:formula="of:=[.M16]-[.$M$9]/(COUNT([.$L$9:.$L$33])-1)" office:value-type="float" office:value="11.3333333333333" calcext:value-type="float">
            <text:p>11.33</text:p>
          </table:table-cell>
          <table:table-cell table:style-name="ce133" table:formula="of:=[.N16]-[.$N$9]/(COUNT([.$L$9:.$L$33])-1)" office:value-type="float" office:value="8" calcext:value-type="float">
            <text:p>8.0</text:p>
          </table:table-cell>
          <table:table-cell table:style-name="ce140" table:formula="of:=[.O16]-[.$O$9]/(COUNT([.$L$9:.$L$33])-1)" office:value-type="float" office:value="436" calcext:value-type="float">
            <text:p>436</text:p>
          </table:table-cell>
          <table:table-cell/>
          <table:table-cell table:style-name="ce133" table:formula="of:=[.Q16]-0.5" office:value-type="float" office:value="8" calcext:value-type="float">
            <text:p>8.0</text:p>
          </table:table-cell>
          <table:table-cell table:style-name="ce111" table:formula="of:=[.R16]-[.$R$8]/(COUNT([.$Q$8:.$Q$33])-1)" office:value-type="float" office:value="10.048" calcext:value-type="float">
            <text:p>10.05</text:p>
          </table:table-cell>
          <table:table-cell table:style-name="ce133" table:formula="of:=[.S16]-[.$S$8]/(COUNT([.$Q$8:.$Q$33])-1)" office:value-type="float" office:value="14.208" calcext:value-type="float">
            <text:p>14.2</text:p>
          </table:table-cell>
          <table:table-cell table:style-name="ce140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7]-0.5" office:value-type="float" office:value="7.5" calcext:value-type="float">
            <text:p>7.5</text:p>
          </table:table-cell>
          <table:table-cell table:style-name="ce111" table:formula="of:=[.C17]-[.$C$8]/(COUNT([.$B$8:.$B$33])-1)" office:value-type="float" office:value="10.2" calcext:value-type="float">
            <text:p>10.20</text:p>
          </table:table-cell>
          <table:table-cell table:style-name="ce133" table:formula="of:=[.D17]-[.$D$8]/(COUNT([.$B$8:.$B$33])-1)" office:value-type="float" office:value="13.8" calcext:value-type="float">
            <text:p>13.8</text:p>
          </table:table-cell>
          <table:table-cell table:style-name="ce140" table:formula="of:=[.E17]-[.$E$8]/(COUNT([.$B$8:.$B$33])-1)" office:value-type="float" office:value="411" calcext:value-type="float">
            <text:p>411</text:p>
          </table:table-cell>
          <table:table-cell/>
          <table:table-cell table:style-name="ce133" table:formula="of:=[.G17]-0.5" office:value-type="float" office:value="7.5" calcext:value-type="float">
            <text:p>7.5</text:p>
          </table:table-cell>
          <table:table-cell table:style-name="ce111" table:formula="of:=[.H17]-[.$H$9]/(COUNT([.$G$9:.$G$33])-1)" office:value-type="float" office:value="10.1875" calcext:value-type="float">
            <text:p>10.19</text:p>
          </table:table-cell>
          <table:table-cell table:style-name="ce133" table:formula="of:=[.I17]-[.$I$9]/(COUNT([.$G$9:.$G$33])-1)" office:value-type="float" office:value="13.75" calcext:value-type="float">
            <text:p>13.8</text:p>
          </table:table-cell>
          <table:table-cell table:style-name="ce140" table:formula="of:=[.J17]-[.$J$9]/(COUNT([.$G$9:.$G$33])-1)" office:value-type="float" office:value="413.125" calcext:value-type="float">
            <text:p>413</text:p>
          </table:table-cell>
          <table:table-cell/>
          <table:table-cell table:style-name="ce133" table:formula="of:=[.L17]-0.5" office:value-type="float" office:value="7.5" calcext:value-type="float">
            <text:p>7.5</text:p>
          </table:table-cell>
          <table:table-cell table:style-name="ce111" table:formula="of:=[.M17]-[.$M$9]/(COUNT([.$L$9:.$L$33])-1)" office:value-type="float" office:value="10.625" calcext:value-type="float">
            <text:p>10.63</text:p>
          </table:table-cell>
          <table:table-cell table:style-name="ce133" table:formula="of:=[.N17]-[.$N$9]/(COUNT([.$L$9:.$L$33])-1)" office:value-type="float" office:value="7.5" calcext:value-type="float">
            <text:p>7.5</text:p>
          </table:table-cell>
          <table:table-cell table:style-name="ce140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33" table:formula="of:=[.Q17]-0.5" office:value-type="float" office:value="7.5" calcext:value-type="float">
            <text:p>7.5</text:p>
          </table:table-cell>
          <table:table-cell table:style-name="ce111" table:formula="of:=[.R17]-[.$R$8]/(COUNT([.$Q$8:.$Q$33])-1)" office:value-type="float" office:value="9.42" calcext:value-type="float">
            <text:p>9.42</text:p>
          </table:table-cell>
          <table:table-cell table:style-name="ce133" table:formula="of:=[.S17]-[.$S$8]/(COUNT([.$Q$8:.$Q$33])-1)" office:value-type="float" office:value="13.32" calcext:value-type="float">
            <text:p>13.3</text:p>
          </table:table-cell>
          <table:table-cell table:style-name="ce140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8]-0.5" office:value-type="float" office:value="7" calcext:value-type="float">
            <text:p>7.0</text:p>
          </table:table-cell>
          <table:table-cell table:style-name="ce111" table:formula="of:=[.C18]-[.$C$8]/(COUNT([.$B$8:.$B$33])-1)" office:value-type="float" office:value="9.52" calcext:value-type="float">
            <text:p>9.52</text:p>
          </table:table-cell>
          <table:table-cell table:style-name="ce133" table:formula="of:=[.D18]-[.$D$8]/(COUNT([.$B$8:.$B$33])-1)" office:value-type="float" office:value="12.88" calcext:value-type="float">
            <text:p>12.9</text:p>
          </table:table-cell>
          <table:table-cell table:style-name="ce140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33" table:formula="of:=[.G18]-0.5" office:value-type="float" office:value="7" calcext:value-type="float">
            <text:p>7.0</text:p>
          </table:table-cell>
          <table:table-cell table:style-name="ce111" table:formula="of:=[.H18]-[.$H$9]/(COUNT([.$G$9:.$G$33])-1)" office:value-type="float" office:value="9.50833333333333" calcext:value-type="float">
            <text:p>9.51</text:p>
          </table:table-cell>
          <table:table-cell table:style-name="ce133" table:formula="of:=[.I18]-[.$I$9]/(COUNT([.$G$9:.$G$33])-1)" office:value-type="float" office:value="12.8333333333333" calcext:value-type="float">
            <text:p>12.8</text:p>
          </table:table-cell>
          <table:table-cell table:style-name="ce140" table:formula="of:=[.J18]-[.$J$9]/(COUNT([.$G$9:.$G$33])-1)" office:value-type="float" office:value="385.583333333333" calcext:value-type="float">
            <text:p>386</text:p>
          </table:table-cell>
          <table:table-cell/>
          <table:table-cell table:style-name="ce133" table:formula="of:=[.L18]-0.5" office:value-type="float" office:value="7" calcext:value-type="float">
            <text:p>7.0</text:p>
          </table:table-cell>
          <table:table-cell table:style-name="ce111" table:formula="of:=[.M18]-[.$M$9]/(COUNT([.$L$9:.$L$33])-1)" office:value-type="float" office:value="9.91666666666666" calcext:value-type="float">
            <text:p>9.92</text:p>
          </table:table-cell>
          <table:table-cell table:style-name="ce133" table:formula="of:=[.N18]-[.$N$9]/(COUNT([.$L$9:.$L$33])-1)" office:value-type="float" office:value="7" calcext:value-type="float">
            <text:p>7.0</text:p>
          </table:table-cell>
          <table:table-cell table:style-name="ce140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33" table:formula="of:=[.Q18]-0.5" office:value-type="float" office:value="7" calcext:value-type="float">
            <text:p>7.0</text:p>
          </table:table-cell>
          <table:table-cell table:style-name="ce111" table:formula="of:=[.R18]-[.$R$8]/(COUNT([.$Q$8:.$Q$33])-1)" office:value-type="float" office:value="8.792" calcext:value-type="float">
            <text:p>8.79</text:p>
          </table:table-cell>
          <table:table-cell table:style-name="ce133" table:formula="of:=[.S18]-[.$S$8]/(COUNT([.$Q$8:.$Q$33])-1)" office:value-type="float" office:value="12.432" calcext:value-type="float">
            <text:p>12.4</text:p>
          </table:table-cell>
          <table:table-cell table:style-name="ce140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19]-0.5" office:value-type="float" office:value="6.5" calcext:value-type="float">
            <text:p>6.5</text:p>
          </table:table-cell>
          <table:table-cell table:style-name="ce111" table:formula="of:=[.C19]-[.$C$8]/(COUNT([.$B$8:.$B$33])-1)" office:value-type="float" office:value="8.84" calcext:value-type="float">
            <text:p>8.84</text:p>
          </table:table-cell>
          <table:table-cell table:style-name="ce133" table:formula="of:=[.D19]-[.$D$8]/(COUNT([.$B$8:.$B$33])-1)" office:value-type="float" office:value="11.96" calcext:value-type="float">
            <text:p>12.0</text:p>
          </table:table-cell>
          <table:table-cell table:style-name="ce140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33" table:formula="of:=[.G19]-0.5" office:value-type="float" office:value="6.5" calcext:value-type="float">
            <text:p>6.5</text:p>
          </table:table-cell>
          <table:table-cell table:style-name="ce111" table:formula="of:=[.H19]-[.$H$9]/(COUNT([.$G$9:.$G$33])-1)" office:value-type="float" office:value="8.82916666666666" calcext:value-type="float">
            <text:p>8.83</text:p>
          </table:table-cell>
          <table:table-cell table:style-name="ce133" table:formula="of:=[.I19]-[.$I$9]/(COUNT([.$G$9:.$G$33])-1)" office:value-type="float" office:value="11.9166666666667" calcext:value-type="float">
            <text:p>11.9</text:p>
          </table:table-cell>
          <table:table-cell table:style-name="ce140" table:formula="of:=[.J19]-[.$J$9]/(COUNT([.$G$9:.$G$33])-1)" office:value-type="float" office:value="358.041666666667" calcext:value-type="float">
            <text:p>358</text:p>
          </table:table-cell>
          <table:table-cell/>
          <table:table-cell table:style-name="ce133" table:formula="of:=[.L19]-0.5" office:value-type="float" office:value="6.5" calcext:value-type="float">
            <text:p>6.5</text:p>
          </table:table-cell>
          <table:table-cell table:style-name="ce111" table:formula="of:=[.M19]-[.$M$9]/(COUNT([.$L$9:.$L$33])-1)" office:value-type="float" office:value="9.20833333333333" calcext:value-type="float">
            <text:p>9.21</text:p>
          </table:table-cell>
          <table:table-cell table:style-name="ce133" table:formula="of:=[.N19]-[.$N$9]/(COUNT([.$L$9:.$L$33])-1)" office:value-type="float" office:value="6.5" calcext:value-type="float">
            <text:p>6.5</text:p>
          </table:table-cell>
          <table:table-cell table:style-name="ce140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33" table:formula="of:=[.Q19]-0.5" office:value-type="float" office:value="6.5" calcext:value-type="float">
            <text:p>6.5</text:p>
          </table:table-cell>
          <table:table-cell table:style-name="ce111" table:formula="of:=[.R19]-[.$R$8]/(COUNT([.$Q$8:.$Q$33])-1)" office:value-type="float" office:value="8.164" calcext:value-type="float">
            <text:p>8.16</text:p>
          </table:table-cell>
          <table:table-cell table:style-name="ce133" table:formula="of:=[.S19]-[.$S$8]/(COUNT([.$Q$8:.$Q$33])-1)" office:value-type="float" office:value="11.544" calcext:value-type="float">
            <text:p>11.5</text:p>
          </table:table-cell>
          <table:table-cell table:style-name="ce140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0]-0.5" office:value-type="float" office:value="6" calcext:value-type="float">
            <text:p>6.0</text:p>
          </table:table-cell>
          <table:table-cell table:style-name="ce111" table:formula="of:=[.C20]-[.$C$8]/(COUNT([.$B$8:.$B$33])-1)" office:value-type="float" office:value="8.16" calcext:value-type="float">
            <text:p>8.16</text:p>
          </table:table-cell>
          <table:table-cell table:style-name="ce133" table:formula="of:=[.D20]-[.$D$8]/(COUNT([.$B$8:.$B$33])-1)" office:value-type="float" office:value="11.04" calcext:value-type="float">
            <text:p>11.0</text:p>
          </table:table-cell>
          <table:table-cell table:style-name="ce140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33" table:formula="of:=[.G20]-0.5" office:value-type="float" office:value="6" calcext:value-type="float">
            <text:p>6.0</text:p>
          </table:table-cell>
          <table:table-cell table:style-name="ce111" table:formula="of:=[.H20]-[.$H$9]/(COUNT([.$G$9:.$G$33])-1)" office:value-type="float" office:value="8.15" calcext:value-type="float">
            <text:p>8.15</text:p>
          </table:table-cell>
          <table:table-cell table:style-name="ce133" table:formula="of:=[.I20]-[.$I$9]/(COUNT([.$G$9:.$G$33])-1)" office:value-type="float" office:value="11" calcext:value-type="float">
            <text:p>11.0</text:p>
          </table:table-cell>
          <table:table-cell table:style-name="ce140" table:formula="of:=[.J20]-[.$J$9]/(COUNT([.$G$9:.$G$33])-1)" office:value-type="float" office:value="330.5" calcext:value-type="float">
            <text:p>331</text:p>
          </table:table-cell>
          <table:table-cell/>
          <table:table-cell table:style-name="ce133" table:formula="of:=[.L20]-0.5" office:value-type="float" office:value="6" calcext:value-type="float">
            <text:p>6.0</text:p>
          </table:table-cell>
          <table:table-cell table:style-name="ce111" table:formula="of:=[.M20]-[.$M$9]/(COUNT([.$L$9:.$L$33])-1)" office:value-type="float" office:value="8.5" calcext:value-type="float">
            <text:p>8.50</text:p>
          </table:table-cell>
          <table:table-cell table:style-name="ce133" table:formula="of:=[.N20]-[.$N$9]/(COUNT([.$L$9:.$L$33])-1)" office:value-type="float" office:value="6" calcext:value-type="float">
            <text:p>6.0</text:p>
          </table:table-cell>
          <table:table-cell table:style-name="ce140" table:formula="of:=[.O20]-[.$O$9]/(COUNT([.$L$9:.$L$33])-1)" office:value-type="float" office:value="327" calcext:value-type="float">
            <text:p>327</text:p>
          </table:table-cell>
          <table:table-cell/>
          <table:table-cell table:style-name="ce133" table:formula="of:=[.Q20]-0.5" office:value-type="float" office:value="6" calcext:value-type="float">
            <text:p>6.0</text:p>
          </table:table-cell>
          <table:table-cell table:style-name="ce111" table:formula="of:=[.R20]-[.$R$8]/(COUNT([.$Q$8:.$Q$33])-1)" office:value-type="float" office:value="7.536" calcext:value-type="float">
            <text:p>7.54</text:p>
          </table:table-cell>
          <table:table-cell table:style-name="ce133" table:formula="of:=[.S20]-[.$S$8]/(COUNT([.$Q$8:.$Q$33])-1)" office:value-type="float" office:value="10.656" calcext:value-type="float">
            <text:p>10.7</text:p>
          </table:table-cell>
          <table:table-cell table:style-name="ce140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1]-0.5" office:value-type="float" office:value="5.5" calcext:value-type="float">
            <text:p>5.5</text:p>
          </table:table-cell>
          <table:table-cell table:style-name="ce111" table:formula="of:=[.C21]-[.$C$8]/(COUNT([.$B$8:.$B$33])-1)" office:value-type="float" office:value="7.48" calcext:value-type="float">
            <text:p>7.48</text:p>
          </table:table-cell>
          <table:table-cell table:style-name="ce133" table:formula="of:=[.D21]-[.$D$8]/(COUNT([.$B$8:.$B$33])-1)" office:value-type="float" office:value="10.12" calcext:value-type="float">
            <text:p>10.1</text:p>
          </table:table-cell>
          <table:table-cell table:style-name="ce140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33" table:formula="of:=[.G21]-0.5" office:value-type="float" office:value="5.5" calcext:value-type="float">
            <text:p>5.5</text:p>
          </table:table-cell>
          <table:table-cell table:style-name="ce111" table:formula="of:=[.H21]-[.$H$9]/(COUNT([.$G$9:.$G$33])-1)" office:value-type="float" office:value="7.47083333333333" calcext:value-type="float">
            <text:p>7.47</text:p>
          </table:table-cell>
          <table:table-cell table:style-name="ce133" table:formula="of:=[.I21]-[.$I$9]/(COUNT([.$G$9:.$G$33])-1)" office:value-type="float" office:value="10.0833333333333" calcext:value-type="float">
            <text:p>10.1</text:p>
          </table:table-cell>
          <table:table-cell table:style-name="ce140" table:formula="of:=[.J21]-[.$J$9]/(COUNT([.$G$9:.$G$33])-1)" office:value-type="float" office:value="302.958333333333" calcext:value-type="float">
            <text:p>303</text:p>
          </table:table-cell>
          <table:table-cell/>
          <table:table-cell table:style-name="ce133" table:formula="of:=[.L21]-0.5" office:value-type="float" office:value="5.5" calcext:value-type="float">
            <text:p>5.5</text:p>
          </table:table-cell>
          <table:table-cell table:style-name="ce111" table:formula="of:=[.M21]-[.$M$9]/(COUNT([.$L$9:.$L$33])-1)" office:value-type="float" office:value="7.79166666666666" calcext:value-type="float">
            <text:p>7.79</text:p>
          </table:table-cell>
          <table:table-cell table:style-name="ce133" table:formula="of:=[.N21]-[.$N$9]/(COUNT([.$L$9:.$L$33])-1)" office:value-type="float" office:value="5.5" calcext:value-type="float">
            <text:p>5.5</text:p>
          </table:table-cell>
          <table:table-cell table:style-name="ce140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33" table:formula="of:=[.Q21]-0.5" office:value-type="float" office:value="5.5" calcext:value-type="float">
            <text:p>5.5</text:p>
          </table:table-cell>
          <table:table-cell table:style-name="ce111" table:formula="of:=[.R21]-[.$R$8]/(COUNT([.$Q$8:.$Q$33])-1)" office:value-type="float" office:value="6.908" calcext:value-type="float">
            <text:p>6.91</text:p>
          </table:table-cell>
          <table:table-cell table:style-name="ce133" table:formula="of:=[.S21]-[.$S$8]/(COUNT([.$Q$8:.$Q$33])-1)" office:value-type="float" office:value="9.76799999999999" calcext:value-type="float">
            <text:p>9.8</text:p>
          </table:table-cell>
          <table:table-cell table:style-name="ce140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2]-0.5" office:value-type="float" office:value="5" calcext:value-type="float">
            <text:p>5.0</text:p>
          </table:table-cell>
          <table:table-cell table:style-name="ce111" table:formula="of:=[.C22]-[.$C$8]/(COUNT([.$B$8:.$B$33])-1)" office:value-type="float" office:value="6.8" calcext:value-type="float">
            <text:p>6.80</text:p>
          </table:table-cell>
          <table:table-cell table:style-name="ce133" table:formula="of:=[.D22]-[.$D$8]/(COUNT([.$B$8:.$B$33])-1)" office:value-type="float" office:value="9.19999999999999" calcext:value-type="float">
            <text:p>9.2</text:p>
          </table:table-cell>
          <table:table-cell table:style-name="ce140" table:formula="of:=[.E22]-[.$E$8]/(COUNT([.$B$8:.$B$33])-1)" office:value-type="float" office:value="274" calcext:value-type="float">
            <text:p>274</text:p>
          </table:table-cell>
          <table:table-cell/>
          <table:table-cell table:style-name="ce133" table:formula="of:=[.G22]-0.5" office:value-type="float" office:value="5" calcext:value-type="float">
            <text:p>5.0</text:p>
          </table:table-cell>
          <table:table-cell table:style-name="ce111" table:formula="of:=[.H22]-[.$H$9]/(COUNT([.$G$9:.$G$33])-1)" office:value-type="float" office:value="6.79166666666666" calcext:value-type="float">
            <text:p>6.79</text:p>
          </table:table-cell>
          <table:table-cell table:style-name="ce133" table:formula="of:=[.I22]-[.$I$9]/(COUNT([.$G$9:.$G$33])-1)" office:value-type="float" office:value="9.16666666666666" calcext:value-type="float">
            <text:p>9.2</text:p>
          </table:table-cell>
          <table:table-cell table:style-name="ce140" table:formula="of:=[.J22]-[.$J$9]/(COUNT([.$G$9:.$G$33])-1)" office:value-type="float" office:value="275.416666666667" calcext:value-type="float">
            <text:p>275</text:p>
          </table:table-cell>
          <table:table-cell/>
          <table:table-cell table:style-name="ce133" table:formula="of:=[.L22]-0.5" office:value-type="float" office:value="5" calcext:value-type="float">
            <text:p>5.0</text:p>
          </table:table-cell>
          <table:table-cell table:style-name="ce111" table:formula="of:=[.M22]-[.$M$9]/(COUNT([.$L$9:.$L$33])-1)" office:value-type="float" office:value="7.08333333333333" calcext:value-type="float">
            <text:p>7.08</text:p>
          </table:table-cell>
          <table:table-cell table:style-name="ce133" table:formula="of:=[.N22]-[.$N$9]/(COUNT([.$L$9:.$L$33])-1)" office:value-type="float" office:value="5" calcext:value-type="float">
            <text:p>5.0</text:p>
          </table:table-cell>
          <table:table-cell table:style-name="ce140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33" table:formula="of:=[.Q22]-0.5" office:value-type="float" office:value="5" calcext:value-type="float">
            <text:p>5.0</text:p>
          </table:table-cell>
          <table:table-cell table:style-name="ce111" table:formula="of:=[.R22]-[.$R$8]/(COUNT([.$Q$8:.$Q$33])-1)" office:value-type="float" office:value="6.28" calcext:value-type="float">
            <text:p>6.28</text:p>
          </table:table-cell>
          <table:table-cell table:style-name="ce133" table:formula="of:=[.S22]-[.$S$8]/(COUNT([.$Q$8:.$Q$33])-1)" office:value-type="float" office:value="8.87999999999999" calcext:value-type="float">
            <text:p>8.9</text:p>
          </table:table-cell>
          <table:table-cell table:style-name="ce140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3]-0.5" office:value-type="float" office:value="4.5" calcext:value-type="float">
            <text:p>4.5</text:p>
          </table:table-cell>
          <table:table-cell table:style-name="ce111" table:formula="of:=[.C23]-[.$C$8]/(COUNT([.$B$8:.$B$33])-1)" office:value-type="float" office:value="6.12" calcext:value-type="float">
            <text:p>6.12</text:p>
          </table:table-cell>
          <table:table-cell table:style-name="ce133" table:formula="of:=[.D23]-[.$D$8]/(COUNT([.$B$8:.$B$33])-1)" office:value-type="float" office:value="8.27999999999999" calcext:value-type="float">
            <text:p>8.3</text:p>
          </table:table-cell>
          <table:table-cell table:style-name="ce140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33" table:formula="of:=[.G23]-0.5" office:value-type="float" office:value="4.5" calcext:value-type="float">
            <text:p>4.5</text:p>
          </table:table-cell>
          <table:table-cell table:style-name="ce111" table:formula="of:=[.H23]-[.$H$9]/(COUNT([.$G$9:.$G$33])-1)" office:value-type="float" office:value="6.11249999999999" calcext:value-type="float">
            <text:p>6.11</text:p>
          </table:table-cell>
          <table:table-cell table:style-name="ce133" table:formula="of:=[.I23]-[.$I$9]/(COUNT([.$G$9:.$G$33])-1)" office:value-type="float" office:value="8.25" calcext:value-type="float">
            <text:p>8.3</text:p>
          </table:table-cell>
          <table:table-cell table:style-name="ce140" table:formula="of:=[.J23]-[.$J$9]/(COUNT([.$G$9:.$G$33])-1)" office:value-type="float" office:value="247.875" calcext:value-type="float">
            <text:p>248</text:p>
          </table:table-cell>
          <table:table-cell/>
          <table:table-cell table:style-name="ce133" table:formula="of:=[.L23]-0.5" office:value-type="float" office:value="4.5" calcext:value-type="float">
            <text:p>4.5</text:p>
          </table:table-cell>
          <table:table-cell table:style-name="ce111" table:formula="of:=[.M23]-[.$M$9]/(COUNT([.$L$9:.$L$33])-1)" office:value-type="float" office:value="6.375" calcext:value-type="float">
            <text:p>6.38</text:p>
          </table:table-cell>
          <table:table-cell table:style-name="ce133" table:formula="of:=[.N23]-[.$N$9]/(COUNT([.$L$9:.$L$33])-1)" office:value-type="float" office:value="4.5" calcext:value-type="float">
            <text:p>4.5</text:p>
          </table:table-cell>
          <table:table-cell table:style-name="ce140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33" table:formula="of:=[.Q23]-0.5" office:value-type="float" office:value="4.5" calcext:value-type="float">
            <text:p>4.5</text:p>
          </table:table-cell>
          <table:table-cell table:style-name="ce111" table:formula="of:=[.R23]-[.$R$8]/(COUNT([.$Q$8:.$Q$33])-1)" office:value-type="float" office:value="5.652" calcext:value-type="float">
            <text:p>5.65</text:p>
          </table:table-cell>
          <table:table-cell table:style-name="ce133" table:formula="of:=[.S23]-[.$S$8]/(COUNT([.$Q$8:.$Q$33])-1)" office:value-type="float" office:value="7.99199999999999" calcext:value-type="float">
            <text:p>8.0</text:p>
          </table:table-cell>
          <table:table-cell table:style-name="ce140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4]-0.5" office:value-type="float" office:value="4" calcext:value-type="float">
            <text:p>4.0</text:p>
          </table:table-cell>
          <table:table-cell table:style-name="ce111" table:formula="of:=[.C24]-[.$C$8]/(COUNT([.$B$8:.$B$33])-1)" office:value-type="float" office:value="5.44000000000001" calcext:value-type="float">
            <text:p>5.44</text:p>
          </table:table-cell>
          <table:table-cell table:style-name="ce133" table:formula="of:=[.D24]-[.$D$8]/(COUNT([.$B$8:.$B$33])-1)" office:value-type="float" office:value="7.35999999999999" calcext:value-type="float">
            <text:p>7.4</text:p>
          </table:table-cell>
          <table:table-cell table:style-name="ce140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33" table:formula="of:=[.G24]-0.5" office:value-type="float" office:value="4" calcext:value-type="float">
            <text:p>4.0</text:p>
          </table:table-cell>
          <table:table-cell table:style-name="ce111" table:formula="of:=[.H24]-[.$H$9]/(COUNT([.$G$9:.$G$33])-1)" office:value-type="float" office:value="5.43333333333333" calcext:value-type="float">
            <text:p>5.43</text:p>
          </table:table-cell>
          <table:table-cell table:style-name="ce133" table:formula="of:=[.I24]-[.$I$9]/(COUNT([.$G$9:.$G$33])-1)" office:value-type="float" office:value="7.33333333333333" calcext:value-type="float">
            <text:p>7.3</text:p>
          </table:table-cell>
          <table:table-cell table:style-name="ce140" table:formula="of:=[.J24]-[.$J$9]/(COUNT([.$G$9:.$G$33])-1)" office:value-type="float" office:value="220.333333333333" calcext:value-type="float">
            <text:p>220</text:p>
          </table:table-cell>
          <table:table-cell/>
          <table:table-cell table:style-name="ce133" table:formula="of:=[.L24]-0.5" office:value-type="float" office:value="4" calcext:value-type="float">
            <text:p>4.0</text:p>
          </table:table-cell>
          <table:table-cell table:style-name="ce111" table:formula="of:=[.M24]-[.$M$9]/(COUNT([.$L$9:.$L$33])-1)" office:value-type="float" office:value="5.66666666666666" calcext:value-type="float">
            <text:p>5.67</text:p>
          </table:table-cell>
          <table:table-cell table:style-name="ce133" table:formula="of:=[.N24]-[.$N$9]/(COUNT([.$L$9:.$L$33])-1)" office:value-type="float" office:value="4" calcext:value-type="float">
            <text:p>4.0</text:p>
          </table:table-cell>
          <table:table-cell table:style-name="ce140" table:formula="of:=[.O24]-[.$O$9]/(COUNT([.$L$9:.$L$33])-1)" office:value-type="float" office:value="218" calcext:value-type="float">
            <text:p>218</text:p>
          </table:table-cell>
          <table:table-cell/>
          <table:table-cell table:style-name="ce133" table:formula="of:=[.Q24]-0.5" office:value-type="float" office:value="4" calcext:value-type="float">
            <text:p>4.0</text:p>
          </table:table-cell>
          <table:table-cell table:style-name="ce111" table:formula="of:=[.R24]-[.$R$8]/(COUNT([.$Q$8:.$Q$33])-1)" office:value-type="float" office:value="5.024" calcext:value-type="float">
            <text:p>5.02</text:p>
          </table:table-cell>
          <table:table-cell table:style-name="ce133" table:formula="of:=[.S24]-[.$S$8]/(COUNT([.$Q$8:.$Q$33])-1)" office:value-type="float" office:value="7.10399999999999" calcext:value-type="float">
            <text:p>7.1</text:p>
          </table:table-cell>
          <table:table-cell table:style-name="ce140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5]-0.5" office:value-type="float" office:value="3.5" calcext:value-type="float">
            <text:p>3.5</text:p>
          </table:table-cell>
          <table:table-cell table:style-name="ce111" table:formula="of:=[.C25]-[.$C$8]/(COUNT([.$B$8:.$B$33])-1)" office:value-type="float" office:value="4.76000000000001" calcext:value-type="float">
            <text:p>4.76</text:p>
          </table:table-cell>
          <table:table-cell table:style-name="ce133" table:formula="of:=[.D25]-[.$D$8]/(COUNT([.$B$8:.$B$33])-1)" office:value-type="float" office:value="6.43999999999999" calcext:value-type="float">
            <text:p>6.4</text:p>
          </table:table-cell>
          <table:table-cell table:style-name="ce140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33" table:formula="of:=[.G25]-0.5" office:value-type="float" office:value="3.5" calcext:value-type="float">
            <text:p>3.5</text:p>
          </table:table-cell>
          <table:table-cell table:style-name="ce111" table:formula="of:=[.H25]-[.$H$9]/(COUNT([.$G$9:.$G$33])-1)" office:value-type="float" office:value="4.75416666666666" calcext:value-type="float">
            <text:p>4.75</text:p>
          </table:table-cell>
          <table:table-cell table:style-name="ce133" table:formula="of:=[.I25]-[.$I$9]/(COUNT([.$G$9:.$G$33])-1)" office:value-type="float" office:value="6.41666666666666" calcext:value-type="float">
            <text:p>6.4</text:p>
          </table:table-cell>
          <table:table-cell table:style-name="ce140" table:formula="of:=[.J25]-[.$J$9]/(COUNT([.$G$9:.$G$33])-1)" office:value-type="float" office:value="192.791666666667" calcext:value-type="float">
            <text:p>193</text:p>
          </table:table-cell>
          <table:table-cell/>
          <table:table-cell table:style-name="ce133" table:formula="of:=[.L25]-0.5" office:value-type="float" office:value="3.5" calcext:value-type="float">
            <text:p>3.5</text:p>
          </table:table-cell>
          <table:table-cell table:style-name="ce111" table:formula="of:=[.M25]-[.$M$9]/(COUNT([.$L$9:.$L$33])-1)" office:value-type="float" office:value="4.95833333333333" calcext:value-type="float">
            <text:p>4.96</text:p>
          </table:table-cell>
          <table:table-cell table:style-name="ce133" table:formula="of:=[.N25]-[.$N$9]/(COUNT([.$L$9:.$L$33])-1)" office:value-type="float" office:value="3.5" calcext:value-type="float">
            <text:p>3.5</text:p>
          </table:table-cell>
          <table:table-cell table:style-name="ce140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33" table:formula="of:=[.Q25]-0.5" office:value-type="float" office:value="3.5" calcext:value-type="float">
            <text:p>3.5</text:p>
          </table:table-cell>
          <table:table-cell table:style-name="ce111" table:formula="of:=[.R25]-[.$R$8]/(COUNT([.$Q$8:.$Q$33])-1)" office:value-type="float" office:value="4.396" calcext:value-type="float">
            <text:p>4.40</text:p>
          </table:table-cell>
          <table:table-cell table:style-name="ce133" table:formula="of:=[.S25]-[.$S$8]/(COUNT([.$Q$8:.$Q$33])-1)" office:value-type="float" office:value="6.21599999999999" calcext:value-type="float">
            <text:p>6.2</text:p>
          </table:table-cell>
          <table:table-cell table:style-name="ce140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6]-0.5" office:value-type="float" office:value="3" calcext:value-type="float">
            <text:p>3.0</text:p>
          </table:table-cell>
          <table:table-cell table:style-name="ce111" table:formula="of:=[.C26]-[.$C$8]/(COUNT([.$B$8:.$B$33])-1)" office:value-type="float" office:value="4.08000000000001" calcext:value-type="float">
            <text:p>4.08</text:p>
          </table:table-cell>
          <table:table-cell table:style-name="ce133" table:formula="of:=[.D26]-[.$D$8]/(COUNT([.$B$8:.$B$33])-1)" office:value-type="float" office:value="5.51999999999999" calcext:value-type="float">
            <text:p>5.5</text:p>
          </table:table-cell>
          <table:table-cell table:style-name="ce140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33" table:formula="of:=[.G26]-0.5" office:value-type="float" office:value="3" calcext:value-type="float">
            <text:p>3.0</text:p>
          </table:table-cell>
          <table:table-cell table:style-name="ce111" table:formula="of:=[.H26]-[.$H$9]/(COUNT([.$G$9:.$G$33])-1)" office:value-type="float" office:value="4.07499999999999" calcext:value-type="float">
            <text:p>4.07</text:p>
          </table:table-cell>
          <table:table-cell table:style-name="ce133" table:formula="of:=[.I26]-[.$I$9]/(COUNT([.$G$9:.$G$33])-1)" office:value-type="float" office:value="5.5" calcext:value-type="float">
            <text:p>5.5</text:p>
          </table:table-cell>
          <table:table-cell table:style-name="ce140" table:formula="of:=[.J26]-[.$J$9]/(COUNT([.$G$9:.$G$33])-1)" office:value-type="float" office:value="165.25" calcext:value-type="float">
            <text:p>165</text:p>
          </table:table-cell>
          <table:table-cell/>
          <table:table-cell table:style-name="ce133" table:formula="of:=[.L26]-0.5" office:value-type="float" office:value="3" calcext:value-type="float">
            <text:p>3.0</text:p>
          </table:table-cell>
          <table:table-cell table:style-name="ce111" table:formula="of:=[.M26]-[.$M$9]/(COUNT([.$L$9:.$L$33])-1)" office:value-type="float" office:value="4.25" calcext:value-type="float">
            <text:p>4.25</text:p>
          </table:table-cell>
          <table:table-cell table:style-name="ce133" table:formula="of:=[.N26]-[.$N$9]/(COUNT([.$L$9:.$L$33])-1)" office:value-type="float" office:value="3" calcext:value-type="float">
            <text:p>3.0</text:p>
          </table:table-cell>
          <table:table-cell table:style-name="ce140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33" table:formula="of:=[.Q26]-0.5" office:value-type="float" office:value="3" calcext:value-type="float">
            <text:p>3.0</text:p>
          </table:table-cell>
          <table:table-cell table:style-name="ce111" table:formula="of:=[.R26]-[.$R$8]/(COUNT([.$Q$8:.$Q$33])-1)" office:value-type="float" office:value="3.768" calcext:value-type="float">
            <text:p>3.77</text:p>
          </table:table-cell>
          <table:table-cell table:style-name="ce133" table:formula="of:=[.S26]-[.$S$8]/(COUNT([.$Q$8:.$Q$33])-1)" office:value-type="float" office:value="5.32799999999999" calcext:value-type="float">
            <text:p>5.3</text:p>
          </table:table-cell>
          <table:table-cell table:style-name="ce140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7]-0.5" office:value-type="float" office:value="2.5" calcext:value-type="float">
            <text:p>2.5</text:p>
          </table:table-cell>
          <table:table-cell table:style-name="ce111" table:formula="of:=[.C27]-[.$C$8]/(COUNT([.$B$8:.$B$33])-1)" office:value-type="float" office:value="3.40000000000001" calcext:value-type="float">
            <text:p>3.40</text:p>
          </table:table-cell>
          <table:table-cell table:style-name="ce133" table:formula="of:=[.D27]-[.$D$8]/(COUNT([.$B$8:.$B$33])-1)" office:value-type="float" office:value="4.59999999999999" calcext:value-type="float">
            <text:p>4.6</text:p>
          </table:table-cell>
          <table:table-cell table:style-name="ce140" table:formula="of:=[.E27]-[.$E$8]/(COUNT([.$B$8:.$B$33])-1)" office:value-type="float" office:value="137" calcext:value-type="float">
            <text:p>137</text:p>
          </table:table-cell>
          <table:table-cell/>
          <table:table-cell table:style-name="ce133" table:formula="of:=[.G27]-0.5" office:value-type="float" office:value="2.5" calcext:value-type="float">
            <text:p>2.5</text:p>
          </table:table-cell>
          <table:table-cell table:style-name="ce111" table:formula="of:=[.H27]-[.$H$9]/(COUNT([.$G$9:.$G$33])-1)" office:value-type="float" office:value="3.39583333333333" calcext:value-type="float">
            <text:p>3.40</text:p>
          </table:table-cell>
          <table:table-cell table:style-name="ce133" table:formula="of:=[.I27]-[.$I$9]/(COUNT([.$G$9:.$G$33])-1)" office:value-type="float" office:value="4.58333333333333" calcext:value-type="float">
            <text:p>4.6</text:p>
          </table:table-cell>
          <table:table-cell table:style-name="ce140" table:formula="of:=[.J27]-[.$J$9]/(COUNT([.$G$9:.$G$33])-1)" office:value-type="float" office:value="137.708333333333" calcext:value-type="float">
            <text:p>138</text:p>
          </table:table-cell>
          <table:table-cell/>
          <table:table-cell table:style-name="ce133" table:formula="of:=[.L27]-0.5" office:value-type="float" office:value="2.5" calcext:value-type="float">
            <text:p>2.5</text:p>
          </table:table-cell>
          <table:table-cell table:style-name="ce111" table:formula="of:=[.M27]-[.$M$9]/(COUNT([.$L$9:.$L$33])-1)" office:value-type="float" office:value="3.54166666666666" calcext:value-type="float">
            <text:p>3.54</text:p>
          </table:table-cell>
          <table:table-cell table:style-name="ce133" table:formula="of:=[.N27]-[.$N$9]/(COUNT([.$L$9:.$L$33])-1)" office:value-type="float" office:value="2.5" calcext:value-type="float">
            <text:p>2.5</text:p>
          </table:table-cell>
          <table:table-cell table:style-name="ce140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33" table:formula="of:=[.Q27]-0.5" office:value-type="float" office:value="2.5" calcext:value-type="float">
            <text:p>2.5</text:p>
          </table:table-cell>
          <table:table-cell table:style-name="ce111" table:formula="of:=[.R27]-[.$R$8]/(COUNT([.$Q$8:.$Q$33])-1)" office:value-type="float" office:value="3.14" calcext:value-type="float">
            <text:p>3.14</text:p>
          </table:table-cell>
          <table:table-cell table:style-name="ce133" table:formula="of:=[.S27]-[.$S$8]/(COUNT([.$Q$8:.$Q$33])-1)" office:value-type="float" office:value="4.43999999999999" calcext:value-type="float">
            <text:p>4.4</text:p>
          </table:table-cell>
          <table:table-cell table:style-name="ce140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8]-0.5" office:value-type="float" office:value="2" calcext:value-type="float">
            <text:p>2.0</text:p>
          </table:table-cell>
          <table:table-cell table:style-name="ce111" table:formula="of:=[.C28]-[.$C$8]/(COUNT([.$B$8:.$B$33])-1)" office:value-type="float" office:value="2.72" calcext:value-type="float">
            <text:p>2.72</text:p>
          </table:table-cell>
          <table:table-cell table:style-name="ce133" table:formula="of:=[.D28]-[.$D$8]/(COUNT([.$B$8:.$B$33])-1)" office:value-type="float" office:value="3.67999999999999" calcext:value-type="float">
            <text:p>3.7</text:p>
          </table:table-cell>
          <table:table-cell table:style-name="ce140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33" table:formula="of:=[.G28]-0.5" office:value-type="float" office:value="2" calcext:value-type="float">
            <text:p>2.0</text:p>
          </table:table-cell>
          <table:table-cell table:style-name="ce111" table:formula="of:=[.H28]-[.$H$9]/(COUNT([.$G$9:.$G$33])-1)" office:value-type="float" office:value="2.71666666666666" calcext:value-type="float">
            <text:p>2.72</text:p>
          </table:table-cell>
          <table:table-cell table:style-name="ce133" table:formula="of:=[.I28]-[.$I$9]/(COUNT([.$G$9:.$G$33])-1)" office:value-type="float" office:value="3.66666666666666" calcext:value-type="float">
            <text:p>3.7</text:p>
          </table:table-cell>
          <table:table-cell table:style-name="ce140" table:formula="of:=[.J28]-[.$J$9]/(COUNT([.$G$9:.$G$33])-1)" office:value-type="float" office:value="110.166666666667" calcext:value-type="float">
            <text:p>110</text:p>
          </table:table-cell>
          <table:table-cell/>
          <table:table-cell table:style-name="ce133" table:formula="of:=[.L28]-0.5" office:value-type="float" office:value="2" calcext:value-type="float">
            <text:p>2.0</text:p>
          </table:table-cell>
          <table:table-cell table:style-name="ce111" table:formula="of:=[.M28]-[.$M$9]/(COUNT([.$L$9:.$L$33])-1)" office:value-type="float" office:value="2.83333333333333" calcext:value-type="float">
            <text:p>2.83</text:p>
          </table:table-cell>
          <table:table-cell table:style-name="ce133" table:formula="of:=[.N28]-[.$N$9]/(COUNT([.$L$9:.$L$33])-1)" office:value-type="float" office:value="2" calcext:value-type="float">
            <text:p>2.0</text:p>
          </table:table-cell>
          <table:table-cell table:style-name="ce140" table:formula="of:=[.O28]-[.$O$9]/(COUNT([.$L$9:.$L$33])-1)" office:value-type="float" office:value="109" calcext:value-type="float">
            <text:p>109</text:p>
          </table:table-cell>
          <table:table-cell/>
          <table:table-cell table:style-name="ce133" table:formula="of:=[.Q28]-0.5" office:value-type="float" office:value="2" calcext:value-type="float">
            <text:p>2.0</text:p>
          </table:table-cell>
          <table:table-cell table:style-name="ce111" table:formula="of:=[.R28]-[.$R$8]/(COUNT([.$Q$8:.$Q$33])-1)" office:value-type="float" office:value="2.512" calcext:value-type="float">
            <text:p>2.51</text:p>
          </table:table-cell>
          <table:table-cell table:style-name="ce133" table:formula="of:=[.S28]-[.$S$8]/(COUNT([.$Q$8:.$Q$33])-1)" office:value-type="float" office:value="3.55199999999999" calcext:value-type="float">
            <text:p>3.6</text:p>
          </table:table-cell>
          <table:table-cell table:style-name="ce140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29]-0.5" office:value-type="float" office:value="1.5" calcext:value-type="float">
            <text:p>1.5</text:p>
          </table:table-cell>
          <table:table-cell table:style-name="ce111" table:formula="of:=[.C29]-[.$C$8]/(COUNT([.$B$8:.$B$33])-1)" office:value-type="float" office:value="2.04" calcext:value-type="float">
            <text:p>2.04</text:p>
          </table:table-cell>
          <table:table-cell table:style-name="ce133" table:formula="of:=[.D29]-[.$D$8]/(COUNT([.$B$8:.$B$33])-1)" office:value-type="float" office:value="2.75999999999999" calcext:value-type="float">
            <text:p>2.8</text:p>
          </table:table-cell>
          <table:table-cell table:style-name="ce140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33" table:formula="of:=[.G29]-0.5" office:value-type="float" office:value="1.5" calcext:value-type="float">
            <text:p>1.5</text:p>
          </table:table-cell>
          <table:table-cell table:style-name="ce111" table:formula="of:=[.H29]-[.$H$9]/(COUNT([.$G$9:.$G$33])-1)" office:value-type="float" office:value="2.03749999999999" calcext:value-type="float">
            <text:p>2.04</text:p>
          </table:table-cell>
          <table:table-cell table:style-name="ce133" table:formula="of:=[.I29]-[.$I$9]/(COUNT([.$G$9:.$G$33])-1)" office:value-type="float" office:value="2.75" calcext:value-type="float">
            <text:p>2.8</text:p>
          </table:table-cell>
          <table:table-cell table:style-name="ce140" table:formula="of:=[.J29]-[.$J$9]/(COUNT([.$G$9:.$G$33])-1)" office:value-type="float" office:value="82.6250000000001" calcext:value-type="float">
            <text:p>83</text:p>
          </table:table-cell>
          <table:table-cell/>
          <table:table-cell table:style-name="ce133" table:formula="of:=[.L29]-0.5" office:value-type="float" office:value="1.5" calcext:value-type="float">
            <text:p>1.5</text:p>
          </table:table-cell>
          <table:table-cell table:style-name="ce111" table:formula="of:=[.M29]-[.$M$9]/(COUNT([.$L$9:.$L$33])-1)" office:value-type="float" office:value="2.125" calcext:value-type="float">
            <text:p>2.13</text:p>
          </table:table-cell>
          <table:table-cell table:style-name="ce133" table:formula="of:=[.N29]-[.$N$9]/(COUNT([.$L$9:.$L$33])-1)" office:value-type="float" office:value="1.5" calcext:value-type="float">
            <text:p>1.5</text:p>
          </table:table-cell>
          <table:table-cell table:style-name="ce140" table:formula="of:=[.O29]-[.$O$9]/(COUNT([.$L$9:.$L$33])-1)" office:value-type="float" office:value="81.75" calcext:value-type="float">
            <text:p>82</text:p>
          </table:table-cell>
          <table:table-cell/>
          <table:table-cell table:style-name="ce133" table:formula="of:=[.Q29]-0.5" office:value-type="float" office:value="1.5" calcext:value-type="float">
            <text:p>1.5</text:p>
          </table:table-cell>
          <table:table-cell table:style-name="ce111" table:formula="of:=[.R29]-[.$R$8]/(COUNT([.$Q$8:.$Q$33])-1)" office:value-type="float" office:value="1.884" calcext:value-type="float">
            <text:p>1.88</text:p>
          </table:table-cell>
          <table:table-cell table:style-name="ce133" table:formula="of:=[.S29]-[.$S$8]/(COUNT([.$Q$8:.$Q$33])-1)" office:value-type="float" office:value="2.66399999999999" calcext:value-type="float">
            <text:p>2.7</text:p>
          </table:table-cell>
          <table:table-cell table:style-name="ce140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0]-0.5" office:value-type="float" office:value="1" calcext:value-type="float">
            <text:p>1.0</text:p>
          </table:table-cell>
          <table:table-cell table:style-name="ce111" table:formula="of:=[.C30]-[.$C$8]/(COUNT([.$B$8:.$B$33])-1)" office:value-type="float" office:value="1.36" calcext:value-type="float">
            <text:p>1.36</text:p>
          </table:table-cell>
          <table:table-cell table:style-name="ce133" table:formula="of:=[.D30]-[.$D$8]/(COUNT([.$B$8:.$B$33])-1)" office:value-type="float" office:value="1.83999999999999" calcext:value-type="float">
            <text:p>1.8</text:p>
          </table:table-cell>
          <table:table-cell table:style-name="ce140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33" table:formula="of:=[.G30]-0.5" office:value-type="float" office:value="1" calcext:value-type="float">
            <text:p>1.0</text:p>
          </table:table-cell>
          <table:table-cell table:style-name="ce111" table:formula="of:=[.H30]-[.$H$9]/(COUNT([.$G$9:.$G$33])-1)" office:value-type="float" office:value="1.35833333333333" calcext:value-type="float">
            <text:p>1.36</text:p>
          </table:table-cell>
          <table:table-cell table:style-name="ce133" table:formula="of:=[.I30]-[.$I$9]/(COUNT([.$G$9:.$G$33])-1)" office:value-type="float" office:value="1.83333333333333" calcext:value-type="float">
            <text:p>1.8</text:p>
          </table:table-cell>
          <table:table-cell table:style-name="ce140" table:formula="of:=[.J30]-[.$J$9]/(COUNT([.$G$9:.$G$33])-1)" office:value-type="float" office:value="55.0833333333334" calcext:value-type="float">
            <text:p>55</text:p>
          </table:table-cell>
          <table:table-cell/>
          <table:table-cell table:style-name="ce133" table:formula="of:=[.L30]-0.5" office:value-type="float" office:value="1" calcext:value-type="float">
            <text:p>1.0</text:p>
          </table:table-cell>
          <table:table-cell table:style-name="ce111" table:formula="of:=[.M30]-[.$M$9]/(COUNT([.$L$9:.$L$33])-1)" office:value-type="float" office:value="1.41666666666666" calcext:value-type="float">
            <text:p>1.42</text:p>
          </table:table-cell>
          <table:table-cell table:style-name="ce133" table:formula="of:=[.N30]-[.$N$9]/(COUNT([.$L$9:.$L$33])-1)" office:value-type="float" office:value="1" calcext:value-type="float">
            <text:p>1.0</text:p>
          </table:table-cell>
          <table:table-cell table:style-name="ce140" table:formula="of:=[.O30]-[.$O$9]/(COUNT([.$L$9:.$L$33])-1)" office:value-type="float" office:value="54.5" calcext:value-type="float">
            <text:p>55</text:p>
          </table:table-cell>
          <table:table-cell/>
          <table:table-cell table:style-name="ce133" table:formula="of:=[.Q30]-0.5" office:value-type="float" office:value="1" calcext:value-type="float">
            <text:p>1.0</text:p>
          </table:table-cell>
          <table:table-cell table:style-name="ce111" table:formula="of:=[.R30]-[.$R$8]/(COUNT([.$Q$8:.$Q$33])-1)" office:value-type="float" office:value="1.256" calcext:value-type="float">
            <text:p>1.26</text:p>
          </table:table-cell>
          <table:table-cell table:style-name="ce133" table:formula="of:=[.S30]-[.$S$8]/(COUNT([.$Q$8:.$Q$33])-1)" office:value-type="float" office:value="1.77599999999999" calcext:value-type="float">
            <text:p>1.8</text:p>
          </table:table-cell>
          <table:table-cell table:style-name="ce140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1]-0.5" office:value-type="float" office:value="0.5" calcext:value-type="float">
            <text:p>0.5</text:p>
          </table:table-cell>
          <table:table-cell table:style-name="ce111" table:formula="of:=[.C31]-[.$C$8]/(COUNT([.$B$8:.$B$33])-1)" office:value-type="float" office:value="0.680000000000005" calcext:value-type="float">
            <text:p>0.68</text:p>
          </table:table-cell>
          <table:table-cell table:style-name="ce133" table:formula="of:=[.D31]-[.$D$8]/(COUNT([.$B$8:.$B$33])-1)" office:value-type="float" office:value="0.919999999999989" calcext:value-type="float">
            <text:p>0.9</text:p>
          </table:table-cell>
          <table:table-cell table:style-name="ce140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33" table:formula="of:=[.G31]-0.5" office:value-type="float" office:value="0.5" calcext:value-type="float">
            <text:p>0.5</text:p>
          </table:table-cell>
          <table:table-cell table:style-name="ce111" table:formula="of:=[.H31]-[.$H$9]/(COUNT([.$G$9:.$G$33])-1)" office:value-type="float" office:value="0.679166666666659" calcext:value-type="float">
            <text:p>0.68</text:p>
          </table:table-cell>
          <table:table-cell table:style-name="ce133" table:formula="of:=[.I31]-[.$I$9]/(COUNT([.$G$9:.$G$33])-1)" office:value-type="float" office:value="0.916666666666664" calcext:value-type="float">
            <text:p>0.9</text:p>
          </table:table-cell>
          <table:table-cell table:style-name="ce140" table:formula="of:=[.J31]-[.$J$9]/(COUNT([.$G$9:.$G$33])-1)" office:value-type="float" office:value="27.5416666666667" calcext:value-type="float">
            <text:p>28</text:p>
          </table:table-cell>
          <table:table-cell/>
          <table:table-cell table:style-name="ce133" table:formula="of:=[.L31]-0.5" office:value-type="float" office:value="0.5" calcext:value-type="float">
            <text:p>0.5</text:p>
          </table:table-cell>
          <table:table-cell table:style-name="ce111" table:formula="of:=[.M31]-[.$M$9]/(COUNT([.$L$9:.$L$33])-1)" office:value-type="float" office:value="0.708333333333329" calcext:value-type="float">
            <text:p>0.71</text:p>
          </table:table-cell>
          <table:table-cell table:style-name="ce133" table:formula="of:=[.N31]-[.$N$9]/(COUNT([.$L$9:.$L$33])-1)" office:value-type="float" office:value="0.5" calcext:value-type="float">
            <text:p>0.5</text:p>
          </table:table-cell>
          <table:table-cell table:style-name="ce140" table:formula="of:=[.O31]-[.$O$9]/(COUNT([.$L$9:.$L$33])-1)" office:value-type="float" office:value="27.25" calcext:value-type="float">
            <text:p>27</text:p>
          </table:table-cell>
          <table:table-cell/>
          <table:table-cell table:style-name="ce133" table:formula="of:=[.Q31]-0.5" office:value-type="float" office:value="0.5" calcext:value-type="float">
            <text:p>0.5</text:p>
          </table:table-cell>
          <table:table-cell table:style-name="ce111" table:formula="of:=[.R31]-[.$R$8]/(COUNT([.$Q$8:.$Q$33])-1)" office:value-type="float" office:value="0.627999999999997" calcext:value-type="float">
            <text:p>0.63</text:p>
          </table:table-cell>
          <table:table-cell table:style-name="ce133" table:formula="of:=[.S31]-[.$S$8]/(COUNT([.$Q$8:.$Q$33])-1)" office:value-type="float" office:value="0.887999999999991" calcext:value-type="float">
            <text:p>0.9</text:p>
          </table:table-cell>
          <table:table-cell table:style-name="ce140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33" table:formula="of:=[.B32]-0.5" office:value-type="float" office:value="0" calcext:value-type="float">
            <text:p>0.0</text:p>
          </table:table-cell>
          <table:table-cell table:style-name="ce111" table:formula="of:=[.C32]-[.$C$8]/(COUNT([.$B$8:.$B$33])-1)" office:value-type="float" office:value="4.66293670342566E-015" calcext:value-type="float">
            <text:p>0.00</text:p>
          </table:table-cell>
          <table:table-cell table:style-name="ce133" table:formula="of:=[.D32]-[.$D$8]/(COUNT([.$B$8:.$B$33])-1)" office:value-type="float" office:value="-0.0000000000000108801856413265" calcext:value-type="float">
            <text:p>0.0</text:p>
          </table:table-cell>
          <table:table-cell table:style-name="ce140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33" table:formula="of:=[.G32]-0.5" office:value-type="float" office:value="0" calcext:value-type="float">
            <text:p>0.0</text:p>
          </table:table-cell>
          <table:table-cell table:style-name="ce111" table:formula="of:=[.H32]-[.$H$9]/(COUNT([.$G$9:.$G$33])-1)" office:value-type="float" office:value="-7.99360577730113E-015" calcext:value-type="float">
            <text:p>0.00</text:p>
          </table:table-cell>
          <table:table-cell table:style-name="ce133" table:formula="of:=[.I32]-[.$I$9]/(COUNT([.$G$9:.$G$33])-1)" office:value-type="float" office:value="0" calcext:value-type="float">
            <text:p>0.0</text:p>
          </table:table-cell>
          <table:table-cell table:style-name="ce140" table:formula="of:=[.J32]-[.$J$9]/(COUNT([.$G$9:.$G$33])-1)" office:value-type="float" office:value="0" calcext:value-type="float">
            <text:p>0</text:p>
          </table:table-cell>
          <table:table-cell/>
          <table:table-cell table:style-name="ce133" table:formula="of:=[.L32]-0.5" office:value-type="float" office:value="0" calcext:value-type="float">
            <text:p>0.0</text:p>
          </table:table-cell>
          <table:table-cell table:style-name="ce111" table:formula="of:=[.M32]-[.$M$9]/(COUNT([.$L$9:.$L$33])-1)" office:value-type="float" office:value="-4.2188474935756E-015" calcext:value-type="float">
            <text:p>0.00</text:p>
          </table:table-cell>
          <table:table-cell table:style-name="ce133" table:formula="of:=[.N32]-[.$N$9]/(COUNT([.$L$9:.$L$33])-1)" office:value-type="float" office:value="0" calcext:value-type="float">
            <text:p>0.0</text:p>
          </table:table-cell>
          <table:table-cell table:style-name="ce140" table:formula="of:=[.O32]-[.$O$9]/(COUNT([.$L$9:.$L$33])-1)" office:value-type="float" office:value="0" calcext:value-type="float">
            <text:p>0</text:p>
          </table:table-cell>
          <table:table-cell/>
          <table:table-cell table:style-name="ce133" table:formula="of:=[.Q32]-0.5" office:value-type="float" office:value="0" calcext:value-type="float">
            <text:p>0.0</text:p>
          </table:table-cell>
          <table:table-cell table:style-name="ce111" table:formula="of:=[.R32]-[.$R$8]/(COUNT([.$Q$8:.$Q$33])-1)" office:value-type="float" office:value="-3.33066907387547E-015" calcext:value-type="float">
            <text:p>0.00</text:p>
          </table:table-cell>
          <table:table-cell table:style-name="ce133" table:formula="of:=[.S32]-[.$S$8]/(COUNT([.$Q$8:.$Q$33])-1)" office:value-type="float" office:value="-9.10382880192628E-015" calcext:value-type="float">
            <text:p>0.0</text:p>
          </table:table-cell>
          <table:table-cell table:style-name="ce140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137"/>
          <table:table-cell table:style-name="ce136"/>
          <table:table-cell table:style-name="ce14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37"/>
          <table:table-cell table:style-name="ce136"/>
          <table:table-cell table:style-name="ce142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42"/>
          <table:table-cell table:style-name="ce142" office:value-type="float" office:value="175" calcext:value-type="float">
            <text:p>175</text:p>
          </table:table-cell>
          <table:table-cell table:style-name="ce142"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2호기</text:p>
          </table:table-cell>
          <table:table-cell table:style-name="ce138" office:value-type="string" calcext:value-type="string">
            <text:p>30T</text:p>
          </table:table-cell>
          <table:table-cell table:style-name="ce138" office:value-type="float" office:value="140" calcext:value-type="float">
            <text:p>140</text:p>
          </table:table-cell>
          <table:table-cell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3호기</text:p>
          </table:table-cell>
          <table:table-cell table:style-name="ce138"/>
          <table:table-cell table:style-name="ce138" office:value-type="float" office:value="182" calcext:value-type="float">
            <text:p>182</text:p>
          </table:table-cell>
          <table:table-cell office:value-type="string" calcext:value-type="string">
            <text:p>개</text:p>
          </table:table-cell>
          <table:table-cell table:style-name="ce138"/>
          <table:table-cell table:style-name="ce138" office:value-type="string" calcext:value-type="string">
            <text:p>4호기</text:p>
          </table:table-cell>
          <table:table-cell table:style-name="ce138"/>
          <table:table-cell table:style-name="ce138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138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11M45S" calcext:value-type="time">
            <text:p>11:45.00</text:p>
          </table:table-cell>
          <table:table-cell table:style-name="ce24" table:formula="of:=SECOND([.H38])+HOUR([.H38])*60*60+MINUTE([.H38])*60" office:value-type="float" office:value="705" calcext:value-type="float">
            <text:p>705</text:p>
          </table:table-cell>
          <table:table-cell table:style-name="ce27" table:formula="of:=[.G38]/[.I38]" office:value-type="float" office:value="4.25531914893617" calcext:value-type="float">
            <text:p>4.25531914893617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36"/>
          <table:table-cell table:style-name="ce22"/>
          <table:table-cell table:style-name="ce136"/>
          <table:table-cell table:style-name="ce28"/>
          <table:table-cell/>
          <table:table-cell table:style-name="ce138"/>
          <table:table-cell table:style-name="ce30"/>
          <table:table-cell table:number-columns-repeated="3"/>
          <table:table-cell table:style-name="ce138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40" office:value-type="float" office:value="3000" calcext:value-type="float">
            <text:p>3000</text:p>
          </table:table-cell>
          <table:table-cell table:style-name="ce23" table:formula="of:=TIME(0;0;[.G40]/[.J38])" office:value-type="time" office:time-value="PT00H11M45S" calcext:value-type="time">
            <text:p>11분 45초</text:p>
          </table:table-cell>
          <table:table-cell table:style-name="ce60" table:formula="of:=[.G40]/[.J38]" office:value-type="float" office:value="705" calcext:value-type="float">
            <text:p>705</text:p>
          </table:table-cell>
          <table:table-cell table:style-name="ce29" table:formula="of:=[.G40]/[.I40]" office:value-type="float" office:value="4.25531914893617" calcext:value-type="float">
            <text:p>4.25531914893617</text:p>
          </table:table-cell>
          <table:table-cell/>
          <table:table-cell table:style-name="ce140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13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140" office:value-type="time" office:time-value="PT27H25M00S" calcext:value-type="time" table:number-columns-spanned="2" table:number-rows-spanned="1">
            <text:p>27시간 25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5" calcext:value-type="date">
            <text:p>2023-11-05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640H53M32.028512545S" calcext:value-type="time">
            <text:p>0:53:32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23" calcext:value-type="date">
            <text:p>23-10-23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23T13:46:02.5" calcext:value-type="date" table:number-columns-spanned="2" table:number-rows-spanned="1">
            <text:p>2023-10-23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1H57M30S" calcext:value-type="time">
            <text:p>1:57:30</text:p>
          </table:table-cell>
          <table:table-cell table:style-name="ce91" table:formula="of:=[.$C$46]+[.$I$46]+[.H48]" office:value-type="date" office:date-value="2023-10-23T09:57:30" calcext:value-type="date" table:number-columns-spanned="2" table:number-rows-spanned="1">
            <text:p>2023-10-23 9:57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23T13:42:10" calcext:value-type="date" table:number-columns-spanned="2" table:number-rows-spanned="1">
            <text:p>2023-10-23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23T02:44:20" calcext:value-type="date" table:number-columns-spanned="2" table:number-rows-spanned="1">
            <text:p>2023-10-23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23T14:32:05" calcext:value-type="date" table:number-columns-spanned="2" table:number-rows-spanned="1">
            <text:p>2023-10-23 14:32</text:p>
          </table:table-cell>
          <table:covered-table-cell table:style-name="ce101"/>
          <table:table-cell/>
          <table:table-cell table:style-name="ce71" office:value-type="float" office:value="25" calcext:value-type="float">
            <text:p>25</text:p>
          </table:table-cell>
          <table:table-cell table:style-name="ce83" table:formula="of:=TIME(0;0;[.$G$40]/[.$J$38])*[.G49]" office:value-type="time" office:time-value="PT04H53M45S" calcext:value-type="time">
            <text:p>4:53:45</text:p>
          </table:table-cell>
          <table:table-cell table:style-name="ce91" table:formula="of:=[.$C$46]+[.$I$46]+[.H49]" office:value-type="date" office:date-value="2023-10-23T12:53:45" calcext:value-type="date" table:number-columns-spanned="2" table:number-rows-spanned="1">
            <text:p>2023-10-23 12:53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23T14:24:20" calcext:value-type="date" table:number-columns-spanned="2" table:number-rows-spanned="1">
            <text:p>2023-10-23 14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23T03:28:40" calcext:value-type="date" table:number-columns-spanned="2" table:number-rows-spanned="1">
            <text:p>2023-10-23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23T16:50:12.5" calcext:value-type="date" table:number-columns-spanned="2" table:number-rows-spanned="1">
            <text:p>2023-10-23 16:50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50]" office:value-type="time" office:time-value="PT09H47M30S" calcext:value-type="time">
            <text:p>9:47:30</text:p>
          </table:table-cell>
          <table:table-cell table:style-name="ce91" table:formula="of:=[.$C$46]+[.$I$46]+[.H50]" office:value-type="date" office:date-value="2023-10-23T17:47:30" calcext:value-type="date" table:number-columns-spanned="2" table:number-rows-spanned="1">
            <text:p>2023-10-23 17:47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23T20:01:40" calcext:value-type="date" table:number-columns-spanned="2" table:number-rows-spanned="1">
            <text:p>2023-10-23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23T05:41:40" calcext:value-type="date" table:number-columns-spanned="2" table:number-rows-spanned="1">
            <text:p>2023-10-23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23T20:40:25" calcext:value-type="date" table:number-columns-spanned="2" table:number-rows-spanned="1">
            <text:p>2023-10-23 20:40</text:p>
          </table:table-cell>
          <table:covered-table-cell table:style-name="ce102"/>
          <table:table-cell/>
          <table:table-cell table:style-name="ce71" office:value-type="float" office:value="70" calcext:value-type="float">
            <text:p>70</text:p>
          </table:table-cell>
          <table:table-cell table:style-name="ce83" table:formula="of:=TIME(0;0;[.$G$40]/[.$J$38])*[.G51]" office:value-type="time" office:time-value="PT13H42M30S" calcext:value-type="time">
            <text:p>13:42:30</text:p>
          </table:table-cell>
          <table:table-cell table:style-name="ce91" table:formula="of:=[.$C$46]+[.$I$46]+[.H51]" office:value-type="date" office:date-value="2023-10-23T21:42:30" calcext:value-type="date" table:number-columns-spanned="2" table:number-rows-spanned="1">
            <text:p>2023-10-23 21:42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24T03:03:20" calcext:value-type="date" table:number-columns-spanned="2" table:number-rows-spanned="1">
            <text:p>2023-10-24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23T09:23:20" calcext:value-type="date" table:number-columns-spanned="2" table:number-rows-spanned="1">
            <text:p>2023-10-23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24T04:20:50" calcext:value-type="date" table:number-columns-spanned="2" table:number-rows-spanned="1">
            <text:p>2023-10-24 4:20</text:p>
          </table:table-cell>
          <table:covered-table-cell table:style-name="ce100"/>
          <table:table-cell/>
          <table:table-cell table:style-name="ce71" office:value-type="float" office:value="75" calcext:value-type="float">
            <text:p>75</text:p>
          </table:table-cell>
          <table:table-cell table:style-name="ce83" table:formula="of:=TIME(0;0;[.$G$40]/[.$J$38])*[.G52]" office:value-type="time" office:time-value="PT14H41M15S" calcext:value-type="time">
            <text:p>14:41:15</text:p>
          </table:table-cell>
          <table:table-cell table:style-name="ce91" table:formula="of:=[.$C$46]+[.$I$46]+[.H52]" office:value-type="date" office:date-value="2023-10-23T22:41:15" calcext:value-type="date" table:number-columns-spanned="2" table:number-rows-spanned="1">
            <text:p>2023-10-23 22:41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24T10:05:00" calcext:value-type="date" table:number-columns-spanned="2" table:number-rows-spanned="1">
            <text:p>2023-10-24 10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23T16:46:40" calcext:value-type="date" table:number-columns-spanned="2" table:number-rows-spanned="1">
            <text:p>2023-10-23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24T12:01:15" calcext:value-type="date" table:number-columns-spanned="2" table:number-rows-spanned="1">
            <text:p>2023-10-24 12:01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3]" office:value-type="time" office:time-value="PT19H35M00S" calcext:value-type="time">
            <text:p>19:35:00</text:p>
          </table:table-cell>
          <table:table-cell table:style-name="ce91" table:formula="of:=[.$C$46]+[.$I$46]+[.H53]" office:value-type="date" office:date-value="2023-10-24T03:35:00" calcext:value-type="date" table:number-columns-spanned="2" table:number-rows-spanned="1">
            <text:p>2023-10-24 3:35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24T13:35:50" calcext:value-type="date" table:number-columns-spanned="2" table:number-rows-spanned="1">
            <text:p>2023-10-24 13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24T00:10:00" calcext:value-type="date" table:number-columns-spanned="2" table:number-rows-spanned="1">
            <text:p>2023-10-24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24T15:51:27.5" calcext:value-type="date" table:number-columns-spanned="2" table:number-rows-spanned="1">
            <text:p>2023-10-24 15:51</text:p>
          </table:table-cell>
          <table:covered-table-cell table:style-name="ce101"/>
          <table:table-cell/>
          <table:table-cell table:style-name="ce72" office:value-type="float" office:value="140" calcext:value-type="float">
            <text:p>140</text:p>
          </table:table-cell>
          <table:table-cell table:style-name="ce84" table:formula="of:=TIME(0;0;[.$G$40]/[.$J$38])*[.G54]" office:value-type="time" office:time-value="PT27H25M00S" calcext:value-type="time">
            <text:p>27:25:00</text:p>
          </table:table-cell>
          <table:table-cell table:style-name="ce92" table:formula="of:=[.$C$46]+[.$I$46]+[.H54]" office:value-type="date" office:date-value="2023-10-24T11:25:00" calcext:value-type="date" table:number-columns-spanned="2" table:number-rows-spanned="1">
            <text:p>2023-10-24 11:25</text:p>
          </table:table-cell>
          <table:covered-table-cell table:style-name="ce101"/>
          <table:table-cell/>
          <table:table-cell table:style-name="ce72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24T14:34:52" calcext:value-type="date" table:number-columns-spanned="2" table:number-rows-spanned="1">
            <text:p>2023-10-24 14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24T03:51:40" calcext:value-type="date" table:number-columns-spanned="2" table:number-rows-spanned="1">
            <text:p>2023-10-24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23T16:50:12.5" calcext:value-type="date" table:number-columns-spanned="2" table:number-rows-spanned="1">
            <text:p>2023-10-23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4H53M45S" calcext:value-type="time">
            <text:p>4:53:45</text:p>
          </table:table-cell>
          <table:table-cell table:style-name="ce91" table:formula="of:=[.$C$46]+[.$I$46]+[.H55]" office:value-type="date" office:date-value="2023-10-23T12:53:45" calcext:value-type="date" table:number-columns-spanned="2" table:number-rows-spanned="1">
            <text:p>2023-10-23 12:53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23T16:30:50" calcext:value-type="date" table:number-columns-spanned="2" table:number-rows-spanned="1">
            <text:p>2023-10-23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23T05:41:40" calcext:value-type="date" table:number-columns-spanned="2" table:number-rows-spanned="1">
            <text:p>2023-10-23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비중계산PVC" table:style-name="ta2">
        <table:table-column table:style-name="co2" table:default-cell-style-name="Default"/>
        <table:table-column table:style-name="co16" table:number-columns-repeated="3" table:default-cell-style-name="ce262"/>
        <table:table-column table:style-name="co2" table:number-columns-repeated="6" table:default-cell-style-name="Default"/>
        <table:table-column table:style-name="co1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합성목재 데크 비중계산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63" office:value-type="string" calcext:value-type="string" table:number-columns-spanned="3" table:number-rows-spanned="1">
            <text:p>품목</text:p>
          </table:table-cell>
          <table:covered-table-cell table:number-columns-repeated="2" table:style-name="ce263"/>
          <table:table-cell table:style-name="ce269" office:value-type="string" calcext:value-type="string" table:number-columns-spanned="5" table:number-rows-spanned="1">
            <text:p>계산공식</text:p>
          </table:table-cell>
          <table:covered-table-cell table:number-columns-repeated="4" table:style-name="ce275"/>
          <table:table-cell table:style-name="ce263" office:value-type="string" calcext:value-type="string" table:number-columns-spanned="1" table:number-rows-spanned="2">
            <text:p>비중</text:p>
          </table:table-cell>
          <table:table-cell table:style-name="ce263" office:value-type="string" calcext:value-type="string" table:number-columns-spanned="1" table:number-rows-spanned="2">
            <text:p>비고</text:p>
          </table:table-cell>
        </table:table-row>
        <table:table-row table:style-name="ro1">
          <table:table-cell/>
          <table:table-cell table:style-name="ce264" office:value-type="string" calcext:value-type="string">
            <text:p>두께</text:p>
          </table:table-cell>
          <table:table-cell table:style-name="ce264" office:value-type="string" calcext:value-type="string">
            <text:p>넓이</text:p>
          </table:table-cell>
          <table:table-cell table:style-name="ce264" office:value-type="string" calcext:value-type="string">
            <text:p>길이</text:p>
          </table:table-cell>
          <table:table-cell table:style-name="ce270" office:value-type="string" calcext:value-type="string">
            <text:p>개당중량</text:p>
          </table:table-cell>
          <table:table-cell table:style-name="ce270" office:value-type="string" calcext:value-type="string">
            <text:p>길이</text:p>
          </table:table-cell>
          <table:table-cell table:style-name="ce270" office:value-type="string" calcext:value-type="string">
            <text:p>넓이</text:p>
          </table:table-cell>
          <table:table-cell table:style-name="ce270" office:value-type="string" calcext:value-type="string">
            <text:p>두께</text:p>
          </table:table-cell>
          <table:table-cell table:style-name="ce270" office:value-type="float" office:value="1000" calcext:value-type="float">
            <text:p>1000</text:p>
          </table:table-cell>
          <table:covered-table-cell table:number-columns-repeated="2" table:style-name="ce275"/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000" calcext:value-type="float">
            <text:p>2000</text:p>
          </table:table-cell>
          <table:table-cell table:style-name="ce271" office:value-type="float" office:value="8.25" calcext:value-type="float">
            <text:p>8.25</text:p>
          </table:table-cell>
          <table:table-cell table:style-name="ce276" table:formula="of:=[.D6]/1000" office:value-type="float" office:value="2" calcext:value-type="float">
            <text:p>2</text:p>
          </table:table-cell>
          <table:table-cell table:style-name="ce276" table:formula="of:=[.C6]/1000" office:value-type="float" office:value="0.15" calcext:value-type="float">
            <text:p>0.15</text:p>
          </table:table-cell>
          <table:table-cell table:style-name="ce276" table:formula="of:=[.B6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6]/[.F6]/[.G6]/[.H6]/[.I6]" office:value-type="float" office:value="1.1" calcext:value-type="float">
            <text:p>1.1</text:p>
          </table:table-cell>
          <table:table-cell table:style-name="ce279" office:value-type="string" calcext:value-type="string" table:number-columns-spanned="1" table:number-rows-spanned="26">
            <text:p>평균비중 1.1~1.12</text:p>
          </table:table-cell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9.9" calcext:value-type="float">
            <text:p>9.9</text:p>
          </table:table-cell>
          <table:table-cell table:style-name="ce276" table:formula="of:=[.D7]/1000" office:value-type="float" office:value="2.4" calcext:value-type="float">
            <text:p>2.4</text:p>
          </table:table-cell>
          <table:table-cell table:style-name="ce276" table:formula="of:=[.C7]/1000" office:value-type="float" office:value="0.15" calcext:value-type="float">
            <text:p>0.15</text:p>
          </table:table-cell>
          <table:table-cell table:style-name="ce276" table:formula="of:=[.B7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7]/[.F7]/[.G7]/[.H7]/[.I7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3000" calcext:value-type="float">
            <text:p>3000</text:p>
          </table:table-cell>
          <table:table-cell table:style-name="ce271" office:value-type="float" office:value="12.375" calcext:value-type="float">
            <text:p>12.375</text:p>
          </table:table-cell>
          <table:table-cell table:style-name="ce276" table:formula="of:=[.D8]/1000" office:value-type="float" office:value="3" calcext:value-type="float">
            <text:p>3</text:p>
          </table:table-cell>
          <table:table-cell table:style-name="ce276" table:formula="of:=[.C8]/1000" office:value-type="float" office:value="0.15" calcext:value-type="float">
            <text:p>0.15</text:p>
          </table:table-cell>
          <table:table-cell table:style-name="ce276" table:formula="of:=[.B8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8]/[.F8]/[.G8]/[.H8]/[.I8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0" calcext:value-type="float">
            <text:p>20</text:p>
          </table:table-cell>
          <table:table-cell table:style-name="ce265" office:value-type="float" office:value="95" calcext:value-type="float">
            <text:p>95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5.016" calcext:value-type="float">
            <text:p>5.016</text:p>
          </table:table-cell>
          <table:table-cell table:style-name="ce276" table:formula="of:=[.D9]/1000" office:value-type="float" office:value="2.4" calcext:value-type="float">
            <text:p>2.4</text:p>
          </table:table-cell>
          <table:table-cell table:style-name="ce276" table:formula="of:=[.C9]/1000" office:value-type="float" office:value="0.095" calcext:value-type="float">
            <text:p>0.095</text:p>
          </table:table-cell>
          <table:table-cell table:style-name="ce276" table:formula="of:=[.B9]/1000" office:value-type="float" office:value="0.02" calcext:value-type="float">
            <text:p>0.0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9]/[.F9]/[.G9]/[.H9]/[.I9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0" calcext:value-type="float">
            <text:p>20</text:p>
          </table:table-cell>
          <table:table-cell table:style-name="ce265" office:value-type="float" office:value="140" calcext:value-type="float">
            <text:p>140</text:p>
          </table:table-cell>
          <table:table-cell table:style-name="ce265" office:value-type="float" office:value="3000" calcext:value-type="float">
            <text:p>3000</text:p>
          </table:table-cell>
          <table:table-cell table:style-name="ce271" office:value-type="float" office:value="9.24" calcext:value-type="float">
            <text:p>9.24</text:p>
          </table:table-cell>
          <table:table-cell table:style-name="ce276" table:formula="of:=[.D10]/1000" office:value-type="float" office:value="3" calcext:value-type="float">
            <text:p>3</text:p>
          </table:table-cell>
          <table:table-cell table:style-name="ce276" table:formula="of:=[.C10]/1000" office:value-type="float" office:value="0.14" calcext:value-type="float">
            <text:p>0.14</text:p>
          </table:table-cell>
          <table:table-cell table:style-name="ce276" table:formula="of:=[.B10]/1000" office:value-type="float" office:value="0.02" calcext:value-type="float">
            <text:p>0.0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0]/[.F10]/[.G10]/[.H10]/[.I10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7" calcext:value-type="float">
            <text:p>27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0.692" calcext:value-type="float">
            <text:p>10.692</text:p>
          </table:table-cell>
          <table:table-cell table:style-name="ce276" table:formula="of:=[.D11]/1000" office:value-type="float" office:value="2.4" calcext:value-type="float">
            <text:p>2.4</text:p>
          </table:table-cell>
          <table:table-cell table:style-name="ce276" table:formula="of:=[.C11]/1000" office:value-type="float" office:value="0.15" calcext:value-type="float">
            <text:p>0.15</text:p>
          </table:table-cell>
          <table:table-cell table:style-name="ce276" table:formula="of:=[.B11]/1000" office:value-type="float" office:value="0.027" calcext:value-type="float">
            <text:p>0.027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1]/[.F11]/[.G11]/[.H11]/[.I11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0" calcext:value-type="float">
            <text:p>30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1.88" calcext:value-type="float">
            <text:p>11.88</text:p>
          </table:table-cell>
          <table:table-cell table:style-name="ce276" table:formula="of:=[.D12]/1000" office:value-type="float" office:value="2.4" calcext:value-type="float">
            <text:p>2.4</text:p>
          </table:table-cell>
          <table:table-cell table:style-name="ce276" table:formula="of:=[.C12]/1000" office:value-type="float" office:value="0.15" calcext:value-type="float">
            <text:p>0.15</text:p>
          </table:table-cell>
          <table:table-cell table:style-name="ce276" table:formula="of:=[.B12]/1000" office:value-type="float" office:value="0.03" calcext:value-type="float">
            <text:p>0.03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2]/[.F12]/[.G12]/[.H12]/[.I12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5" calcext:value-type="float">
            <text:p>3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3.86" calcext:value-type="float">
            <text:p>13.86</text:p>
          </table:table-cell>
          <table:table-cell table:style-name="ce276" table:formula="of:=[.D13]/1000" office:value-type="float" office:value="2.4" calcext:value-type="float">
            <text:p>2.4</text:p>
          </table:table-cell>
          <table:table-cell table:style-name="ce276" table:formula="of:=[.C13]/1000" office:value-type="float" office:value="0.15" calcext:value-type="float">
            <text:p>0.15</text:p>
          </table:table-cell>
          <table:table-cell table:style-name="ce276" table:formula="of:=[.B13]/1000" office:value-type="float" office:value="0.035" calcext:value-type="float">
            <text:p>0.03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3]/[.F13]/[.G13]/[.H13]/[.I13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40" calcext:value-type="float">
            <text:p>40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2800" calcext:value-type="float">
            <text:p>2800</text:p>
          </table:table-cell>
          <table:table-cell table:style-name="ce271" office:value-type="float" office:value="10.472" calcext:value-type="float">
            <text:p>10.472</text:p>
          </table:table-cell>
          <table:table-cell table:style-name="ce276" table:formula="of:=[.D14]/1000" office:value-type="float" office:value="2.8" calcext:value-type="float">
            <text:p>2.8</text:p>
          </table:table-cell>
          <table:table-cell table:style-name="ce276" table:formula="of:=[.C14]/1000" office:value-type="float" office:value="0.085" calcext:value-type="float">
            <text:p>0.085</text:p>
          </table:table-cell>
          <table:table-cell table:style-name="ce276" table:formula="of:=[.B14]/1000" office:value-type="float" office:value="0.04" calcext:value-type="float">
            <text:p>0.04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4]/[.F14]/[.G14]/[.H14]/[.I14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2" calcext:value-type="float">
            <text:p>32</text:p>
          </table:table-cell>
          <table:table-cell table:style-name="ce265" office:value-type="float" office:value="40" calcext:value-type="float">
            <text:p>4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3.3792" calcext:value-type="float">
            <text:p>3.3792</text:p>
          </table:table-cell>
          <table:table-cell table:style-name="ce276" table:formula="of:=[.D15]/1000" office:value-type="float" office:value="2.4" calcext:value-type="float">
            <text:p>2.4</text:p>
          </table:table-cell>
          <table:table-cell table:style-name="ce276" table:formula="of:=[.C15]/1000" office:value-type="float" office:value="0.04" calcext:value-type="float">
            <text:p>0.04</text:p>
          </table:table-cell>
          <table:table-cell table:style-name="ce276" table:formula="of:=[.B15]/1000" office:value-type="float" office:value="0.032" calcext:value-type="float">
            <text:p>0.03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78" table:formula="of:=[.E15]/[.F15]/[.G15]/[.H15]/[.I15]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000" calcext:value-type="float">
            <text:p>2000</text:p>
          </table:table-cell>
          <table:table-cell table:style-name="ce272" table:formula="of:=[.F16]*[.G16]*[.H16]*[.I16]*[.J16]" office:value-type="float" office:value="8.25" calcext:value-type="float">
            <text:p>8.25</text:p>
          </table:table-cell>
          <table:table-cell table:style-name="ce277" table:formula="of:=[.D16]/1000" office:value-type="float" office:value="2" calcext:value-type="float">
            <text:p>2</text:p>
          </table:table-cell>
          <table:table-cell table:style-name="ce277" table:formula="of:=[.C16]/1000" office:value-type="float" office:value="0.15" calcext:value-type="float">
            <text:p>0.15</text:p>
          </table:table-cell>
          <table:table-cell table:style-name="ce277" table:formula="of:=[.B16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17]*[.G17]*[.H17]*[.I17]*[.J17]" office:value-type="float" office:value="9.9" calcext:value-type="float">
            <text:p>9.9</text:p>
          </table:table-cell>
          <table:table-cell table:style-name="ce277" table:formula="of:=[.D17]/1000" office:value-type="float" office:value="2.4" calcext:value-type="float">
            <text:p>2.4</text:p>
          </table:table-cell>
          <table:table-cell table:style-name="ce277" table:formula="of:=[.C17]/1000" office:value-type="float" office:value="0.15" calcext:value-type="float">
            <text:p>0.15</text:p>
          </table:table-cell>
          <table:table-cell table:style-name="ce277" table:formula="of:=[.B17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3000" calcext:value-type="float">
            <text:p>3000</text:p>
          </table:table-cell>
          <table:table-cell table:style-name="ce272" table:formula="of:=[.F18]*[.G18]*[.H18]*[.I18]*[.J18]" office:value-type="float" office:value="12.375" calcext:value-type="float">
            <text:p>12.375</text:p>
          </table:table-cell>
          <table:table-cell table:style-name="ce277" table:formula="of:=[.D18]/1000" office:value-type="float" office:value="3" calcext:value-type="float">
            <text:p>3</text:p>
          </table:table-cell>
          <table:table-cell table:style-name="ce277" table:formula="of:=[.C18]/1000" office:value-type="float" office:value="0.15" calcext:value-type="float">
            <text:p>0.15</text:p>
          </table:table-cell>
          <table:table-cell table:style-name="ce277" table:formula="of:=[.B18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0" calcext:value-type="float">
            <text:p>20</text:p>
          </table:table-cell>
          <table:table-cell table:style-name="ce266" office:value-type="float" office:value="95" calcext:value-type="float">
            <text:p>95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19]*[.G19]*[.H19]*[.I19]*[.J19]" office:value-type="float" office:value="5.016" calcext:value-type="float">
            <text:p>5.016</text:p>
          </table:table-cell>
          <table:table-cell table:style-name="ce277" table:formula="of:=[.D19]/1000" office:value-type="float" office:value="2.4" calcext:value-type="float">
            <text:p>2.4</text:p>
          </table:table-cell>
          <table:table-cell table:style-name="ce277" table:formula="of:=[.C19]/1000" office:value-type="float" office:value="0.095" calcext:value-type="float">
            <text:p>0.095</text:p>
          </table:table-cell>
          <table:table-cell table:style-name="ce277" table:formula="of:=[.B19]/1000" office:value-type="float" office:value="0.02" calcext:value-type="float">
            <text:p>0.0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0" calcext:value-type="float">
            <text:p>20</text:p>
          </table:table-cell>
          <table:table-cell table:style-name="ce266" office:value-type="float" office:value="140" calcext:value-type="float">
            <text:p>140</text:p>
          </table:table-cell>
          <table:table-cell table:style-name="ce266" office:value-type="float" office:value="3000" calcext:value-type="float">
            <text:p>3000</text:p>
          </table:table-cell>
          <table:table-cell table:style-name="ce272" table:formula="of:=[.F20]*[.G20]*[.H20]*[.I20]*[.J20]" office:value-type="float" office:value="9.24" calcext:value-type="float">
            <text:p>9.24</text:p>
          </table:table-cell>
          <table:table-cell table:style-name="ce277" table:formula="of:=[.D20]/1000" office:value-type="float" office:value="3" calcext:value-type="float">
            <text:p>3</text:p>
          </table:table-cell>
          <table:table-cell table:style-name="ce277" table:formula="of:=[.C20]/1000" office:value-type="float" office:value="0.14" calcext:value-type="float">
            <text:p>0.14</text:p>
          </table:table-cell>
          <table:table-cell table:style-name="ce277" table:formula="of:=[.B20]/1000" office:value-type="float" office:value="0.02" calcext:value-type="float">
            <text:p>0.0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7" calcext:value-type="float">
            <text:p>27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1]*[.G21]*[.H21]*[.I21]*[.J21]" office:value-type="float" office:value="10.692" calcext:value-type="float">
            <text:p>10.692</text:p>
          </table:table-cell>
          <table:table-cell table:style-name="ce277" table:formula="of:=[.D21]/1000" office:value-type="float" office:value="2.4" calcext:value-type="float">
            <text:p>2.4</text:p>
          </table:table-cell>
          <table:table-cell table:style-name="ce277" table:formula="of:=[.C21]/1000" office:value-type="float" office:value="0.15" calcext:value-type="float">
            <text:p>0.15</text:p>
          </table:table-cell>
          <table:table-cell table:style-name="ce277" table:formula="of:=[.B21]/1000" office:value-type="float" office:value="0.027" calcext:value-type="float">
            <text:p>0.027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0" calcext:value-type="float">
            <text:p>30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2]*[.G22]*[.H22]*[.I22]*[.J22]" office:value-type="float" office:value="11.88" calcext:value-type="float">
            <text:p>11.88</text:p>
          </table:table-cell>
          <table:table-cell table:style-name="ce277" table:formula="of:=[.D22]/1000" office:value-type="float" office:value="2.4" calcext:value-type="float">
            <text:p>2.4</text:p>
          </table:table-cell>
          <table:table-cell table:style-name="ce277" table:formula="of:=[.C22]/1000" office:value-type="float" office:value="0.15" calcext:value-type="float">
            <text:p>0.15</text:p>
          </table:table-cell>
          <table:table-cell table:style-name="ce277" table:formula="of:=[.B22]/1000" office:value-type="float" office:value="0.03" calcext:value-type="float">
            <text:p>0.03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5" calcext:value-type="float">
            <text:p>3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3]*[.G23]*[.H23]*[.I23]*[.J23]" office:value-type="float" office:value="13.86" calcext:value-type="float">
            <text:p>13.86</text:p>
          </table:table-cell>
          <table:table-cell table:style-name="ce277" table:formula="of:=[.D23]/1000" office:value-type="float" office:value="2.4" calcext:value-type="float">
            <text:p>2.4</text:p>
          </table:table-cell>
          <table:table-cell table:style-name="ce277" table:formula="of:=[.C23]/1000" office:value-type="float" office:value="0.15" calcext:value-type="float">
            <text:p>0.15</text:p>
          </table:table-cell>
          <table:table-cell table:style-name="ce277" table:formula="of:=[.B23]/1000" office:value-type="float" office:value="0.035" calcext:value-type="float">
            <text:p>0.03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85" calcext:value-type="float">
            <text:p>85</text:p>
          </table:table-cell>
          <table:table-cell table:style-name="ce266" office:value-type="float" office:value="2800" calcext:value-type="float">
            <text:p>2800</text:p>
          </table:table-cell>
          <table:table-cell table:style-name="ce272" table:formula="of:=[.F24]*[.G24]*[.H24]*[.I24]*[.J24]" office:value-type="float" office:value="10.472" calcext:value-type="float">
            <text:p>10.472</text:p>
          </table:table-cell>
          <table:table-cell table:style-name="ce277" table:formula="of:=[.D24]/1000" office:value-type="float" office:value="2.8" calcext:value-type="float">
            <text:p>2.8</text:p>
          </table:table-cell>
          <table:table-cell table:style-name="ce277" table:formula="of:=[.C24]/1000" office:value-type="float" office:value="0.085" calcext:value-type="float">
            <text:p>0.085</text:p>
          </table:table-cell>
          <table:table-cell table:style-name="ce277" table:formula="of:=[.B24]/1000" office:value-type="float" office:value="0.04" calcext:value-type="float">
            <text:p>0.04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5]*[.G25]*[.H25]*[.I25]*[.J25]" office:value-type="float" office:value="3.3792" calcext:value-type="float">
            <text:p>3.3792</text:p>
          </table:table-cell>
          <table:table-cell table:style-name="ce277" table:formula="of:=[.D25]/1000" office:value-type="float" office:value="2.4" calcext:value-type="float">
            <text:p>2.4</text:p>
          </table:table-cell>
          <table:table-cell table:style-name="ce277" table:formula="of:=[.C25]/1000" office:value-type="float" office:value="0.04" calcext:value-type="float">
            <text:p>0.04</text:p>
          </table:table-cell>
          <table:table-cell table:style-name="ce277" table:formula="of:=[.B25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7" table:number-columns-repeated="3"/>
          <table:table-cell table:style-name="ce273" table:number-columns-repeated="6"/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27]*[.G27]*[.H27]*[.I27]*[.J27]" office:value-type="float" office:value="3.3792" calcext:value-type="float">
            <text:p>3.3792</text:p>
          </table:table-cell>
          <table:table-cell table:style-name="ce277" table:formula="of:=[.D27]/1000" office:value-type="float" office:value="2.4" calcext:value-type="float">
            <text:p>2.4</text:p>
          </table:table-cell>
          <table:table-cell table:style-name="ce277" table:formula="of:=[.C27]/1000" office:value-type="float" office:value="0.04" calcext:value-type="float">
            <text:p>0.04</text:p>
          </table:table-cell>
          <table:table-cell table:style-name="ce277" table:formula="of:=[.B27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28]*[.G28]*[.H28]*[.I28]*[.J28]" office:value-type="float" office:value="3.3792" calcext:value-type="float">
            <text:p>3.3792</text:p>
          </table:table-cell>
          <table:table-cell table:style-name="ce277" table:formula="of:=[.D28]/1000" office:value-type="float" office:value="2.4" calcext:value-type="float">
            <text:p>2.4</text:p>
          </table:table-cell>
          <table:table-cell table:style-name="ce277" table:formula="of:=[.C28]/1000" office:value-type="float" office:value="0.04" calcext:value-type="float">
            <text:p>0.04</text:p>
          </table:table-cell>
          <table:table-cell table:style-name="ce277" table:formula="of:=[.B28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29]*[.G29]*[.H29]*[.I29]*[.J29]" office:value-type="float" office:value="3.3792" calcext:value-type="float">
            <text:p>3.3792</text:p>
          </table:table-cell>
          <table:table-cell table:style-name="ce277" table:formula="of:=[.D29]/1000" office:value-type="float" office:value="2.4" calcext:value-type="float">
            <text:p>2.4</text:p>
          </table:table-cell>
          <table:table-cell table:style-name="ce277" table:formula="of:=[.C29]/1000" office:value-type="float" office:value="0.04" calcext:value-type="float">
            <text:p>0.04</text:p>
          </table:table-cell>
          <table:table-cell table:style-name="ce277" table:formula="of:=[.B29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30]*[.G30]*[.H30]*[.I30]*[.J30]" office:value-type="float" office:value="3.3792" calcext:value-type="float">
            <text:p>3.3792</text:p>
          </table:table-cell>
          <table:table-cell table:style-name="ce277" table:formula="of:=[.D30]/1000" office:value-type="float" office:value="2.4" calcext:value-type="float">
            <text:p>2.4</text:p>
          </table:table-cell>
          <table:table-cell table:style-name="ce277" table:formula="of:=[.C30]/1000" office:value-type="float" office:value="0.04" calcext:value-type="float">
            <text:p>0.04</text:p>
          </table:table-cell>
          <table:table-cell table:style-name="ce277" table:formula="of:=[.B30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31]*[.G31]*[.H31]*[.I31]*[.J31]" office:value-type="float" office:value="3.3792" calcext:value-type="float">
            <text:p>3.3792</text:p>
          </table:table-cell>
          <table:table-cell table:style-name="ce277" table:formula="of:=[.D31]/1000" office:value-type="float" office:value="2.4" calcext:value-type="float">
            <text:p>2.4</text:p>
          </table:table-cell>
          <table:table-cell table:style-name="ce277" table:formula="of:=[.C31]/1000" office:value-type="float" office:value="0.04" calcext:value-type="float">
            <text:p>0.04</text:p>
          </table:table-cell>
          <table:table-cell table:style-name="ce277" table:formula="of:=[.B31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77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68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268" office:value-type="string" calcext:value-type="string" table:number-columns-spanned="10" table:number-rows-spanned="3">
            <text:p>비중이 1일때 생산원가는 낮아지나 품질에 영향이 있으며 </text:p>
            <text:p>평균비중이 1.1~1.12기준이 넘으면 생산원가는 많이 올라가므로 수시로 중량체크하여 비중에 신경쓸것</text:p>
          </table:table-cell>
          <table:covered-table-cell table:number-columns-repeated="9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비중계산PE" table:style-name="ta2">
        <table:table-column table:style-name="co2" table:default-cell-style-name="Default"/>
        <table:table-column table:style-name="co16" table:number-columns-repeated="3" table:default-cell-style-name="ce262"/>
        <table:table-column table:style-name="co2" table:number-columns-repeated="5" table:default-cell-style-name="Default"/>
        <table:table-column table:style-name="co2" table:default-cell-style-name="ce280"/>
        <table:table-column table:style-name="co1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합성목재 데크 비중계산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63" office:value-type="string" calcext:value-type="string" table:number-columns-spanned="3" table:number-rows-spanned="1">
            <text:p>품목</text:p>
          </table:table-cell>
          <table:covered-table-cell table:number-columns-repeated="2" table:style-name="ce263"/>
          <table:table-cell table:style-name="ce269" office:value-type="string" calcext:value-type="string" table:number-columns-spanned="5" table:number-rows-spanned="1">
            <text:p>계산공식</text:p>
          </table:table-cell>
          <table:covered-table-cell table:number-columns-repeated="4" table:style-name="ce275"/>
          <table:table-cell table:style-name="ce281" office:value-type="string" calcext:value-type="string" table:number-columns-spanned="1" table:number-rows-spanned="2">
            <text:p>비중</text:p>
          </table:table-cell>
          <table:table-cell table:style-name="ce263" office:value-type="string" calcext:value-type="string" table:number-columns-spanned="1" table:number-rows-spanned="2">
            <text:p>비고</text:p>
          </table:table-cell>
        </table:table-row>
        <table:table-row table:style-name="ro1">
          <table:table-cell/>
          <table:table-cell table:style-name="ce264" office:value-type="string" calcext:value-type="string">
            <text:p>두께</text:p>
          </table:table-cell>
          <table:table-cell table:style-name="ce264" office:value-type="string" calcext:value-type="string">
            <text:p>넓이</text:p>
          </table:table-cell>
          <table:table-cell table:style-name="ce264" office:value-type="string" calcext:value-type="string">
            <text:p>길이</text:p>
          </table:table-cell>
          <table:table-cell table:style-name="ce270" office:value-type="string" calcext:value-type="string">
            <text:p>개당중량</text:p>
          </table:table-cell>
          <table:table-cell table:style-name="ce270" office:value-type="string" calcext:value-type="string">
            <text:p>길이</text:p>
          </table:table-cell>
          <table:table-cell table:style-name="ce270" office:value-type="string" calcext:value-type="string">
            <text:p>넓이</text:p>
          </table:table-cell>
          <table:table-cell table:style-name="ce270" office:value-type="string" calcext:value-type="string">
            <text:p>두께</text:p>
          </table:table-cell>
          <table:table-cell table:style-name="ce270" office:value-type="float" office:value="1000" calcext:value-type="float">
            <text:p>1000</text:p>
          </table:table-cell>
          <table:covered-table-cell table:style-name="ce282"/>
          <table:covered-table-cell table:style-name="ce275"/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000" calcext:value-type="float">
            <text:p>2000</text:p>
          </table:table-cell>
          <table:table-cell table:style-name="ce271" office:value-type="float" office:value="8.25" calcext:value-type="float">
            <text:p>8.25</text:p>
          </table:table-cell>
          <table:table-cell table:style-name="ce276" table:formula="of:=[.D6]/1000" office:value-type="float" office:value="2" calcext:value-type="float">
            <text:p>2</text:p>
          </table:table-cell>
          <table:table-cell table:style-name="ce276" table:formula="of:=[.C6]/1000" office:value-type="float" office:value="0.15" calcext:value-type="float">
            <text:p>0.15</text:p>
          </table:table-cell>
          <table:table-cell table:style-name="ce276" table:formula="of:=[.B6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6]/[.F6]/[.G6]/[.H6]/[.I6]" office:value-type="float" office:value="1.1" calcext:value-type="float">
            <text:p>1.10</text:p>
          </table:table-cell>
          <table:table-cell table:style-name="ce279" office:value-type="string" calcext:value-type="string" table:number-columns-spanned="1" table:number-rows-spanned="27">
            <text:p>평균비중 1.1~1.12</text:p>
          </table:table-cell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0.6" calcext:value-type="float">
            <text:p>10.6</text:p>
          </table:table-cell>
          <table:table-cell table:style-name="ce276" table:formula="of:=[.D7]/1000" office:value-type="float" office:value="2.4" calcext:value-type="float">
            <text:p>2.4</text:p>
          </table:table-cell>
          <table:table-cell table:style-name="ce276" table:formula="of:=[.C7]/1000" office:value-type="float" office:value="0.15" calcext:value-type="float">
            <text:p>0.15</text:p>
          </table:table-cell>
          <table:table-cell table:style-name="ce276" table:formula="of:=[.B7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7]/[.F7]/[.G7]/[.H7]/[.I7]" office:value-type="float" office:value="1.17777777777778" calcext:value-type="float">
            <text:p>1.18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3000" calcext:value-type="float">
            <text:p>3000</text:p>
          </table:table-cell>
          <table:table-cell table:style-name="ce271" office:value-type="float" office:value="13.4" calcext:value-type="float">
            <text:p>13.4</text:p>
          </table:table-cell>
          <table:table-cell table:style-name="ce276" table:formula="of:=[.D8]/1000" office:value-type="float" office:value="3" calcext:value-type="float">
            <text:p>3</text:p>
          </table:table-cell>
          <table:table-cell table:style-name="ce276" table:formula="of:=[.C8]/1000" office:value-type="float" office:value="0.15" calcext:value-type="float">
            <text:p>0.15</text:p>
          </table:table-cell>
          <table:table-cell table:style-name="ce276" table:formula="of:=[.B8]/1000" office:value-type="float" office:value="0.025" calcext:value-type="float">
            <text:p>0.02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8]/[.F8]/[.G8]/[.H8]/[.I8]" office:value-type="float" office:value="1.19111111111111" calcext:value-type="float">
            <text:p>1.19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0" calcext:value-type="float">
            <text:p>20</text:p>
          </table:table-cell>
          <table:table-cell table:style-name="ce265" office:value-type="float" office:value="95" calcext:value-type="float">
            <text:p>95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5.016" calcext:value-type="float">
            <text:p>5.016</text:p>
          </table:table-cell>
          <table:table-cell table:style-name="ce276" table:formula="of:=[.D9]/1000" office:value-type="float" office:value="2.4" calcext:value-type="float">
            <text:p>2.4</text:p>
          </table:table-cell>
          <table:table-cell table:style-name="ce276" table:formula="of:=[.C9]/1000" office:value-type="float" office:value="0.095" calcext:value-type="float">
            <text:p>0.095</text:p>
          </table:table-cell>
          <table:table-cell table:style-name="ce276" table:formula="of:=[.B9]/1000" office:value-type="float" office:value="0.02" calcext:value-type="float">
            <text:p>0.0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9]/[.F9]/[.G9]/[.H9]/[.I9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0" calcext:value-type="float">
            <text:p>20</text:p>
          </table:table-cell>
          <table:table-cell table:style-name="ce265" office:value-type="float" office:value="140" calcext:value-type="float">
            <text:p>14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7.6" calcext:value-type="float">
            <text:p>7.6</text:p>
          </table:table-cell>
          <table:table-cell table:style-name="ce276" table:formula="of:=[.D10]/1000" office:value-type="float" office:value="2.4" calcext:value-type="float">
            <text:p>2.4</text:p>
          </table:table-cell>
          <table:table-cell table:style-name="ce276" table:formula="of:=[.C10]/1000" office:value-type="float" office:value="0.14" calcext:value-type="float">
            <text:p>0.14</text:p>
          </table:table-cell>
          <table:table-cell table:style-name="ce276" table:formula="of:=[.B10]/1000" office:value-type="float" office:value="0.02" calcext:value-type="float">
            <text:p>0.02</text:p>
          </table:table-cell>
          <table:table-cell table:style-name="ce276" office:value-type="float" office:value="999" calcext:value-type="float">
            <text:p>999</text:p>
          </table:table-cell>
          <table:table-cell table:style-name="ce287" table:formula="of:=[.E10]/[.F10]/[.G10]/[.H10]/[.I10]" office:value-type="float" office:value="1.1320844654178" calcext:value-type="float">
            <text:p>1.13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0" calcext:value-type="float">
            <text:p>20</text:p>
          </table:table-cell>
          <table:table-cell table:style-name="ce265" office:value-type="float" office:value="140" calcext:value-type="float">
            <text:p>140</text:p>
          </table:table-cell>
          <table:table-cell table:style-name="ce265" office:value-type="float" office:value="3000" calcext:value-type="float">
            <text:p>3000</text:p>
          </table:table-cell>
          <table:table-cell table:style-name="ce271" office:value-type="float" office:value="9.24" calcext:value-type="float">
            <text:p>9.24</text:p>
          </table:table-cell>
          <table:table-cell table:style-name="ce276" table:formula="of:=[.D11]/1000" office:value-type="float" office:value="3" calcext:value-type="float">
            <text:p>3</text:p>
          </table:table-cell>
          <table:table-cell table:style-name="ce276" table:formula="of:=[.C11]/1000" office:value-type="float" office:value="0.14" calcext:value-type="float">
            <text:p>0.14</text:p>
          </table:table-cell>
          <table:table-cell table:style-name="ce276" table:formula="of:=[.B11]/1000" office:value-type="float" office:value="0.02" calcext:value-type="float">
            <text:p>0.0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1]/[.F11]/[.G11]/[.H11]/[.I11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27" calcext:value-type="float">
            <text:p>27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0.692" calcext:value-type="float">
            <text:p>10.692</text:p>
          </table:table-cell>
          <table:table-cell table:style-name="ce276" table:formula="of:=[.D12]/1000" office:value-type="float" office:value="2.4" calcext:value-type="float">
            <text:p>2.4</text:p>
          </table:table-cell>
          <table:table-cell table:style-name="ce276" table:formula="of:=[.C12]/1000" office:value-type="float" office:value="0.15" calcext:value-type="float">
            <text:p>0.15</text:p>
          </table:table-cell>
          <table:table-cell table:style-name="ce276" table:formula="of:=[.B12]/1000" office:value-type="float" office:value="0.027" calcext:value-type="float">
            <text:p>0.027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2]/[.F12]/[.G12]/[.H12]/[.I12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0" calcext:value-type="float">
            <text:p>30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1.88" calcext:value-type="float">
            <text:p>11.88</text:p>
          </table:table-cell>
          <table:table-cell table:style-name="ce276" table:formula="of:=[.D13]/1000" office:value-type="float" office:value="2.4" calcext:value-type="float">
            <text:p>2.4</text:p>
          </table:table-cell>
          <table:table-cell table:style-name="ce276" table:formula="of:=[.C13]/1000" office:value-type="float" office:value="0.15" calcext:value-type="float">
            <text:p>0.15</text:p>
          </table:table-cell>
          <table:table-cell table:style-name="ce276" table:formula="of:=[.B13]/1000" office:value-type="float" office:value="0.03" calcext:value-type="float">
            <text:p>0.03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3]/[.F13]/[.G13]/[.H13]/[.I13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5" calcext:value-type="float">
            <text:p>35</text:p>
          </table:table-cell>
          <table:table-cell table:style-name="ce265" office:value-type="float" office:value="150" calcext:value-type="float">
            <text:p>15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13.86" calcext:value-type="float">
            <text:p>13.86</text:p>
          </table:table-cell>
          <table:table-cell table:style-name="ce276" table:formula="of:=[.D14]/1000" office:value-type="float" office:value="2.4" calcext:value-type="float">
            <text:p>2.4</text:p>
          </table:table-cell>
          <table:table-cell table:style-name="ce276" table:formula="of:=[.C14]/1000" office:value-type="float" office:value="0.15" calcext:value-type="float">
            <text:p>0.15</text:p>
          </table:table-cell>
          <table:table-cell table:style-name="ce276" table:formula="of:=[.B14]/1000" office:value-type="float" office:value="0.035" calcext:value-type="float">
            <text:p>0.035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4]/[.F14]/[.G14]/[.H14]/[.I14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40" calcext:value-type="float">
            <text:p>40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2800" calcext:value-type="float">
            <text:p>2800</text:p>
          </table:table-cell>
          <table:table-cell table:style-name="ce271" office:value-type="float" office:value="11.9" calcext:value-type="float">
            <text:p>11.9</text:p>
          </table:table-cell>
          <table:table-cell table:style-name="ce276" table:formula="of:=[.D15]/1000" office:value-type="float" office:value="2.8" calcext:value-type="float">
            <text:p>2.8</text:p>
          </table:table-cell>
          <table:table-cell table:style-name="ce276" table:formula="of:=[.C15]/1000" office:value-type="float" office:value="0.085" calcext:value-type="float">
            <text:p>0.085</text:p>
          </table:table-cell>
          <table:table-cell table:style-name="ce276" table:formula="of:=[.B15]/1000" office:value-type="float" office:value="0.04" calcext:value-type="float">
            <text:p>0.04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5]/[.F15]/[.G15]/[.H15]/[.I15]" office:value-type="float" office:value="1.25" calcext:value-type="float">
            <text:p>1.25</text:p>
          </table:table-cell>
          <table:covered-table-cell table:style-name="ce271"/>
        </table:table-row>
        <table:table-row table:style-name="ro1">
          <table:table-cell/>
          <table:table-cell table:style-name="ce265" office:value-type="float" office:value="32" calcext:value-type="float">
            <text:p>32</text:p>
          </table:table-cell>
          <table:table-cell table:style-name="ce265" office:value-type="float" office:value="40" calcext:value-type="float">
            <text:p>40</text:p>
          </table:table-cell>
          <table:table-cell table:style-name="ce265" office:value-type="float" office:value="2400" calcext:value-type="float">
            <text:p>2400</text:p>
          </table:table-cell>
          <table:table-cell table:style-name="ce271" office:value-type="float" office:value="3.3792" calcext:value-type="float">
            <text:p>3.3792</text:p>
          </table:table-cell>
          <table:table-cell table:style-name="ce276" table:formula="of:=[.D16]/1000" office:value-type="float" office:value="2.4" calcext:value-type="float">
            <text:p>2.4</text:p>
          </table:table-cell>
          <table:table-cell table:style-name="ce276" table:formula="of:=[.C16]/1000" office:value-type="float" office:value="0.04" calcext:value-type="float">
            <text:p>0.04</text:p>
          </table:table-cell>
          <table:table-cell table:style-name="ce276" table:formula="of:=[.B16]/1000" office:value-type="float" office:value="0.032" calcext:value-type="float">
            <text:p>0.032</text:p>
          </table:table-cell>
          <table:table-cell table:style-name="ce276" office:value-type="float" office:value="1000" calcext:value-type="float">
            <text:p>1000</text:p>
          </table:table-cell>
          <table:table-cell table:style-name="ce287" table:formula="of:=[.E16]/[.F16]/[.G16]/[.H16]/[.I16]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000" calcext:value-type="float">
            <text:p>2000</text:p>
          </table:table-cell>
          <table:table-cell table:style-name="ce272" table:formula="of:=[.F17]*[.G17]*[.H17]*[.I17]*[.J17]" office:value-type="float" office:value="8.25" calcext:value-type="float">
            <text:p>8.25</text:p>
          </table:table-cell>
          <table:table-cell table:style-name="ce277" table:formula="of:=[.D17]/1000" office:value-type="float" office:value="2" calcext:value-type="float">
            <text:p>2</text:p>
          </table:table-cell>
          <table:table-cell table:style-name="ce277" table:formula="of:=[.C17]/1000" office:value-type="float" office:value="0.15" calcext:value-type="float">
            <text:p>0.15</text:p>
          </table:table-cell>
          <table:table-cell table:style-name="ce277" table:formula="of:=[.B17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18]*[.G18]*[.H18]*[.I18]*[.J18]" office:value-type="float" office:value="9.9" calcext:value-type="float">
            <text:p>9.9</text:p>
          </table:table-cell>
          <table:table-cell table:style-name="ce277" table:formula="of:=[.D18]/1000" office:value-type="float" office:value="2.4" calcext:value-type="float">
            <text:p>2.4</text:p>
          </table:table-cell>
          <table:table-cell table:style-name="ce277" table:formula="of:=[.C18]/1000" office:value-type="float" office:value="0.15" calcext:value-type="float">
            <text:p>0.15</text:p>
          </table:table-cell>
          <table:table-cell table:style-name="ce277" table:formula="of:=[.B18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5" calcext:value-type="float">
            <text:p>2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3000" calcext:value-type="float">
            <text:p>3000</text:p>
          </table:table-cell>
          <table:table-cell table:style-name="ce272" table:formula="of:=[.F19]*[.G19]*[.H19]*[.I19]*[.J19]" office:value-type="float" office:value="12.375" calcext:value-type="float">
            <text:p>12.375</text:p>
          </table:table-cell>
          <table:table-cell table:style-name="ce277" table:formula="of:=[.D19]/1000" office:value-type="float" office:value="3" calcext:value-type="float">
            <text:p>3</text:p>
          </table:table-cell>
          <table:table-cell table:style-name="ce277" table:formula="of:=[.C19]/1000" office:value-type="float" office:value="0.15" calcext:value-type="float">
            <text:p>0.15</text:p>
          </table:table-cell>
          <table:table-cell table:style-name="ce277" table:formula="of:=[.B19]/1000" office:value-type="float" office:value="0.025" calcext:value-type="float">
            <text:p>0.02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0" calcext:value-type="float">
            <text:p>20</text:p>
          </table:table-cell>
          <table:table-cell table:style-name="ce266" office:value-type="float" office:value="95" calcext:value-type="float">
            <text:p>95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0]*[.G20]*[.H20]*[.I20]*[.J20]" office:value-type="float" office:value="5.016" calcext:value-type="float">
            <text:p>5.016</text:p>
          </table:table-cell>
          <table:table-cell table:style-name="ce277" table:formula="of:=[.D20]/1000" office:value-type="float" office:value="2.4" calcext:value-type="float">
            <text:p>2.4</text:p>
          </table:table-cell>
          <table:table-cell table:style-name="ce277" table:formula="of:=[.C20]/1000" office:value-type="float" office:value="0.095" calcext:value-type="float">
            <text:p>0.095</text:p>
          </table:table-cell>
          <table:table-cell table:style-name="ce277" table:formula="of:=[.B20]/1000" office:value-type="float" office:value="0.02" calcext:value-type="float">
            <text:p>0.0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0" calcext:value-type="float">
            <text:p>20</text:p>
          </table:table-cell>
          <table:table-cell table:style-name="ce266" office:value-type="float" office:value="140" calcext:value-type="float">
            <text:p>140</text:p>
          </table:table-cell>
          <table:table-cell table:style-name="ce266" office:value-type="float" office:value="3000" calcext:value-type="float">
            <text:p>3000</text:p>
          </table:table-cell>
          <table:table-cell table:style-name="ce272" table:formula="of:=[.F21]*[.G21]*[.H21]*[.I21]*[.J21]" office:value-type="float" office:value="9.24" calcext:value-type="float">
            <text:p>9.24</text:p>
          </table:table-cell>
          <table:table-cell table:style-name="ce277" table:formula="of:=[.D21]/1000" office:value-type="float" office:value="3" calcext:value-type="float">
            <text:p>3</text:p>
          </table:table-cell>
          <table:table-cell table:style-name="ce277" table:formula="of:=[.C21]/1000" office:value-type="float" office:value="0.14" calcext:value-type="float">
            <text:p>0.14</text:p>
          </table:table-cell>
          <table:table-cell table:style-name="ce277" table:formula="of:=[.B21]/1000" office:value-type="float" office:value="0.02" calcext:value-type="float">
            <text:p>0.0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27" calcext:value-type="float">
            <text:p>27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2]*[.G22]*[.H22]*[.I22]*[.J22]" office:value-type="float" office:value="10.692" calcext:value-type="float">
            <text:p>10.692</text:p>
          </table:table-cell>
          <table:table-cell table:style-name="ce277" table:formula="of:=[.D22]/1000" office:value-type="float" office:value="2.4" calcext:value-type="float">
            <text:p>2.4</text:p>
          </table:table-cell>
          <table:table-cell table:style-name="ce277" table:formula="of:=[.C22]/1000" office:value-type="float" office:value="0.15" calcext:value-type="float">
            <text:p>0.15</text:p>
          </table:table-cell>
          <table:table-cell table:style-name="ce277" table:formula="of:=[.B22]/1000" office:value-type="float" office:value="0.027" calcext:value-type="float">
            <text:p>0.027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0" calcext:value-type="float">
            <text:p>30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3]*[.G23]*[.H23]*[.I23]*[.J23]" office:value-type="float" office:value="11.88" calcext:value-type="float">
            <text:p>11.88</text:p>
          </table:table-cell>
          <table:table-cell table:style-name="ce277" table:formula="of:=[.D23]/1000" office:value-type="float" office:value="2.4" calcext:value-type="float">
            <text:p>2.4</text:p>
          </table:table-cell>
          <table:table-cell table:style-name="ce277" table:formula="of:=[.C23]/1000" office:value-type="float" office:value="0.15" calcext:value-type="float">
            <text:p>0.15</text:p>
          </table:table-cell>
          <table:table-cell table:style-name="ce277" table:formula="of:=[.B23]/1000" office:value-type="float" office:value="0.03" calcext:value-type="float">
            <text:p>0.03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5" calcext:value-type="float">
            <text:p>35</text:p>
          </table:table-cell>
          <table:table-cell table:style-name="ce266" office:value-type="float" office:value="150" calcext:value-type="float">
            <text:p>15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4]*[.G24]*[.H24]*[.I24]*[.J24]" office:value-type="float" office:value="13.86" calcext:value-type="float">
            <text:p>13.86</text:p>
          </table:table-cell>
          <table:table-cell table:style-name="ce277" table:formula="of:=[.D24]/1000" office:value-type="float" office:value="2.4" calcext:value-type="float">
            <text:p>2.4</text:p>
          </table:table-cell>
          <table:table-cell table:style-name="ce277" table:formula="of:=[.C24]/1000" office:value-type="float" office:value="0.15" calcext:value-type="float">
            <text:p>0.15</text:p>
          </table:table-cell>
          <table:table-cell table:style-name="ce277" table:formula="of:=[.B24]/1000" office:value-type="float" office:value="0.035" calcext:value-type="float">
            <text:p>0.035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85" calcext:value-type="float">
            <text:p>85</text:p>
          </table:table-cell>
          <table:table-cell table:style-name="ce266" office:value-type="float" office:value="2800" calcext:value-type="float">
            <text:p>2800</text:p>
          </table:table-cell>
          <table:table-cell table:style-name="ce272" table:formula="of:=[.F25]*[.G25]*[.H25]*[.I25]*[.J25]" office:value-type="float" office:value="10.472" calcext:value-type="float">
            <text:p>10.472</text:p>
          </table:table-cell>
          <table:table-cell table:style-name="ce277" table:formula="of:=[.D25]/1000" office:value-type="float" office:value="2.8" calcext:value-type="float">
            <text:p>2.8</text:p>
          </table:table-cell>
          <table:table-cell table:style-name="ce277" table:formula="of:=[.C25]/1000" office:value-type="float" office:value="0.085" calcext:value-type="float">
            <text:p>0.085</text:p>
          </table:table-cell>
          <table:table-cell table:style-name="ce277" table:formula="of:=[.B25]/1000" office:value-type="float" office:value="0.04" calcext:value-type="float">
            <text:p>0.04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2" table:formula="of:=[.F26]*[.G26]*[.H26]*[.I26]*[.J26]" office:value-type="float" office:value="3.3792" calcext:value-type="float">
            <text:p>3.3792</text:p>
          </table:table-cell>
          <table:table-cell table:style-name="ce277" table:formula="of:=[.D26]/1000" office:value-type="float" office:value="2.4" calcext:value-type="float">
            <text:p>2.4</text:p>
          </table:table-cell>
          <table:table-cell table:style-name="ce277" table:formula="of:=[.C26]/1000" office:value-type="float" office:value="0.04" calcext:value-type="float">
            <text:p>0.04</text:p>
          </table:table-cell>
          <table:table-cell table:style-name="ce277" table:formula="of:=[.B26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7" table:number-columns-repeated="3"/>
          <table:table-cell table:style-name="ce273" table:number-columns-repeated="5"/>
          <table:table-cell table:style-name="ce299"/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28]*[.G28]*[.H28]*[.I28]*[.J28]" office:value-type="float" office:value="3.3792" calcext:value-type="float">
            <text:p>3.3792</text:p>
          </table:table-cell>
          <table:table-cell table:style-name="ce277" table:formula="of:=[.D28]/1000" office:value-type="float" office:value="2.4" calcext:value-type="float">
            <text:p>2.4</text:p>
          </table:table-cell>
          <table:table-cell table:style-name="ce277" table:formula="of:=[.C28]/1000" office:value-type="float" office:value="0.04" calcext:value-type="float">
            <text:p>0.04</text:p>
          </table:table-cell>
          <table:table-cell table:style-name="ce277" table:formula="of:=[.B28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 table:style-name="ce271"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29]*[.G29]*[.H29]*[.I29]*[.J29]" office:value-type="float" office:value="3.3792" calcext:value-type="float">
            <text:p>3.3792</text:p>
          </table:table-cell>
          <table:table-cell table:style-name="ce277" table:formula="of:=[.D29]/1000" office:value-type="float" office:value="2.4" calcext:value-type="float">
            <text:p>2.4</text:p>
          </table:table-cell>
          <table:table-cell table:style-name="ce277" table:formula="of:=[.C29]/1000" office:value-type="float" office:value="0.04" calcext:value-type="float">
            <text:p>0.04</text:p>
          </table:table-cell>
          <table:table-cell table:style-name="ce277" table:formula="of:=[.B29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30]*[.G30]*[.H30]*[.I30]*[.J30]" office:value-type="float" office:value="3.3792" calcext:value-type="float">
            <text:p>3.3792</text:p>
          </table:table-cell>
          <table:table-cell table:style-name="ce277" table:formula="of:=[.D30]/1000" office:value-type="float" office:value="2.4" calcext:value-type="float">
            <text:p>2.4</text:p>
          </table:table-cell>
          <table:table-cell table:style-name="ce277" table:formula="of:=[.C30]/1000" office:value-type="float" office:value="0.04" calcext:value-type="float">
            <text:p>0.04</text:p>
          </table:table-cell>
          <table:table-cell table:style-name="ce277" table:formula="of:=[.B30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31]*[.G31]*[.H31]*[.I31]*[.J31]" office:value-type="float" office:value="3.3792" calcext:value-type="float">
            <text:p>3.3792</text:p>
          </table:table-cell>
          <table:table-cell table:style-name="ce277" table:formula="of:=[.D31]/1000" office:value-type="float" office:value="2.4" calcext:value-type="float">
            <text:p>2.4</text:p>
          </table:table-cell>
          <table:table-cell table:style-name="ce277" table:formula="of:=[.C31]/1000" office:value-type="float" office:value="0.04" calcext:value-type="float">
            <text:p>0.04</text:p>
          </table:table-cell>
          <table:table-cell table:style-name="ce277" table:formula="of:=[.B31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66" office:value-type="float" office:value="32" calcext:value-type="float">
            <text:p>32</text:p>
          </table:table-cell>
          <table:table-cell table:style-name="ce266" office:value-type="float" office:value="40" calcext:value-type="float">
            <text:p>40</text:p>
          </table:table-cell>
          <table:table-cell table:style-name="ce266" office:value-type="float" office:value="2400" calcext:value-type="float">
            <text:p>2400</text:p>
          </table:table-cell>
          <table:table-cell table:style-name="ce274" table:formula="of:=[.F32]*[.G32]*[.H32]*[.I32]*[.J32]" office:value-type="float" office:value="3.3792" calcext:value-type="float">
            <text:p>3.3792</text:p>
          </table:table-cell>
          <table:table-cell table:style-name="ce277" table:formula="of:=[.D32]/1000" office:value-type="float" office:value="2.4" calcext:value-type="float">
            <text:p>2.4</text:p>
          </table:table-cell>
          <table:table-cell table:style-name="ce277" table:formula="of:=[.C32]/1000" office:value-type="float" office:value="0.04" calcext:value-type="float">
            <text:p>0.04</text:p>
          </table:table-cell>
          <table:table-cell table:style-name="ce277" table:formula="of:=[.B32]/1000" office:value-type="float" office:value="0.032" calcext:value-type="float">
            <text:p>0.032</text:p>
          </table:table-cell>
          <table:table-cell table:style-name="ce277" office:value-type="float" office:value="1000" calcext:value-type="float">
            <text:p>1000</text:p>
          </table:table-cell>
          <table:table-cell table:style-name="ce294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68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268" office:value-type="string" calcext:value-type="string" table:number-columns-spanned="10" table:number-rows-spanned="3">
            <text:p>비중이 1일때 생산원가는 낮아지나 품질에 영향이 있으며 </text:p>
            <text:p>평균비중이 1.1~1.12기준이 넘으면 생산원가는 많이 올라가므로 수시로 중량체크하여 비중에 신경쓸것</text:p>
          </table:table-cell>
          <table:covered-table-cell table:number-columns-repeated="9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KR" svg:font-family="'Noto Sans CJK K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text>₩</number:text>
      <number:number number:decimal-places="0" loext:min-decimal-places="0" number:min-integer-digits="1" number:grouping="true"/>
    </number:number-style>
    <number:number-style style:name="N149">
      <number:text>-₩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loext:min-decimal-places="2" number:min-integer-digits="1" number:grouping="true"/>
    </number:number-style>
    <number:number-style style:name="N152">
      <number:text>-₩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53P0"/>
    </number:number-style>
    <number:date-style style:name="N154">
      <number:day number:style="long"/>
      <number:text>-</number:text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6"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 number:title="사용자 정의">
      <number:hours/>
      <number:text>:</number:text>
      <number:minutes number:style="long"/>
    </number:time-style>
    <number:time-style style:name="N160" number:title="사용자 정의">
      <number:hours/>
      <number:text>:</number:text>
      <number:minutes number:style="long"/>
      <number:text>:</number:text>
      <number:seconds number:style="long"/>
    </number:time-style>
    <number:date-style style:name="N161" number:title="사용자 정의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6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date-style style:name="N168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9">
      <number:month number:style="long"/>
      <number:text>-</number:text>
      <number:day number:style="long"/>
    </number:date-style>
    <number:date-style style:name="N170">
      <number:month number:style="long"/>
      <number:text>-</number:text>
      <number:day number:style="long"/>
      <number:text>-</number:text>
      <number:year/>
    </number:date-style>
    <number:date-style style:name="N171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2">
      <number:hours/>
      <number:text>시</number:text>
      <number:minutes number:style="long"/>
      <number:text>분</number:text>
    </number:time-style>
    <number:time-style style:name="N173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4">
      <number:year number:style="long"/>
      <number:text>/</number:text>
      <number:month number:style="long"/>
      <number:text>/</number:text>
      <number:day number:style="long"/>
    </number:date-style>
    <number:number-style style:name="N175P0" style:volatile="true">
      <number:number number:decimal-places="0" loext:min-decimal-places="0" number:min-integer-digits="1" number:grouping="true"/>
    </number:number-style>
    <number:number-style style:name="N175">
      <number:text>-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loext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">
      <number:text>-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text> ₩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itle="사용자 정의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99">
      <number:number number:decimal-places="1" loext:min-decimal-places="1" number:min-integer-digits="1"/>
    </number:number-style>
    <number:time-style style:name="N201P0" style:volatile="true">
      <number:minutes/>
      <number:text>분 </number:text>
      <number:seconds/>
      <number:text>초</number:text>
    </number:time-style>
    <number:time-style style:name="N201" number:title="사용자 정의">
      <number:hours/>
      <number:text>시간 </number:text>
      <number:minutes/>
      <number:text>분 </number:text>
      <number:seconds/>
      <number:text>초</number:text>
      <style:map style:condition="value()&lt;0.04166" style:apply-style-name="N201P0"/>
    </number:time-style>
    <number:time-style style:name="N202P0" style:volatile="true">
      <number:minutes/>
      <number:text>분 </number:text>
      <number:seconds/>
      <number:text>초</number:text>
    </number:time-style>
    <number:time-style style:name="N202" number:title="사용자 정의" number:truncate-on-overflow="false">
      <number:hours/>
      <number:text>시간 </number:text>
      <number:minutes/>
      <number:text>분 </number:text>
      <number:seconds/>
      <number:text>초</number:text>
      <style:map style:condition="value()&lt;0.04166" style:apply-style-name="N202P0"/>
    </number:time-style>
    <number:time-style style:name="N203">
      <number:hours/>
      <number:text>시 </number:text>
      <number:minutes/>
      <number:text>분</number:text>
    </number:time-style>
    <number:number-style style:name="N204P0" style:volatile="true">
      <number:number number:decimal-places="1" loext:min-decimal-places="1" number:min-integer-digits="1"/>
    </number:number-style>
    <number:number-style style:name="N204" number:title="사용자 정의">
      <style:text-properties fo:color="#ff0000"/>
      <number:text>-</number:text>
      <number:number number:decimal-places="1" loext:min-decimal-places="1" number:min-integer-digits="1"/>
      <style:map style:condition="value()&gt;=0" style:apply-style-name="N204P0"/>
    </number:number-style>
    <number:number-style style:name="N20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style:font-name="Noto Sans CJK KR" fo:font-family="'Noto Sans CJK KR'" style:font-family-generic="swiss" style:font-name-asian="Noto Sans CJK KR" style:font-family-asian="'Noto Sans CJK KR'" style:font-family-generic-asian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00/00/00</text:date>, <text:time style:data-style-name="N2" text:time-value="00:52:51.035683955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시트4" style:display-name="PageStyle_시트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1_5f_21호기" style:display-name="PageStyle_11_21호기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_5f_2_5f_3_5f_4호기" style:display-name="PageStyle_1_2_3_4호기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_5f_2_5f_3_5f_4호기10-3" style:display-name="PageStyle_1_2_3_4호기10-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9T00:11:48</meta:creation-date>
    <dc:language>ko-KR</dc:language>
    <dc:date>2023-11-05T00:53:31.788855959</dc:date>
    <meta:editing-cycles>69</meta:editing-cycles>
    <meta:editing-duration>PT5H1M25S</meta:editing-duration>
    <meta:generator>LibreOffice/6.4.7.2$Linux_X86_64 LibreOffice_project/40$Build-2</meta:generator>
    <meta:document-statistic meta:table-count="14" meta:cell-count="5576" meta:object-count="0"/>
  </office:meta>
</office:document-meta>
</file>